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ff"/>
    </style:style>
    <style:style style:name="gr2" style:family="graphic" style:parent-style-name="standard">
      <style:graphic-properties draw:stroke="solid" svg:stroke-width="0.003cm" svg:stroke-color="#0000ff" draw:stroke-linejoin="miter" svg:stroke-linecap="butt" draw:fill="none" fo:padding-top="0.001cm" fo:padding-bottom="0.001cm" fo:padding-left="0.001cm" fo:padding-right="0.001cm"/>
    </style:style>
    <style:style style:name="gr3" style:family="graphic" style:parent-style-name="standard">
      <style:graphic-properties draw:stroke="solid" svg:stroke-width="0.035cm" svg:stroke-color="#ffffff" draw:stroke-linejoin="miter" svg:stroke-linecap="butt" draw:fill="solid" draw:fill-color="#ffffff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ffffff" draw:stroke-linejoin="miter" svg:stroke-linecap="butt" draw:fill="solid" draw:fill-color="#000080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ffffff" draw:stroke-linejoin="miter" svg:stroke-linecap="butt" draw:fill="solid" draw:fill-color="#00ff00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03cm" fo:padding-top="0cm" fo:padding-bottom="0cm" fo:padding-left="0cm" fo:padding-right="0cm"/>
    </style:style>
    <style:style style:name="P1" style:family="paragraph">
      <loext:graphic-properties draw:fill="solid" draw:fill-color="#0000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80"/>
    </style:style>
    <style:style style:name="P5" style:family="paragraph">
      <loext:graphic-properties draw:fill="solid" draw:fill-color="#00ff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style:font-name="Helvetica" fo:font-size="9pt" style:font-size-asian="9pt" style:font-name-complex="Helvetica" style:font-size-complex="9pt"/>
    </style:style>
    <style:style style:name="T2" style:family="text">
      <style:text-properties fo:color="#000000" style:font-name="Helvetica" fo:font-size="9pt" style:font-size-asian="9pt" style:font-name-complex="Helvetica" style:font-size-complex="9pt" style:text-scale="9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2cm" svg:height="0.2cm" svg:x="0.899cm" svg:y="26.663cm" svg:viewBox="0 0 201 201" svg:d="M201 101c0-55-44-101-99-101-56 0-102 46-102 101s46 100 102 100c55 0 99-45 99-100z">
          <text:p/>
        </draw:path>
        <draw:path draw:style-name="gr2" draw:text-style-name="P2" draw:layer="layout" svg:width="0.2cm" svg:height="0.2cm" svg:x="0.899cm" svg:y="26.663cm" svg:viewBox="0 0 201 201" svg:d="M201 101c0-55-44-101-99-101-56 0-102 46-102 101s46 100 102 100c55 0 99-45 99-100z">
          <text:p/>
        </draw:path>
        <draw:path draw:style-name="gr1" draw:text-style-name="P1" draw:layer="layout" svg:width="0.201cm" svg:height="0.2cm" svg:x="1.9cm" svg:y="26.663cm" svg:viewBox="0 0 202 201" svg:d="M202 101c0-55-46-101-102-101-55 0-100 46-100 101s45 100 100 100c56 0 102-45 102-100z">
          <text:p/>
        </draw:path>
        <draw:path draw:style-name="gr2" draw:text-style-name="P2" draw:layer="layout" svg:width="0.201cm" svg:height="0.2cm" svg:x="1.9cm" svg:y="26.663cm" svg:viewBox="0 0 202 201" svg:d="M202 101c0-55-46-101-102-101-55 0-100 46-100 101s45 100 100 100c56 0 102-45 102-100z">
          <text:p/>
        </draw:path>
        <draw:path draw:style-name="gr1" draw:text-style-name="P1" draw:layer="layout" svg:width="0.201cm" svg:height="0.2cm" svg:x="10.899cm" svg:y="26.84cm" svg:viewBox="0 0 202 201" svg:d="M202 100c0-56-45-100-101-100-55 0-101 44-101 100s46 101 101 101c56 0 101-45 101-101z">
          <text:p/>
        </draw:path>
        <draw:path draw:style-name="gr2" draw:text-style-name="P2" draw:layer="layout" svg:width="0.201cm" svg:height="0.2cm" svg:x="10.899cm" svg:y="26.84cm" svg:viewBox="0 0 202 201" svg:d="M202 100c0-56-45-100-101-100-55 0-101 44-101 100s46 101 101 101c56 0 101-45 101-101z">
          <text:p/>
        </draw:path>
        <draw:path draw:style-name="gr1" draw:text-style-name="P1" draw:layer="layout" svg:width="0.199cm" svg:height="0.2cm" svg:x="11.9cm" svg:y="26.84cm" svg:viewBox="0 0 200 201" svg:d="M200 100c0-56-44-100-101-100-55 0-99 44-99 100s44 101 99 101c57 0 101-45 101-101z">
          <text:p/>
        </draw:path>
        <draw:path draw:style-name="gr2" draw:text-style-name="P2" draw:layer="layout" svg:width="0.199cm" svg:height="0.2cm" svg:x="11.9cm" svg:y="26.84cm" svg:viewBox="0 0 200 201" svg:d="M200 100c0-56-44-100-101-100-55 0-99 44-99 100s44 101 99 101c57 0 101-45 101-101z">
          <text:p/>
        </draw:path>
        <draw:path draw:style-name="gr1" draw:text-style-name="P1" draw:layer="layout" svg:width="0.201cm" svg:height="0.2cm" svg:x="12.899cm" svg:y="26.84cm" svg:viewBox="0 0 202 201" svg:d="M202 100c0-56-45-100-100-100-56 0-102 44-102 100s46 101 102 101c55 0 100-45 100-101z">
          <text:p/>
        </draw:path>
        <draw:path draw:style-name="gr2" draw:text-style-name="P2" draw:layer="layout" svg:width="0.201cm" svg:height="0.2cm" svg:x="12.899cm" svg:y="26.84cm" svg:viewBox="0 0 202 201" svg:d="M202 100c0-56-45-100-100-100-56 0-102 44-102 100s46 101 102 101c55 0 100-45 100-101z">
          <text:p/>
        </draw:path>
        <draw:path draw:style-name="gr1" draw:text-style-name="P1" draw:layer="layout" svg:width="0.199cm" svg:height="0.2cm" svg:x="13.9cm" svg:y="26.84cm" svg:viewBox="0 0 200 201" svg:d="M200 100c0-56-44-100-101-100-55 0-99 44-99 100s44 101 99 101c57 0 101-45 101-101z">
          <text:p/>
        </draw:path>
        <draw:path draw:style-name="gr2" draw:text-style-name="P2" draw:layer="layout" svg:width="0.199cm" svg:height="0.2cm" svg:x="13.9cm" svg:y="26.84cm" svg:viewBox="0 0 200 201" svg:d="M200 100c0-56-44-100-101-100-55 0-99 44-99 100s44 101 99 101c57 0 101-45 101-101z">
          <text:p/>
        </draw:path>
        <draw:path draw:style-name="gr1" draw:text-style-name="P1" draw:layer="layout" svg:width="0.201cm" svg:height="0.2cm" svg:x="14.899cm" svg:y="26.84cm" svg:viewBox="0 0 202 201" svg:d="M202 100c0-56-45-100-100-100-56 0-102 44-102 100s46 101 102 101c55 0 100-45 100-101z">
          <text:p/>
        </draw:path>
        <draw:path draw:style-name="gr2" draw:text-style-name="P2" draw:layer="layout" svg:width="0.201cm" svg:height="0.2cm" svg:x="14.899cm" svg:y="26.84cm" svg:viewBox="0 0 202 201" svg:d="M202 100c0-56-45-100-100-100-56 0-102 44-102 100s46 101 102 101c55 0 100-45 100-101z">
          <text:p/>
        </draw:path>
        <draw:path draw:style-name="gr1" draw:text-style-name="P1" draw:layer="layout" svg:width="0.2cm" svg:height="0.2cm" svg:x="15.9cm" svg:y="26.84cm" svg:viewBox="0 0 201 201" svg:d="M201 100c0-56-45-100-102-100-55 0-99 44-99 100s44 101 99 101c57 0 102-45 102-101z">
          <text:p/>
        </draw:path>
        <draw:path draw:style-name="gr2" draw:text-style-name="P2" draw:layer="layout" svg:width="0.2cm" svg:height="0.2cm" svg:x="15.9cm" svg:y="26.84cm" svg:viewBox="0 0 201 201" svg:d="M201 100c0-56-45-100-102-100-55 0-99 44-99 100s44 101 99 101c57 0 102-45 102-101z">
          <text:p/>
        </draw:path>
        <draw:path draw:style-name="gr1" draw:text-style-name="P1" draw:layer="layout" svg:width="0.2cm" svg:height="0.2cm" svg:x="16.899cm" svg:y="26.84cm" svg:viewBox="0 0 201 201" svg:d="M201 100c0-56-44-100-100-100s-101 44-101 100 45 101 101 101 100-45 100-101z">
          <text:p/>
        </draw:path>
        <draw:path draw:style-name="gr2" draw:text-style-name="P2" draw:layer="layout" svg:width="0.2cm" svg:height="0.2cm" svg:x="16.899cm" svg:y="26.84cm" svg:viewBox="0 0 201 201" svg:d="M201 100c0-56-44-100-100-100s-101 44-101 100 45 101 101 101 100-45 100-101z">
          <text:p/>
        </draw:path>
        <draw:path draw:style-name="gr1" draw:text-style-name="P1" draw:layer="layout" svg:width="0.2cm" svg:height="0.2cm" svg:x="17.9cm" svg:y="26.84cm" svg:viewBox="0 0 201 201" svg:d="M201 100c0-56-45-100-102-100-55 0-99 44-99 100s44 101 99 101c57 0 102-45 102-101z">
          <text:p/>
        </draw:path>
        <draw:path draw:style-name="gr2" draw:text-style-name="P2" draw:layer="layout" svg:width="0.2cm" svg:height="0.2cm" svg:x="17.9cm" svg:y="26.84cm" svg:viewBox="0 0 201 201" svg:d="M201 100c0-56-45-100-102-100-55 0-99 44-99 100s44 101 99 101c57 0 102-45 102-101z">
          <text:p/>
        </draw:path>
        <draw:path draw:style-name="gr1" draw:text-style-name="P1" draw:layer="layout" svg:width="0.2cm" svg:height="0.2cm" svg:x="18.899cm" svg:y="26.84cm" svg:viewBox="0 0 201 201" svg:d="M201 100c0-56-44-100-100-100s-101 44-101 100 45 101 101 101 100-45 100-101z">
          <text:p/>
        </draw:path>
        <draw:path draw:style-name="gr2" draw:text-style-name="P2" draw:layer="layout" svg:width="0.2cm" svg:height="0.2cm" svg:x="18.899cm" svg:y="26.84cm" svg:viewBox="0 0 201 201" svg:d="M201 100c0-56-44-100-100-100s-101 44-101 100 45 101 101 101 100-45 100-101z">
          <text:p/>
        </draw:path>
        <draw:path draw:style-name="gr1" draw:text-style-name="P1" draw:layer="layout" svg:width="0.2cm" svg:height="0.2cm" svg:x="19.9cm" svg:y="26.84cm" svg:viewBox="0 0 201 201" svg:d="M201 100c0-56-45-100-102-100-55 0-99 44-99 100s44 101 99 101c57 0 102-45 102-101z">
          <text:p/>
        </draw:path>
        <draw:path draw:style-name="gr2" draw:text-style-name="P2" draw:layer="layout" svg:width="0.2cm" svg:height="0.2cm" svg:x="19.9cm" svg:y="26.84cm" svg:viewBox="0 0 201 201" svg:d="M201 100c0-56-45-100-102-100-55 0-99 44-99 100s44 101 99 101c57 0 102-45 102-101z">
          <text:p/>
        </draw:path>
        <draw:path draw:style-name="gr1" draw:text-style-name="P1" draw:layer="layout" svg:width="0.2cm" svg:height="0.2cm" svg:x="0.899cm" svg:y="24.428cm" svg:viewBox="0 0 201 201" svg:d="M201 101c0-56-44-101-99-101-56 0-102 45-102 101s46 100 102 100c55 0 99-44 99-100z">
          <text:p/>
        </draw:path>
        <draw:path draw:style-name="gr2" draw:text-style-name="P2" draw:layer="layout" svg:width="0.2cm" svg:height="0.2cm" svg:x="0.899cm" svg:y="24.428cm" svg:viewBox="0 0 201 201" svg:d="M201 101c0-56-44-101-99-101-56 0-102 45-102 101s46 100 102 100c55 0 99-44 99-100z">
          <text:p/>
        </draw:path>
        <draw:path draw:style-name="gr1" draw:text-style-name="P1" draw:layer="layout" svg:width="0.201cm" svg:height="0.2cm" svg:x="1.9cm" svg:y="24.428cm" svg:viewBox="0 0 202 201" svg:d="M202 101c0-56-46-101-102-101-55 0-100 45-100 101s45 100 100 100c56 0 102-44 102-100z">
          <text:p/>
        </draw:path>
        <draw:path draw:style-name="gr2" draw:text-style-name="P2" draw:layer="layout" svg:width="0.201cm" svg:height="0.2cm" svg:x="1.9cm" svg:y="24.428cm" svg:viewBox="0 0 202 201" svg:d="M202 101c0-56-46-101-102-101-55 0-100 45-100 101s45 100 100 100c56 0 102-44 102-100z">
          <text:p/>
        </draw:path>
        <draw:path draw:style-name="gr1" draw:text-style-name="P1" draw:layer="layout" svg:width="0.2cm" svg:height="0.2cm" svg:x="2.899cm" svg:y="26.369cm" svg:viewBox="0 0 201 201" svg:d="M201 100c0-56-44-100-99-100-56 0-102 44-102 100s46 101 102 101c55 0 99-45 99-101z">
          <text:p/>
        </draw:path>
        <draw:path draw:style-name="gr2" draw:text-style-name="P2" draw:layer="layout" svg:width="0.2cm" svg:height="0.2cm" svg:x="2.899cm" svg:y="26.369cm" svg:viewBox="0 0 201 201" svg:d="M201 100c0-56-44-100-99-100-56 0-102 44-102 100s46 101 102 101c55 0 99-45 99-101z">
          <text:p/>
        </draw:path>
        <draw:path draw:style-name="gr1" draw:text-style-name="P1" draw:layer="layout" svg:width="0.2cm" svg:height="0.2cm" svg:x="2.899cm" svg:y="25.439cm" svg:viewBox="0 0 201 201" svg:d="M201 101c0-56-44-101-99-101-56 0-102 45-102 101 0 55 46 100 102 100 55 0 99-45 99-100z">
          <text:p/>
        </draw:path>
        <draw:path draw:style-name="gr2" draw:text-style-name="P2" draw:layer="layout" svg:width="0.2cm" svg:height="0.2cm" svg:x="2.899cm" svg:y="25.439cm" svg:viewBox="0 0 201 201" svg:d="M201 101c0-56-44-101-99-101-56 0-102 45-102 101 0 55 46 100 102 100 55 0 99-45 99-100z">
          <text:p/>
        </draw:path>
        <draw:path draw:style-name="gr1" draw:text-style-name="P1" draw:layer="layout" svg:width="0.2cm" svg:height="0.2cm" svg:x="2.899cm" svg:y="24.448cm" svg:viewBox="0 0 201 201" svg:d="M201 101c0-56-44-101-99-101-56 0-102 45-102 101 0 55 46 100 102 100 55 0 99-45 99-100z">
          <text:p/>
        </draw:path>
        <draw:path draw:style-name="gr2" draw:text-style-name="P2" draw:layer="layout" svg:width="0.2cm" svg:height="0.2cm" svg:x="2.899cm" svg:y="24.448cm" svg:viewBox="0 0 201 201" svg:d="M201 101c0-56-44-101-99-101-56 0-102 45-102 101 0 55 46 100 102 100 55 0 99-45 99-100z">
          <text:p/>
        </draw:path>
        <draw:path draw:style-name="gr1" draw:text-style-name="P1" draw:layer="layout" svg:width="0.2cm" svg:height="0.188cm" svg:x="2.899cm" svg:y="23.395cm" svg:viewBox="0 0 201 189" svg:d="M201 95c0-53-44-95-99-95-56 0-102 42-102 95 0 52 46 94 102 94 55 0 99-42 99-94z">
          <text:p/>
        </draw:path>
        <draw:path draw:style-name="gr2" draw:text-style-name="P2" draw:layer="layout" svg:width="0.2cm" svg:height="0.188cm" svg:x="2.899cm" svg:y="23.395cm" svg:viewBox="0 0 201 189" svg:d="M201 95c0-53-44-95-99-95-56 0-102 42-102 95 0 52 46 94 102 94 55 0 99-42 99-94z">
          <text:p/>
        </draw:path>
        <draw:path draw:style-name="gr1" draw:text-style-name="P1" draw:layer="layout" svg:width="0.2cm" svg:height="0.2cm" svg:x="2.899cm" svg:y="22.475cm" svg:viewBox="0 0 201 201" svg:d="M201 99c0-55-44-99-99-99-56 0-102 44-102 99 0 57 46 102 102 102 55 0 99-45 99-102z">
          <text:p/>
        </draw:path>
        <draw:path draw:style-name="gr2" draw:text-style-name="P2" draw:layer="layout" svg:width="0.2cm" svg:height="0.2cm" svg:x="2.899cm" svg:y="22.475cm" svg:viewBox="0 0 201 201" svg:d="M201 99c0-55-44-99-99-99-56 0-102 44-102 99 0 57 46 102 102 102 55 0 99-45 99-102z">
          <text:p/>
        </draw:path>
        <draw:path draw:style-name="gr1" draw:text-style-name="P1" draw:layer="layout" svg:width="0.201cm" svg:height="0.2cm" svg:x="10.899cm" svg:y="21.84cm" svg:viewBox="0 0 202 201" svg:d="M202 99c0-55-45-99-101-99-55 0-101 44-101 99 0 57 46 102 101 102 56 0 101-45 101-102z">
          <text:p/>
        </draw:path>
        <draw:path draw:style-name="gr2" draw:text-style-name="P2" draw:layer="layout" svg:width="0.201cm" svg:height="0.2cm" svg:x="10.899cm" svg:y="21.84cm" svg:viewBox="0 0 202 201" svg:d="M202 99c0-55-45-99-101-99-55 0-101 44-101 99 0 57 46 102 101 102 56 0 101-45 101-102z">
          <text:p/>
        </draw:path>
        <draw:path draw:style-name="gr1" draw:text-style-name="P1" draw:layer="layout" svg:width="0.199cm" svg:height="0.2cm" svg:x="11.9cm" svg:y="21.84cm" svg:viewBox="0 0 200 201" svg:d="M200 99c0-55-44-99-101-99-55 0-99 44-99 99 0 57 44 102 99 102 57 0 101-45 101-102z">
          <text:p/>
        </draw:path>
        <draw:path draw:style-name="gr2" draw:text-style-name="P2" draw:layer="layout" svg:width="0.199cm" svg:height="0.2cm" svg:x="11.9cm" svg:y="21.84cm" svg:viewBox="0 0 200 201" svg:d="M200 99c0-55-44-99-101-99-55 0-99 44-99 99 0 57 44 102 99 102 57 0 101-45 101-102z">
          <text:p/>
        </draw:path>
        <draw:path draw:style-name="gr1" draw:text-style-name="P1" draw:layer="layout" svg:width="0.201cm" svg:height="0.2cm" svg:x="12.899cm" svg:y="21.84cm" svg:viewBox="0 0 202 201" svg:d="M202 99c0-55-45-99-100-99-56 0-102 44-102 99 0 57 46 102 102 102 55 0 100-45 100-102z">
          <text:p/>
        </draw:path>
        <draw:path draw:style-name="gr2" draw:text-style-name="P2" draw:layer="layout" svg:width="0.201cm" svg:height="0.2cm" svg:x="12.899cm" svg:y="21.84cm" svg:viewBox="0 0 202 201" svg:d="M202 99c0-55-45-99-100-99-56 0-102 44-102 99 0 57 46 102 102 102 55 0 100-45 100-102z">
          <text:p/>
        </draw:path>
        <draw:path draw:style-name="gr1" draw:text-style-name="P1" draw:layer="layout" svg:width="0.199cm" svg:height="0.2cm" svg:x="13.9cm" svg:y="21.84cm" svg:viewBox="0 0 200 201" svg:d="M200 99c0-55-44-99-101-99-55 0-99 44-99 99 0 57 44 102 99 102 57 0 101-45 101-102z">
          <text:p/>
        </draw:path>
        <draw:path draw:style-name="gr2" draw:text-style-name="P2" draw:layer="layout" svg:width="0.199cm" svg:height="0.2cm" svg:x="13.9cm" svg:y="21.84cm" svg:viewBox="0 0 200 201" svg:d="M200 99c0-55-44-99-101-99-55 0-99 44-99 99 0 57 44 102 99 102 57 0 101-45 101-102z">
          <text:p/>
        </draw:path>
        <draw:path draw:style-name="gr1" draw:text-style-name="P1" draw:layer="layout" svg:width="0.201cm" svg:height="0.2cm" svg:x="14.899cm" svg:y="21.84cm" svg:viewBox="0 0 202 201" svg:d="M202 99c0-55-45-99-100-99-56 0-102 44-102 99 0 57 46 102 102 102 55 0 100-45 100-102z">
          <text:p/>
        </draw:path>
        <draw:path draw:style-name="gr2" draw:text-style-name="P2" draw:layer="layout" svg:width="0.201cm" svg:height="0.2cm" svg:x="14.899cm" svg:y="21.84cm" svg:viewBox="0 0 202 201" svg:d="M202 99c0-55-45-99-100-99-56 0-102 44-102 99 0 57 46 102 102 102 55 0 100-45 100-102z">
          <text:p/>
        </draw:path>
        <draw:path draw:style-name="gr1" draw:text-style-name="P1" draw:layer="layout" svg:width="0.2cm" svg:height="0.2cm" svg:x="15.9cm" svg:y="21.84cm" svg:viewBox="0 0 201 201" svg:d="M201 99c0-55-45-99-102-99-55 0-99 44-99 99 0 57 44 102 99 102 57 0 102-45 102-102z">
          <text:p/>
        </draw:path>
        <draw:path draw:style-name="gr2" draw:text-style-name="P2" draw:layer="layout" svg:width="0.2cm" svg:height="0.2cm" svg:x="15.9cm" svg:y="21.84cm" svg:viewBox="0 0 201 201" svg:d="M201 99c0-55-45-99-102-99-55 0-99 44-99 99 0 57 44 102 99 102 57 0 102-45 102-102z">
          <text:p/>
        </draw:path>
        <draw:path draw:style-name="gr1" draw:text-style-name="P1" draw:layer="layout" svg:width="0.2cm" svg:height="0.2cm" svg:x="16.899cm" svg:y="21.84cm" svg:viewBox="0 0 201 201" svg:d="M201 99c0-55-44-99-100-99s-101 44-101 99c0 57 45 102 101 102s100-45 100-102z">
          <text:p/>
        </draw:path>
        <draw:path draw:style-name="gr2" draw:text-style-name="P2" draw:layer="layout" svg:width="0.2cm" svg:height="0.2cm" svg:x="16.899cm" svg:y="21.84cm" svg:viewBox="0 0 201 201" svg:d="M201 99c0-55-44-99-100-99s-101 44-101 99c0 57 45 102 101 102s100-45 100-102z">
          <text:p/>
        </draw:path>
        <draw:path draw:style-name="gr1" draw:text-style-name="P1" draw:layer="layout" svg:width="0.2cm" svg:height="0.2cm" svg:x="17.9cm" svg:y="21.84cm" svg:viewBox="0 0 201 201" svg:d="M201 99c0-55-45-99-102-99-55 0-99 44-99 99 0 57 44 102 99 102 57 0 102-45 102-102z">
          <text:p/>
        </draw:path>
        <draw:path draw:style-name="gr2" draw:text-style-name="P2" draw:layer="layout" svg:width="0.2cm" svg:height="0.2cm" svg:x="17.9cm" svg:y="21.84cm" svg:viewBox="0 0 201 201" svg:d="M201 99c0-55-45-99-102-99-55 0-99 44-99 99 0 57 44 102 99 102 57 0 102-45 102-102z">
          <text:p/>
        </draw:path>
        <draw:path draw:style-name="gr1" draw:text-style-name="P1" draw:layer="layout" svg:width="0.2cm" svg:height="0.2cm" svg:x="18.899cm" svg:y="21.84cm" svg:viewBox="0 0 201 201" svg:d="M201 99c0-55-44-99-100-99s-101 44-101 99c0 57 45 102 101 102s100-45 100-102z">
          <text:p/>
        </draw:path>
        <draw:path draw:style-name="gr2" draw:text-style-name="P2" draw:layer="layout" svg:width="0.2cm" svg:height="0.2cm" svg:x="18.899cm" svg:y="21.84cm" svg:viewBox="0 0 201 201" svg:d="M201 99c0-55-44-99-100-99s-101 44-101 99c0 57 45 102 101 102s100-45 100-102z">
          <text:p/>
        </draw:path>
        <draw:path draw:style-name="gr1" draw:text-style-name="P1" draw:layer="layout" svg:width="0.2cm" svg:height="0.2cm" svg:x="19.9cm" svg:y="21.84cm" svg:viewBox="0 0 201 201" svg:d="M201 99c0-55-45-99-102-99-55 0-99 44-99 99 0 57 44 102 99 102 57 0 102-45 102-102z">
          <text:p/>
        </draw:path>
        <draw:path draw:style-name="gr2" draw:text-style-name="P2" draw:layer="layout" svg:width="0.2cm" svg:height="0.2cm" svg:x="19.9cm" svg:y="21.84cm" svg:viewBox="0 0 201 201" svg:d="M201 99c0-55-45-99-102-99-55 0-99 44-99 99 0 57 44 102 99 102 57 0 102-45 102-102z">
          <text:p/>
        </draw:path>
        <draw:path draw:style-name="gr1" draw:text-style-name="P1" draw:layer="layout" svg:width="0.2cm" svg:height="0.2cm" svg:x="0.899cm" svg:y="20.839cm" svg:viewBox="0 0 201 201" svg:d="M201 101c0-56-44-101-99-101-56 0-102 45-102 101s46 100 102 100c55 0 99-44 99-100z">
          <text:p/>
        </draw:path>
        <draw:path draw:style-name="gr2" draw:text-style-name="P2" draw:layer="layout" svg:width="0.2cm" svg:height="0.2cm" svg:x="0.899cm" svg:y="20.839cm" svg:viewBox="0 0 201 201" svg:d="M201 101c0-56-44-101-99-101-56 0-102 45-102 101s46 100 102 100c55 0 99-44 99-100z">
          <text:p/>
        </draw:path>
        <draw:path draw:style-name="gr1" draw:text-style-name="P1" draw:layer="layout" svg:width="0.201cm" svg:height="0.2cm" svg:x="1.9cm" svg:y="20.839cm" svg:viewBox="0 0 202 201" svg:d="M202 101c0-56-46-101-102-101-55 0-100 45-100 101s45 100 100 100c56 0 102-44 102-100z">
          <text:p/>
        </draw:path>
        <draw:path draw:style-name="gr2" draw:text-style-name="P2" draw:layer="layout" svg:width="0.201cm" svg:height="0.2cm" svg:x="1.9cm" svg:y="20.839cm" svg:viewBox="0 0 202 201" svg:d="M202 101c0-56-46-101-102-101-55 0-100 45-100 101s45 100 100 100c56 0 102-44 102-100z">
          <text:p/>
        </draw:path>
        <draw:path draw:style-name="gr1" draw:text-style-name="P1" draw:layer="layout" svg:width="0.2cm" svg:height="0.2cm" svg:x="2.899cm" svg:y="21.474cm" svg:viewBox="0 0 201 201" svg:d="M201 101c0-56-44-101-99-101-56 0-102 45-102 101s46 100 102 100c55 0 99-44 99-100z">
          <text:p/>
        </draw:path>
        <draw:path draw:style-name="gr2" draw:text-style-name="P2" draw:layer="layout" svg:width="0.2cm" svg:height="0.2cm" svg:x="2.899cm" svg:y="21.474cm" svg:viewBox="0 0 201 201" svg:d="M201 101c0-56-44-101-99-101-56 0-102 45-102 101s46 100 102 100c55 0 99-44 99-100z">
          <text:p/>
        </draw:path>
        <draw:path draw:style-name="gr1" draw:text-style-name="P1" draw:layer="layout" svg:width="0.201cm" svg:height="0.2cm" svg:x="10.899cm" svg:y="20.839cm" svg:viewBox="0 0 202 201" svg:d="M202 101c0-56-45-101-101-101-55 0-101 45-101 101s46 100 101 100c56 0 101-44 101-100z">
          <text:p/>
        </draw:path>
        <draw:path draw:style-name="gr2" draw:text-style-name="P2" draw:layer="layout" svg:width="0.201cm" svg:height="0.2cm" svg:x="10.899cm" svg:y="20.839cm" svg:viewBox="0 0 202 201" svg:d="M202 101c0-56-45-101-101-101-55 0-101 45-101 101s46 100 101 100c56 0 101-44 101-100z">
          <text:p/>
        </draw:path>
        <draw:path draw:style-name="gr1" draw:text-style-name="P1" draw:layer="layout" svg:width="0.199cm" svg:height="0.2cm" svg:x="11.9cm" svg:y="20.839cm" svg:viewBox="0 0 200 201" svg:d="M200 101c0-56-44-101-101-101-55 0-99 45-99 101s44 100 99 100c57 0 101-44 101-100z">
          <text:p/>
        </draw:path>
        <draw:path draw:style-name="gr2" draw:text-style-name="P2" draw:layer="layout" svg:width="0.199cm" svg:height="0.2cm" svg:x="11.9cm" svg:y="20.839cm" svg:viewBox="0 0 200 201" svg:d="M200 101c0-56-44-101-101-101-55 0-99 45-99 101s44 100 99 100c57 0 101-44 101-100z">
          <text:p/>
        </draw:path>
        <draw:path draw:style-name="gr1" draw:text-style-name="P1" draw:layer="layout" svg:width="0.201cm" svg:height="0.2cm" svg:x="12.899cm" svg:y="20.839cm" svg:viewBox="0 0 202 201" svg:d="M202 101c0-56-45-101-100-101-56 0-102 45-102 101s46 100 102 100c55 0 100-44 100-100z">
          <text:p/>
        </draw:path>
        <draw:path draw:style-name="gr2" draw:text-style-name="P2" draw:layer="layout" svg:width="0.201cm" svg:height="0.2cm" svg:x="12.899cm" svg:y="20.839cm" svg:viewBox="0 0 202 201" svg:d="M202 101c0-56-45-101-100-101-56 0-102 45-102 101s46 100 102 100c55 0 100-44 100-100z">
          <text:p/>
        </draw:path>
        <draw:path draw:style-name="gr1" draw:text-style-name="P1" draw:layer="layout" svg:width="0.199cm" svg:height="0.2cm" svg:x="13.9cm" svg:y="20.839cm" svg:viewBox="0 0 200 201" svg:d="M200 101c0-56-44-101-101-101-55 0-99 45-99 101s44 100 99 100c57 0 101-44 101-100z">
          <text:p/>
        </draw:path>
        <draw:path draw:style-name="gr2" draw:text-style-name="P2" draw:layer="layout" svg:width="0.199cm" svg:height="0.2cm" svg:x="13.9cm" svg:y="20.839cm" svg:viewBox="0 0 200 201" svg:d="M200 101c0-56-44-101-101-101-55 0-99 45-99 101s44 100 99 100c57 0 101-44 101-100z">
          <text:p/>
        </draw:path>
        <draw:path draw:style-name="gr1" draw:text-style-name="P1" draw:layer="layout" svg:width="0.201cm" svg:height="0.2cm" svg:x="14.899cm" svg:y="20.839cm" svg:viewBox="0 0 202 201" svg:d="M202 101c0-56-45-101-100-101-56 0-102 45-102 101s46 100 102 100c55 0 100-44 100-100z">
          <text:p/>
        </draw:path>
        <draw:path draw:style-name="gr2" draw:text-style-name="P2" draw:layer="layout" svg:width="0.201cm" svg:height="0.2cm" svg:x="14.899cm" svg:y="20.839cm" svg:viewBox="0 0 202 201" svg:d="M202 101c0-56-45-101-100-101-56 0-102 45-102 101s46 100 102 100c55 0 100-44 100-100z">
          <text:p/>
        </draw:path>
        <draw:path draw:style-name="gr1" draw:text-style-name="P1" draw:layer="layout" svg:width="0.2cm" svg:height="0.2cm" svg:x="15.9cm" svg:y="20.839cm" svg:viewBox="0 0 201 201" svg:d="M201 101c0-56-45-101-102-101-55 0-99 45-99 101s44 100 99 100c57 0 102-44 102-100z">
          <text:p/>
        </draw:path>
        <draw:path draw:style-name="gr2" draw:text-style-name="P2" draw:layer="layout" svg:width="0.2cm" svg:height="0.2cm" svg:x="15.9cm" svg:y="20.839cm" svg:viewBox="0 0 201 201" svg:d="M201 101c0-56-45-101-102-101-55 0-99 45-99 101s44 100 99 100c57 0 102-44 102-100z">
          <text:p/>
        </draw:path>
        <draw:path draw:style-name="gr1" draw:text-style-name="P1" draw:layer="layout" svg:width="0.2cm" svg:height="0.2cm" svg:x="16.899cm" svg:y="20.839cm" svg:viewBox="0 0 201 201" svg:d="M201 101c0-56-44-101-100-101s-101 45-101 101 45 100 101 100 100-44 100-100z">
          <text:p/>
        </draw:path>
        <draw:path draw:style-name="gr2" draw:text-style-name="P2" draw:layer="layout" svg:width="0.2cm" svg:height="0.2cm" svg:x="16.899cm" svg:y="20.839cm" svg:viewBox="0 0 201 201" svg:d="M201 101c0-56-44-101-100-101s-101 45-101 101 45 100 101 100 100-44 100-100z">
          <text:p/>
        </draw:path>
        <draw:path draw:style-name="gr1" draw:text-style-name="P1" draw:layer="layout" svg:width="0.2cm" svg:height="0.2cm" svg:x="17.9cm" svg:y="20.839cm" svg:viewBox="0 0 201 201" svg:d="M201 101c0-56-45-101-102-101-55 0-99 45-99 101s44 100 99 100c57 0 102-44 102-100z">
          <text:p/>
        </draw:path>
        <draw:path draw:style-name="gr2" draw:text-style-name="P2" draw:layer="layout" svg:width="0.2cm" svg:height="0.2cm" svg:x="17.9cm" svg:y="20.839cm" svg:viewBox="0 0 201 201" svg:d="M201 101c0-56-45-101-102-101-55 0-99 45-99 101s44 100 99 100c57 0 102-44 102-100z">
          <text:p/>
        </draw:path>
        <draw:path draw:style-name="gr1" draw:text-style-name="P1" draw:layer="layout" svg:width="0.2cm" svg:height="0.2cm" svg:x="18.899cm" svg:y="20.839cm" svg:viewBox="0 0 201 201" svg:d="M201 101c0-56-44-101-100-101s-101 45-101 101 45 100 101 100 100-44 100-100z">
          <text:p/>
        </draw:path>
        <draw:path draw:style-name="gr2" draw:text-style-name="P2" draw:layer="layout" svg:width="0.2cm" svg:height="0.2cm" svg:x="18.899cm" svg:y="20.839cm" svg:viewBox="0 0 201 201" svg:d="M201 101c0-56-44-101-100-101s-101 45-101 101 45 100 101 100 100-44 100-100z">
          <text:p/>
        </draw:path>
        <draw:path draw:style-name="gr1" draw:text-style-name="P1" draw:layer="layout" svg:width="0.2cm" svg:height="0.2cm" svg:x="19.9cm" svg:y="20.839cm" svg:viewBox="0 0 201 201" svg:d="M201 101c0-56-45-101-102-101-55 0-99 45-99 101s44 100 99 100c57 0 102-44 102-100z">
          <text:p/>
        </draw:path>
        <draw:path draw:style-name="gr2" draw:text-style-name="P2" draw:layer="layout" svg:width="0.2cm" svg:height="0.2cm" svg:x="19.9cm" svg:y="20.839cm" svg:viewBox="0 0 201 201" svg:d="M201 101c0-56-45-101-102-101-55 0-99 45-99 101s44 100 99 100c57 0 102-44 102-100z">
          <text:p/>
        </draw:path>
        <draw:path draw:style-name="gr1" draw:text-style-name="P1" draw:layer="layout" svg:width="0.2cm" svg:height="0.2cm" svg:x="0.899cm" svg:y="19.84cm" svg:viewBox="0 0 201 201" svg:d="M201 99c0-55-44-99-99-99-56 0-102 44-102 99 0 56 46 102 102 102 55 0 99-46 99-102z">
          <text:p/>
        </draw:path>
        <draw:path draw:style-name="gr2" draw:text-style-name="P2" draw:layer="layout" svg:width="0.2cm" svg:height="0.2cm" svg:x="0.899cm" svg:y="19.84cm" svg:viewBox="0 0 201 201" svg:d="M201 99c0-55-44-99-99-99-56 0-102 44-102 99 0 56 46 102 102 102 55 0 99-46 99-102z">
          <text:p/>
        </draw:path>
        <draw:path draw:style-name="gr1" draw:text-style-name="P1" draw:layer="layout" svg:width="0.201cm" svg:height="0.2cm" svg:x="1.9cm" svg:y="19.84cm" svg:viewBox="0 0 202 201" svg:d="M202 99c0-55-46-99-102-99-55 0-100 44-100 99 0 56 45 102 100 102 56 0 102-46 102-102z">
          <text:p/>
        </draw:path>
        <draw:path draw:style-name="gr2" draw:text-style-name="P2" draw:layer="layout" svg:width="0.201cm" svg:height="0.2cm" svg:x="1.9cm" svg:y="19.84cm" svg:viewBox="0 0 202 201" svg:d="M202 99c0-55-46-99-102-99-55 0-100 44-100 99 0 56 45 102 100 102 56 0 102-46 102-102z">
          <text:p/>
        </draw:path>
        <draw:path draw:style-name="gr1" draw:text-style-name="P1" draw:layer="layout" svg:width="0.2cm" svg:height="0.2cm" svg:x="2.899cm" svg:y="20.545cm" svg:viewBox="0 0 201 201" svg:d="M201 101c0-56-44-101-99-101-56 0-102 45-102 101 0 55 46 100 102 100 55 0 99-45 99-100z">
          <text:p/>
        </draw:path>
        <draw:path draw:style-name="gr2" draw:text-style-name="P2" draw:layer="layout" svg:width="0.2cm" svg:height="0.2cm" svg:x="2.899cm" svg:y="20.545cm" svg:viewBox="0 0 201 201" svg:d="M201 101c0-56-44-101-99-101-56 0-102 45-102 101 0 55 46 100 102 100 55 0 99-45 99-100z">
          <text:p/>
        </draw:path>
        <draw:path draw:style-name="gr1" draw:text-style-name="P1" draw:layer="layout" svg:width="0.199cm" svg:height="0.2cm" svg:x="11.9cm" svg:y="19.84cm" svg:viewBox="0 0 200 201" svg:d="M200 99c0-55-44-99-101-99-55 0-99 44-99 99 0 56 44 102 99 102 57 0 101-46 101-102z">
          <text:p/>
        </draw:path>
        <draw:path draw:style-name="gr2" draw:text-style-name="P2" draw:layer="layout" svg:width="0.199cm" svg:height="0.2cm" svg:x="11.9cm" svg:y="19.84cm" svg:viewBox="0 0 200 201" svg:d="M200 99c0-55-44-99-101-99-55 0-99 44-99 99 0 56 44 102 99 102 57 0 101-46 101-102z">
          <text:p/>
        </draw:path>
        <draw:path draw:style-name="gr1" draw:text-style-name="P1" draw:layer="layout" svg:width="0.201cm" svg:height="0.2cm" svg:x="12.899cm" svg:y="19.84cm" svg:viewBox="0 0 202 201" svg:d="M202 99c0-55-45-99-100-99-56 0-102 44-102 99 0 56 46 102 102 102 55 0 100-46 100-102z">
          <text:p/>
        </draw:path>
        <draw:path draw:style-name="gr2" draw:text-style-name="P2" draw:layer="layout" svg:width="0.201cm" svg:height="0.2cm" svg:x="12.899cm" svg:y="19.84cm" svg:viewBox="0 0 202 201" svg:d="M202 99c0-55-45-99-100-99-56 0-102 44-102 99 0 56 46 102 102 102 55 0 100-46 100-102z">
          <text:p/>
        </draw:path>
        <draw:path draw:style-name="gr1" draw:text-style-name="P1" draw:layer="layout" svg:width="0.199cm" svg:height="0.2cm" svg:x="13.9cm" svg:y="19.84cm" svg:viewBox="0 0 200 201" svg:d="M200 99c0-55-44-99-101-99-55 0-99 44-99 99 0 56 44 102 99 102 57 0 101-46 101-102z">
          <text:p/>
        </draw:path>
        <draw:path draw:style-name="gr2" draw:text-style-name="P2" draw:layer="layout" svg:width="0.199cm" svg:height="0.2cm" svg:x="13.9cm" svg:y="19.84cm" svg:viewBox="0 0 200 201" svg:d="M200 99c0-55-44-99-101-99-55 0-99 44-99 99 0 56 44 102 99 102 57 0 101-46 101-102z">
          <text:p/>
        </draw:path>
        <draw:path draw:style-name="gr1" draw:text-style-name="P1" draw:layer="layout" svg:width="0.201cm" svg:height="0.2cm" svg:x="14.899cm" svg:y="19.84cm" svg:viewBox="0 0 202 201" svg:d="M202 99c0-55-45-99-100-99-56 0-102 44-102 99 0 56 46 102 102 102 55 0 100-46 100-102z">
          <text:p/>
        </draw:path>
        <draw:path draw:style-name="gr2" draw:text-style-name="P2" draw:layer="layout" svg:width="0.201cm" svg:height="0.2cm" svg:x="14.899cm" svg:y="19.84cm" svg:viewBox="0 0 202 201" svg:d="M202 99c0-55-45-99-100-99-56 0-102 44-102 99 0 56 46 102 102 102 55 0 100-46 100-102z">
          <text:p/>
        </draw:path>
        <draw:path draw:style-name="gr1" draw:text-style-name="P1" draw:layer="layout" svg:width="0.2cm" svg:height="0.2cm" svg:x="15.9cm" svg:y="19.84cm" svg:viewBox="0 0 201 201" svg:d="M201 99c0-55-45-99-102-99-55 0-99 44-99 99 0 56 44 102 99 102 57 0 102-46 102-102z">
          <text:p/>
        </draw:path>
        <draw:path draw:style-name="gr2" draw:text-style-name="P2" draw:layer="layout" svg:width="0.2cm" svg:height="0.2cm" svg:x="15.9cm" svg:y="19.84cm" svg:viewBox="0 0 201 201" svg:d="M201 99c0-55-45-99-102-99-55 0-99 44-99 99 0 56 44 102 99 102 57 0 102-46 102-102z">
          <text:p/>
        </draw:path>
        <draw:path draw:style-name="gr1" draw:text-style-name="P1" draw:layer="layout" svg:width="0.2cm" svg:height="0.2cm" svg:x="16.899cm" svg:y="19.84cm" svg:viewBox="0 0 201 201" svg:d="M201 99c0-55-44-99-100-99s-101 44-101 99c0 56 45 102 101 102s100-46 100-102z">
          <text:p/>
        </draw:path>
        <draw:path draw:style-name="gr2" draw:text-style-name="P2" draw:layer="layout" svg:width="0.2cm" svg:height="0.2cm" svg:x="16.899cm" svg:y="19.84cm" svg:viewBox="0 0 201 201" svg:d="M201 99c0-55-44-99-100-99s-101 44-101 99c0 56 45 102 101 102s100-46 100-102z">
          <text:p/>
        </draw:path>
        <draw:path draw:style-name="gr1" draw:text-style-name="P1" draw:layer="layout" svg:width="0.2cm" svg:height="0.2cm" svg:x="17.9cm" svg:y="19.84cm" svg:viewBox="0 0 201 201" svg:d="M201 99c0-55-45-99-102-99-55 0-99 44-99 99 0 56 44 102 99 102 57 0 102-46 102-102z">
          <text:p/>
        </draw:path>
        <draw:path draw:style-name="gr2" draw:text-style-name="P2" draw:layer="layout" svg:width="0.2cm" svg:height="0.2cm" svg:x="17.9cm" svg:y="19.84cm" svg:viewBox="0 0 201 201" svg:d="M201 99c0-55-45-99-102-99-55 0-99 44-99 99 0 56 44 102 99 102 57 0 102-46 102-102z">
          <text:p/>
        </draw:path>
        <draw:path draw:style-name="gr1" draw:text-style-name="P1" draw:layer="layout" svg:width="0.2cm" svg:height="0.2cm" svg:x="18.899cm" svg:y="19.84cm" svg:viewBox="0 0 201 201" svg:d="M201 99c0-55-44-99-100-99s-101 44-101 99c0 56 45 102 101 102s100-46 100-102z">
          <text:p/>
        </draw:path>
        <draw:path draw:style-name="gr2" draw:text-style-name="P2" draw:layer="layout" svg:width="0.2cm" svg:height="0.2cm" svg:x="18.899cm" svg:y="19.84cm" svg:viewBox="0 0 201 201" svg:d="M201 99c0-55-44-99-100-99s-101 44-101 99c0 56 45 102 101 102s100-46 100-102z">
          <text:p/>
        </draw:path>
        <draw:path draw:style-name="gr1" draw:text-style-name="P1" draw:layer="layout" svg:width="0.2cm" svg:height="0.2cm" svg:x="19.9cm" svg:y="19.84cm" svg:viewBox="0 0 201 201" svg:d="M201 99c0-55-45-99-102-99-55 0-99 44-99 99 0 56 44 102 99 102 57 0 102-46 102-102z">
          <text:p/>
        </draw:path>
        <draw:path draw:style-name="gr2" draw:text-style-name="P2" draw:layer="layout" svg:width="0.2cm" svg:height="0.2cm" svg:x="19.9cm" svg:y="19.84cm" svg:viewBox="0 0 201 201" svg:d="M201 99c0-55-45-99-102-99-55 0-99 44-99 99 0 56 44 102 99 102 57 0 102-46 102-102z">
          <text:p/>
        </draw:path>
        <draw:path draw:style-name="gr1" draw:text-style-name="P1" draw:layer="layout" svg:width="0.2cm" svg:height="0.2cm" svg:x="0.899cm" svg:y="18.839cm" svg:viewBox="0 0 201 201" svg:d="M201 101c0-56-44-101-99-101-56 0-102 45-102 101 0 55 46 100 102 100 55 0 99-45 99-100z">
          <text:p/>
        </draw:path>
        <draw:path draw:style-name="gr2" draw:text-style-name="P2" draw:layer="layout" svg:width="0.2cm" svg:height="0.2cm" svg:x="0.899cm" svg:y="18.839cm" svg:viewBox="0 0 201 201" svg:d="M201 101c0-56-44-101-99-101-56 0-102 45-102 101 0 55 46 100 102 100 55 0 99-45 99-100z">
          <text:p/>
        </draw:path>
        <draw:path draw:style-name="gr1" draw:text-style-name="P1" draw:layer="layout" svg:width="0.201cm" svg:height="0.2cm" svg:x="1.9cm" svg:y="18.839cm" svg:viewBox="0 0 202 201" svg:d="M202 101c0-56-46-101-102-101-55 0-100 45-100 101 0 55 45 100 100 100 56 0 102-45 102-100z">
          <text:p/>
        </draw:path>
        <draw:path draw:style-name="gr2" draw:text-style-name="P2" draw:layer="layout" svg:width="0.201cm" svg:height="0.2cm" svg:x="1.9cm" svg:y="18.839cm" svg:viewBox="0 0 202 201" svg:d="M202 101c0-56-46-101-102-101-55 0-100 45-100 101 0 55 45 100 100 100 56 0 102-45 102-100z">
          <text:p/>
        </draw:path>
        <draw:path draw:style-name="gr1" draw:text-style-name="P1" draw:layer="layout" svg:width="0.202cm" svg:height="0.2cm" svg:x="3.899cm" svg:y="18.839cm" svg:viewBox="0 0 203 201" svg:d="M203 101c0-56-46-101-101-101-56 0-102 45-102 101 0 55 46 100 102 100 55 0 101-45 101-100z">
          <text:p/>
        </draw:path>
        <draw:path draw:style-name="gr2" draw:text-style-name="P2" draw:layer="layout" svg:width="0.202cm" svg:height="0.2cm" svg:x="3.899cm" svg:y="18.839cm" svg:viewBox="0 0 203 201" svg:d="M203 101c0-56-46-101-101-101-56 0-102 45-102 101 0 55 46 100 102 100 55 0 101-45 101-100z">
          <text:p/>
        </draw:path>
        <draw:path draw:style-name="gr1" draw:text-style-name="P1" draw:layer="layout" svg:width="0.2cm" svg:height="0.2cm" svg:x="4.9cm" svg:y="18.839cm" svg:viewBox="0 0 201 201" svg:d="M201 101c0-56-46-101-102-101-55 0-99 45-99 101 0 55 44 100 99 100 56 0 102-45 102-100z">
          <text:p/>
        </draw:path>
        <draw:path draw:style-name="gr2" draw:text-style-name="P2" draw:layer="layout" svg:width="0.2cm" svg:height="0.2cm" svg:x="4.9cm" svg:y="18.839cm" svg:viewBox="0 0 201 201" svg:d="M201 101c0-56-46-101-102-101-55 0-99 45-99 101 0 55 44 100 99 100 56 0 102-45 102-100z">
          <text:p/>
        </draw:path>
        <draw:path draw:style-name="gr1" draw:text-style-name="P1" draw:layer="layout" svg:width="0.2cm" svg:height="0.2cm" svg:x="5.899cm" svg:y="18.839cm" svg:viewBox="0 0 201 201" svg:d="M201 101c0-56-45-101-100-101-56 0-101 45-101 101 0 55 45 100 101 100 55 0 100-45 100-100z">
          <text:p/>
        </draw:path>
        <draw:path draw:style-name="gr2" draw:text-style-name="P2" draw:layer="layout" svg:width="0.2cm" svg:height="0.2cm" svg:x="5.899cm" svg:y="18.839cm" svg:viewBox="0 0 201 201" svg:d="M201 101c0-56-45-101-100-101-56 0-101 45-101 101 0 55 45 100 101 100 55 0 100-45 100-100z">
          <text:p/>
        </draw:path>
        <draw:path draw:style-name="gr1" draw:text-style-name="P1" draw:layer="layout" svg:width="0.2cm" svg:height="0.2cm" svg:x="6.9cm" svg:y="18.839cm" svg:viewBox="0 0 201 201" svg:d="M201 101c0-56-46-101-102-101-55 0-99 45-99 101 0 55 44 100 99 100 56 0 102-45 102-100z">
          <text:p/>
        </draw:path>
        <draw:path draw:style-name="gr2" draw:text-style-name="P2" draw:layer="layout" svg:width="0.2cm" svg:height="0.2cm" svg:x="6.9cm" svg:y="18.839cm" svg:viewBox="0 0 201 201" svg:d="M201 101c0-56-46-101-102-101-55 0-99 45-99 101 0 55 44 100 99 100 56 0 102-45 102-100z">
          <text:p/>
        </draw:path>
        <draw:path draw:style-name="gr1" draw:text-style-name="P1" draw:layer="layout" svg:width="0.2cm" svg:height="0.2cm" svg:x="7.899cm" svg:y="18.839cm" svg:viewBox="0 0 201 201" svg:d="M201 101c0-56-45-101-100-101-56 0-101 45-101 101 0 55 45 100 101 100 55 0 100-45 100-100z">
          <text:p/>
        </draw:path>
        <draw:path draw:style-name="gr2" draw:text-style-name="P2" draw:layer="layout" svg:width="0.2cm" svg:height="0.2cm" svg:x="7.899cm" svg:y="18.839cm" svg:viewBox="0 0 201 201" svg:d="M201 101c0-56-45-101-100-101-56 0-101 45-101 101 0 55 45 100 101 100 55 0 100-45 100-100z">
          <text:p/>
        </draw:path>
        <draw:path draw:style-name="gr1" draw:text-style-name="P1" draw:layer="layout" svg:width="0.2cm" svg:height="0.2cm" svg:x="8.9cm" svg:y="18.839cm" svg:viewBox="0 0 201 201" svg:d="M201 101c0-56-45-101-102-101-55 0-99 45-99 101 0 55 44 100 99 100 57 0 102-45 102-100z">
          <text:p/>
        </draw:path>
        <draw:path draw:style-name="gr2" draw:text-style-name="P2" draw:layer="layout" svg:width="0.2cm" svg:height="0.2cm" svg:x="8.9cm" svg:y="18.839cm" svg:viewBox="0 0 201 201" svg:d="M201 101c0-56-45-101-102-101-55 0-99 45-99 101 0 55 44 100 99 100 57 0 102-45 102-100z">
          <text:p/>
        </draw:path>
        <draw:path draw:style-name="gr1" draw:text-style-name="P1" draw:layer="layout" svg:width="0.201cm" svg:height="0.2cm" svg:x="10.899cm" svg:y="18.839cm" svg:viewBox="0 0 202 201" svg:d="M202 101c0-56-45-101-101-101-55 0-101 45-101 101 0 55 46 100 101 100 56 0 101-45 101-100z">
          <text:p/>
        </draw:path>
        <draw:path draw:style-name="gr2" draw:text-style-name="P2" draw:layer="layout" svg:width="0.201cm" svg:height="0.2cm" svg:x="10.899cm" svg:y="18.839cm" svg:viewBox="0 0 202 201" svg:d="M202 101c0-56-45-101-101-101-55 0-101 45-101 101 0 55 46 100 101 100 56 0 101-45 101-100z">
          <text:p/>
        </draw:path>
        <draw:path draw:style-name="gr1" draw:text-style-name="P1" draw:layer="layout" svg:width="0.199cm" svg:height="0.2cm" svg:x="11.9cm" svg:y="18.839cm" svg:viewBox="0 0 200 201" svg:d="M200 101c0-56-44-101-101-101-55 0-99 45-99 101 0 55 44 100 99 100 57 0 101-45 101-100z">
          <text:p/>
        </draw:path>
        <draw:path draw:style-name="gr2" draw:text-style-name="P2" draw:layer="layout" svg:width="0.199cm" svg:height="0.2cm" svg:x="11.9cm" svg:y="18.839cm" svg:viewBox="0 0 200 201" svg:d="M200 101c0-56-44-101-101-101-55 0-99 45-99 101 0 55 44 100 99 100 57 0 101-45 101-100z">
          <text:p/>
        </draw:path>
        <draw:path draw:style-name="gr1" draw:text-style-name="P1" draw:layer="layout" svg:width="0.201cm" svg:height="0.2cm" svg:x="12.899cm" svg:y="18.839cm" svg:viewBox="0 0 202 201" svg:d="M202 101c0-56-45-101-100-101-56 0-102 45-102 101 0 55 46 100 102 100 55 0 100-45 100-100z">
          <text:p/>
        </draw:path>
        <draw:path draw:style-name="gr2" draw:text-style-name="P2" draw:layer="layout" svg:width="0.201cm" svg:height="0.2cm" svg:x="12.899cm" svg:y="18.839cm" svg:viewBox="0 0 202 201" svg:d="M202 101c0-56-45-101-100-101-56 0-102 45-102 101 0 55 46 100 102 100 55 0 100-45 100-100z">
          <text:p/>
        </draw:path>
        <draw:path draw:style-name="gr1" draw:text-style-name="P1" draw:layer="layout" svg:width="0.199cm" svg:height="0.2cm" svg:x="13.9cm" svg:y="18.839cm" svg:viewBox="0 0 200 201" svg:d="M200 101c0-56-44-101-101-101-55 0-99 45-99 101 0 55 44 100 99 100 57 0 101-45 101-100z">
          <text:p/>
        </draw:path>
        <draw:path draw:style-name="gr2" draw:text-style-name="P2" draw:layer="layout" svg:width="0.199cm" svg:height="0.2cm" svg:x="13.9cm" svg:y="18.839cm" svg:viewBox="0 0 200 201" svg:d="M200 101c0-56-44-101-101-101-55 0-99 45-99 101 0 55 44 100 99 100 57 0 101-45 101-100z">
          <text:p/>
        </draw:path>
        <draw:path draw:style-name="gr1" draw:text-style-name="P1" draw:layer="layout" svg:width="0.201cm" svg:height="0.2cm" svg:x="14.899cm" svg:y="18.839cm" svg:viewBox="0 0 202 201" svg:d="M202 101c0-56-45-101-100-101-56 0-102 45-102 101 0 55 46 100 102 100 55 0 100-45 100-100z">
          <text:p/>
        </draw:path>
        <draw:path draw:style-name="gr2" draw:text-style-name="P2" draw:layer="layout" svg:width="0.201cm" svg:height="0.2cm" svg:x="14.899cm" svg:y="18.839cm" svg:viewBox="0 0 202 201" svg:d="M202 101c0-56-45-101-100-101-56 0-102 45-102 101 0 55 46 100 102 100 55 0 100-45 100-100z">
          <text:p/>
        </draw:path>
        <draw:path draw:style-name="gr1" draw:text-style-name="P1" draw:layer="layout" svg:width="0.2cm" svg:height="0.2cm" svg:x="15.9cm" svg:y="18.839cm" svg:viewBox="0 0 201 201" svg:d="M201 101c0-56-45-101-102-101-55 0-99 45-99 101 0 55 44 100 99 100 57 0 102-45 102-100z">
          <text:p/>
        </draw:path>
        <draw:path draw:style-name="gr2" draw:text-style-name="P2" draw:layer="layout" svg:width="0.2cm" svg:height="0.2cm" svg:x="15.9cm" svg:y="18.839cm" svg:viewBox="0 0 201 201" svg:d="M201 101c0-56-45-101-102-101-55 0-99 45-99 101 0 55 44 100 99 100 57 0 102-45 102-100z">
          <text:p/>
        </draw:path>
        <draw:path draw:style-name="gr1" draw:text-style-name="P1" draw:layer="layout" svg:width="0.2cm" svg:height="0.2cm" svg:x="16.899cm" svg:y="18.839cm" svg:viewBox="0 0 201 201" svg:d="M201 101c0-56-44-101-100-101s-101 45-101 101c0 55 45 100 101 100s100-45 100-100z">
          <text:p/>
        </draw:path>
        <draw:path draw:style-name="gr2" draw:text-style-name="P2" draw:layer="layout" svg:width="0.2cm" svg:height="0.2cm" svg:x="16.899cm" svg:y="18.839cm" svg:viewBox="0 0 201 201" svg:d="M201 101c0-56-44-101-100-101s-101 45-101 101c0 55 45 100 101 100s100-45 100-100z">
          <text:p/>
        </draw:path>
        <draw:path draw:style-name="gr1" draw:text-style-name="P1" draw:layer="layout" svg:width="0.2cm" svg:height="0.2cm" svg:x="17.9cm" svg:y="18.839cm" svg:viewBox="0 0 201 201" svg:d="M201 101c0-56-45-101-102-101-55 0-99 45-99 101 0 55 44 100 99 100 57 0 102-45 102-100z">
          <text:p/>
        </draw:path>
        <draw:path draw:style-name="gr2" draw:text-style-name="P2" draw:layer="layout" svg:width="0.2cm" svg:height="0.2cm" svg:x="17.9cm" svg:y="18.839cm" svg:viewBox="0 0 201 201" svg:d="M201 101c0-56-45-101-102-101-55 0-99 45-99 101 0 55 44 100 99 100 57 0 102-45 102-100z">
          <text:p/>
        </draw:path>
        <draw:path draw:style-name="gr1" draw:text-style-name="P1" draw:layer="layout" svg:width="0.2cm" svg:height="0.2cm" svg:x="18.899cm" svg:y="18.839cm" svg:viewBox="0 0 201 201" svg:d="M201 101c0-56-44-101-100-101s-101 45-101 101c0 55 45 100 101 100s100-45 100-100z">
          <text:p/>
        </draw:path>
        <draw:path draw:style-name="gr2" draw:text-style-name="P2" draw:layer="layout" svg:width="0.2cm" svg:height="0.2cm" svg:x="18.899cm" svg:y="18.839cm" svg:viewBox="0 0 201 201" svg:d="M201 101c0-56-44-101-100-101s-101 45-101 101c0 55 45 100 101 100s100-45 100-100z">
          <text:p/>
        </draw:path>
        <draw:path draw:style-name="gr1" draw:text-style-name="P1" draw:layer="layout" svg:width="0.2cm" svg:height="0.2cm" svg:x="19.9cm" svg:y="18.839cm" svg:viewBox="0 0 201 201" svg:d="M201 101c0-56-45-101-102-101-55 0-99 45-99 101 0 55 44 100 99 100 57 0 102-45 102-100z">
          <text:p/>
        </draw:path>
        <draw:path draw:style-name="gr2" draw:text-style-name="P2" draw:layer="layout" svg:width="0.2cm" svg:height="0.2cm" svg:x="19.9cm" svg:y="18.839cm" svg:viewBox="0 0 201 201" svg:d="M201 101c0-56-45-101-102-101-55 0-99 45-99 101 0 55 44 100 99 100 57 0 102-45 102-100z">
          <text:p/>
        </draw:path>
        <draw:path draw:style-name="gr1" draw:text-style-name="P1" draw:layer="layout" svg:width="0.2cm" svg:height="0.199cm" svg:x="0.899cm" svg:y="17.84cm" svg:viewBox="0 0 201 200" svg:d="M201 99c0-55-44-99-99-99-56 0-102 44-102 99 0 56 46 101 102 101 55 0 99-45 99-101z">
          <text:p/>
        </draw:path>
        <draw:path draw:style-name="gr2" draw:text-style-name="P2" draw:layer="layout" svg:width="0.2cm" svg:height="0.199cm" svg:x="0.899cm" svg:y="17.84cm" svg:viewBox="0 0 201 200" svg:d="M201 99c0-55-44-99-99-99-56 0-102 44-102 99 0 56 46 101 102 101 55 0 99-45 99-101z">
          <text:p/>
        </draw:path>
        <draw:path draw:style-name="gr1" draw:text-style-name="P1" draw:layer="layout" svg:width="0.201cm" svg:height="0.199cm" svg:x="1.9cm" svg:y="17.84cm" svg:viewBox="0 0 202 200" svg:d="M202 99c0-55-46-99-102-99-55 0-100 44-100 99 0 56 45 101 100 101 56 0 102-45 102-101z">
          <text:p/>
        </draw:path>
        <draw:path draw:style-name="gr2" draw:text-style-name="P2" draw:layer="layout" svg:width="0.201cm" svg:height="0.199cm" svg:x="1.9cm" svg:y="17.84cm" svg:viewBox="0 0 202 200" svg:d="M202 99c0-55-46-99-102-99-55 0-100 44-100 99 0 56 45 101 100 101 56 0 102-45 102-101z">
          <text:p/>
        </draw:path>
        <draw:path draw:style-name="gr1" draw:text-style-name="P1" draw:layer="layout" svg:width="0.202cm" svg:height="0.199cm" svg:x="3.899cm" svg:y="17.84cm" svg:viewBox="0 0 203 200" svg:d="M203 99c0-55-46-99-101-99-56 0-102 44-102 99 0 56 46 101 102 101 55 0 101-45 101-101z">
          <text:p/>
        </draw:path>
        <draw:path draw:style-name="gr2" draw:text-style-name="P2" draw:layer="layout" svg:width="0.202cm" svg:height="0.199cm" svg:x="3.899cm" svg:y="17.84cm" svg:viewBox="0 0 203 200" svg:d="M203 99c0-55-46-99-101-99-56 0-102 44-102 99 0 56 46 101 102 101 55 0 101-45 101-101z">
          <text:p/>
        </draw:path>
        <draw:path draw:style-name="gr1" draw:text-style-name="P1" draw:layer="layout" svg:width="0.2cm" svg:height="0.199cm" svg:x="4.9cm" svg:y="17.84cm" svg:viewBox="0 0 201 200" svg:d="M201 99c0-55-46-99-102-99-55 0-99 44-99 99 0 56 44 101 99 101 56 0 102-45 102-101z">
          <text:p/>
        </draw:path>
        <draw:path draw:style-name="gr2" draw:text-style-name="P2" draw:layer="layout" svg:width="0.2cm" svg:height="0.199cm" svg:x="4.9cm" svg:y="17.84cm" svg:viewBox="0 0 201 200" svg:d="M201 99c0-55-46-99-102-99-55 0-99 44-99 99 0 56 44 101 99 101 56 0 102-45 102-101z">
          <text:p/>
        </draw:path>
        <draw:path draw:style-name="gr1" draw:text-style-name="P1" draw:layer="layout" svg:width="0.2cm" svg:height="0.199cm" svg:x="5.899cm" svg:y="17.84cm" svg:viewBox="0 0 201 200" svg:d="M201 99c0-55-45-99-100-99-56 0-101 44-101 99 0 56 45 101 101 101 55 0 100-45 100-101z">
          <text:p/>
        </draw:path>
        <draw:path draw:style-name="gr2" draw:text-style-name="P2" draw:layer="layout" svg:width="0.2cm" svg:height="0.199cm" svg:x="5.899cm" svg:y="17.84cm" svg:viewBox="0 0 201 200" svg:d="M201 99c0-55-45-99-100-99-56 0-101 44-101 99 0 56 45 101 101 101 55 0 100-45 100-101z">
          <text:p/>
        </draw:path>
        <draw:path draw:style-name="gr1" draw:text-style-name="P1" draw:layer="layout" svg:width="0.2cm" svg:height="0.199cm" svg:x="6.9cm" svg:y="17.84cm" svg:viewBox="0 0 201 200" svg:d="M201 99c0-55-46-99-102-99-55 0-99 44-99 99 0 56 44 101 99 101 56 0 102-45 102-101z">
          <text:p/>
        </draw:path>
        <draw:path draw:style-name="gr2" draw:text-style-name="P2" draw:layer="layout" svg:width="0.2cm" svg:height="0.199cm" svg:x="6.9cm" svg:y="17.84cm" svg:viewBox="0 0 201 200" svg:d="M201 99c0-55-46-99-102-99-55 0-99 44-99 99 0 56 44 101 99 101 56 0 102-45 102-101z">
          <text:p/>
        </draw:path>
        <draw:path draw:style-name="gr1" draw:text-style-name="P1" draw:layer="layout" svg:width="0.2cm" svg:height="0.199cm" svg:x="7.899cm" svg:y="17.84cm" svg:viewBox="0 0 201 200" svg:d="M201 99c0-55-45-99-100-99-56 0-101 44-101 99 0 56 45 101 101 101 55 0 100-45 100-101z">
          <text:p/>
        </draw:path>
        <draw:path draw:style-name="gr2" draw:text-style-name="P2" draw:layer="layout" svg:width="0.2cm" svg:height="0.199cm" svg:x="7.899cm" svg:y="17.84cm" svg:viewBox="0 0 201 200" svg:d="M201 99c0-55-45-99-100-99-56 0-101 44-101 99 0 56 45 101 101 101 55 0 100-45 100-101z">
          <text:p/>
        </draw:path>
        <draw:path draw:style-name="gr1" draw:text-style-name="P1" draw:layer="layout" svg:width="0.2cm" svg:height="0.199cm" svg:x="8.9cm" svg:y="17.84cm" svg:viewBox="0 0 201 200" svg:d="M201 99c0-55-45-99-102-99-55 0-99 44-99 99 0 56 44 101 99 101 57 0 102-45 102-101z">
          <text:p/>
        </draw:path>
        <draw:path draw:style-name="gr2" draw:text-style-name="P2" draw:layer="layout" svg:width="0.2cm" svg:height="0.199cm" svg:x="8.9cm" svg:y="17.84cm" svg:viewBox="0 0 201 200" svg:d="M201 99c0-55-45-99-102-99-55 0-99 44-99 99 0 56 44 101 99 101 57 0 102-45 102-101z">
          <text:p/>
        </draw:path>
        <draw:path draw:style-name="gr1" draw:text-style-name="P1" draw:layer="layout" svg:width="0.199cm" svg:height="0.199cm" svg:x="9.9cm" svg:y="17.84cm" svg:viewBox="0 0 200 200" svg:d="M200 99c0-55-44-99-100-99s-100 44-100 99c0 56 44 101 100 101s100-45 100-101z">
          <text:p/>
        </draw:path>
        <draw:path draw:style-name="gr2" draw:text-style-name="P2" draw:layer="layout" svg:width="0.199cm" svg:height="0.199cm" svg:x="9.9cm" svg:y="17.84cm" svg:viewBox="0 0 200 200" svg:d="M200 99c0-55-44-99-100-99s-100 44-100 99c0 56 44 101 100 101s100-45 100-101z">
          <text:p/>
        </draw:path>
        <draw:path draw:style-name="gr1" draw:text-style-name="P1" draw:layer="layout" svg:width="0.201cm" svg:height="0.199cm" svg:x="10.899cm" svg:y="17.84cm" svg:viewBox="0 0 202 200" svg:d="M202 99c0-55-45-99-101-99-55 0-101 44-101 99 0 56 46 101 101 101 56 0 101-45 101-101z">
          <text:p/>
        </draw:path>
        <draw:path draw:style-name="gr2" draw:text-style-name="P2" draw:layer="layout" svg:width="0.201cm" svg:height="0.199cm" svg:x="10.899cm" svg:y="17.84cm" svg:viewBox="0 0 202 200" svg:d="M202 99c0-55-45-99-101-99-55 0-101 44-101 99 0 56 46 101 101 101 56 0 101-45 101-101z">
          <text:p/>
        </draw:path>
        <draw:path draw:style-name="gr1" draw:text-style-name="P1" draw:layer="layout" svg:width="0.199cm" svg:height="0.199cm" svg:x="11.9cm" svg:y="17.84cm" svg:viewBox="0 0 200 200" svg:d="M200 99c0-55-44-99-101-99-55 0-99 44-99 99 0 56 44 101 99 101 57 0 101-45 101-101z">
          <text:p/>
        </draw:path>
        <draw:path draw:style-name="gr2" draw:text-style-name="P2" draw:layer="layout" svg:width="0.199cm" svg:height="0.199cm" svg:x="11.9cm" svg:y="17.84cm" svg:viewBox="0 0 200 200" svg:d="M200 99c0-55-44-99-101-99-55 0-99 44-99 99 0 56 44 101 99 101 57 0 101-45 101-101z">
          <text:p/>
        </draw:path>
        <draw:path draw:style-name="gr1" draw:text-style-name="P1" draw:layer="layout" svg:width="0.201cm" svg:height="0.199cm" svg:x="12.899cm" svg:y="17.84cm" svg:viewBox="0 0 202 200" svg:d="M202 99c0-55-45-99-100-99-56 0-102 44-102 99 0 56 46 101 102 101 55 0 100-45 100-101z">
          <text:p/>
        </draw:path>
        <draw:path draw:style-name="gr2" draw:text-style-name="P2" draw:layer="layout" svg:width="0.201cm" svg:height="0.199cm" svg:x="12.899cm" svg:y="17.84cm" svg:viewBox="0 0 202 200" svg:d="M202 99c0-55-45-99-100-99-56 0-102 44-102 99 0 56 46 101 102 101 55 0 100-45 100-101z">
          <text:p/>
        </draw:path>
        <draw:path draw:style-name="gr1" draw:text-style-name="P1" draw:layer="layout" svg:width="0.199cm" svg:height="0.199cm" svg:x="13.9cm" svg:y="17.84cm" svg:viewBox="0 0 200 200" svg:d="M200 99c0-55-44-99-101-99-55 0-99 44-99 99 0 56 44 101 99 101 57 0 101-45 101-101z">
          <text:p/>
        </draw:path>
        <draw:path draw:style-name="gr2" draw:text-style-name="P2" draw:layer="layout" svg:width="0.199cm" svg:height="0.199cm" svg:x="13.9cm" svg:y="17.84cm" svg:viewBox="0 0 200 200" svg:d="M200 99c0-55-44-99-101-99-55 0-99 44-99 99 0 56 44 101 99 101 57 0 101-45 101-101z">
          <text:p/>
        </draw:path>
        <draw:path draw:style-name="gr1" draw:text-style-name="P1" draw:layer="layout" svg:width="0.201cm" svg:height="0.199cm" svg:x="14.899cm" svg:y="17.84cm" svg:viewBox="0 0 202 200" svg:d="M202 99c0-55-45-99-100-99-56 0-102 44-102 99 0 56 46 101 102 101 55 0 100-45 100-101z">
          <text:p/>
        </draw:path>
        <draw:path draw:style-name="gr2" draw:text-style-name="P2" draw:layer="layout" svg:width="0.201cm" svg:height="0.199cm" svg:x="14.899cm" svg:y="17.84cm" svg:viewBox="0 0 202 200" svg:d="M202 99c0-55-45-99-100-99-56 0-102 44-102 99 0 56 46 101 102 101 55 0 100-45 100-101z">
          <text:p/>
        </draw:path>
        <draw:path draw:style-name="gr1" draw:text-style-name="P1" draw:layer="layout" svg:width="0.2cm" svg:height="0.199cm" svg:x="15.9cm" svg:y="17.84cm" svg:viewBox="0 0 201 200" svg:d="M201 99c0-55-45-99-102-99-55 0-99 44-99 99 0 56 44 101 99 101 57 0 102-45 102-101z">
          <text:p/>
        </draw:path>
        <draw:path draw:style-name="gr2" draw:text-style-name="P2" draw:layer="layout" svg:width="0.2cm" svg:height="0.199cm" svg:x="15.9cm" svg:y="17.84cm" svg:viewBox="0 0 201 200" svg:d="M201 99c0-55-45-99-102-99-55 0-99 44-99 99 0 56 44 101 99 101 57 0 102-45 102-101z">
          <text:p/>
        </draw:path>
        <draw:path draw:style-name="gr1" draw:text-style-name="P1" draw:layer="layout" svg:width="0.2cm" svg:height="0.199cm" svg:x="16.899cm" svg:y="17.84cm" svg:viewBox="0 0 201 200" svg:d="M201 99c0-55-44-99-100-99s-101 44-101 99c0 56 45 101 101 101s100-45 100-101z">
          <text:p/>
        </draw:path>
        <draw:path draw:style-name="gr2" draw:text-style-name="P2" draw:layer="layout" svg:width="0.2cm" svg:height="0.199cm" svg:x="16.899cm" svg:y="17.84cm" svg:viewBox="0 0 201 200" svg:d="M201 99c0-55-44-99-100-99s-101 44-101 99c0 56 45 101 101 101s100-45 100-101z">
          <text:p/>
        </draw:path>
        <draw:path draw:style-name="gr1" draw:text-style-name="P1" draw:layer="layout" svg:width="0.2cm" svg:height="0.199cm" svg:x="17.9cm" svg:y="17.84cm" svg:viewBox="0 0 201 200" svg:d="M201 99c0-55-45-99-102-99-55 0-99 44-99 99 0 56 44 101 99 101 57 0 102-45 102-101z">
          <text:p/>
        </draw:path>
        <draw:path draw:style-name="gr2" draw:text-style-name="P2" draw:layer="layout" svg:width="0.2cm" svg:height="0.199cm" svg:x="17.9cm" svg:y="17.84cm" svg:viewBox="0 0 201 200" svg:d="M201 99c0-55-45-99-102-99-55 0-99 44-99 99 0 56 44 101 99 101 57 0 102-45 102-101z">
          <text:p/>
        </draw:path>
        <draw:path draw:style-name="gr1" draw:text-style-name="P1" draw:layer="layout" svg:width="0.2cm" svg:height="0.201cm" svg:x="0.899cm" svg:y="16.839cm" svg:viewBox="0 0 201 202" svg:d="M201 102c0-57-44-102-99-102-56 0-102 45-102 102 0 55 46 100 102 100 55 0 99-45 99-100z">
          <text:p/>
        </draw:path>
        <draw:path draw:style-name="gr2" draw:text-style-name="P2" draw:layer="layout" svg:width="0.2cm" svg:height="0.201cm" svg:x="0.899cm" svg:y="16.839cm" svg:viewBox="0 0 201 202" svg:d="M201 102c0-57-44-102-99-102-56 0-102 45-102 102 0 55 46 100 102 100 55 0 99-45 99-100z">
          <text:p/>
        </draw:path>
        <draw:path draw:style-name="gr1" draw:text-style-name="P1" draw:layer="layout" svg:width="0.201cm" svg:height="0.201cm" svg:x="1.9cm" svg:y="16.839cm" svg:viewBox="0 0 202 202" svg:d="M202 102c0-57-46-102-102-102-55 0-100 45-100 102 0 55 45 100 100 100 56 0 102-45 102-100z">
          <text:p/>
        </draw:path>
        <draw:path draw:style-name="gr2" draw:text-style-name="P2" draw:layer="layout" svg:width="0.201cm" svg:height="0.201cm" svg:x="1.9cm" svg:y="16.839cm" svg:viewBox="0 0 202 202" svg:d="M202 102c0-57-46-102-102-102-55 0-100 45-100 102 0 55 45 100 100 100 56 0 102-45 102-100z">
          <text:p/>
        </draw:path>
        <draw:path draw:style-name="gr1" draw:text-style-name="P1" draw:layer="layout" svg:width="0.202cm" svg:height="0.201cm" svg:x="3.899cm" svg:y="16.839cm" svg:viewBox="0 0 203 202" svg:d="M203 102c0-57-46-102-101-102-56 0-102 45-102 102 0 55 46 100 102 100 55 0 101-45 101-100z">
          <text:p/>
        </draw:path>
        <draw:path draw:style-name="gr2" draw:text-style-name="P2" draw:layer="layout" svg:width="0.202cm" svg:height="0.201cm" svg:x="3.899cm" svg:y="16.839cm" svg:viewBox="0 0 203 202" svg:d="M203 102c0-57-46-102-101-102-56 0-102 45-102 102 0 55 46 100 102 100 55 0 101-45 101-100z">
          <text:p/>
        </draw:path>
        <draw:path draw:style-name="gr1" draw:text-style-name="P1" draw:layer="layout" svg:width="0.2cm" svg:height="0.201cm" svg:x="4.9cm" svg:y="16.839cm" svg:viewBox="0 0 201 202" svg:d="M201 102c0-57-46-102-102-102-55 0-99 45-99 102 0 55 44 100 99 100 56 0 102-45 102-100z">
          <text:p/>
        </draw:path>
        <draw:path draw:style-name="gr2" draw:text-style-name="P2" draw:layer="layout" svg:width="0.2cm" svg:height="0.201cm" svg:x="4.9cm" svg:y="16.839cm" svg:viewBox="0 0 201 202" svg:d="M201 102c0-57-46-102-102-102-55 0-99 45-99 102 0 55 44 100 99 100 56 0 102-45 102-100z">
          <text:p/>
        </draw:path>
        <draw:path draw:style-name="gr1" draw:text-style-name="P1" draw:layer="layout" svg:width="0.2cm" svg:height="0.201cm" svg:x="5.899cm" svg:y="16.839cm" svg:viewBox="0 0 201 202" svg:d="M201 102c0-57-45-102-100-102-56 0-101 45-101 102 0 55 45 100 101 100 55 0 100-45 100-100z">
          <text:p/>
        </draw:path>
        <draw:path draw:style-name="gr2" draw:text-style-name="P2" draw:layer="layout" svg:width="0.2cm" svg:height="0.201cm" svg:x="5.899cm" svg:y="16.839cm" svg:viewBox="0 0 201 202" svg:d="M201 102c0-57-45-102-100-102-56 0-101 45-101 102 0 55 45 100 101 100 55 0 100-45 100-100z">
          <text:p/>
        </draw:path>
        <draw:path draw:style-name="gr1" draw:text-style-name="P1" draw:layer="layout" svg:width="0.2cm" svg:height="0.201cm" svg:x="6.9cm" svg:y="16.839cm" svg:viewBox="0 0 201 202" svg:d="M201 102c0-57-46-102-102-102-55 0-99 45-99 102 0 55 44 100 99 100 56 0 102-45 102-100z">
          <text:p/>
        </draw:path>
        <draw:path draw:style-name="gr2" draw:text-style-name="P2" draw:layer="layout" svg:width="0.2cm" svg:height="0.201cm" svg:x="6.9cm" svg:y="16.839cm" svg:viewBox="0 0 201 202" svg:d="M201 102c0-57-46-102-102-102-55 0-99 45-99 102 0 55 44 100 99 100 56 0 102-45 102-100z">
          <text:p/>
        </draw:path>
        <draw:path draw:style-name="gr1" draw:text-style-name="P1" draw:layer="layout" svg:width="0.2cm" svg:height="0.201cm" svg:x="7.899cm" svg:y="16.839cm" svg:viewBox="0 0 201 202" svg:d="M201 102c0-57-45-102-100-102-56 0-101 45-101 102 0 55 45 100 101 100 55 0 100-45 100-100z">
          <text:p/>
        </draw:path>
        <draw:path draw:style-name="gr2" draw:text-style-name="P2" draw:layer="layout" svg:width="0.2cm" svg:height="0.201cm" svg:x="7.899cm" svg:y="16.839cm" svg:viewBox="0 0 201 202" svg:d="M201 102c0-57-45-102-100-102-56 0-101 45-101 102 0 55 45 100 101 100 55 0 100-45 100-100z">
          <text:p/>
        </draw:path>
        <draw:path draw:style-name="gr1" draw:text-style-name="P1" draw:layer="layout" svg:width="0.2cm" svg:height="0.201cm" svg:x="8.9cm" svg:y="16.839cm" svg:viewBox="0 0 201 202" svg:d="M201 102c0-57-45-102-102-102-55 0-99 45-99 102 0 55 44 100 99 100 57 0 102-45 102-100z">
          <text:p/>
        </draw:path>
        <draw:path draw:style-name="gr2" draw:text-style-name="P2" draw:layer="layout" svg:width="0.2cm" svg:height="0.201cm" svg:x="8.9cm" svg:y="16.839cm" svg:viewBox="0 0 201 202" svg:d="M201 102c0-57-45-102-102-102-55 0-99 45-99 102 0 55 44 100 99 100 57 0 102-45 102-100z">
          <text:p/>
        </draw:path>
        <draw:path draw:style-name="gr1" draw:text-style-name="P1" draw:layer="layout" svg:width="0.199cm" svg:height="0.201cm" svg:x="9.9cm" svg:y="16.839cm" svg:viewBox="0 0 200 202" svg:d="M200 102c0-57-44-102-100-102s-100 45-100 102c0 55 44 100 100 100s100-45 100-100z">
          <text:p/>
        </draw:path>
        <draw:path draw:style-name="gr2" draw:text-style-name="P2" draw:layer="layout" svg:width="0.199cm" svg:height="0.201cm" svg:x="9.9cm" svg:y="16.839cm" svg:viewBox="0 0 200 202" svg:d="M200 102c0-57-44-102-100-102s-100 45-100 102c0 55 44 100 100 100s100-45 100-100z">
          <text:p/>
        </draw:path>
        <draw:path draw:style-name="gr1" draw:text-style-name="P1" draw:layer="layout" svg:width="0.201cm" svg:height="0.201cm" svg:x="10.899cm" svg:y="16.839cm" svg:viewBox="0 0 202 202" svg:d="M202 102c0-57-45-102-101-102-55 0-101 45-101 102 0 55 46 100 101 100 56 0 101-45 101-100z">
          <text:p/>
        </draw:path>
        <draw:path draw:style-name="gr2" draw:text-style-name="P2" draw:layer="layout" svg:width="0.201cm" svg:height="0.201cm" svg:x="10.899cm" svg:y="16.839cm" svg:viewBox="0 0 202 202" svg:d="M202 102c0-57-45-102-101-102-55 0-101 45-101 102 0 55 46 100 101 100 56 0 101-45 101-100z">
          <text:p/>
        </draw:path>
        <draw:path draw:style-name="gr1" draw:text-style-name="P1" draw:layer="layout" svg:width="0.199cm" svg:height="0.201cm" svg:x="11.9cm" svg:y="16.839cm" svg:viewBox="0 0 200 202" svg:d="M200 102c0-57-44-102-101-102-55 0-99 45-99 102 0 55 44 100 99 100 57 0 101-45 101-100z">
          <text:p/>
        </draw:path>
        <draw:path draw:style-name="gr2" draw:text-style-name="P2" draw:layer="layout" svg:width="0.199cm" svg:height="0.201cm" svg:x="11.9cm" svg:y="16.839cm" svg:viewBox="0 0 200 202" svg:d="M200 102c0-57-44-102-101-102-55 0-99 45-99 102 0 55 44 100 99 100 57 0 101-45 101-100z">
          <text:p/>
        </draw:path>
        <draw:path draw:style-name="gr1" draw:text-style-name="P1" draw:layer="layout" svg:width="0.201cm" svg:height="0.201cm" svg:x="12.899cm" svg:y="16.839cm" svg:viewBox="0 0 202 202" svg:d="M202 102c0-57-45-102-100-102-56 0-102 45-102 102 0 55 46 100 102 100 55 0 100-45 100-100z">
          <text:p/>
        </draw:path>
        <draw:path draw:style-name="gr2" draw:text-style-name="P2" draw:layer="layout" svg:width="0.201cm" svg:height="0.201cm" svg:x="12.899cm" svg:y="16.839cm" svg:viewBox="0 0 202 202" svg:d="M202 102c0-57-45-102-100-102-56 0-102 45-102 102 0 55 46 100 102 100 55 0 100-45 100-100z">
          <text:p/>
        </draw:path>
        <draw:path draw:style-name="gr1" draw:text-style-name="P1" draw:layer="layout" svg:width="0.199cm" svg:height="0.201cm" svg:x="13.9cm" svg:y="16.839cm" svg:viewBox="0 0 200 202" svg:d="M200 102c0-57-44-102-101-102-55 0-99 45-99 102 0 55 44 100 99 100 57 0 101-45 101-100z">
          <text:p/>
        </draw:path>
        <draw:path draw:style-name="gr2" draw:text-style-name="P2" draw:layer="layout" svg:width="0.199cm" svg:height="0.201cm" svg:x="13.9cm" svg:y="16.839cm" svg:viewBox="0 0 200 202" svg:d="M200 102c0-57-44-102-101-102-55 0-99 45-99 102 0 55 44 100 99 100 57 0 101-45 101-100z">
          <text:p/>
        </draw:path>
        <draw:path draw:style-name="gr1" draw:text-style-name="P1" draw:layer="layout" svg:width="0.201cm" svg:height="0.201cm" svg:x="14.899cm" svg:y="16.839cm" svg:viewBox="0 0 202 202" svg:d="M202 102c0-57-45-102-100-102-56 0-102 45-102 102 0 55 46 100 102 100 55 0 100-45 100-100z">
          <text:p/>
        </draw:path>
        <draw:path draw:style-name="gr2" draw:text-style-name="P2" draw:layer="layout" svg:width="0.201cm" svg:height="0.201cm" svg:x="14.899cm" svg:y="16.839cm" svg:viewBox="0 0 202 202" svg:d="M202 102c0-57-45-102-100-102-56 0-102 45-102 102 0 55 46 100 102 100 55 0 100-45 100-100z">
          <text:p/>
        </draw:path>
        <draw:path draw:style-name="gr1" draw:text-style-name="P1" draw:layer="layout" svg:width="0.2cm" svg:height="0.201cm" svg:x="15.9cm" svg:y="16.839cm" svg:viewBox="0 0 201 202" svg:d="M201 102c0-57-45-102-102-102-55 0-99 45-99 102 0 55 44 100 99 100 57 0 102-45 102-100z">
          <text:p/>
        </draw:path>
        <draw:path draw:style-name="gr2" draw:text-style-name="P2" draw:layer="layout" svg:width="0.2cm" svg:height="0.201cm" svg:x="15.9cm" svg:y="16.839cm" svg:viewBox="0 0 201 202" svg:d="M201 102c0-57-45-102-102-102-55 0-99 45-99 102 0 55 44 100 99 100 57 0 102-45 102-100z">
          <text:p/>
        </draw:path>
        <draw:path draw:style-name="gr1" draw:text-style-name="P1" draw:layer="layout" svg:width="0.2cm" svg:height="0.201cm" svg:x="16.899cm" svg:y="16.839cm" svg:viewBox="0 0 201 202" svg:d="M201 102c0-57-44-102-100-102s-101 45-101 102c0 55 45 100 101 100s100-45 100-100z">
          <text:p/>
        </draw:path>
        <draw:path draw:style-name="gr2" draw:text-style-name="P2" draw:layer="layout" svg:width="0.2cm" svg:height="0.201cm" svg:x="16.899cm" svg:y="16.839cm" svg:viewBox="0 0 201 202" svg:d="M201 102c0-57-44-102-100-102s-101 45-101 102c0 55 45 100 101 100s100-45 100-100z">
          <text:p/>
        </draw:path>
        <draw:path draw:style-name="gr1" draw:text-style-name="P1" draw:layer="layout" svg:width="0.2cm" svg:height="0.201cm" svg:x="18.899cm" svg:y="16.839cm" svg:viewBox="0 0 201 202" svg:d="M201 102c0-57-44-102-100-102s-101 45-101 102c0 55 45 100 101 100s100-45 100-100z">
          <text:p/>
        </draw:path>
        <draw:path draw:style-name="gr2" draw:text-style-name="P2" draw:layer="layout" svg:width="0.2cm" svg:height="0.201cm" svg:x="18.899cm" svg:y="16.839cm" svg:viewBox="0 0 201 202" svg:d="M201 102c0-57-44-102-100-102s-101 45-101 102c0 55 45 100 101 100s100-45 100-100z">
          <text:p/>
        </draw:path>
        <draw:path draw:style-name="gr1" draw:text-style-name="P1" draw:layer="layout" svg:width="0.2cm" svg:height="0.201cm" svg:x="19.9cm" svg:y="16.839cm" svg:viewBox="0 0 201 202" svg:d="M201 102c0-57-45-102-102-102-55 0-99 45-99 102 0 55 44 100 99 100 57 0 102-45 102-100z">
          <text:p/>
        </draw:path>
        <draw:path draw:style-name="gr2" draw:text-style-name="P2" draw:layer="layout" svg:width="0.2cm" svg:height="0.201cm" svg:x="19.9cm" svg:y="16.839cm" svg:viewBox="0 0 201 202" svg:d="M201 102c0-57-45-102-102-102-55 0-99 45-99 102 0 55 44 100 99 100 57 0 102-45 102-100z">
          <text:p/>
        </draw:path>
        <draw:path draw:style-name="gr1" draw:text-style-name="P1" draw:layer="layout" svg:width="0.2cm" svg:height="0.199cm" svg:x="0.899cm" svg:y="15.84cm" svg:viewBox="0 0 201 200" svg:d="M201 100c0-56-44-100-99-100-56 0-102 44-102 100 0 55 46 100 102 100 55 0 99-45 99-100z">
          <text:p/>
        </draw:path>
        <draw:path draw:style-name="gr2" draw:text-style-name="P2" draw:layer="layout" svg:width="0.2cm" svg:height="0.199cm" svg:x="0.899cm" svg:y="15.84cm" svg:viewBox="0 0 201 200" svg:d="M201 100c0-56-44-100-99-100-56 0-102 44-102 100 0 55 46 100 102 100 55 0 99-45 99-100z">
          <text:p/>
        </draw:path>
        <draw:path draw:style-name="gr1" draw:text-style-name="P1" draw:layer="layout" svg:width="0.201cm" svg:height="0.199cm" svg:x="1.9cm" svg:y="15.84cm" svg:viewBox="0 0 202 200" svg:d="M202 100c0-56-46-100-102-100-55 0-100 44-100 100 0 55 45 100 100 100 56 0 102-45 102-100z">
          <text:p/>
        </draw:path>
        <draw:path draw:style-name="gr2" draw:text-style-name="P2" draw:layer="layout" svg:width="0.201cm" svg:height="0.199cm" svg:x="1.9cm" svg:y="15.84cm" svg:viewBox="0 0 202 200" svg:d="M202 100c0-56-46-100-102-100-55 0-100 44-100 100 0 55 45 100 100 100 56 0 102-45 102-100z">
          <text:p/>
        </draw:path>
        <draw:path draw:style-name="gr1" draw:text-style-name="P1" draw:layer="layout" svg:width="0.202cm" svg:height="0.199cm" svg:x="3.899cm" svg:y="15.84cm" svg:viewBox="0 0 203 200" svg:d="M203 100c0-56-46-100-101-100-56 0-102 44-102 100 0 55 46 100 102 100 55 0 101-45 101-100z">
          <text:p/>
        </draw:path>
        <draw:path draw:style-name="gr2" draw:text-style-name="P2" draw:layer="layout" svg:width="0.202cm" svg:height="0.199cm" svg:x="3.899cm" svg:y="15.84cm" svg:viewBox="0 0 203 200" svg:d="M203 100c0-56-46-100-101-100-56 0-102 44-102 100 0 55 46 100 102 100 55 0 101-45 101-100z">
          <text:p/>
        </draw:path>
        <draw:path draw:style-name="gr1" draw:text-style-name="P1" draw:layer="layout" svg:width="0.2cm" svg:height="0.199cm" svg:x="4.9cm" svg:y="15.84cm" svg:viewBox="0 0 201 200" svg:d="M201 100c0-56-46-100-102-100-55 0-99 44-99 100 0 55 44 100 99 100 56 0 102-45 102-100z">
          <text:p/>
        </draw:path>
        <draw:path draw:style-name="gr2" draw:text-style-name="P2" draw:layer="layout" svg:width="0.2cm" svg:height="0.199cm" svg:x="4.9cm" svg:y="15.84cm" svg:viewBox="0 0 201 200" svg:d="M201 100c0-56-46-100-102-100-55 0-99 44-99 100 0 55 44 100 99 100 56 0 102-45 102-100z">
          <text:p/>
        </draw:path>
        <draw:path draw:style-name="gr1" draw:text-style-name="P1" draw:layer="layout" svg:width="0.2cm" svg:height="0.199cm" svg:x="5.899cm" svg:y="15.84cm" svg:viewBox="0 0 201 200" svg:d="M201 100c0-56-45-100-100-100-56 0-101 44-101 100 0 55 45 100 101 100 55 0 100-45 100-100z">
          <text:p/>
        </draw:path>
        <draw:path draw:style-name="gr2" draw:text-style-name="P2" draw:layer="layout" svg:width="0.2cm" svg:height="0.199cm" svg:x="5.899cm" svg:y="15.84cm" svg:viewBox="0 0 201 200" svg:d="M201 100c0-56-45-100-100-100-56 0-101 44-101 100 0 55 45 100 101 100 55 0 100-45 100-100z">
          <text:p/>
        </draw:path>
        <draw:path draw:style-name="gr1" draw:text-style-name="P1" draw:layer="layout" svg:width="0.2cm" svg:height="0.199cm" svg:x="6.9cm" svg:y="15.84cm" svg:viewBox="0 0 201 200" svg:d="M201 100c0-56-46-100-102-100-55 0-99 44-99 100 0 55 44 100 99 100 56 0 102-45 102-100z">
          <text:p/>
        </draw:path>
        <draw:path draw:style-name="gr2" draw:text-style-name="P2" draw:layer="layout" svg:width="0.2cm" svg:height="0.199cm" svg:x="6.9cm" svg:y="15.84cm" svg:viewBox="0 0 201 200" svg:d="M201 100c0-56-46-100-102-100-55 0-99 44-99 100 0 55 44 100 99 100 56 0 102-45 102-100z">
          <text:p/>
        </draw:path>
        <draw:path draw:style-name="gr1" draw:text-style-name="P1" draw:layer="layout" svg:width="0.2cm" svg:height="0.199cm" svg:x="7.899cm" svg:y="15.84cm" svg:viewBox="0 0 201 200" svg:d="M201 100c0-56-45-100-100-100-56 0-101 44-101 100 0 55 45 100 101 100 55 0 100-45 100-100z">
          <text:p/>
        </draw:path>
        <draw:path draw:style-name="gr2" draw:text-style-name="P2" draw:layer="layout" svg:width="0.2cm" svg:height="0.199cm" svg:x="7.899cm" svg:y="15.84cm" svg:viewBox="0 0 201 200" svg:d="M201 100c0-56-45-100-100-100-56 0-101 44-101 100 0 55 45 100 101 100 55 0 100-45 100-100z">
          <text:p/>
        </draw:path>
        <draw:path draw:style-name="gr1" draw:text-style-name="P1" draw:layer="layout" svg:width="0.2cm" svg:height="0.199cm" svg:x="8.9cm" svg:y="15.84cm" svg:viewBox="0 0 201 200" svg:d="M201 100c0-56-45-100-102-100-55 0-99 44-99 100 0 55 44 100 99 100 57 0 102-45 102-100z">
          <text:p/>
        </draw:path>
        <draw:path draw:style-name="gr2" draw:text-style-name="P2" draw:layer="layout" svg:width="0.2cm" svg:height="0.199cm" svg:x="8.9cm" svg:y="15.84cm" svg:viewBox="0 0 201 200" svg:d="M201 100c0-56-45-100-102-100-55 0-99 44-99 100 0 55 44 100 99 100 57 0 102-45 102-100z">
          <text:p/>
        </draw:path>
        <draw:path draw:style-name="gr1" draw:text-style-name="P1" draw:layer="layout" svg:width="0.199cm" svg:height="0.199cm" svg:x="9.9cm" svg:y="15.84cm" svg:viewBox="0 0 200 200" svg:d="M200 100c0-56-44-100-100-100s-100 44-100 100c0 55 44 100 100 100s100-45 100-100z">
          <text:p/>
        </draw:path>
        <draw:path draw:style-name="gr2" draw:text-style-name="P2" draw:layer="layout" svg:width="0.199cm" svg:height="0.199cm" svg:x="9.9cm" svg:y="15.84cm" svg:viewBox="0 0 200 200" svg:d="M200 100c0-56-44-100-100-100s-100 44-100 100c0 55 44 100 100 100s100-45 100-100z">
          <text:p/>
        </draw:path>
        <draw:path draw:style-name="gr1" draw:text-style-name="P1" draw:layer="layout" svg:width="0.201cm" svg:height="0.199cm" svg:x="10.899cm" svg:y="15.84cm" svg:viewBox="0 0 202 200" svg:d="M202 100c0-56-45-100-101-100-55 0-101 44-101 100 0 55 46 100 101 100 56 0 101-45 101-100z">
          <text:p/>
        </draw:path>
        <draw:path draw:style-name="gr2" draw:text-style-name="P2" draw:layer="layout" svg:width="0.201cm" svg:height="0.199cm" svg:x="10.899cm" svg:y="15.84cm" svg:viewBox="0 0 202 200" svg:d="M202 100c0-56-45-100-101-100-55 0-101 44-101 100 0 55 46 100 101 100 56 0 101-45 101-100z">
          <text:p/>
        </draw:path>
        <draw:path draw:style-name="gr1" draw:text-style-name="P1" draw:layer="layout" svg:width="0.199cm" svg:height="0.199cm" svg:x="11.9cm" svg:y="15.84cm" svg:viewBox="0 0 200 200" svg:d="M200 100c0-56-44-100-101-100-55 0-99 44-99 100 0 55 44 100 99 100 57 0 101-45 101-100z">
          <text:p/>
        </draw:path>
        <draw:path draw:style-name="gr2" draw:text-style-name="P2" draw:layer="layout" svg:width="0.199cm" svg:height="0.199cm" svg:x="11.9cm" svg:y="15.84cm" svg:viewBox="0 0 200 200" svg:d="M200 100c0-56-44-100-101-100-55 0-99 44-99 100 0 55 44 100 99 100 57 0 101-45 101-100z">
          <text:p/>
        </draw:path>
        <draw:path draw:style-name="gr1" draw:text-style-name="P1" draw:layer="layout" svg:width="0.201cm" svg:height="0.199cm" svg:x="12.899cm" svg:y="15.84cm" svg:viewBox="0 0 202 200" svg:d="M202 100c0-56-45-100-100-100-56 0-102 44-102 100 0 55 46 100 102 100 55 0 100-45 100-100z">
          <text:p/>
        </draw:path>
        <draw:path draw:style-name="gr2" draw:text-style-name="P2" draw:layer="layout" svg:width="0.201cm" svg:height="0.199cm" svg:x="12.899cm" svg:y="15.84cm" svg:viewBox="0 0 202 200" svg:d="M202 100c0-56-45-100-100-100-56 0-102 44-102 100 0 55 46 100 102 100 55 0 100-45 100-100z">
          <text:p/>
        </draw:path>
        <draw:path draw:style-name="gr1" draw:text-style-name="P1" draw:layer="layout" svg:width="0.199cm" svg:height="0.199cm" svg:x="13.9cm" svg:y="15.84cm" svg:viewBox="0 0 200 200" svg:d="M200 100c0-56-44-100-101-100-55 0-99 44-99 100 0 55 44 100 99 100 57 0 101-45 101-100z">
          <text:p/>
        </draw:path>
        <draw:path draw:style-name="gr2" draw:text-style-name="P2" draw:layer="layout" svg:width="0.199cm" svg:height="0.199cm" svg:x="13.9cm" svg:y="15.84cm" svg:viewBox="0 0 200 200" svg:d="M200 100c0-56-44-100-101-100-55 0-99 44-99 100 0 55 44 100 99 100 57 0 101-45 101-100z">
          <text:p/>
        </draw:path>
        <draw:path draw:style-name="gr1" draw:text-style-name="P1" draw:layer="layout" svg:width="0.201cm" svg:height="0.199cm" svg:x="14.899cm" svg:y="15.84cm" svg:viewBox="0 0 202 200" svg:d="M202 100c0-56-45-100-100-100-56 0-102 44-102 100 0 55 46 100 102 100 55 0 100-45 100-100z">
          <text:p/>
        </draw:path>
        <draw:path draw:style-name="gr2" draw:text-style-name="P2" draw:layer="layout" svg:width="0.201cm" svg:height="0.199cm" svg:x="14.899cm" svg:y="15.84cm" svg:viewBox="0 0 202 200" svg:d="M202 100c0-56-45-100-100-100-56 0-102 44-102 100 0 55 46 100 102 100 55 0 100-45 100-100z">
          <text:p/>
        </draw:path>
        <draw:path draw:style-name="gr1" draw:text-style-name="P1" draw:layer="layout" svg:width="0.2cm" svg:height="0.199cm" svg:x="15.9cm" svg:y="15.84cm" svg:viewBox="0 0 201 200" svg:d="M201 100c0-56-45-100-102-100-55 0-99 44-99 100 0 55 44 100 99 100 57 0 102-45 102-100z">
          <text:p/>
        </draw:path>
        <draw:path draw:style-name="gr2" draw:text-style-name="P2" draw:layer="layout" svg:width="0.2cm" svg:height="0.199cm" svg:x="15.9cm" svg:y="15.84cm" svg:viewBox="0 0 201 200" svg:d="M201 100c0-56-45-100-102-100-55 0-99 44-99 100 0 55 44 100 99 100 57 0 102-45 102-100z">
          <text:p/>
        </draw:path>
        <draw:path draw:style-name="gr1" draw:text-style-name="P1" draw:layer="layout" svg:width="0.2cm" svg:height="0.199cm" svg:x="16.899cm" svg:y="15.84cm" svg:viewBox="0 0 201 200" svg:d="M201 100c0-56-44-100-100-100s-101 44-101 100c0 55 45 100 101 100s100-45 100-100z">
          <text:p/>
        </draw:path>
        <draw:path draw:style-name="gr2" draw:text-style-name="P2" draw:layer="layout" svg:width="0.2cm" svg:height="0.199cm" svg:x="16.899cm" svg:y="15.84cm" svg:viewBox="0 0 201 200" svg:d="M201 100c0-56-44-100-100-100s-101 44-101 100c0 55 45 100 101 100s100-45 100-100z">
          <text:p/>
        </draw:path>
        <draw:path draw:style-name="gr1" draw:text-style-name="P1" draw:layer="layout" svg:width="0.2cm" svg:height="0.199cm" svg:x="18.899cm" svg:y="15.84cm" svg:viewBox="0 0 201 200" svg:d="M201 100c0-56-44-100-100-100s-101 44-101 100c0 55 45 100 101 100s100-45 100-100z">
          <text:p/>
        </draw:path>
        <draw:path draw:style-name="gr2" draw:text-style-name="P2" draw:layer="layout" svg:width="0.2cm" svg:height="0.199cm" svg:x="18.899cm" svg:y="15.84cm" svg:viewBox="0 0 201 200" svg:d="M201 100c0-56-44-100-100-100s-101 44-101 100c0 55 45 100 101 100s100-45 100-100z">
          <text:p/>
        </draw:path>
        <draw:path draw:style-name="gr1" draw:text-style-name="P1" draw:layer="layout" svg:width="0.2cm" svg:height="0.199cm" svg:x="19.9cm" svg:y="15.84cm" svg:viewBox="0 0 201 200" svg:d="M201 100c0-56-45-100-102-100-55 0-99 44-99 100 0 55 44 100 99 100 57 0 102-45 102-100z">
          <text:p/>
        </draw:path>
        <draw:path draw:style-name="gr2" draw:text-style-name="P2" draw:layer="layout" svg:width="0.2cm" svg:height="0.199cm" svg:x="19.9cm" svg:y="15.84cm" svg:viewBox="0 0 201 200" svg:d="M201 100c0-56-45-100-102-100-55 0-99 44-99 100 0 55 44 100 99 100 57 0 102-45 102-100z">
          <text:p/>
        </draw:path>
        <draw:path draw:style-name="gr1" draw:text-style-name="P1" draw:layer="layout" svg:width="0.2cm" svg:height="0.201cm" svg:x="0.899cm" svg:y="14.839cm" svg:viewBox="0 0 201 202" svg:d="M201 101c0-56-44-101-99-101-56 0-102 45-102 101s46 101 102 101c55 0 99-45 99-101z">
          <text:p/>
        </draw:path>
        <draw:path draw:style-name="gr2" draw:text-style-name="P2" draw:layer="layout" svg:width="0.2cm" svg:height="0.201cm" svg:x="0.899cm" svg:y="14.839cm" svg:viewBox="0 0 201 202" svg:d="M201 101c0-56-44-101-99-101-56 0-102 45-102 101s46 101 102 101c55 0 99-45 99-101z">
          <text:p/>
        </draw:path>
        <draw:path draw:style-name="gr1" draw:text-style-name="P1" draw:layer="layout" svg:width="0.201cm" svg:height="0.201cm" svg:x="1.9cm" svg:y="14.839cm" svg:viewBox="0 0 202 202" svg:d="M202 101c0-56-46-101-102-101-55 0-100 45-100 101s45 101 100 101c56 0 102-45 102-101z">
          <text:p/>
        </draw:path>
        <draw:path draw:style-name="gr2" draw:text-style-name="P2" draw:layer="layout" svg:width="0.201cm" svg:height="0.201cm" svg:x="1.9cm" svg:y="14.839cm" svg:viewBox="0 0 202 202" svg:d="M202 101c0-56-46-101-102-101-55 0-100 45-100 101s45 101 100 101c56 0 102-45 102-101z">
          <text:p/>
        </draw:path>
        <draw:path draw:style-name="gr1" draw:text-style-name="P1" draw:layer="layout" svg:width="0.202cm" svg:height="0.201cm" svg:x="3.899cm" svg:y="14.839cm" svg:viewBox="0 0 203 202" svg:d="M203 101c0-56-46-101-101-101-56 0-102 45-102 101s46 101 102 101c55 0 101-45 101-101z">
          <text:p/>
        </draw:path>
        <draw:path draw:style-name="gr2" draw:text-style-name="P2" draw:layer="layout" svg:width="0.202cm" svg:height="0.201cm" svg:x="3.899cm" svg:y="14.839cm" svg:viewBox="0 0 203 202" svg:d="M203 101c0-56-46-101-101-101-56 0-102 45-102 101s46 101 102 101c55 0 101-45 101-101z">
          <text:p/>
        </draw:path>
        <draw:path draw:style-name="gr1" draw:text-style-name="P1" draw:layer="layout" svg:width="0.2cm" svg:height="0.201cm" svg:x="4.9cm" svg:y="14.839cm" svg:viewBox="0 0 201 202" svg:d="M201 101c0-56-46-101-102-101-55 0-99 45-99 101s44 101 99 101c56 0 102-45 102-101z">
          <text:p/>
        </draw:path>
        <draw:path draw:style-name="gr2" draw:text-style-name="P2" draw:layer="layout" svg:width="0.2cm" svg:height="0.201cm" svg:x="4.9cm" svg:y="14.839cm" svg:viewBox="0 0 201 202" svg:d="M201 101c0-56-46-101-102-101-55 0-99 45-99 101s44 101 99 101c56 0 102-45 102-101z">
          <text:p/>
        </draw:path>
        <draw:path draw:style-name="gr1" draw:text-style-name="P1" draw:layer="layout" svg:width="0.2cm" svg:height="0.201cm" svg:x="5.899cm" svg:y="14.839cm" svg:viewBox="0 0 201 202" svg:d="M201 101c0-56-45-101-100-101-56 0-101 45-101 101s45 101 101 101c55 0 100-45 100-101z">
          <text:p/>
        </draw:path>
        <draw:path draw:style-name="gr2" draw:text-style-name="P2" draw:layer="layout" svg:width="0.2cm" svg:height="0.201cm" svg:x="5.899cm" svg:y="14.839cm" svg:viewBox="0 0 201 202" svg:d="M201 101c0-56-45-101-100-101-56 0-101 45-101 101s45 101 101 101c55 0 100-45 100-101z">
          <text:p/>
        </draw:path>
        <draw:path draw:style-name="gr1" draw:text-style-name="P1" draw:layer="layout" svg:width="0.2cm" svg:height="0.201cm" svg:x="6.9cm" svg:y="14.839cm" svg:viewBox="0 0 201 202" svg:d="M201 101c0-56-46-101-102-101-55 0-99 45-99 101s44 101 99 101c56 0 102-45 102-101z">
          <text:p/>
        </draw:path>
        <draw:path draw:style-name="gr2" draw:text-style-name="P2" draw:layer="layout" svg:width="0.2cm" svg:height="0.201cm" svg:x="6.9cm" svg:y="14.839cm" svg:viewBox="0 0 201 202" svg:d="M201 101c0-56-46-101-102-101-55 0-99 45-99 101s44 101 99 101c56 0 102-45 102-101z">
          <text:p/>
        </draw:path>
        <draw:path draw:style-name="gr1" draw:text-style-name="P1" draw:layer="layout" svg:width="0.2cm" svg:height="0.201cm" svg:x="7.899cm" svg:y="14.839cm" svg:viewBox="0 0 201 202" svg:d="M201 101c0-56-45-101-100-101-56 0-101 45-101 101s45 101 101 101c55 0 100-45 100-101z">
          <text:p/>
        </draw:path>
        <draw:path draw:style-name="gr2" draw:text-style-name="P2" draw:layer="layout" svg:width="0.2cm" svg:height="0.201cm" svg:x="7.899cm" svg:y="14.839cm" svg:viewBox="0 0 201 202" svg:d="M201 101c0-56-45-101-100-101-56 0-101 45-101 101s45 101 101 101c55 0 100-45 100-101z">
          <text:p/>
        </draw:path>
        <draw:path draw:style-name="gr1" draw:text-style-name="P1" draw:layer="layout" svg:width="0.2cm" svg:height="0.201cm" svg:x="8.9cm" svg:y="14.839cm" svg:viewBox="0 0 201 202" svg:d="M201 101c0-56-45-101-102-101-55 0-99 45-99 101s44 101 99 101c57 0 102-45 102-101z">
          <text:p/>
        </draw:path>
        <draw:path draw:style-name="gr2" draw:text-style-name="P2" draw:layer="layout" svg:width="0.2cm" svg:height="0.201cm" svg:x="8.9cm" svg:y="14.839cm" svg:viewBox="0 0 201 202" svg:d="M201 101c0-56-45-101-102-101-55 0-99 45-99 101s44 101 99 101c57 0 102-45 102-101z">
          <text:p/>
        </draw:path>
        <draw:path draw:style-name="gr1" draw:text-style-name="P1" draw:layer="layout" svg:width="0.199cm" svg:height="0.201cm" svg:x="9.9cm" svg:y="14.839cm" svg:viewBox="0 0 200 202" svg:d="M200 101c0-56-44-101-100-101s-100 45-100 101 44 101 100 101 100-45 100-101z">
          <text:p/>
        </draw:path>
        <draw:path draw:style-name="gr2" draw:text-style-name="P2" draw:layer="layout" svg:width="0.199cm" svg:height="0.201cm" svg:x="9.9cm" svg:y="14.839cm" svg:viewBox="0 0 200 202" svg:d="M200 101c0-56-44-101-100-101s-100 45-100 101 44 101 100 101 100-45 100-101z">
          <text:p/>
        </draw:path>
        <draw:path draw:style-name="gr1" draw:text-style-name="P1" draw:layer="layout" svg:width="0.201cm" svg:height="0.201cm" svg:x="10.899cm" svg:y="14.839cm" svg:viewBox="0 0 202 202" svg:d="M202 101c0-56-45-101-101-101-55 0-101 45-101 101s46 101 101 101c56 0 101-45 101-101z">
          <text:p/>
        </draw:path>
        <draw:path draw:style-name="gr2" draw:text-style-name="P2" draw:layer="layout" svg:width="0.201cm" svg:height="0.201cm" svg:x="10.899cm" svg:y="14.839cm" svg:viewBox="0 0 202 202" svg:d="M202 101c0-56-45-101-101-101-55 0-101 45-101 101s46 101 101 101c56 0 101-45 101-101z">
          <text:p/>
        </draw:path>
        <draw:path draw:style-name="gr1" draw:text-style-name="P1" draw:layer="layout" svg:width="0.199cm" svg:height="0.201cm" svg:x="11.9cm" svg:y="14.839cm" svg:viewBox="0 0 200 202" svg:d="M200 101c0-56-44-101-101-101-55 0-99 45-99 101s44 101 99 101c57 0 101-45 101-101z">
          <text:p/>
        </draw:path>
        <draw:path draw:style-name="gr2" draw:text-style-name="P2" draw:layer="layout" svg:width="0.199cm" svg:height="0.201cm" svg:x="11.9cm" svg:y="14.839cm" svg:viewBox="0 0 200 202" svg:d="M200 101c0-56-44-101-101-101-55 0-99 45-99 101s44 101 99 101c57 0 101-45 101-101z">
          <text:p/>
        </draw:path>
        <draw:path draw:style-name="gr1" draw:text-style-name="P1" draw:layer="layout" svg:width="0.201cm" svg:height="0.201cm" svg:x="12.899cm" svg:y="14.839cm" svg:viewBox="0 0 202 202" svg:d="M202 101c0-56-45-101-100-101-56 0-102 45-102 101s46 101 102 101c55 0 100-45 100-101z">
          <text:p/>
        </draw:path>
        <draw:path draw:style-name="gr2" draw:text-style-name="P2" draw:layer="layout" svg:width="0.201cm" svg:height="0.201cm" svg:x="12.899cm" svg:y="14.839cm" svg:viewBox="0 0 202 202" svg:d="M202 101c0-56-45-101-100-101-56 0-102 45-102 101s46 101 102 101c55 0 100-45 100-101z">
          <text:p/>
        </draw:path>
        <draw:path draw:style-name="gr1" draw:text-style-name="P1" draw:layer="layout" svg:width="0.199cm" svg:height="0.201cm" svg:x="13.9cm" svg:y="14.839cm" svg:viewBox="0 0 200 202" svg:d="M200 101c0-56-44-101-101-101-55 0-99 45-99 101s44 101 99 101c57 0 101-45 101-101z">
          <text:p/>
        </draw:path>
        <draw:path draw:style-name="gr2" draw:text-style-name="P2" draw:layer="layout" svg:width="0.199cm" svg:height="0.201cm" svg:x="13.9cm" svg:y="14.839cm" svg:viewBox="0 0 200 202" svg:d="M200 101c0-56-44-101-101-101-55 0-99 45-99 101s44 101 99 101c57 0 101-45 101-101z">
          <text:p/>
        </draw:path>
        <draw:path draw:style-name="gr1" draw:text-style-name="P1" draw:layer="layout" svg:width="0.201cm" svg:height="0.201cm" svg:x="14.899cm" svg:y="14.839cm" svg:viewBox="0 0 202 202" svg:d="M202 101c0-56-45-101-100-101-56 0-102 45-102 101s46 101 102 101c55 0 100-45 100-101z">
          <text:p/>
        </draw:path>
        <draw:path draw:style-name="gr2" draw:text-style-name="P2" draw:layer="layout" svg:width="0.201cm" svg:height="0.201cm" svg:x="14.899cm" svg:y="14.839cm" svg:viewBox="0 0 202 202" svg:d="M202 101c0-56-45-101-100-101-56 0-102 45-102 101s46 101 102 101c55 0 100-45 100-101z">
          <text:p/>
        </draw:path>
        <draw:path draw:style-name="gr1" draw:text-style-name="P1" draw:layer="layout" svg:width="0.2cm" svg:height="0.201cm" svg:x="15.9cm" svg:y="14.839cm" svg:viewBox="0 0 201 202" svg:d="M201 101c0-56-45-101-102-101-55 0-99 45-99 101s44 101 99 101c57 0 102-45 102-101z">
          <text:p/>
        </draw:path>
        <draw:path draw:style-name="gr2" draw:text-style-name="P2" draw:layer="layout" svg:width="0.2cm" svg:height="0.201cm" svg:x="15.9cm" svg:y="14.839cm" svg:viewBox="0 0 201 202" svg:d="M201 101c0-56-45-101-102-101-55 0-99 45-99 101s44 101 99 101c57 0 102-45 102-101z">
          <text:p/>
        </draw:path>
        <draw:path draw:style-name="gr1" draw:text-style-name="P1" draw:layer="layout" svg:width="0.2cm" svg:height="0.201cm" svg:x="16.899cm" svg:y="14.839cm" svg:viewBox="0 0 201 202" svg:d="M201 101c0-56-44-101-100-101s-101 45-101 101 45 101 101 101 100-45 100-101z">
          <text:p/>
        </draw:path>
        <draw:path draw:style-name="gr2" draw:text-style-name="P2" draw:layer="layout" svg:width="0.2cm" svg:height="0.201cm" svg:x="16.899cm" svg:y="14.839cm" svg:viewBox="0 0 201 202" svg:d="M201 101c0-56-44-101-100-101s-101 45-101 101 45 101 101 101 100-45 100-101z">
          <text:p/>
        </draw:path>
        <draw:path draw:style-name="gr1" draw:text-style-name="P1" draw:layer="layout" svg:width="0.2cm" svg:height="0.201cm" svg:x="18.899cm" svg:y="14.839cm" svg:viewBox="0 0 201 202" svg:d="M201 101c0-56-44-101-100-101s-101 45-101 101 45 101 101 101 100-45 100-101z">
          <text:p/>
        </draw:path>
        <draw:path draw:style-name="gr2" draw:text-style-name="P2" draw:layer="layout" svg:width="0.2cm" svg:height="0.201cm" svg:x="18.899cm" svg:y="14.839cm" svg:viewBox="0 0 201 202" svg:d="M201 101c0-56-44-101-100-101s-101 45-101 101 45 101 101 101 100-45 100-101z">
          <text:p/>
        </draw:path>
        <draw:path draw:style-name="gr1" draw:text-style-name="P1" draw:layer="layout" svg:width="0.2cm" svg:height="0.201cm" svg:x="19.9cm" svg:y="14.839cm" svg:viewBox="0 0 201 202" svg:d="M201 101c0-56-45-101-102-101-55 0-99 45-99 101s44 101 99 101c57 0 102-45 102-101z">
          <text:p/>
        </draw:path>
        <draw:path draw:style-name="gr2" draw:text-style-name="P2" draw:layer="layout" svg:width="0.2cm" svg:height="0.201cm" svg:x="19.9cm" svg:y="14.839cm" svg:viewBox="0 0 201 202" svg:d="M201 101c0-56-45-101-102-101-55 0-99 45-99 101s44 101 99 101c57 0 102-45 102-101z">
          <text:p/>
        </draw:path>
        <draw:path draw:style-name="gr1" draw:text-style-name="P1" draw:layer="layout" svg:width="0.2cm" svg:height="0.199cm" svg:x="0.899cm" svg:y="13.84cm" svg:viewBox="0 0 201 200" svg:d="M201 100c0-56-44-100-99-100-56 0-102 44-102 100 0 55 46 100 102 100 55 0 99-45 99-100z">
          <text:p/>
        </draw:path>
        <draw:path draw:style-name="gr2" draw:text-style-name="P2" draw:layer="layout" svg:width="0.2cm" svg:height="0.199cm" svg:x="0.899cm" svg:y="13.84cm" svg:viewBox="0 0 201 200" svg:d="M201 100c0-56-44-100-99-100-56 0-102 44-102 100 0 55 46 100 102 100 55 0 99-45 99-100z">
          <text:p/>
        </draw:path>
        <draw:path draw:style-name="gr1" draw:text-style-name="P1" draw:layer="layout" svg:width="0.201cm" svg:height="0.199cm" svg:x="1.9cm" svg:y="13.84cm" svg:viewBox="0 0 202 200" svg:d="M202 100c0-56-46-100-102-100-55 0-100 44-100 100 0 55 45 100 100 100 56 0 102-45 102-100z">
          <text:p/>
        </draw:path>
        <draw:path draw:style-name="gr2" draw:text-style-name="P2" draw:layer="layout" svg:width="0.201cm" svg:height="0.199cm" svg:x="1.9cm" svg:y="13.84cm" svg:viewBox="0 0 202 200" svg:d="M202 100c0-56-46-100-102-100-55 0-100 44-100 100 0 55 45 100 100 100 56 0 102-45 102-100z">
          <text:p/>
        </draw:path>
        <draw:path draw:style-name="gr1" draw:text-style-name="P1" draw:layer="layout" svg:width="0.202cm" svg:height="0.199cm" svg:x="3.899cm" svg:y="13.84cm" svg:viewBox="0 0 203 200" svg:d="M203 100c0-56-46-100-101-100-56 0-102 44-102 100 0 55 46 100 102 100 55 0 101-45 101-100z">
          <text:p/>
        </draw:path>
        <draw:path draw:style-name="gr2" draw:text-style-name="P2" draw:layer="layout" svg:width="0.202cm" svg:height="0.199cm" svg:x="3.899cm" svg:y="13.84cm" svg:viewBox="0 0 203 200" svg:d="M203 100c0-56-46-100-101-100-56 0-102 44-102 100 0 55 46 100 102 100 55 0 101-45 101-100z">
          <text:p/>
        </draw:path>
        <draw:path draw:style-name="gr1" draw:text-style-name="P1" draw:layer="layout" svg:width="0.2cm" svg:height="0.199cm" svg:x="4.9cm" svg:y="13.84cm" svg:viewBox="0 0 201 200" svg:d="M201 100c0-56-46-100-102-100-55 0-99 44-99 100 0 55 44 100 99 100 56 0 102-45 102-100z">
          <text:p/>
        </draw:path>
        <draw:path draw:style-name="gr2" draw:text-style-name="P2" draw:layer="layout" svg:width="0.2cm" svg:height="0.199cm" svg:x="4.9cm" svg:y="13.84cm" svg:viewBox="0 0 201 200" svg:d="M201 100c0-56-46-100-102-100-55 0-99 44-99 100 0 55 44 100 99 100 56 0 102-45 102-100z">
          <text:p/>
        </draw:path>
        <draw:path draw:style-name="gr1" draw:text-style-name="P1" draw:layer="layout" svg:width="0.2cm" svg:height="0.199cm" svg:x="5.899cm" svg:y="13.84cm" svg:viewBox="0 0 201 200" svg:d="M201 100c0-56-45-100-100-100-56 0-101 44-101 100 0 55 45 100 101 100 55 0 100-45 100-100z">
          <text:p/>
        </draw:path>
        <draw:path draw:style-name="gr2" draw:text-style-name="P2" draw:layer="layout" svg:width="0.2cm" svg:height="0.199cm" svg:x="5.899cm" svg:y="13.84cm" svg:viewBox="0 0 201 200" svg:d="M201 100c0-56-45-100-100-100-56 0-101 44-101 100 0 55 45 100 101 100 55 0 100-45 100-100z">
          <text:p/>
        </draw:path>
        <draw:path draw:style-name="gr1" draw:text-style-name="P1" draw:layer="layout" svg:width="0.2cm" svg:height="0.199cm" svg:x="6.9cm" svg:y="13.84cm" svg:viewBox="0 0 201 200" svg:d="M201 100c0-56-46-100-102-100-55 0-99 44-99 100 0 55 44 100 99 100 56 0 102-45 102-100z">
          <text:p/>
        </draw:path>
        <draw:path draw:style-name="gr2" draw:text-style-name="P2" draw:layer="layout" svg:width="0.2cm" svg:height="0.199cm" svg:x="6.9cm" svg:y="13.84cm" svg:viewBox="0 0 201 200" svg:d="M201 100c0-56-46-100-102-100-55 0-99 44-99 100 0 55 44 100 99 100 56 0 102-45 102-100z">
          <text:p/>
        </draw:path>
        <draw:path draw:style-name="gr1" draw:text-style-name="P1" draw:layer="layout" svg:width="0.2cm" svg:height="0.199cm" svg:x="7.899cm" svg:y="13.84cm" svg:viewBox="0 0 201 200" svg:d="M201 100c0-56-45-100-100-100-56 0-101 44-101 100 0 55 45 100 101 100 55 0 100-45 100-100z">
          <text:p/>
        </draw:path>
        <draw:path draw:style-name="gr2" draw:text-style-name="P2" draw:layer="layout" svg:width="0.2cm" svg:height="0.199cm" svg:x="7.899cm" svg:y="13.84cm" svg:viewBox="0 0 201 200" svg:d="M201 100c0-56-45-100-100-100-56 0-101 44-101 100 0 55 45 100 101 100 55 0 100-45 100-100z">
          <text:p/>
        </draw:path>
        <draw:path draw:style-name="gr1" draw:text-style-name="P1" draw:layer="layout" svg:width="0.2cm" svg:height="0.199cm" svg:x="8.9cm" svg:y="13.84cm" svg:viewBox="0 0 201 200" svg:d="M201 100c0-56-45-100-102-100-55 0-99 44-99 100 0 55 44 100 99 100 57 0 102-45 102-100z">
          <text:p/>
        </draw:path>
        <draw:path draw:style-name="gr2" draw:text-style-name="P2" draw:layer="layout" svg:width="0.2cm" svg:height="0.199cm" svg:x="8.9cm" svg:y="13.84cm" svg:viewBox="0 0 201 200" svg:d="M201 100c0-56-45-100-102-100-55 0-99 44-99 100 0 55 44 100 99 100 57 0 102-45 102-100z">
          <text:p/>
        </draw:path>
        <draw:path draw:style-name="gr1" draw:text-style-name="P1" draw:layer="layout" svg:width="0.199cm" svg:height="0.199cm" svg:x="9.9cm" svg:y="13.84cm" svg:viewBox="0 0 200 200" svg:d="M200 100c0-56-44-100-100-100s-100 44-100 100c0 55 44 100 100 100s100-45 100-100z">
          <text:p/>
        </draw:path>
        <draw:path draw:style-name="gr2" draw:text-style-name="P2" draw:layer="layout" svg:width="0.199cm" svg:height="0.199cm" svg:x="9.9cm" svg:y="13.84cm" svg:viewBox="0 0 200 200" svg:d="M200 100c0-56-44-100-100-100s-100 44-100 100c0 55 44 100 100 100s100-45 100-100z">
          <text:p/>
        </draw:path>
        <draw:path draw:style-name="gr1" draw:text-style-name="P1" draw:layer="layout" svg:width="0.201cm" svg:height="0.199cm" svg:x="10.899cm" svg:y="13.84cm" svg:viewBox="0 0 202 200" svg:d="M202 100c0-56-45-100-101-100-55 0-101 44-101 100 0 55 46 100 101 100 56 0 101-45 101-100z">
          <text:p/>
        </draw:path>
        <draw:path draw:style-name="gr2" draw:text-style-name="P2" draw:layer="layout" svg:width="0.201cm" svg:height="0.199cm" svg:x="10.899cm" svg:y="13.84cm" svg:viewBox="0 0 202 200" svg:d="M202 100c0-56-45-100-101-100-55 0-101 44-101 100 0 55 46 100 101 100 56 0 101-45 101-100z">
          <text:p/>
        </draw:path>
        <draw:path draw:style-name="gr1" draw:text-style-name="P1" draw:layer="layout" svg:width="0.199cm" svg:height="0.199cm" svg:x="11.9cm" svg:y="13.84cm" svg:viewBox="0 0 200 200" svg:d="M200 100c0-56-44-100-101-100-55 0-99 44-99 100 0 55 44 100 99 100 57 0 101-45 101-100z">
          <text:p/>
        </draw:path>
        <draw:path draw:style-name="gr2" draw:text-style-name="P2" draw:layer="layout" svg:width="0.199cm" svg:height="0.199cm" svg:x="11.9cm" svg:y="13.84cm" svg:viewBox="0 0 200 200" svg:d="M200 100c0-56-44-100-101-100-55 0-99 44-99 100 0 55 44 100 99 100 57 0 101-45 101-100z">
          <text:p/>
        </draw:path>
        <draw:path draw:style-name="gr1" draw:text-style-name="P1" draw:layer="layout" svg:width="0.201cm" svg:height="0.199cm" svg:x="12.899cm" svg:y="13.84cm" svg:viewBox="0 0 202 200" svg:d="M202 100c0-56-45-100-100-100-56 0-102 44-102 100 0 55 46 100 102 100 55 0 100-45 100-100z">
          <text:p/>
        </draw:path>
        <draw:path draw:style-name="gr2" draw:text-style-name="P2" draw:layer="layout" svg:width="0.201cm" svg:height="0.199cm" svg:x="12.899cm" svg:y="13.84cm" svg:viewBox="0 0 202 200" svg:d="M202 100c0-56-45-100-100-100-56 0-102 44-102 100 0 55 46 100 102 100 55 0 100-45 100-100z">
          <text:p/>
        </draw:path>
        <draw:path draw:style-name="gr1" draw:text-style-name="P1" draw:layer="layout" svg:width="0.199cm" svg:height="0.199cm" svg:x="13.9cm" svg:y="13.84cm" svg:viewBox="0 0 200 200" svg:d="M200 100c0-56-44-100-101-100-55 0-99 44-99 100 0 55 44 100 99 100 57 0 101-45 101-100z">
          <text:p/>
        </draw:path>
        <draw:path draw:style-name="gr2" draw:text-style-name="P2" draw:layer="layout" svg:width="0.199cm" svg:height="0.199cm" svg:x="13.9cm" svg:y="13.84cm" svg:viewBox="0 0 200 200" svg:d="M200 100c0-56-44-100-101-100-55 0-99 44-99 100 0 55 44 100 99 100 57 0 101-45 101-100z">
          <text:p/>
        </draw:path>
        <draw:path draw:style-name="gr1" draw:text-style-name="P1" draw:layer="layout" svg:width="0.201cm" svg:height="0.199cm" svg:x="14.899cm" svg:y="13.84cm" svg:viewBox="0 0 202 200" svg:d="M202 100c0-56-45-100-100-100-56 0-102 44-102 100 0 55 46 100 102 100 55 0 100-45 100-100z">
          <text:p/>
        </draw:path>
        <draw:path draw:style-name="gr2" draw:text-style-name="P2" draw:layer="layout" svg:width="0.201cm" svg:height="0.199cm" svg:x="14.899cm" svg:y="13.84cm" svg:viewBox="0 0 202 200" svg:d="M202 100c0-56-45-100-100-100-56 0-102 44-102 100 0 55 46 100 102 100 55 0 100-45 100-100z">
          <text:p/>
        </draw:path>
        <draw:path draw:style-name="gr1" draw:text-style-name="P1" draw:layer="layout" svg:width="0.2cm" svg:height="0.199cm" svg:x="15.9cm" svg:y="13.84cm" svg:viewBox="0 0 201 200" svg:d="M201 100c0-56-45-100-102-100-55 0-99 44-99 100 0 55 44 100 99 100 57 0 102-45 102-100z">
          <text:p/>
        </draw:path>
        <draw:path draw:style-name="gr2" draw:text-style-name="P2" draw:layer="layout" svg:width="0.2cm" svg:height="0.199cm" svg:x="15.9cm" svg:y="13.84cm" svg:viewBox="0 0 201 200" svg:d="M201 100c0-56-45-100-102-100-55 0-99 44-99 100 0 55 44 100 99 100 57 0 102-45 102-100z">
          <text:p/>
        </draw:path>
        <draw:path draw:style-name="gr1" draw:text-style-name="P1" draw:layer="layout" svg:width="0.2cm" svg:height="0.199cm" svg:x="16.899cm" svg:y="13.84cm" svg:viewBox="0 0 201 200" svg:d="M201 100c0-56-44-100-100-100s-101 44-101 100c0 55 45 100 101 100s100-45 100-100z">
          <text:p/>
        </draw:path>
        <draw:path draw:style-name="gr2" draw:text-style-name="P2" draw:layer="layout" svg:width="0.2cm" svg:height="0.199cm" svg:x="16.899cm" svg:y="13.84cm" svg:viewBox="0 0 201 200" svg:d="M201 100c0-56-44-100-100-100s-101 44-101 100c0 55 45 100 101 100s100-45 100-100z">
          <text:p/>
        </draw:path>
        <draw:path draw:style-name="gr1" draw:text-style-name="P1" draw:layer="layout" svg:width="0.2cm" svg:height="0.199cm" svg:x="18.899cm" svg:y="13.84cm" svg:viewBox="0 0 201 200" svg:d="M201 100c0-56-44-100-100-100s-101 44-101 100c0 55 45 100 101 100s100-45 100-100z">
          <text:p/>
        </draw:path>
        <draw:path draw:style-name="gr2" draw:text-style-name="P2" draw:layer="layout" svg:width="0.2cm" svg:height="0.199cm" svg:x="18.899cm" svg:y="13.84cm" svg:viewBox="0 0 201 200" svg:d="M201 100c0-56-44-100-100-100s-101 44-101 100c0 55 45 100 101 100s100-45 100-100z">
          <text:p/>
        </draw:path>
        <draw:path draw:style-name="gr1" draw:text-style-name="P1" draw:layer="layout" svg:width="0.2cm" svg:height="0.199cm" svg:x="19.9cm" svg:y="13.84cm" svg:viewBox="0 0 201 200" svg:d="M201 100c0-56-45-100-102-100-55 0-99 44-99 100 0 55 44 100 99 100 57 0 102-45 102-100z">
          <text:p/>
        </draw:path>
        <draw:path draw:style-name="gr2" draw:text-style-name="P2" draw:layer="layout" svg:width="0.2cm" svg:height="0.199cm" svg:x="19.9cm" svg:y="13.84cm" svg:viewBox="0 0 201 200" svg:d="M201 100c0-56-45-100-102-100-55 0-99 44-99 100 0 55 44 100 99 100 57 0 102-45 102-100z">
          <text:p/>
        </draw:path>
        <draw:path draw:style-name="gr1" draw:text-style-name="P1" draw:layer="layout" svg:width="0.2cm" svg:height="0.201cm" svg:x="0.899cm" svg:y="12.839cm" svg:viewBox="0 0 201 202" svg:d="M201 101c0-56-44-101-99-101-56 0-102 45-102 101s46 101 102 101c55 0 99-45 99-101z">
          <text:p/>
        </draw:path>
        <draw:path draw:style-name="gr2" draw:text-style-name="P2" draw:layer="layout" svg:width="0.2cm" svg:height="0.201cm" svg:x="0.899cm" svg:y="12.839cm" svg:viewBox="0 0 201 202" svg:d="M201 101c0-56-44-101-99-101-56 0-102 45-102 101s46 101 102 101c55 0 99-45 99-101z">
          <text:p/>
        </draw:path>
        <draw:path draw:style-name="gr1" draw:text-style-name="P1" draw:layer="layout" svg:width="0.201cm" svg:height="0.201cm" svg:x="1.9cm" svg:y="12.839cm" svg:viewBox="0 0 202 202" svg:d="M202 101c0-56-46-101-102-101-55 0-100 45-100 101s45 101 100 101c56 0 102-45 102-101z">
          <text:p/>
        </draw:path>
        <draw:path draw:style-name="gr2" draw:text-style-name="P2" draw:layer="layout" svg:width="0.201cm" svg:height="0.201cm" svg:x="1.9cm" svg:y="12.839cm" svg:viewBox="0 0 202 202" svg:d="M202 101c0-56-46-101-102-101-55 0-100 45-100 101s45 101 100 101c56 0 102-45 102-101z">
          <text:p/>
        </draw:path>
        <draw:path draw:style-name="gr1" draw:text-style-name="P1" draw:layer="layout" svg:width="0.202cm" svg:height="0.201cm" svg:x="3.899cm" svg:y="12.839cm" svg:viewBox="0 0 203 202" svg:d="M203 101c0-56-46-101-101-101-56 0-102 45-102 101s46 101 102 101c55 0 101-45 101-101z">
          <text:p/>
        </draw:path>
        <draw:path draw:style-name="gr2" draw:text-style-name="P2" draw:layer="layout" svg:width="0.202cm" svg:height="0.201cm" svg:x="3.899cm" svg:y="12.839cm" svg:viewBox="0 0 203 202" svg:d="M203 101c0-56-46-101-101-101-56 0-102 45-102 101s46 101 102 101c55 0 101-45 101-101z">
          <text:p/>
        </draw:path>
        <draw:path draw:style-name="gr1" draw:text-style-name="P1" draw:layer="layout" svg:width="0.2cm" svg:height="0.201cm" svg:x="4.9cm" svg:y="12.839cm" svg:viewBox="0 0 201 202" svg:d="M201 101c0-56-46-101-102-101-55 0-99 45-99 101s44 101 99 101c56 0 102-45 102-101z">
          <text:p/>
        </draw:path>
        <draw:path draw:style-name="gr2" draw:text-style-name="P2" draw:layer="layout" svg:width="0.2cm" svg:height="0.201cm" svg:x="4.9cm" svg:y="12.839cm" svg:viewBox="0 0 201 202" svg:d="M201 101c0-56-46-101-102-101-55 0-99 45-99 101s44 101 99 101c56 0 102-45 102-101z">
          <text:p/>
        </draw:path>
        <draw:path draw:style-name="gr1" draw:text-style-name="P1" draw:layer="layout" svg:width="0.2cm" svg:height="0.201cm" svg:x="5.899cm" svg:y="12.839cm" svg:viewBox="0 0 201 202" svg:d="M201 101c0-56-45-101-100-101-56 0-101 45-101 101s45 101 101 101c55 0 100-45 100-101z">
          <text:p/>
        </draw:path>
        <draw:path draw:style-name="gr2" draw:text-style-name="P2" draw:layer="layout" svg:width="0.2cm" svg:height="0.201cm" svg:x="5.899cm" svg:y="12.839cm" svg:viewBox="0 0 201 202" svg:d="M201 101c0-56-45-101-100-101-56 0-101 45-101 101s45 101 101 101c55 0 100-45 100-101z">
          <text:p/>
        </draw:path>
        <draw:path draw:style-name="gr1" draw:text-style-name="P1" draw:layer="layout" svg:width="0.2cm" svg:height="0.201cm" svg:x="6.9cm" svg:y="12.839cm" svg:viewBox="0 0 201 202" svg:d="M201 101c0-56-46-101-102-101-55 0-99 45-99 101s44 101 99 101c56 0 102-45 102-101z">
          <text:p/>
        </draw:path>
        <draw:path draw:style-name="gr2" draw:text-style-name="P2" draw:layer="layout" svg:width="0.2cm" svg:height="0.201cm" svg:x="6.9cm" svg:y="12.839cm" svg:viewBox="0 0 201 202" svg:d="M201 101c0-56-46-101-102-101-55 0-99 45-99 101s44 101 99 101c56 0 102-45 102-101z">
          <text:p/>
        </draw:path>
        <draw:path draw:style-name="gr1" draw:text-style-name="P1" draw:layer="layout" svg:width="0.2cm" svg:height="0.201cm" svg:x="7.899cm" svg:y="12.839cm" svg:viewBox="0 0 201 202" svg:d="M201 101c0-56-45-101-100-101-56 0-101 45-101 101s45 101 101 101c55 0 100-45 100-101z">
          <text:p/>
        </draw:path>
        <draw:path draw:style-name="gr2" draw:text-style-name="P2" draw:layer="layout" svg:width="0.2cm" svg:height="0.201cm" svg:x="7.899cm" svg:y="12.839cm" svg:viewBox="0 0 201 202" svg:d="M201 101c0-56-45-101-100-101-56 0-101 45-101 101s45 101 101 101c55 0 100-45 100-101z">
          <text:p/>
        </draw:path>
        <draw:path draw:style-name="gr1" draw:text-style-name="P1" draw:layer="layout" svg:width="0.2cm" svg:height="0.201cm" svg:x="8.9cm" svg:y="12.839cm" svg:viewBox="0 0 201 202" svg:d="M201 101c0-56-45-101-102-101-55 0-99 45-99 101s44 101 99 101c57 0 102-45 102-101z">
          <text:p/>
        </draw:path>
        <draw:path draw:style-name="gr2" draw:text-style-name="P2" draw:layer="layout" svg:width="0.2cm" svg:height="0.201cm" svg:x="8.9cm" svg:y="12.839cm" svg:viewBox="0 0 201 202" svg:d="M201 101c0-56-45-101-102-101-55 0-99 45-99 101s44 101 99 101c57 0 102-45 102-101z">
          <text:p/>
        </draw:path>
        <draw:path draw:style-name="gr1" draw:text-style-name="P1" draw:layer="layout" svg:width="0.199cm" svg:height="0.201cm" svg:x="9.9cm" svg:y="12.839cm" svg:viewBox="0 0 200 202" svg:d="M200 101c0-56-44-101-100-101s-100 45-100 101 44 101 100 101 100-45 100-101z">
          <text:p/>
        </draw:path>
        <draw:path draw:style-name="gr2" draw:text-style-name="P2" draw:layer="layout" svg:width="0.199cm" svg:height="0.201cm" svg:x="9.9cm" svg:y="12.839cm" svg:viewBox="0 0 200 202" svg:d="M200 101c0-56-44-101-100-101s-100 45-100 101 44 101 100 101 100-45 100-101z">
          <text:p/>
        </draw:path>
        <draw:path draw:style-name="gr1" draw:text-style-name="P1" draw:layer="layout" svg:width="0.201cm" svg:height="0.201cm" svg:x="10.899cm" svg:y="12.839cm" svg:viewBox="0 0 202 202" svg:d="M202 101c0-56-45-101-101-101-55 0-101 45-101 101s46 101 101 101c56 0 101-45 101-101z">
          <text:p/>
        </draw:path>
        <draw:path draw:style-name="gr2" draw:text-style-name="P2" draw:layer="layout" svg:width="0.201cm" svg:height="0.201cm" svg:x="10.899cm" svg:y="12.839cm" svg:viewBox="0 0 202 202" svg:d="M202 101c0-56-45-101-101-101-55 0-101 45-101 101s46 101 101 101c56 0 101-45 101-101z">
          <text:p/>
        </draw:path>
        <draw:path draw:style-name="gr1" draw:text-style-name="P1" draw:layer="layout" svg:width="0.199cm" svg:height="0.201cm" svg:x="11.9cm" svg:y="12.839cm" svg:viewBox="0 0 200 202" svg:d="M200 101c0-56-44-101-101-101-55 0-99 45-99 101s44 101 99 101c57 0 101-45 101-101z">
          <text:p/>
        </draw:path>
        <draw:path draw:style-name="gr2" draw:text-style-name="P2" draw:layer="layout" svg:width="0.199cm" svg:height="0.201cm" svg:x="11.9cm" svg:y="12.839cm" svg:viewBox="0 0 200 202" svg:d="M200 101c0-56-44-101-101-101-55 0-99 45-99 101s44 101 99 101c57 0 101-45 101-101z">
          <text:p/>
        </draw:path>
        <draw:path draw:style-name="gr1" draw:text-style-name="P1" draw:layer="layout" svg:width="0.201cm" svg:height="0.201cm" svg:x="12.899cm" svg:y="12.839cm" svg:viewBox="0 0 202 202" svg:d="M202 101c0-56-45-101-100-101-56 0-102 45-102 101s46 101 102 101c55 0 100-45 100-101z">
          <text:p/>
        </draw:path>
        <draw:path draw:style-name="gr2" draw:text-style-name="P2" draw:layer="layout" svg:width="0.201cm" svg:height="0.201cm" svg:x="12.899cm" svg:y="12.839cm" svg:viewBox="0 0 202 202" svg:d="M202 101c0-56-45-101-100-101-56 0-102 45-102 101s46 101 102 101c55 0 100-45 100-101z">
          <text:p/>
        </draw:path>
        <draw:path draw:style-name="gr1" draw:text-style-name="P1" draw:layer="layout" svg:width="0.199cm" svg:height="0.201cm" svg:x="13.9cm" svg:y="12.839cm" svg:viewBox="0 0 200 202" svg:d="M200 101c0-56-44-101-101-101-55 0-99 45-99 101s44 101 99 101c57 0 101-45 101-101z">
          <text:p/>
        </draw:path>
        <draw:path draw:style-name="gr2" draw:text-style-name="P2" draw:layer="layout" svg:width="0.199cm" svg:height="0.201cm" svg:x="13.9cm" svg:y="12.839cm" svg:viewBox="0 0 200 202" svg:d="M200 101c0-56-44-101-101-101-55 0-99 45-99 101s44 101 99 101c57 0 101-45 101-101z">
          <text:p/>
        </draw:path>
        <draw:path draw:style-name="gr1" draw:text-style-name="P1" draw:layer="layout" svg:width="0.201cm" svg:height="0.201cm" svg:x="14.899cm" svg:y="12.839cm" svg:viewBox="0 0 202 202" svg:d="M202 101c0-56-45-101-100-101-56 0-102 45-102 101s46 101 102 101c55 0 100-45 100-101z">
          <text:p/>
        </draw:path>
        <draw:path draw:style-name="gr2" draw:text-style-name="P2" draw:layer="layout" svg:width="0.201cm" svg:height="0.201cm" svg:x="14.899cm" svg:y="12.839cm" svg:viewBox="0 0 202 202" svg:d="M202 101c0-56-45-101-100-101-56 0-102 45-102 101s46 101 102 101c55 0 100-45 100-101z">
          <text:p/>
        </draw:path>
        <draw:path draw:style-name="gr1" draw:text-style-name="P1" draw:layer="layout" svg:width="0.2cm" svg:height="0.201cm" svg:x="15.9cm" svg:y="12.839cm" svg:viewBox="0 0 201 202" svg:d="M201 101c0-56-45-101-102-101-55 0-99 45-99 101s44 101 99 101c57 0 102-45 102-101z">
          <text:p/>
        </draw:path>
        <draw:path draw:style-name="gr2" draw:text-style-name="P2" draw:layer="layout" svg:width="0.2cm" svg:height="0.201cm" svg:x="15.9cm" svg:y="12.839cm" svg:viewBox="0 0 201 202" svg:d="M201 101c0-56-45-101-102-101-55 0-99 45-99 101s44 101 99 101c57 0 102-45 102-101z">
          <text:p/>
        </draw:path>
        <draw:path draw:style-name="gr1" draw:text-style-name="P1" draw:layer="layout" svg:width="0.2cm" svg:height="0.201cm" svg:x="16.899cm" svg:y="12.839cm" svg:viewBox="0 0 201 202" svg:d="M201 101c0-56-44-101-100-101s-101 45-101 101 45 101 101 101 100-45 100-101z">
          <text:p/>
        </draw:path>
        <draw:path draw:style-name="gr2" draw:text-style-name="P2" draw:layer="layout" svg:width="0.2cm" svg:height="0.201cm" svg:x="16.899cm" svg:y="12.839cm" svg:viewBox="0 0 201 202" svg:d="M201 101c0-56-44-101-100-101s-101 45-101 101 45 101 101 101 100-45 100-101z">
          <text:p/>
        </draw:path>
        <draw:path draw:style-name="gr1" draw:text-style-name="P1" draw:layer="layout" svg:width="0.2cm" svg:height="0.201cm" svg:x="18.899cm" svg:y="12.839cm" svg:viewBox="0 0 201 202" svg:d="M201 101c0-56-44-101-100-101s-101 45-101 101 45 101 101 101 100-45 100-101z">
          <text:p/>
        </draw:path>
        <draw:path draw:style-name="gr2" draw:text-style-name="P2" draw:layer="layout" svg:width="0.2cm" svg:height="0.201cm" svg:x="18.899cm" svg:y="12.839cm" svg:viewBox="0 0 201 202" svg:d="M201 101c0-56-44-101-100-101s-101 45-101 101 45 101 101 101 100-45 100-101z">
          <text:p/>
        </draw:path>
        <draw:path draw:style-name="gr1" draw:text-style-name="P1" draw:layer="layout" svg:width="0.2cm" svg:height="0.201cm" svg:x="19.9cm" svg:y="12.839cm" svg:viewBox="0 0 201 202" svg:d="M201 101c0-56-45-101-102-101-55 0-99 45-99 101s44 101 99 101c57 0 102-45 102-101z">
          <text:p/>
        </draw:path>
        <draw:path draw:style-name="gr2" draw:text-style-name="P2" draw:layer="layout" svg:width="0.2cm" svg:height="0.201cm" svg:x="19.9cm" svg:y="12.839cm" svg:viewBox="0 0 201 202" svg:d="M201 101c0-56-45-101-102-101-55 0-99 45-99 101s44 101 99 101c57 0 102-45 102-101z">
          <text:p/>
        </draw:path>
        <draw:path draw:style-name="gr1" draw:text-style-name="P1" draw:layer="layout" svg:width="0.2cm" svg:height="0.2cm" svg:x="0.899cm" svg:y="11.839cm" svg:viewBox="0 0 201 201" svg:d="M201 102c0-56-44-102-99-102-56 0-102 46-102 102 0 55 46 99 102 99 55 0 99-44 99-99z">
          <text:p/>
        </draw:path>
        <draw:path draw:style-name="gr2" draw:text-style-name="P2" draw:layer="layout" svg:width="0.2cm" svg:height="0.2cm" svg:x="0.899cm" svg:y="11.839cm" svg:viewBox="0 0 201 201" svg:d="M201 102c0-56-44-102-99-102-56 0-102 46-102 102 0 55 46 99 102 99 55 0 99-44 99-99z">
          <text:p/>
        </draw:path>
        <draw:path draw:style-name="gr1" draw:text-style-name="P1" draw:layer="layout" svg:width="0.201cm" svg:height="0.2cm" svg:x="1.9cm" svg:y="11.839cm" svg:viewBox="0 0 202 201" svg:d="M202 102c0-56-46-102-102-102-55 0-100 46-100 102 0 55 45 99 100 99 56 0 102-44 102-99z">
          <text:p/>
        </draw:path>
        <draw:path draw:style-name="gr2" draw:text-style-name="P2" draw:layer="layout" svg:width="0.201cm" svg:height="0.2cm" svg:x="1.9cm" svg:y="11.839cm" svg:viewBox="0 0 202 201" svg:d="M202 102c0-56-46-102-102-102-55 0-100 46-100 102 0 55 45 99 100 99 56 0 102-44 102-99z">
          <text:p/>
        </draw:path>
        <draw:path draw:style-name="gr1" draw:text-style-name="P1" draw:layer="layout" svg:width="0.202cm" svg:height="0.2cm" svg:x="3.899cm" svg:y="11.839cm" svg:viewBox="0 0 203 201" svg:d="M203 102c0-56-46-102-101-102-56 0-102 46-102 102 0 55 46 99 102 99 55 0 101-44 101-99z">
          <text:p/>
        </draw:path>
        <draw:path draw:style-name="gr2" draw:text-style-name="P2" draw:layer="layout" svg:width="0.202cm" svg:height="0.2cm" svg:x="3.899cm" svg:y="11.839cm" svg:viewBox="0 0 203 201" svg:d="M203 102c0-56-46-102-101-102-56 0-102 46-102 102 0 55 46 99 102 99 55 0 101-44 101-99z">
          <text:p/>
        </draw:path>
        <draw:path draw:style-name="gr1" draw:text-style-name="P1" draw:layer="layout" svg:width="0.2cm" svg:height="0.2cm" svg:x="4.9cm" svg:y="11.839cm" svg:viewBox="0 0 201 201" svg:d="M201 102c0-56-46-102-102-102-55 0-99 46-99 102 0 55 44 99 99 99 56 0 102-44 102-99z">
          <text:p/>
        </draw:path>
        <draw:path draw:style-name="gr2" draw:text-style-name="P2" draw:layer="layout" svg:width="0.2cm" svg:height="0.2cm" svg:x="4.9cm" svg:y="11.839cm" svg:viewBox="0 0 201 201" svg:d="M201 102c0-56-46-102-102-102-55 0-99 46-99 102 0 55 44 99 99 99 56 0 102-44 102-99z">
          <text:p/>
        </draw:path>
        <draw:path draw:style-name="gr1" draw:text-style-name="P1" draw:layer="layout" svg:width="0.2cm" svg:height="0.2cm" svg:x="5.899cm" svg:y="11.839cm" svg:viewBox="0 0 201 201" svg:d="M201 102c0-56-45-102-100-102-56 0-101 46-101 102 0 55 45 99 101 99 55 0 100-44 100-99z">
          <text:p/>
        </draw:path>
        <draw:path draw:style-name="gr2" draw:text-style-name="P2" draw:layer="layout" svg:width="0.2cm" svg:height="0.2cm" svg:x="5.899cm" svg:y="11.839cm" svg:viewBox="0 0 201 201" svg:d="M201 102c0-56-45-102-100-102-56 0-101 46-101 102 0 55 45 99 101 99 55 0 100-44 100-99z">
          <text:p/>
        </draw:path>
        <draw:path draw:style-name="gr1" draw:text-style-name="P1" draw:layer="layout" svg:width="0.2cm" svg:height="0.2cm" svg:x="6.9cm" svg:y="11.839cm" svg:viewBox="0 0 201 201" svg:d="M201 102c0-56-46-102-102-102-55 0-99 46-99 102 0 55 44 99 99 99 56 0 102-44 102-99z">
          <text:p/>
        </draw:path>
        <draw:path draw:style-name="gr2" draw:text-style-name="P2" draw:layer="layout" svg:width="0.2cm" svg:height="0.2cm" svg:x="6.9cm" svg:y="11.839cm" svg:viewBox="0 0 201 201" svg:d="M201 102c0-56-46-102-102-102-55 0-99 46-99 102 0 55 44 99 99 99 56 0 102-44 102-99z">
          <text:p/>
        </draw:path>
        <draw:path draw:style-name="gr1" draw:text-style-name="P1" draw:layer="layout" svg:width="0.2cm" svg:height="0.2cm" svg:x="7.899cm" svg:y="11.839cm" svg:viewBox="0 0 201 201" svg:d="M201 102c0-56-45-102-100-102-56 0-101 46-101 102 0 55 45 99 101 99 55 0 100-44 100-99z">
          <text:p/>
        </draw:path>
        <draw:path draw:style-name="gr2" draw:text-style-name="P2" draw:layer="layout" svg:width="0.2cm" svg:height="0.2cm" svg:x="7.899cm" svg:y="11.839cm" svg:viewBox="0 0 201 201" svg:d="M201 102c0-56-45-102-100-102-56 0-101 46-101 102 0 55 45 99 101 99 55 0 100-44 100-99z">
          <text:p/>
        </draw:path>
        <draw:path draw:style-name="gr1" draw:text-style-name="P1" draw:layer="layout" svg:width="0.2cm" svg:height="0.2cm" svg:x="8.9cm" svg:y="11.839cm" svg:viewBox="0 0 201 201" svg:d="M201 102c0-56-45-102-102-102-55 0-99 46-99 102 0 55 44 99 99 99 57 0 102-44 102-99z">
          <text:p/>
        </draw:path>
        <draw:path draw:style-name="gr2" draw:text-style-name="P2" draw:layer="layout" svg:width="0.2cm" svg:height="0.2cm" svg:x="8.9cm" svg:y="11.839cm" svg:viewBox="0 0 201 201" svg:d="M201 102c0-56-45-102-102-102-55 0-99 46-99 102 0 55 44 99 99 99 57 0 102-44 102-99z">
          <text:p/>
        </draw:path>
        <draw:path draw:style-name="gr1" draw:text-style-name="P1" draw:layer="layout" svg:width="0.199cm" svg:height="0.2cm" svg:x="9.9cm" svg:y="11.839cm" svg:viewBox="0 0 200 201" svg:d="M200 102c0-56-44-102-100-102s-100 46-100 102c0 55 44 99 100 99s100-44 100-99z">
          <text:p/>
        </draw:path>
        <draw:path draw:style-name="gr2" draw:text-style-name="P2" draw:layer="layout" svg:width="0.199cm" svg:height="0.2cm" svg:x="9.9cm" svg:y="11.839cm" svg:viewBox="0 0 200 201" svg:d="M200 102c0-56-44-102-100-102s-100 46-100 102c0 55 44 99 100 99s100-44 100-99z">
          <text:p/>
        </draw:path>
        <draw:path draw:style-name="gr1" draw:text-style-name="P1" draw:layer="layout" svg:width="0.201cm" svg:height="0.2cm" svg:x="10.899cm" svg:y="11.839cm" svg:viewBox="0 0 202 201" svg:d="M202 102c0-56-45-102-101-102-55 0-101 46-101 102 0 55 46 99 101 99 56 0 101-44 101-99z">
          <text:p/>
        </draw:path>
        <draw:path draw:style-name="gr2" draw:text-style-name="P2" draw:layer="layout" svg:width="0.201cm" svg:height="0.2cm" svg:x="10.899cm" svg:y="11.839cm" svg:viewBox="0 0 202 201" svg:d="M202 102c0-56-45-102-101-102-55 0-101 46-101 102 0 55 46 99 101 99 56 0 101-44 101-99z">
          <text:p/>
        </draw:path>
        <draw:path draw:style-name="gr1" draw:text-style-name="P1" draw:layer="layout" svg:width="0.199cm" svg:height="0.2cm" svg:x="11.9cm" svg:y="11.839cm" svg:viewBox="0 0 200 201" svg:d="M200 102c0-56-44-102-101-102-55 0-99 46-99 102 0 55 44 99 99 99 57 0 101-44 101-99z">
          <text:p/>
        </draw:path>
        <draw:path draw:style-name="gr2" draw:text-style-name="P2" draw:layer="layout" svg:width="0.199cm" svg:height="0.2cm" svg:x="11.9cm" svg:y="11.839cm" svg:viewBox="0 0 200 201" svg:d="M200 102c0-56-44-102-101-102-55 0-99 46-99 102 0 55 44 99 99 99 57 0 101-44 101-99z">
          <text:p/>
        </draw:path>
        <draw:path draw:style-name="gr1" draw:text-style-name="P1" draw:layer="layout" svg:width="0.201cm" svg:height="0.2cm" svg:x="12.899cm" svg:y="11.839cm" svg:viewBox="0 0 202 201" svg:d="M202 102c0-56-45-102-100-102-56 0-102 46-102 102 0 55 46 99 102 99 55 0 100-44 100-99z">
          <text:p/>
        </draw:path>
        <draw:path draw:style-name="gr2" draw:text-style-name="P2" draw:layer="layout" svg:width="0.201cm" svg:height="0.2cm" svg:x="12.899cm" svg:y="11.839cm" svg:viewBox="0 0 202 201" svg:d="M202 102c0-56-45-102-100-102-56 0-102 46-102 102 0 55 46 99 102 99 55 0 100-44 100-99z">
          <text:p/>
        </draw:path>
        <draw:path draw:style-name="gr1" draw:text-style-name="P1" draw:layer="layout" svg:width="0.199cm" svg:height="0.2cm" svg:x="13.9cm" svg:y="11.839cm" svg:viewBox="0 0 200 201" svg:d="M200 102c0-56-44-102-101-102-55 0-99 46-99 102 0 55 44 99 99 99 57 0 101-44 101-99z">
          <text:p/>
        </draw:path>
        <draw:path draw:style-name="gr2" draw:text-style-name="P2" draw:layer="layout" svg:width="0.199cm" svg:height="0.2cm" svg:x="13.9cm" svg:y="11.839cm" svg:viewBox="0 0 200 201" svg:d="M200 102c0-56-44-102-101-102-55 0-99 46-99 102 0 55 44 99 99 99 57 0 101-44 101-99z">
          <text:p/>
        </draw:path>
        <draw:path draw:style-name="gr1" draw:text-style-name="P1" draw:layer="layout" svg:width="0.201cm" svg:height="0.2cm" svg:x="14.899cm" svg:y="11.839cm" svg:viewBox="0 0 202 201" svg:d="M202 102c0-56-45-102-100-102-56 0-102 46-102 102 0 55 46 99 102 99 55 0 100-44 100-99z">
          <text:p/>
        </draw:path>
        <draw:path draw:style-name="gr2" draw:text-style-name="P2" draw:layer="layout" svg:width="0.201cm" svg:height="0.2cm" svg:x="14.899cm" svg:y="11.839cm" svg:viewBox="0 0 202 201" svg:d="M202 102c0-56-45-102-100-102-56 0-102 46-102 102 0 55 46 99 102 99 55 0 100-44 100-99z">
          <text:p/>
        </draw:path>
        <draw:path draw:style-name="gr1" draw:text-style-name="P1" draw:layer="layout" svg:width="0.2cm" svg:height="0.2cm" svg:x="15.9cm" svg:y="11.839cm" svg:viewBox="0 0 201 201" svg:d="M201 102c0-56-45-102-102-102-55 0-99 46-99 102 0 55 44 99 99 99 57 0 102-44 102-99z">
          <text:p/>
        </draw:path>
        <draw:path draw:style-name="gr2" draw:text-style-name="P2" draw:layer="layout" svg:width="0.2cm" svg:height="0.2cm" svg:x="15.9cm" svg:y="11.839cm" svg:viewBox="0 0 201 201" svg:d="M201 102c0-56-45-102-102-102-55 0-99 46-99 102 0 55 44 99 99 99 57 0 102-44 102-99z">
          <text:p/>
        </draw:path>
        <draw:path draw:style-name="gr1" draw:text-style-name="P1" draw:layer="layout" svg:width="0.2cm" svg:height="0.2cm" svg:x="16.899cm" svg:y="11.839cm" svg:viewBox="0 0 201 201" svg:d="M201 102c0-56-44-102-100-102s-101 46-101 102c0 55 45 99 101 99s100-44 100-99z">
          <text:p/>
        </draw:path>
        <draw:path draw:style-name="gr2" draw:text-style-name="P2" draw:layer="layout" svg:width="0.2cm" svg:height="0.2cm" svg:x="16.899cm" svg:y="11.839cm" svg:viewBox="0 0 201 201" svg:d="M201 102c0-56-44-102-100-102s-101 46-101 102c0 55 45 99 101 99s100-44 100-99z">
          <text:p/>
        </draw:path>
        <draw:path draw:style-name="gr1" draw:text-style-name="P1" draw:layer="layout" svg:width="0.2cm" svg:height="0.2cm" svg:x="18.899cm" svg:y="11.839cm" svg:viewBox="0 0 201 201" svg:d="M201 102c0-56-44-102-100-102s-101 46-101 102c0 55 45 99 101 99s100-44 100-99z">
          <text:p/>
        </draw:path>
        <draw:path draw:style-name="gr2" draw:text-style-name="P2" draw:layer="layout" svg:width="0.2cm" svg:height="0.2cm" svg:x="18.899cm" svg:y="11.839cm" svg:viewBox="0 0 201 201" svg:d="M201 102c0-56-44-102-100-102s-101 46-101 102c0 55 45 99 101 99s100-44 100-99z">
          <text:p/>
        </draw:path>
        <draw:path draw:style-name="gr1" draw:text-style-name="P1" draw:layer="layout" svg:width="0.2cm" svg:height="0.2cm" svg:x="19.9cm" svg:y="11.839cm" svg:viewBox="0 0 201 201" svg:d="M201 102c0-56-45-102-102-102-55 0-99 46-99 102 0 55 44 99 99 99 57 0 102-44 102-99z">
          <text:p/>
        </draw:path>
        <draw:path draw:style-name="gr2" draw:text-style-name="P2" draw:layer="layout" svg:width="0.2cm" svg:height="0.2cm" svg:x="19.9cm" svg:y="11.839cm" svg:viewBox="0 0 201 201" svg:d="M201 102c0-56-45-102-102-102-55 0-99 46-99 102 0 55 44 99 99 99 57 0 102-44 102-99z">
          <text:p/>
        </draw:path>
        <draw:path draw:style-name="gr1" draw:text-style-name="P1" draw:layer="layout" svg:width="0.202cm" svg:height="0.2cm" svg:x="3.899cm" svg:y="10.84cm" svg:viewBox="0 0 203 201" svg:d="M203 100c0-55-46-100-101-100-56 0-102 45-102 100 0 56 46 101 102 101 55 0 101-45 101-101z">
          <text:p/>
        </draw:path>
        <draw:path draw:style-name="gr2" draw:text-style-name="P2" draw:layer="layout" svg:width="0.202cm" svg:height="0.2cm" svg:x="3.899cm" svg:y="10.84cm" svg:viewBox="0 0 203 201" svg:d="M203 100c0-55-46-100-101-100-56 0-102 45-102 100 0 56 46 101 102 101 55 0 101-45 101-101z">
          <text:p/>
        </draw:path>
        <draw:path draw:style-name="gr1" draw:text-style-name="P1" draw:layer="layout" svg:width="0.2cm" svg:height="0.2cm" svg:x="4.9cm" svg:y="10.84cm" svg:viewBox="0 0 201 201" svg:d="M201 100c0-55-46-100-102-100-55 0-99 45-99 100 0 56 44 101 99 101 56 0 102-45 102-101z">
          <text:p/>
        </draw:path>
        <draw:path draw:style-name="gr2" draw:text-style-name="P2" draw:layer="layout" svg:width="0.2cm" svg:height="0.2cm" svg:x="4.9cm" svg:y="10.84cm" svg:viewBox="0 0 201 201" svg:d="M201 100c0-55-46-100-102-100-55 0-99 45-99 100 0 56 44 101 99 101 56 0 102-45 102-101z">
          <text:p/>
        </draw:path>
        <draw:path draw:style-name="gr1" draw:text-style-name="P1" draw:layer="layout" svg:width="0.2cm" svg:height="0.2cm" svg:x="5.899cm" svg:y="10.84cm" svg:viewBox="0 0 201 201" svg:d="M201 100c0-55-45-100-100-100-56 0-101 45-101 100 0 56 45 101 101 101 55 0 100-45 100-101z">
          <text:p/>
        </draw:path>
        <draw:path draw:style-name="gr2" draw:text-style-name="P2" draw:layer="layout" svg:width="0.2cm" svg:height="0.2cm" svg:x="5.899cm" svg:y="10.84cm" svg:viewBox="0 0 201 201" svg:d="M201 100c0-55-45-100-100-100-56 0-101 45-101 100 0 56 45 101 101 101 55 0 100-45 100-101z">
          <text:p/>
        </draw:path>
        <draw:path draw:style-name="gr1" draw:text-style-name="P1" draw:layer="layout" svg:width="0.2cm" svg:height="0.2cm" svg:x="6.9cm" svg:y="10.84cm" svg:viewBox="0 0 201 201" svg:d="M201 100c0-55-46-100-102-100-55 0-99 45-99 100 0 56 44 101 99 101 56 0 102-45 102-101z">
          <text:p/>
        </draw:path>
        <draw:path draw:style-name="gr2" draw:text-style-name="P2" draw:layer="layout" svg:width="0.2cm" svg:height="0.2cm" svg:x="6.9cm" svg:y="10.84cm" svg:viewBox="0 0 201 201" svg:d="M201 100c0-55-46-100-102-100-55 0-99 45-99 100 0 56 44 101 99 101 56 0 102-45 102-101z">
          <text:p/>
        </draw:path>
        <draw:path draw:style-name="gr1" draw:text-style-name="P1" draw:layer="layout" svg:width="0.2cm" svg:height="0.2cm" svg:x="7.899cm" svg:y="10.84cm" svg:viewBox="0 0 201 201" svg:d="M201 100c0-55-45-100-100-100-56 0-101 45-101 100 0 56 45 101 101 101 55 0 100-45 100-101z">
          <text:p/>
        </draw:path>
        <draw:path draw:style-name="gr2" draw:text-style-name="P2" draw:layer="layout" svg:width="0.2cm" svg:height="0.2cm" svg:x="7.899cm" svg:y="10.84cm" svg:viewBox="0 0 201 201" svg:d="M201 100c0-55-45-100-100-100-56 0-101 45-101 100 0 56 45 101 101 101 55 0 100-45 100-101z">
          <text:p/>
        </draw:path>
        <draw:path draw:style-name="gr1" draw:text-style-name="P1" draw:layer="layout" svg:width="0.2cm" svg:height="0.2cm" svg:x="8.9cm" svg:y="10.84cm" svg:viewBox="0 0 201 201" svg:d="M201 100c0-55-45-100-102-100-55 0-99 45-99 100 0 56 44 101 99 101 57 0 102-45 102-101z">
          <text:p/>
        </draw:path>
        <draw:path draw:style-name="gr2" draw:text-style-name="P2" draw:layer="layout" svg:width="0.2cm" svg:height="0.2cm" svg:x="8.9cm" svg:y="10.84cm" svg:viewBox="0 0 201 201" svg:d="M201 100c0-55-45-100-102-100-55 0-99 45-99 100 0 56 44 101 99 101 57 0 102-45 102-101z">
          <text:p/>
        </draw:path>
        <draw:path draw:style-name="gr1" draw:text-style-name="P1" draw:layer="layout" svg:width="0.199cm" svg:height="0.2cm" svg:x="9.9cm" svg:y="10.84cm" svg:viewBox="0 0 200 201" svg:d="M200 100c0-55-44-100-100-100s-100 45-100 100c0 56 44 101 100 101s100-45 100-101z">
          <text:p/>
        </draw:path>
        <draw:path draw:style-name="gr2" draw:text-style-name="P2" draw:layer="layout" svg:width="0.199cm" svg:height="0.2cm" svg:x="9.9cm" svg:y="10.84cm" svg:viewBox="0 0 200 201" svg:d="M200 100c0-55-44-100-100-100s-100 45-100 100c0 56 44 101 100 101s100-45 100-101z">
          <text:p/>
        </draw:path>
        <draw:path draw:style-name="gr1" draw:text-style-name="P1" draw:layer="layout" svg:width="0.201cm" svg:height="0.2cm" svg:x="10.899cm" svg:y="10.84cm" svg:viewBox="0 0 202 201" svg:d="M202 100c0-55-45-100-101-100-55 0-101 45-101 100 0 56 46 101 101 101 56 0 101-45 101-101z">
          <text:p/>
        </draw:path>
        <draw:path draw:style-name="gr2" draw:text-style-name="P2" draw:layer="layout" svg:width="0.201cm" svg:height="0.2cm" svg:x="10.899cm" svg:y="10.84cm" svg:viewBox="0 0 202 201" svg:d="M202 100c0-55-45-100-101-100-55 0-101 45-101 100 0 56 46 101 101 101 56 0 101-45 101-101z">
          <text:p/>
        </draw:path>
        <draw:path draw:style-name="gr1" draw:text-style-name="P1" draw:layer="layout" svg:width="0.199cm" svg:height="0.2cm" svg:x="11.9cm" svg:y="10.84cm" svg:viewBox="0 0 200 201" svg:d="M200 100c0-55-44-100-101-100-55 0-99 45-99 100 0 56 44 101 99 101 57 0 101-45 101-101z">
          <text:p/>
        </draw:path>
        <draw:path draw:style-name="gr2" draw:text-style-name="P2" draw:layer="layout" svg:width="0.199cm" svg:height="0.2cm" svg:x="11.9cm" svg:y="10.84cm" svg:viewBox="0 0 200 201" svg:d="M200 100c0-55-44-100-101-100-55 0-99 45-99 100 0 56 44 101 99 101 57 0 101-45 101-101z">
          <text:p/>
        </draw:path>
        <draw:path draw:style-name="gr1" draw:text-style-name="P1" draw:layer="layout" svg:width="0.201cm" svg:height="0.2cm" svg:x="12.899cm" svg:y="10.84cm" svg:viewBox="0 0 202 201" svg:d="M202 100c0-55-45-100-100-100-56 0-102 45-102 100 0 56 46 101 102 101 55 0 100-45 100-101z">
          <text:p/>
        </draw:path>
        <draw:path draw:style-name="gr2" draw:text-style-name="P2" draw:layer="layout" svg:width="0.201cm" svg:height="0.2cm" svg:x="12.899cm" svg:y="10.84cm" svg:viewBox="0 0 202 201" svg:d="M202 100c0-55-45-100-100-100-56 0-102 45-102 100 0 56 46 101 102 101 55 0 100-45 100-101z">
          <text:p/>
        </draw:path>
        <draw:path draw:style-name="gr1" draw:text-style-name="P1" draw:layer="layout" svg:width="0.199cm" svg:height="0.2cm" svg:x="13.9cm" svg:y="10.84cm" svg:viewBox="0 0 200 201" svg:d="M200 100c0-55-44-100-101-100-55 0-99 45-99 100 0 56 44 101 99 101 57 0 101-45 101-101z">
          <text:p/>
        </draw:path>
        <draw:path draw:style-name="gr2" draw:text-style-name="P2" draw:layer="layout" svg:width="0.199cm" svg:height="0.2cm" svg:x="13.9cm" svg:y="10.84cm" svg:viewBox="0 0 200 201" svg:d="M200 100c0-55-44-100-101-100-55 0-99 45-99 100 0 56 44 101 99 101 57 0 101-45 101-101z">
          <text:p/>
        </draw:path>
        <draw:path draw:style-name="gr1" draw:text-style-name="P1" draw:layer="layout" svg:width="0.201cm" svg:height="0.2cm" svg:x="14.899cm" svg:y="10.84cm" svg:viewBox="0 0 202 201" svg:d="M202 100c0-55-45-100-100-100-56 0-102 45-102 100 0 56 46 101 102 101 55 0 100-45 100-101z">
          <text:p/>
        </draw:path>
        <draw:path draw:style-name="gr2" draw:text-style-name="P2" draw:layer="layout" svg:width="0.201cm" svg:height="0.2cm" svg:x="14.899cm" svg:y="10.84cm" svg:viewBox="0 0 202 201" svg:d="M202 100c0-55-45-100-100-100-56 0-102 45-102 100 0 56 46 101 102 101 55 0 100-45 100-101z">
          <text:p/>
        </draw:path>
        <draw:path draw:style-name="gr1" draw:text-style-name="P1" draw:layer="layout" svg:width="0.2cm" svg:height="0.2cm" svg:x="15.9cm" svg:y="10.84cm" svg:viewBox="0 0 201 201" svg:d="M201 100c0-55-45-100-102-100-55 0-99 45-99 100 0 56 44 101 99 101 57 0 102-45 102-101z">
          <text:p/>
        </draw:path>
        <draw:path draw:style-name="gr2" draw:text-style-name="P2" draw:layer="layout" svg:width="0.2cm" svg:height="0.2cm" svg:x="15.9cm" svg:y="10.84cm" svg:viewBox="0 0 201 201" svg:d="M201 100c0-55-45-100-102-100-55 0-99 45-99 100 0 56 44 101 99 101 57 0 102-45 102-101z">
          <text:p/>
        </draw:path>
        <draw:path draw:style-name="gr1" draw:text-style-name="P1" draw:layer="layout" svg:width="0.2cm" svg:height="0.2cm" svg:x="16.899cm" svg:y="10.84cm" svg:viewBox="0 0 201 201" svg:d="M201 100c0-55-44-100-100-100s-101 45-101 100c0 56 45 101 101 101s100-45 100-101z">
          <text:p/>
        </draw:path>
        <draw:path draw:style-name="gr2" draw:text-style-name="P2" draw:layer="layout" svg:width="0.2cm" svg:height="0.2cm" svg:x="16.899cm" svg:y="10.84cm" svg:viewBox="0 0 201 201" svg:d="M201 100c0-55-44-100-100-100s-101 45-101 100c0 56 45 101 101 101s100-45 100-101z">
          <text:p/>
        </draw:path>
        <draw:path draw:style-name="gr1" draw:text-style-name="P1" draw:layer="layout" svg:width="0.2cm" svg:height="0.2cm" svg:x="18.899cm" svg:y="10.84cm" svg:viewBox="0 0 201 201" svg:d="M201 100c0-55-44-100-100-100s-101 45-101 100c0 56 45 101 101 101s100-45 100-101z">
          <text:p/>
        </draw:path>
        <draw:path draw:style-name="gr2" draw:text-style-name="P2" draw:layer="layout" svg:width="0.2cm" svg:height="0.2cm" svg:x="18.899cm" svg:y="10.84cm" svg:viewBox="0 0 201 201" svg:d="M201 100c0-55-44-100-100-100s-101 45-101 100c0 56 45 101 101 101s100-45 100-101z">
          <text:p/>
        </draw:path>
        <draw:path draw:style-name="gr1" draw:text-style-name="P1" draw:layer="layout" svg:width="0.2cm" svg:height="0.2cm" svg:x="19.9cm" svg:y="10.84cm" svg:viewBox="0 0 201 201" svg:d="M201 100c0-55-45-100-102-100-55 0-99 45-99 100 0 56 44 101 99 101 57 0 102-45 102-101z">
          <text:p/>
        </draw:path>
        <draw:path draw:style-name="gr2" draw:text-style-name="P2" draw:layer="layout" svg:width="0.2cm" svg:height="0.2cm" svg:x="19.9cm" svg:y="10.84cm" svg:viewBox="0 0 201 201" svg:d="M201 100c0-55-45-100-102-100-55 0-99 45-99 100 0 56 44 101 99 101 57 0 102-45 102-101z">
          <text:p/>
        </draw:path>
        <draw:path draw:style-name="gr1" draw:text-style-name="P1" draw:layer="layout" svg:width="0.2cm" svg:height="0.2cm" svg:x="0.899cm" svg:y="9.839cm" svg:viewBox="0 0 201 201" svg:d="M201 102c0-56-44-102-99-102-56 0-102 46-102 102 0 55 46 99 102 99 55 0 99-44 99-99z">
          <text:p/>
        </draw:path>
        <draw:path draw:style-name="gr2" draw:text-style-name="P2" draw:layer="layout" svg:width="0.2cm" svg:height="0.2cm" svg:x="0.899cm" svg:y="9.839cm" svg:viewBox="0 0 201 201" svg:d="M201 102c0-56-44-102-99-102-56 0-102 46-102 102 0 55 46 99 102 99 55 0 99-44 99-99z">
          <text:p/>
        </draw:path>
        <draw:path draw:style-name="gr1" draw:text-style-name="P1" draw:layer="layout" svg:width="0.201cm" svg:height="0.2cm" svg:x="1.9cm" svg:y="9.839cm" svg:viewBox="0 0 202 201" svg:d="M202 102c0-56-46-102-102-102-55 0-100 46-100 102 0 55 45 99 100 99 56 0 102-44 102-99z">
          <text:p/>
        </draw:path>
        <draw:path draw:style-name="gr2" draw:text-style-name="P2" draw:layer="layout" svg:width="0.201cm" svg:height="0.2cm" svg:x="1.9cm" svg:y="9.839cm" svg:viewBox="0 0 202 201" svg:d="M202 102c0-56-46-102-102-102-55 0-100 46-100 102 0 55 45 99 100 99 56 0 102-44 102-99z">
          <text:p/>
        </draw:path>
        <draw:path draw:style-name="gr1" draw:text-style-name="P1" draw:layer="layout" svg:width="0.202cm" svg:height="0.2cm" svg:x="3.899cm" svg:y="9.839cm" svg:viewBox="0 0 203 201" svg:d="M203 102c0-56-46-102-101-102-56 0-102 46-102 102 0 55 46 99 102 99 55 0 101-44 101-99z">
          <text:p/>
        </draw:path>
        <draw:path draw:style-name="gr2" draw:text-style-name="P2" draw:layer="layout" svg:width="0.202cm" svg:height="0.2cm" svg:x="3.899cm" svg:y="9.839cm" svg:viewBox="0 0 203 201" svg:d="M203 102c0-56-46-102-101-102-56 0-102 46-102 102 0 55 46 99 102 99 55 0 101-44 101-99z">
          <text:p/>
        </draw:path>
        <draw:path draw:style-name="gr1" draw:text-style-name="P1" draw:layer="layout" svg:width="0.2cm" svg:height="0.2cm" svg:x="4.9cm" svg:y="9.839cm" svg:viewBox="0 0 201 201" svg:d="M201 102c0-56-46-102-102-102-55 0-99 46-99 102 0 55 44 99 99 99 56 0 102-44 102-99z">
          <text:p/>
        </draw:path>
        <draw:path draw:style-name="gr2" draw:text-style-name="P2" draw:layer="layout" svg:width="0.2cm" svg:height="0.2cm" svg:x="4.9cm" svg:y="9.839cm" svg:viewBox="0 0 201 201" svg:d="M201 102c0-56-46-102-102-102-55 0-99 46-99 102 0 55 44 99 99 99 56 0 102-44 102-99z">
          <text:p/>
        </draw:path>
        <draw:path draw:style-name="gr1" draw:text-style-name="P1" draw:layer="layout" svg:width="0.2cm" svg:height="0.2cm" svg:x="5.899cm" svg:y="9.839cm" svg:viewBox="0 0 201 201" svg:d="M201 102c0-56-45-102-100-102-56 0-101 46-101 102 0 55 45 99 101 99 55 0 100-44 100-99z">
          <text:p/>
        </draw:path>
        <draw:path draw:style-name="gr2" draw:text-style-name="P2" draw:layer="layout" svg:width="0.2cm" svg:height="0.2cm" svg:x="5.899cm" svg:y="9.839cm" svg:viewBox="0 0 201 201" svg:d="M201 102c0-56-45-102-100-102-56 0-101 46-101 102 0 55 45 99 101 99 55 0 100-44 100-99z">
          <text:p/>
        </draw:path>
        <draw:path draw:style-name="gr1" draw:text-style-name="P1" draw:layer="layout" svg:width="0.2cm" svg:height="0.2cm" svg:x="6.9cm" svg:y="9.839cm" svg:viewBox="0 0 201 201" svg:d="M201 102c0-56-46-102-102-102-55 0-99 46-99 102 0 55 44 99 99 99 56 0 102-44 102-99z">
          <text:p/>
        </draw:path>
        <draw:path draw:style-name="gr2" draw:text-style-name="P2" draw:layer="layout" svg:width="0.2cm" svg:height="0.2cm" svg:x="6.9cm" svg:y="9.839cm" svg:viewBox="0 0 201 201" svg:d="M201 102c0-56-46-102-102-102-55 0-99 46-99 102 0 55 44 99 99 99 56 0 102-44 102-99z">
          <text:p/>
        </draw:path>
        <draw:path draw:style-name="gr1" draw:text-style-name="P1" draw:layer="layout" svg:width="0.2cm" svg:height="0.2cm" svg:x="7.899cm" svg:y="9.839cm" svg:viewBox="0 0 201 201" svg:d="M201 102c0-56-45-102-100-102-56 0-101 46-101 102 0 55 45 99 101 99 55 0 100-44 100-99z">
          <text:p/>
        </draw:path>
        <draw:path draw:style-name="gr2" draw:text-style-name="P2" draw:layer="layout" svg:width="0.2cm" svg:height="0.2cm" svg:x="7.899cm" svg:y="9.839cm" svg:viewBox="0 0 201 201" svg:d="M201 102c0-56-45-102-100-102-56 0-101 46-101 102 0 55 45 99 101 99 55 0 100-44 100-99z">
          <text:p/>
        </draw:path>
        <draw:path draw:style-name="gr1" draw:text-style-name="P1" draw:layer="layout" svg:width="0.2cm" svg:height="0.2cm" svg:x="8.9cm" svg:y="9.839cm" svg:viewBox="0 0 201 201" svg:d="M201 102c0-56-45-102-102-102-55 0-99 46-99 102 0 55 44 99 99 99 57 0 102-44 102-99z">
          <text:p/>
        </draw:path>
        <draw:path draw:style-name="gr2" draw:text-style-name="P2" draw:layer="layout" svg:width="0.2cm" svg:height="0.2cm" svg:x="8.9cm" svg:y="9.839cm" svg:viewBox="0 0 201 201" svg:d="M201 102c0-56-45-102-102-102-55 0-99 46-99 102 0 55 44 99 99 99 57 0 102-44 102-99z">
          <text:p/>
        </draw:path>
        <draw:path draw:style-name="gr1" draw:text-style-name="P1" draw:layer="layout" svg:width="0.199cm" svg:height="0.2cm" svg:x="9.9cm" svg:y="9.839cm" svg:viewBox="0 0 200 201" svg:d="M200 102c0-56-44-102-100-102s-100 46-100 102c0 55 44 99 100 99s100-44 100-99z">
          <text:p/>
        </draw:path>
        <draw:path draw:style-name="gr2" draw:text-style-name="P2" draw:layer="layout" svg:width="0.199cm" svg:height="0.2cm" svg:x="9.9cm" svg:y="9.839cm" svg:viewBox="0 0 200 201" svg:d="M200 102c0-56-44-102-100-102s-100 46-100 102c0 55 44 99 100 99s100-44 100-99z">
          <text:p/>
        </draw:path>
        <draw:path draw:style-name="gr1" draw:text-style-name="P1" draw:layer="layout" svg:width="0.201cm" svg:height="0.2cm" svg:x="10.899cm" svg:y="9.839cm" svg:viewBox="0 0 202 201" svg:d="M202 102c0-56-45-102-101-102-55 0-101 46-101 102 0 55 46 99 101 99 56 0 101-44 101-99z">
          <text:p/>
        </draw:path>
        <draw:path draw:style-name="gr2" draw:text-style-name="P2" draw:layer="layout" svg:width="0.201cm" svg:height="0.2cm" svg:x="10.899cm" svg:y="9.839cm" svg:viewBox="0 0 202 201" svg:d="M202 102c0-56-45-102-101-102-55 0-101 46-101 102 0 55 46 99 101 99 56 0 101-44 101-99z">
          <text:p/>
        </draw:path>
        <draw:path draw:style-name="gr1" draw:text-style-name="P1" draw:layer="layout" svg:width="0.199cm" svg:height="0.2cm" svg:x="11.9cm" svg:y="9.839cm" svg:viewBox="0 0 200 201" svg:d="M200 102c0-56-44-102-101-102-55 0-99 46-99 102 0 55 44 99 99 99 57 0 101-44 101-99z">
          <text:p/>
        </draw:path>
        <draw:path draw:style-name="gr2" draw:text-style-name="P2" draw:layer="layout" svg:width="0.199cm" svg:height="0.2cm" svg:x="11.9cm" svg:y="9.839cm" svg:viewBox="0 0 200 201" svg:d="M200 102c0-56-44-102-101-102-55 0-99 46-99 102 0 55 44 99 99 99 57 0 101-44 101-99z">
          <text:p/>
        </draw:path>
        <draw:path draw:style-name="gr1" draw:text-style-name="P1" draw:layer="layout" svg:width="0.201cm" svg:height="0.2cm" svg:x="12.899cm" svg:y="9.839cm" svg:viewBox="0 0 202 201" svg:d="M202 102c0-56-45-102-100-102-56 0-102 46-102 102 0 55 46 99 102 99 55 0 100-44 100-99z">
          <text:p/>
        </draw:path>
        <draw:path draw:style-name="gr2" draw:text-style-name="P2" draw:layer="layout" svg:width="0.201cm" svg:height="0.2cm" svg:x="12.899cm" svg:y="9.839cm" svg:viewBox="0 0 202 201" svg:d="M202 102c0-56-45-102-100-102-56 0-102 46-102 102 0 55 46 99 102 99 55 0 100-44 100-99z">
          <text:p/>
        </draw:path>
        <draw:path draw:style-name="gr1" draw:text-style-name="P1" draw:layer="layout" svg:width="0.199cm" svg:height="0.2cm" svg:x="13.9cm" svg:y="9.839cm" svg:viewBox="0 0 200 201" svg:d="M200 102c0-56-44-102-101-102-55 0-99 46-99 102 0 55 44 99 99 99 57 0 101-44 101-99z">
          <text:p/>
        </draw:path>
        <draw:path draw:style-name="gr2" draw:text-style-name="P2" draw:layer="layout" svg:width="0.199cm" svg:height="0.2cm" svg:x="13.9cm" svg:y="9.839cm" svg:viewBox="0 0 200 201" svg:d="M200 102c0-56-44-102-101-102-55 0-99 46-99 102 0 55 44 99 99 99 57 0 101-44 101-99z">
          <text:p/>
        </draw:path>
        <draw:path draw:style-name="gr1" draw:text-style-name="P1" draw:layer="layout" svg:width="0.201cm" svg:height="0.2cm" svg:x="14.899cm" svg:y="9.839cm" svg:viewBox="0 0 202 201" svg:d="M202 102c0-56-45-102-100-102-56 0-102 46-102 102 0 55 46 99 102 99 55 0 100-44 100-99z">
          <text:p/>
        </draw:path>
        <draw:path draw:style-name="gr2" draw:text-style-name="P2" draw:layer="layout" svg:width="0.201cm" svg:height="0.2cm" svg:x="14.899cm" svg:y="9.839cm" svg:viewBox="0 0 202 201" svg:d="M202 102c0-56-45-102-100-102-56 0-102 46-102 102 0 55 46 99 102 99 55 0 100-44 100-99z">
          <text:p/>
        </draw:path>
        <draw:path draw:style-name="gr1" draw:text-style-name="P1" draw:layer="layout" svg:width="0.2cm" svg:height="0.2cm" svg:x="15.9cm" svg:y="9.839cm" svg:viewBox="0 0 201 201" svg:d="M201 102c0-56-45-102-102-102-55 0-99 46-99 102 0 55 44 99 99 99 57 0 102-44 102-99z">
          <text:p/>
        </draw:path>
        <draw:path draw:style-name="gr2" draw:text-style-name="P2" draw:layer="layout" svg:width="0.2cm" svg:height="0.2cm" svg:x="15.9cm" svg:y="9.839cm" svg:viewBox="0 0 201 201" svg:d="M201 102c0-56-45-102-102-102-55 0-99 46-99 102 0 55 44 99 99 99 57 0 102-44 102-99z">
          <text:p/>
        </draw:path>
        <draw:path draw:style-name="gr1" draw:text-style-name="P1" draw:layer="layout" svg:width="0.2cm" svg:height="0.2cm" svg:x="16.899cm" svg:y="9.839cm" svg:viewBox="0 0 201 201" svg:d="M201 102c0-56-44-102-100-102s-101 46-101 102c0 55 45 99 101 99s100-44 100-99z">
          <text:p/>
        </draw:path>
        <draw:path draw:style-name="gr2" draw:text-style-name="P2" draw:layer="layout" svg:width="0.2cm" svg:height="0.2cm" svg:x="16.899cm" svg:y="9.839cm" svg:viewBox="0 0 201 201" svg:d="M201 102c0-56-44-102-100-102s-101 46-101 102c0 55 45 99 101 99s100-44 100-99z">
          <text:p/>
        </draw:path>
        <draw:path draw:style-name="gr1" draw:text-style-name="P1" draw:layer="layout" svg:width="0.2cm" svg:height="0.2cm" svg:x="18.899cm" svg:y="9.839cm" svg:viewBox="0 0 201 201" svg:d="M201 102c0-56-44-102-100-102s-101 46-101 102c0 55 45 99 101 99s100-44 100-99z">
          <text:p/>
        </draw:path>
        <draw:path draw:style-name="gr2" draw:text-style-name="P2" draw:layer="layout" svg:width="0.2cm" svg:height="0.2cm" svg:x="18.899cm" svg:y="9.839cm" svg:viewBox="0 0 201 201" svg:d="M201 102c0-56-44-102-100-102s-101 46-101 102c0 55 45 99 101 99s100-44 100-99z">
          <text:p/>
        </draw:path>
        <draw:path draw:style-name="gr1" draw:text-style-name="P1" draw:layer="layout" svg:width="0.2cm" svg:height="0.2cm" svg:x="19.9cm" svg:y="9.839cm" svg:viewBox="0 0 201 201" svg:d="M201 102c0-56-45-102-102-102-55 0-99 46-99 102 0 55 44 99 99 99 57 0 102-44 102-99z">
          <text:p/>
        </draw:path>
        <draw:path draw:style-name="gr2" draw:text-style-name="P2" draw:layer="layout" svg:width="0.2cm" svg:height="0.2cm" svg:x="19.9cm" svg:y="9.839cm" svg:viewBox="0 0 201 201" svg:d="M201 102c0-56-45-102-102-102-55 0-99 46-99 102 0 55 44 99 99 99 57 0 102-44 102-99z">
          <text:p/>
        </draw:path>
        <draw:path draw:style-name="gr1" draw:text-style-name="P1" draw:layer="layout" svg:width="0.2cm" svg:height="0.2cm" svg:x="0.899cm" svg:y="8.84cm" svg:viewBox="0 0 201 201" svg:d="M201 100c0-55-44-100-99-100-56 0-102 45-102 100 0 56 46 101 102 101 55 0 99-45 99-101z">
          <text:p/>
        </draw:path>
        <draw:path draw:style-name="gr2" draw:text-style-name="P2" draw:layer="layout" svg:width="0.2cm" svg:height="0.2cm" svg:x="0.899cm" svg:y="8.84cm" svg:viewBox="0 0 201 201" svg:d="M201 100c0-55-44-100-99-100-56 0-102 45-102 100 0 56 46 101 102 101 55 0 99-45 99-101z">
          <text:p/>
        </draw:path>
        <draw:path draw:style-name="gr1" draw:text-style-name="P1" draw:layer="layout" svg:width="0.201cm" svg:height="0.2cm" svg:x="1.9cm" svg:y="8.84cm" svg:viewBox="0 0 202 201" svg:d="M202 100c0-55-46-100-102-100-55 0-100 45-100 100 0 56 45 101 100 101 56 0 102-45 102-101z">
          <text:p/>
        </draw:path>
        <draw:path draw:style-name="gr2" draw:text-style-name="P2" draw:layer="layout" svg:width="0.201cm" svg:height="0.2cm" svg:x="1.9cm" svg:y="8.84cm" svg:viewBox="0 0 202 201" svg:d="M202 100c0-55-46-100-102-100-55 0-100 45-100 100 0 56 45 101 100 101 56 0 102-45 102-101z">
          <text:p/>
        </draw:path>
        <draw:path draw:style-name="gr1" draw:text-style-name="P1" draw:layer="layout" svg:width="0.202cm" svg:height="0.2cm" svg:x="3.899cm" svg:y="8.84cm" svg:viewBox="0 0 203 201" svg:d="M203 100c0-55-46-100-101-100-56 0-102 45-102 100 0 56 46 101 102 101 55 0 101-45 101-101z">
          <text:p/>
        </draw:path>
        <draw:path draw:style-name="gr2" draw:text-style-name="P2" draw:layer="layout" svg:width="0.202cm" svg:height="0.2cm" svg:x="3.899cm" svg:y="8.84cm" svg:viewBox="0 0 203 201" svg:d="M203 100c0-55-46-100-101-100-56 0-102 45-102 100 0 56 46 101 102 101 55 0 101-45 101-101z">
          <text:p/>
        </draw:path>
        <draw:path draw:style-name="gr1" draw:text-style-name="P1" draw:layer="layout" svg:width="0.2cm" svg:height="0.2cm" svg:x="4.9cm" svg:y="8.84cm" svg:viewBox="0 0 201 201" svg:d="M201 100c0-55-46-100-102-100-55 0-99 45-99 100 0 56 44 101 99 101 56 0 102-45 102-101z">
          <text:p/>
        </draw:path>
        <draw:path draw:style-name="gr2" draw:text-style-name="P2" draw:layer="layout" svg:width="0.2cm" svg:height="0.2cm" svg:x="4.9cm" svg:y="8.84cm" svg:viewBox="0 0 201 201" svg:d="M201 100c0-55-46-100-102-100-55 0-99 45-99 100 0 56 44 101 99 101 56 0 102-45 102-101z">
          <text:p/>
        </draw:path>
        <draw:path draw:style-name="gr1" draw:text-style-name="P1" draw:layer="layout" svg:width="0.2cm" svg:height="0.2cm" svg:x="5.899cm" svg:y="8.84cm" svg:viewBox="0 0 201 201" svg:d="M201 100c0-55-45-100-100-100-56 0-101 45-101 100 0 56 45 101 101 101 55 0 100-45 100-101z">
          <text:p/>
        </draw:path>
        <draw:path draw:style-name="gr2" draw:text-style-name="P2" draw:layer="layout" svg:width="0.2cm" svg:height="0.2cm" svg:x="5.899cm" svg:y="8.84cm" svg:viewBox="0 0 201 201" svg:d="M201 100c0-55-45-100-100-100-56 0-101 45-101 100 0 56 45 101 101 101 55 0 100-45 100-101z">
          <text:p/>
        </draw:path>
        <draw:path draw:style-name="gr1" draw:text-style-name="P1" draw:layer="layout" svg:width="0.2cm" svg:height="0.2cm" svg:x="6.9cm" svg:y="8.84cm" svg:viewBox="0 0 201 201" svg:d="M201 100c0-55-46-100-102-100-55 0-99 45-99 100 0 56 44 101 99 101 56 0 102-45 102-101z">
          <text:p/>
        </draw:path>
        <draw:path draw:style-name="gr2" draw:text-style-name="P2" draw:layer="layout" svg:width="0.2cm" svg:height="0.2cm" svg:x="6.9cm" svg:y="8.84cm" svg:viewBox="0 0 201 201" svg:d="M201 100c0-55-46-100-102-100-55 0-99 45-99 100 0 56 44 101 99 101 56 0 102-45 102-101z">
          <text:p/>
        </draw:path>
        <draw:path draw:style-name="gr1" draw:text-style-name="P1" draw:layer="layout" svg:width="0.2cm" svg:height="0.2cm" svg:x="7.899cm" svg:y="8.84cm" svg:viewBox="0 0 201 201" svg:d="M201 100c0-55-45-100-100-100-56 0-101 45-101 100 0 56 45 101 101 101 55 0 100-45 100-101z">
          <text:p/>
        </draw:path>
        <draw:path draw:style-name="gr2" draw:text-style-name="P2" draw:layer="layout" svg:width="0.2cm" svg:height="0.2cm" svg:x="7.899cm" svg:y="8.84cm" svg:viewBox="0 0 201 201" svg:d="M201 100c0-55-45-100-100-100-56 0-101 45-101 100 0 56 45 101 101 101 55 0 100-45 100-101z">
          <text:p/>
        </draw:path>
        <draw:path draw:style-name="gr1" draw:text-style-name="P1" draw:layer="layout" svg:width="0.2cm" svg:height="0.2cm" svg:x="8.9cm" svg:y="8.84cm" svg:viewBox="0 0 201 201" svg:d="M201 100c0-55-45-100-102-100-55 0-99 45-99 100 0 56 44 101 99 101 57 0 102-45 102-101z">
          <text:p/>
        </draw:path>
        <draw:path draw:style-name="gr2" draw:text-style-name="P2" draw:layer="layout" svg:width="0.2cm" svg:height="0.2cm" svg:x="8.9cm" svg:y="8.84cm" svg:viewBox="0 0 201 201" svg:d="M201 100c0-55-45-100-102-100-55 0-99 45-99 100 0 56 44 101 99 101 57 0 102-45 102-101z">
          <text:p/>
        </draw:path>
        <draw:path draw:style-name="gr1" draw:text-style-name="P1" draw:layer="layout" svg:width="0.199cm" svg:height="0.2cm" svg:x="9.9cm" svg:y="8.84cm" svg:viewBox="0 0 200 201" svg:d="M200 100c0-55-44-100-100-100s-100 45-100 100c0 56 44 101 100 101s100-45 100-101z">
          <text:p/>
        </draw:path>
        <draw:path draw:style-name="gr2" draw:text-style-name="P2" draw:layer="layout" svg:width="0.199cm" svg:height="0.2cm" svg:x="9.9cm" svg:y="8.84cm" svg:viewBox="0 0 200 201" svg:d="M200 100c0-55-44-100-100-100s-100 45-100 100c0 56 44 101 100 101s100-45 100-101z">
          <text:p/>
        </draw:path>
        <draw:path draw:style-name="gr1" draw:text-style-name="P1" draw:layer="layout" svg:width="0.201cm" svg:height="0.2cm" svg:x="10.899cm" svg:y="8.84cm" svg:viewBox="0 0 202 201" svg:d="M202 100c0-55-45-100-101-100-55 0-101 45-101 100 0 56 46 101 101 101 56 0 101-45 101-101z">
          <text:p/>
        </draw:path>
        <draw:path draw:style-name="gr2" draw:text-style-name="P2" draw:layer="layout" svg:width="0.201cm" svg:height="0.2cm" svg:x="10.899cm" svg:y="8.84cm" svg:viewBox="0 0 202 201" svg:d="M202 100c0-55-45-100-101-100-55 0-101 45-101 100 0 56 46 101 101 101 56 0 101-45 101-101z">
          <text:p/>
        </draw:path>
        <draw:path draw:style-name="gr1" draw:text-style-name="P1" draw:layer="layout" svg:width="0.199cm" svg:height="0.2cm" svg:x="11.9cm" svg:y="8.84cm" svg:viewBox="0 0 200 201" svg:d="M200 100c0-55-44-100-101-100-55 0-99 45-99 100 0 56 44 101 99 101 57 0 101-45 101-101z">
          <text:p/>
        </draw:path>
        <draw:path draw:style-name="gr2" draw:text-style-name="P2" draw:layer="layout" svg:width="0.199cm" svg:height="0.2cm" svg:x="11.9cm" svg:y="8.84cm" svg:viewBox="0 0 200 201" svg:d="M200 100c0-55-44-100-101-100-55 0-99 45-99 100 0 56 44 101 99 101 57 0 101-45 101-101z">
          <text:p/>
        </draw:path>
        <draw:path draw:style-name="gr1" draw:text-style-name="P1" draw:layer="layout" svg:width="0.201cm" svg:height="0.2cm" svg:x="12.899cm" svg:y="8.84cm" svg:viewBox="0 0 202 201" svg:d="M202 100c0-55-45-100-100-100-56 0-102 45-102 100 0 56 46 101 102 101 55 0 100-45 100-101z">
          <text:p/>
        </draw:path>
        <draw:path draw:style-name="gr2" draw:text-style-name="P2" draw:layer="layout" svg:width="0.201cm" svg:height="0.2cm" svg:x="12.899cm" svg:y="8.84cm" svg:viewBox="0 0 202 201" svg:d="M202 100c0-55-45-100-100-100-56 0-102 45-102 100 0 56 46 101 102 101 55 0 100-45 100-101z">
          <text:p/>
        </draw:path>
        <draw:path draw:style-name="gr1" draw:text-style-name="P1" draw:layer="layout" svg:width="0.199cm" svg:height="0.2cm" svg:x="13.9cm" svg:y="8.84cm" svg:viewBox="0 0 200 201" svg:d="M200 100c0-55-44-100-101-100-55 0-99 45-99 100 0 56 44 101 99 101 57 0 101-45 101-101z">
          <text:p/>
        </draw:path>
        <draw:path draw:style-name="gr2" draw:text-style-name="P2" draw:layer="layout" svg:width="0.199cm" svg:height="0.2cm" svg:x="13.9cm" svg:y="8.84cm" svg:viewBox="0 0 200 201" svg:d="M200 100c0-55-44-100-101-100-55 0-99 45-99 100 0 56 44 101 99 101 57 0 101-45 101-101z">
          <text:p/>
        </draw:path>
        <draw:path draw:style-name="gr1" draw:text-style-name="P1" draw:layer="layout" svg:width="0.201cm" svg:height="0.2cm" svg:x="14.899cm" svg:y="8.84cm" svg:viewBox="0 0 202 201" svg:d="M202 100c0-55-45-100-100-100-56 0-102 45-102 100 0 56 46 101 102 101 55 0 100-45 100-101z">
          <text:p/>
        </draw:path>
        <draw:path draw:style-name="gr2" draw:text-style-name="P2" draw:layer="layout" svg:width="0.201cm" svg:height="0.2cm" svg:x="14.899cm" svg:y="8.84cm" svg:viewBox="0 0 202 201" svg:d="M202 100c0-55-45-100-100-100-56 0-102 45-102 100 0 56 46 101 102 101 55 0 100-45 100-101z">
          <text:p/>
        </draw:path>
        <draw:path draw:style-name="gr1" draw:text-style-name="P1" draw:layer="layout" svg:width="0.2cm" svg:height="0.2cm" svg:x="15.9cm" svg:y="8.84cm" svg:viewBox="0 0 201 201" svg:d="M201 100c0-55-45-100-102-100-55 0-99 45-99 100 0 56 44 101 99 101 57 0 102-45 102-101z">
          <text:p/>
        </draw:path>
        <draw:path draw:style-name="gr2" draw:text-style-name="P2" draw:layer="layout" svg:width="0.2cm" svg:height="0.2cm" svg:x="15.9cm" svg:y="8.84cm" svg:viewBox="0 0 201 201" svg:d="M201 100c0-55-45-100-102-100-55 0-99 45-99 100 0 56 44 101 99 101 57 0 102-45 102-101z">
          <text:p/>
        </draw:path>
        <draw:path draw:style-name="gr1" draw:text-style-name="P1" draw:layer="layout" svg:width="0.2cm" svg:height="0.2cm" svg:x="16.899cm" svg:y="8.84cm" svg:viewBox="0 0 201 201" svg:d="M201 100c0-55-44-100-100-100s-101 45-101 100c0 56 45 101 101 101s100-45 100-101z">
          <text:p/>
        </draw:path>
        <draw:path draw:style-name="gr2" draw:text-style-name="P2" draw:layer="layout" svg:width="0.2cm" svg:height="0.2cm" svg:x="16.899cm" svg:y="8.84cm" svg:viewBox="0 0 201 201" svg:d="M201 100c0-55-44-100-100-100s-101 45-101 100c0 56 45 101 101 101s100-45 100-101z">
          <text:p/>
        </draw:path>
        <draw:path draw:style-name="gr1" draw:text-style-name="P1" draw:layer="layout" svg:width="0.2cm" svg:height="0.2cm" svg:x="0.899cm" svg:y="7.839cm" svg:viewBox="0 0 201 201" svg:d="M201 102c0-56-44-102-99-102-56 0-102 46-102 102 0 55 46 99 102 99 55 0 99-44 99-99z">
          <text:p/>
        </draw:path>
        <draw:path draw:style-name="gr2" draw:text-style-name="P2" draw:layer="layout" svg:width="0.2cm" svg:height="0.2cm" svg:x="0.899cm" svg:y="7.839cm" svg:viewBox="0 0 201 201" svg:d="M201 102c0-56-44-102-99-102-56 0-102 46-102 102 0 55 46 99 102 99 55 0 99-44 99-99z">
          <text:p/>
        </draw:path>
        <draw:path draw:style-name="gr1" draw:text-style-name="P1" draw:layer="layout" svg:width="0.201cm" svg:height="0.2cm" svg:x="1.9cm" svg:y="7.839cm" svg:viewBox="0 0 202 201" svg:d="M202 102c0-56-46-102-102-102-55 0-100 46-100 102 0 55 45 99 100 99 56 0 102-44 102-99z">
          <text:p/>
        </draw:path>
        <draw:path draw:style-name="gr2" draw:text-style-name="P2" draw:layer="layout" svg:width="0.201cm" svg:height="0.2cm" svg:x="1.9cm" svg:y="7.839cm" svg:viewBox="0 0 202 201" svg:d="M202 102c0-56-46-102-102-102-55 0-100 46-100 102 0 55 45 99 100 99 56 0 102-44 102-99z">
          <text:p/>
        </draw:path>
        <draw:path draw:style-name="gr1" draw:text-style-name="P1" draw:layer="layout" svg:width="0.202cm" svg:height="0.2cm" svg:x="3.899cm" svg:y="7.839cm" svg:viewBox="0 0 203 201" svg:d="M203 102c0-56-46-102-101-102-56 0-102 46-102 102 0 55 46 99 102 99 55 0 101-44 101-99z">
          <text:p/>
        </draw:path>
        <draw:path draw:style-name="gr2" draw:text-style-name="P2" draw:layer="layout" svg:width="0.202cm" svg:height="0.2cm" svg:x="3.899cm" svg:y="7.839cm" svg:viewBox="0 0 203 201" svg:d="M203 102c0-56-46-102-101-102-56 0-102 46-102 102 0 55 46 99 102 99 55 0 101-44 101-99z">
          <text:p/>
        </draw:path>
        <draw:path draw:style-name="gr1" draw:text-style-name="P1" draw:layer="layout" svg:width="0.2cm" svg:height="0.2cm" svg:x="4.9cm" svg:y="7.839cm" svg:viewBox="0 0 201 201" svg:d="M201 102c0-56-46-102-102-102-55 0-99 46-99 102 0 55 44 99 99 99 56 0 102-44 102-99z">
          <text:p/>
        </draw:path>
        <draw:path draw:style-name="gr2" draw:text-style-name="P2" draw:layer="layout" svg:width="0.2cm" svg:height="0.2cm" svg:x="4.9cm" svg:y="7.839cm" svg:viewBox="0 0 201 201" svg:d="M201 102c0-56-46-102-102-102-55 0-99 46-99 102 0 55 44 99 99 99 56 0 102-44 102-99z">
          <text:p/>
        </draw:path>
        <draw:path draw:style-name="gr1" draw:text-style-name="P1" draw:layer="layout" svg:width="0.2cm" svg:height="0.2cm" svg:x="5.899cm" svg:y="7.839cm" svg:viewBox="0 0 201 201" svg:d="M201 102c0-56-45-102-100-102-56 0-101 46-101 102 0 55 45 99 101 99 55 0 100-44 100-99z">
          <text:p/>
        </draw:path>
        <draw:path draw:style-name="gr2" draw:text-style-name="P2" draw:layer="layout" svg:width="0.2cm" svg:height="0.2cm" svg:x="5.899cm" svg:y="7.839cm" svg:viewBox="0 0 201 201" svg:d="M201 102c0-56-45-102-100-102-56 0-101 46-101 102 0 55 45 99 101 99 55 0 100-44 100-99z">
          <text:p/>
        </draw:path>
        <draw:path draw:style-name="gr1" draw:text-style-name="P1" draw:layer="layout" svg:width="0.2cm" svg:height="0.2cm" svg:x="6.9cm" svg:y="7.839cm" svg:viewBox="0 0 201 201" svg:d="M201 102c0-56-46-102-102-102-55 0-99 46-99 102 0 55 44 99 99 99 56 0 102-44 102-99z">
          <text:p/>
        </draw:path>
        <draw:path draw:style-name="gr2" draw:text-style-name="P2" draw:layer="layout" svg:width="0.2cm" svg:height="0.2cm" svg:x="6.9cm" svg:y="7.839cm" svg:viewBox="0 0 201 201" svg:d="M201 102c0-56-46-102-102-102-55 0-99 46-99 102 0 55 44 99 99 99 56 0 102-44 102-99z">
          <text:p/>
        </draw:path>
        <draw:path draw:style-name="gr1" draw:text-style-name="P1" draw:layer="layout" svg:width="0.2cm" svg:height="0.2cm" svg:x="7.899cm" svg:y="7.839cm" svg:viewBox="0 0 201 201" svg:d="M201 102c0-56-45-102-100-102-56 0-101 46-101 102 0 55 45 99 101 99 55 0 100-44 100-99z">
          <text:p/>
        </draw:path>
        <draw:path draw:style-name="gr2" draw:text-style-name="P2" draw:layer="layout" svg:width="0.2cm" svg:height="0.2cm" svg:x="7.899cm" svg:y="7.839cm" svg:viewBox="0 0 201 201" svg:d="M201 102c0-56-45-102-100-102-56 0-101 46-101 102 0 55 45 99 101 99 55 0 100-44 100-99z">
          <text:p/>
        </draw:path>
        <draw:path draw:style-name="gr1" draw:text-style-name="P1" draw:layer="layout" svg:width="0.2cm" svg:height="0.2cm" svg:x="8.9cm" svg:y="7.839cm" svg:viewBox="0 0 201 201" svg:d="M201 102c0-56-45-102-102-102-55 0-99 46-99 102 0 55 44 99 99 99 57 0 102-44 102-99z">
          <text:p/>
        </draw:path>
        <draw:path draw:style-name="gr2" draw:text-style-name="P2" draw:layer="layout" svg:width="0.2cm" svg:height="0.2cm" svg:x="8.9cm" svg:y="7.839cm" svg:viewBox="0 0 201 201" svg:d="M201 102c0-56-45-102-102-102-55 0-99 46-99 102 0 55 44 99 99 99 57 0 102-44 102-99z">
          <text:p/>
        </draw:path>
        <draw:path draw:style-name="gr1" draw:text-style-name="P1" draw:layer="layout" svg:width="0.199cm" svg:height="0.2cm" svg:x="9.9cm" svg:y="7.839cm" svg:viewBox="0 0 200 201" svg:d="M200 102c0-56-44-102-100-102s-100 46-100 102c0 55 44 99 100 99s100-44 100-99z">
          <text:p/>
        </draw:path>
        <draw:path draw:style-name="gr2" draw:text-style-name="P2" draw:layer="layout" svg:width="0.199cm" svg:height="0.2cm" svg:x="9.9cm" svg:y="7.839cm" svg:viewBox="0 0 200 201" svg:d="M200 102c0-56-44-102-100-102s-100 46-100 102c0 55 44 99 100 99s100-44 100-99z">
          <text:p/>
        </draw:path>
        <draw:path draw:style-name="gr1" draw:text-style-name="P1" draw:layer="layout" svg:width="0.201cm" svg:height="0.2cm" svg:x="10.899cm" svg:y="7.839cm" svg:viewBox="0 0 202 201" svg:d="M202 102c0-56-45-102-101-102-55 0-101 46-101 102 0 55 46 99 101 99 56 0 101-44 101-99z">
          <text:p/>
        </draw:path>
        <draw:path draw:style-name="gr2" draw:text-style-name="P2" draw:layer="layout" svg:width="0.201cm" svg:height="0.2cm" svg:x="10.899cm" svg:y="7.839cm" svg:viewBox="0 0 202 201" svg:d="M202 102c0-56-45-102-101-102-55 0-101 46-101 102 0 55 46 99 101 99 56 0 101-44 101-99z">
          <text:p/>
        </draw:path>
        <draw:path draw:style-name="gr1" draw:text-style-name="P1" draw:layer="layout" svg:width="0.199cm" svg:height="0.2cm" svg:x="11.9cm" svg:y="7.839cm" svg:viewBox="0 0 200 201" svg:d="M200 102c0-56-44-102-101-102-55 0-99 46-99 102 0 55 44 99 99 99 57 0 101-44 101-99z">
          <text:p/>
        </draw:path>
        <draw:path draw:style-name="gr2" draw:text-style-name="P2" draw:layer="layout" svg:width="0.199cm" svg:height="0.2cm" svg:x="11.9cm" svg:y="7.839cm" svg:viewBox="0 0 200 201" svg:d="M200 102c0-56-44-102-101-102-55 0-99 46-99 102 0 55 44 99 99 99 57 0 101-44 101-99z">
          <text:p/>
        </draw:path>
        <draw:path draw:style-name="gr1" draw:text-style-name="P1" draw:layer="layout" svg:width="0.201cm" svg:height="0.2cm" svg:x="12.899cm" svg:y="7.839cm" svg:viewBox="0 0 202 201" svg:d="M202 102c0-56-45-102-100-102-56 0-102 46-102 102 0 55 46 99 102 99 55 0 100-44 100-99z">
          <text:p/>
        </draw:path>
        <draw:path draw:style-name="gr2" draw:text-style-name="P2" draw:layer="layout" svg:width="0.201cm" svg:height="0.2cm" svg:x="12.899cm" svg:y="7.839cm" svg:viewBox="0 0 202 201" svg:d="M202 102c0-56-45-102-100-102-56 0-102 46-102 102 0 55 46 99 102 99 55 0 100-44 100-99z">
          <text:p/>
        </draw:path>
        <draw:path draw:style-name="gr1" draw:text-style-name="P1" draw:layer="layout" svg:width="0.199cm" svg:height="0.2cm" svg:x="13.9cm" svg:y="7.839cm" svg:viewBox="0 0 200 201" svg:d="M200 102c0-56-44-102-101-102-55 0-99 46-99 102 0 55 44 99 99 99 57 0 101-44 101-99z">
          <text:p/>
        </draw:path>
        <draw:path draw:style-name="gr2" draw:text-style-name="P2" draw:layer="layout" svg:width="0.199cm" svg:height="0.2cm" svg:x="13.9cm" svg:y="7.839cm" svg:viewBox="0 0 200 201" svg:d="M200 102c0-56-44-102-101-102-55 0-99 46-99 102 0 55 44 99 99 99 57 0 101-44 101-99z">
          <text:p/>
        </draw:path>
        <draw:path draw:style-name="gr1" draw:text-style-name="P1" draw:layer="layout" svg:width="0.201cm" svg:height="0.2cm" svg:x="14.899cm" svg:y="7.839cm" svg:viewBox="0 0 202 201" svg:d="M202 102c0-56-45-102-100-102-56 0-102 46-102 102 0 55 46 99 102 99 55 0 100-44 100-99z">
          <text:p/>
        </draw:path>
        <draw:path draw:style-name="gr2" draw:text-style-name="P2" draw:layer="layout" svg:width="0.201cm" svg:height="0.2cm" svg:x="14.899cm" svg:y="7.839cm" svg:viewBox="0 0 202 201" svg:d="M202 102c0-56-45-102-100-102-56 0-102 46-102 102 0 55 46 99 102 99 55 0 100-44 100-99z">
          <text:p/>
        </draw:path>
        <draw:path draw:style-name="gr1" draw:text-style-name="P1" draw:layer="layout" svg:width="0.2cm" svg:height="0.2cm" svg:x="15.9cm" svg:y="7.839cm" svg:viewBox="0 0 201 201" svg:d="M201 102c0-56-45-102-102-102-55 0-99 46-99 102 0 55 44 99 99 99 57 0 102-44 102-99z">
          <text:p/>
        </draw:path>
        <draw:path draw:style-name="gr2" draw:text-style-name="P2" draw:layer="layout" svg:width="0.2cm" svg:height="0.2cm" svg:x="15.9cm" svg:y="7.839cm" svg:viewBox="0 0 201 201" svg:d="M201 102c0-56-45-102-102-102-55 0-99 46-99 102 0 55 44 99 99 99 57 0 102-44 102-99z">
          <text:p/>
        </draw:path>
        <draw:path draw:style-name="gr1" draw:text-style-name="P1" draw:layer="layout" svg:width="0.2cm" svg:height="0.2cm" svg:x="16.899cm" svg:y="7.839cm" svg:viewBox="0 0 201 201" svg:d="M201 102c0-56-44-102-100-102s-101 46-101 102c0 55 45 99 101 99s100-44 100-99z">
          <text:p/>
        </draw:path>
        <draw:path draw:style-name="gr2" draw:text-style-name="P2" draw:layer="layout" svg:width="0.2cm" svg:height="0.2cm" svg:x="16.899cm" svg:y="7.839cm" svg:viewBox="0 0 201 201" svg:d="M201 102c0-56-44-102-100-102s-101 46-101 102c0 55 45 99 101 99s100-44 100-99z">
          <text:p/>
        </draw:path>
        <draw:path draw:style-name="gr1" draw:text-style-name="P1" draw:layer="layout" svg:width="0.2cm" svg:height="0.2cm" svg:x="18.899cm" svg:y="7.839cm" svg:viewBox="0 0 201 201" svg:d="M201 102c0-56-44-102-100-102s-101 46-101 102c0 55 45 99 101 99s100-44 100-99z">
          <text:p/>
        </draw:path>
        <draw:path draw:style-name="gr2" draw:text-style-name="P2" draw:layer="layout" svg:width="0.2cm" svg:height="0.2cm" svg:x="18.899cm" svg:y="7.839cm" svg:viewBox="0 0 201 201" svg:d="M201 102c0-56-44-102-100-102s-101 46-101 102c0 55 45 99 101 99s100-44 100-99z">
          <text:p/>
        </draw:path>
        <draw:path draw:style-name="gr1" draw:text-style-name="P1" draw:layer="layout" svg:width="0.2cm" svg:height="0.2cm" svg:x="19.9cm" svg:y="7.839cm" svg:viewBox="0 0 201 201" svg:d="M201 102c0-56-45-102-102-102-55 0-99 46-99 102 0 55 44 99 99 99 57 0 102-44 102-99z">
          <text:p/>
        </draw:path>
        <draw:path draw:style-name="gr2" draw:text-style-name="P2" draw:layer="layout" svg:width="0.2cm" svg:height="0.2cm" svg:x="19.9cm" svg:y="7.839cm" svg:viewBox="0 0 201 201" svg:d="M201 102c0-56-45-102-102-102-55 0-99 46-99 102 0 55 44 99 99 99 57 0 102-44 102-99z">
          <text:p/>
        </draw:path>
        <draw:path draw:style-name="gr1" draw:text-style-name="P1" draw:layer="layout" svg:width="0.2cm" svg:height="0.199cm" svg:x="0.899cm" svg:y="6.84cm" svg:viewBox="0 0 201 200" svg:d="M201 100c0-55-44-100-99-100-56 0-102 45-102 100 0 56 46 100 102 100 55 0 99-44 99-100z">
          <text:p/>
        </draw:path>
        <draw:path draw:style-name="gr2" draw:text-style-name="P2" draw:layer="layout" svg:width="0.2cm" svg:height="0.199cm" svg:x="0.899cm" svg:y="6.84cm" svg:viewBox="0 0 201 200" svg:d="M201 100c0-55-44-100-99-100-56 0-102 45-102 100 0 56 46 100 102 100 55 0 99-44 99-100z">
          <text:p/>
        </draw:path>
        <draw:path draw:style-name="gr1" draw:text-style-name="P1" draw:layer="layout" svg:width="0.201cm" svg:height="0.199cm" svg:x="1.9cm" svg:y="6.84cm" svg:viewBox="0 0 202 200" svg:d="M202 100c0-55-46-100-102-100-55 0-100 45-100 100 0 56 45 100 100 100 56 0 102-44 102-100z">
          <text:p/>
        </draw:path>
        <draw:path draw:style-name="gr2" draw:text-style-name="P2" draw:layer="layout" svg:width="0.201cm" svg:height="0.199cm" svg:x="1.9cm" svg:y="6.84cm" svg:viewBox="0 0 202 200" svg:d="M202 100c0-55-46-100-102-100-55 0-100 45-100 100 0 56 45 100 100 100 56 0 102-44 102-100z">
          <text:p/>
        </draw:path>
        <draw:path draw:style-name="gr1" draw:text-style-name="P1" draw:layer="layout" svg:width="0.202cm" svg:height="0.199cm" svg:x="3.899cm" svg:y="6.84cm" svg:viewBox="0 0 203 200" svg:d="M203 100c0-55-46-100-101-100-56 0-102 45-102 100 0 56 46 100 102 100 55 0 101-44 101-100z">
          <text:p/>
        </draw:path>
        <draw:path draw:style-name="gr2" draw:text-style-name="P2" draw:layer="layout" svg:width="0.202cm" svg:height="0.199cm" svg:x="3.899cm" svg:y="6.84cm" svg:viewBox="0 0 203 200" svg:d="M203 100c0-55-46-100-101-100-56 0-102 45-102 100 0 56 46 100 102 100 55 0 101-44 101-100z">
          <text:p/>
        </draw:path>
        <draw:path draw:style-name="gr1" draw:text-style-name="P1" draw:layer="layout" svg:width="0.2cm" svg:height="0.199cm" svg:x="4.9cm" svg:y="6.84cm" svg:viewBox="0 0 201 200" svg:d="M201 100c0-55-46-100-102-100-55 0-99 45-99 100 0 56 44 100 99 100 56 0 102-44 102-100z">
          <text:p/>
        </draw:path>
        <draw:path draw:style-name="gr2" draw:text-style-name="P2" draw:layer="layout" svg:width="0.2cm" svg:height="0.199cm" svg:x="4.9cm" svg:y="6.84cm" svg:viewBox="0 0 201 200" svg:d="M201 100c0-55-46-100-102-100-55 0-99 45-99 100 0 56 44 100 99 100 56 0 102-44 102-100z">
          <text:p/>
        </draw:path>
        <draw:path draw:style-name="gr1" draw:text-style-name="P1" draw:layer="layout" svg:width="0.2cm" svg:height="0.199cm" svg:x="5.899cm" svg:y="6.84cm" svg:viewBox="0 0 201 200" svg:d="M201 100c0-55-45-100-100-100-56 0-101 45-101 100 0 56 45 100 101 100 55 0 100-44 100-100z">
          <text:p/>
        </draw:path>
        <draw:path draw:style-name="gr2" draw:text-style-name="P2" draw:layer="layout" svg:width="0.2cm" svg:height="0.199cm" svg:x="5.899cm" svg:y="6.84cm" svg:viewBox="0 0 201 200" svg:d="M201 100c0-55-45-100-100-100-56 0-101 45-101 100 0 56 45 100 101 100 55 0 100-44 100-100z">
          <text:p/>
        </draw:path>
        <draw:path draw:style-name="gr1" draw:text-style-name="P1" draw:layer="layout" svg:width="0.2cm" svg:height="0.199cm" svg:x="6.9cm" svg:y="6.84cm" svg:viewBox="0 0 201 200" svg:d="M201 100c0-55-46-100-102-100-55 0-99 45-99 100 0 56 44 100 99 100 56 0 102-44 102-100z">
          <text:p/>
        </draw:path>
        <draw:path draw:style-name="gr2" draw:text-style-name="P2" draw:layer="layout" svg:width="0.2cm" svg:height="0.199cm" svg:x="6.9cm" svg:y="6.84cm" svg:viewBox="0 0 201 200" svg:d="M201 100c0-55-46-100-102-100-55 0-99 45-99 100 0 56 44 100 99 100 56 0 102-44 102-100z">
          <text:p/>
        </draw:path>
        <draw:path draw:style-name="gr1" draw:text-style-name="P1" draw:layer="layout" svg:width="0.2cm" svg:height="0.199cm" svg:x="7.899cm" svg:y="6.84cm" svg:viewBox="0 0 201 200" svg:d="M201 100c0-55-45-100-100-100-56 0-101 45-101 100 0 56 45 100 101 100 55 0 100-44 100-100z">
          <text:p/>
        </draw:path>
        <draw:path draw:style-name="gr2" draw:text-style-name="P2" draw:layer="layout" svg:width="0.2cm" svg:height="0.199cm" svg:x="7.899cm" svg:y="6.84cm" svg:viewBox="0 0 201 200" svg:d="M201 100c0-55-45-100-100-100-56 0-101 45-101 100 0 56 45 100 101 100 55 0 100-44 100-100z">
          <text:p/>
        </draw:path>
        <draw:path draw:style-name="gr1" draw:text-style-name="P1" draw:layer="layout" svg:width="0.2cm" svg:height="0.199cm" svg:x="8.9cm" svg:y="6.84cm" svg:viewBox="0 0 201 200" svg:d="M201 100c0-55-45-100-102-100-55 0-99 45-99 100 0 56 44 100 99 100 57 0 102-44 102-100z">
          <text:p/>
        </draw:path>
        <draw:path draw:style-name="gr2" draw:text-style-name="P2" draw:layer="layout" svg:width="0.2cm" svg:height="0.199cm" svg:x="8.9cm" svg:y="6.84cm" svg:viewBox="0 0 201 200" svg:d="M201 100c0-55-45-100-102-100-55 0-99 45-99 100 0 56 44 100 99 100 57 0 102-44 102-100z">
          <text:p/>
        </draw:path>
        <draw:path draw:style-name="gr1" draw:text-style-name="P1" draw:layer="layout" svg:width="0.199cm" svg:height="0.199cm" svg:x="9.9cm" svg:y="6.84cm" svg:viewBox="0 0 200 200" svg:d="M200 100c0-55-44-100-100-100s-100 45-100 100c0 56 44 100 100 100s100-44 100-100z">
          <text:p/>
        </draw:path>
        <draw:path draw:style-name="gr2" draw:text-style-name="P2" draw:layer="layout" svg:width="0.199cm" svg:height="0.199cm" svg:x="9.9cm" svg:y="6.84cm" svg:viewBox="0 0 200 200" svg:d="M200 100c0-55-44-100-100-100s-100 45-100 100c0 56 44 100 100 100s100-44 100-100z">
          <text:p/>
        </draw:path>
        <draw:path draw:style-name="gr1" draw:text-style-name="P1" draw:layer="layout" svg:width="0.201cm" svg:height="0.199cm" svg:x="10.899cm" svg:y="6.84cm" svg:viewBox="0 0 202 200" svg:d="M202 100c0-55-45-100-101-100-55 0-101 45-101 100 0 56 46 100 101 100 56 0 101-44 101-100z">
          <text:p/>
        </draw:path>
        <draw:path draw:style-name="gr2" draw:text-style-name="P2" draw:layer="layout" svg:width="0.201cm" svg:height="0.199cm" svg:x="10.899cm" svg:y="6.84cm" svg:viewBox="0 0 202 200" svg:d="M202 100c0-55-45-100-101-100-55 0-101 45-101 100 0 56 46 100 101 100 56 0 101-44 101-100z">
          <text:p/>
        </draw:path>
        <draw:path draw:style-name="gr1" draw:text-style-name="P1" draw:layer="layout" svg:width="0.199cm" svg:height="0.199cm" svg:x="11.9cm" svg:y="6.84cm" svg:viewBox="0 0 200 200" svg:d="M200 100c0-55-44-100-101-100-55 0-99 45-99 100 0 56 44 100 99 100 57 0 101-44 101-100z">
          <text:p/>
        </draw:path>
        <draw:path draw:style-name="gr2" draw:text-style-name="P2" draw:layer="layout" svg:width="0.199cm" svg:height="0.199cm" svg:x="11.9cm" svg:y="6.84cm" svg:viewBox="0 0 200 200" svg:d="M200 100c0-55-44-100-101-100-55 0-99 45-99 100 0 56 44 100 99 100 57 0 101-44 101-100z">
          <text:p/>
        </draw:path>
        <draw:path draw:style-name="gr1" draw:text-style-name="P1" draw:layer="layout" svg:width="0.201cm" svg:height="0.199cm" svg:x="12.899cm" svg:y="6.84cm" svg:viewBox="0 0 202 200" svg:d="M202 100c0-55-45-100-100-100-56 0-102 45-102 100 0 56 46 100 102 100 55 0 100-44 100-100z">
          <text:p/>
        </draw:path>
        <draw:path draw:style-name="gr2" draw:text-style-name="P2" draw:layer="layout" svg:width="0.201cm" svg:height="0.199cm" svg:x="12.899cm" svg:y="6.84cm" svg:viewBox="0 0 202 200" svg:d="M202 100c0-55-45-100-100-100-56 0-102 45-102 100 0 56 46 100 102 100 55 0 100-44 100-100z">
          <text:p/>
        </draw:path>
        <draw:path draw:style-name="gr1" draw:text-style-name="P1" draw:layer="layout" svg:width="0.199cm" svg:height="0.199cm" svg:x="13.9cm" svg:y="6.84cm" svg:viewBox="0 0 200 200" svg:d="M200 100c0-55-44-100-101-100-55 0-99 45-99 100 0 56 44 100 99 100 57 0 101-44 101-100z">
          <text:p/>
        </draw:path>
        <draw:path draw:style-name="gr2" draw:text-style-name="P2" draw:layer="layout" svg:width="0.199cm" svg:height="0.199cm" svg:x="13.9cm" svg:y="6.84cm" svg:viewBox="0 0 200 200" svg:d="M200 100c0-55-44-100-101-100-55 0-99 45-99 100 0 56 44 100 99 100 57 0 101-44 101-100z">
          <text:p/>
        </draw:path>
        <draw:path draw:style-name="gr1" draw:text-style-name="P1" draw:layer="layout" svg:width="0.201cm" svg:height="0.199cm" svg:x="14.899cm" svg:y="6.84cm" svg:viewBox="0 0 202 200" svg:d="M202 100c0-55-45-100-100-100-56 0-102 45-102 100 0 56 46 100 102 100 55 0 100-44 100-100z">
          <text:p/>
        </draw:path>
        <draw:path draw:style-name="gr2" draw:text-style-name="P2" draw:layer="layout" svg:width="0.201cm" svg:height="0.199cm" svg:x="14.899cm" svg:y="6.84cm" svg:viewBox="0 0 202 200" svg:d="M202 100c0-55-45-100-100-100-56 0-102 45-102 100 0 56 46 100 102 100 55 0 100-44 100-100z">
          <text:p/>
        </draw:path>
        <draw:path draw:style-name="gr1" draw:text-style-name="P1" draw:layer="layout" svg:width="0.2cm" svg:height="0.199cm" svg:x="15.9cm" svg:y="6.84cm" svg:viewBox="0 0 201 200" svg:d="M201 100c0-55-45-100-102-100-55 0-99 45-99 100 0 56 44 100 99 100 57 0 102-44 102-100z">
          <text:p/>
        </draw:path>
        <draw:path draw:style-name="gr2" draw:text-style-name="P2" draw:layer="layout" svg:width="0.2cm" svg:height="0.199cm" svg:x="15.9cm" svg:y="6.84cm" svg:viewBox="0 0 201 200" svg:d="M201 100c0-55-45-100-102-100-55 0-99 45-99 100 0 56 44 100 99 100 57 0 102-44 102-100z">
          <text:p/>
        </draw:path>
        <draw:path draw:style-name="gr1" draw:text-style-name="P1" draw:layer="layout" svg:width="0.2cm" svg:height="0.199cm" svg:x="16.899cm" svg:y="6.84cm" svg:viewBox="0 0 201 200" svg:d="M201 100c0-55-44-100-100-100s-101 45-101 100c0 56 45 100 101 100s100-44 100-100z">
          <text:p/>
        </draw:path>
        <draw:path draw:style-name="gr2" draw:text-style-name="P2" draw:layer="layout" svg:width="0.2cm" svg:height="0.199cm" svg:x="16.899cm" svg:y="6.84cm" svg:viewBox="0 0 201 200" svg:d="M201 100c0-55-44-100-100-100s-101 45-101 100c0 56 45 100 101 100s100-44 100-100z">
          <text:p/>
        </draw:path>
        <draw:path draw:style-name="gr1" draw:text-style-name="P1" draw:layer="layout" svg:width="0.2cm" svg:height="0.199cm" svg:x="18.899cm" svg:y="6.84cm" svg:viewBox="0 0 201 200" svg:d="M201 100c0-55-44-100-100-100s-101 45-101 100c0 56 45 100 101 100s100-44 100-100z">
          <text:p/>
        </draw:path>
        <draw:path draw:style-name="gr2" draw:text-style-name="P2" draw:layer="layout" svg:width="0.2cm" svg:height="0.199cm" svg:x="18.899cm" svg:y="6.84cm" svg:viewBox="0 0 201 200" svg:d="M201 100c0-55-44-100-100-100s-101 45-101 100c0 56 45 100 101 100s100-44 100-100z">
          <text:p/>
        </draw:path>
        <draw:path draw:style-name="gr1" draw:text-style-name="P1" draw:layer="layout" svg:width="0.2cm" svg:height="0.199cm" svg:x="19.9cm" svg:y="6.84cm" svg:viewBox="0 0 201 200" svg:d="M201 100c0-55-45-100-102-100-55 0-99 45-99 100 0 56 44 100 99 100 57 0 102-44 102-100z">
          <text:p/>
        </draw:path>
        <draw:path draw:style-name="gr2" draw:text-style-name="P2" draw:layer="layout" svg:width="0.2cm" svg:height="0.199cm" svg:x="19.9cm" svg:y="6.84cm" svg:viewBox="0 0 201 200" svg:d="M201 100c0-55-45-100-102-100-55 0-99 45-99 100 0 56 44 100 99 100 57 0 102-44 102-100z">
          <text:p/>
        </draw:path>
        <draw:path draw:style-name="gr1" draw:text-style-name="P1" draw:layer="layout" svg:width="0.2cm" svg:height="0.2cm" svg:x="0.899cm" svg:y="5.839cm" svg:viewBox="0 0 201 201" svg:d="M201 102c0-56-44-102-99-102-56 0-102 46-102 102 0 55 46 99 102 99 55 0 99-44 99-99z">
          <text:p/>
        </draw:path>
        <draw:path draw:style-name="gr2" draw:text-style-name="P2" draw:layer="layout" svg:width="0.2cm" svg:height="0.2cm" svg:x="0.899cm" svg:y="5.839cm" svg:viewBox="0 0 201 201" svg:d="M201 102c0-56-44-102-99-102-56 0-102 46-102 102 0 55 46 99 102 99 55 0 99-44 99-99z">
          <text:p/>
        </draw:path>
        <draw:path draw:style-name="gr1" draw:text-style-name="P1" draw:layer="layout" svg:width="0.201cm" svg:height="0.2cm" svg:x="1.9cm" svg:y="5.839cm" svg:viewBox="0 0 202 201" svg:d="M202 102c0-56-46-102-102-102-55 0-100 46-100 102 0 55 45 99 100 99 56 0 102-44 102-99z">
          <text:p/>
        </draw:path>
        <draw:path draw:style-name="gr2" draw:text-style-name="P2" draw:layer="layout" svg:width="0.201cm" svg:height="0.2cm" svg:x="1.9cm" svg:y="5.839cm" svg:viewBox="0 0 202 201" svg:d="M202 102c0-56-46-102-102-102-55 0-100 46-100 102 0 55 45 99 100 99 56 0 102-44 102-99z">
          <text:p/>
        </draw:path>
        <draw:path draw:style-name="gr1" draw:text-style-name="P1" draw:layer="layout" svg:width="0.202cm" svg:height="0.2cm" svg:x="3.899cm" svg:y="5.839cm" svg:viewBox="0 0 203 201" svg:d="M203 102c0-56-46-102-101-102-56 0-102 46-102 102 0 55 46 99 102 99 55 0 101-44 101-99z">
          <text:p/>
        </draw:path>
        <draw:path draw:style-name="gr2" draw:text-style-name="P2" draw:layer="layout" svg:width="0.202cm" svg:height="0.2cm" svg:x="3.899cm" svg:y="5.839cm" svg:viewBox="0 0 203 201" svg:d="M203 102c0-56-46-102-101-102-56 0-102 46-102 102 0 55 46 99 102 99 55 0 101-44 101-99z">
          <text:p/>
        </draw:path>
        <draw:path draw:style-name="gr1" draw:text-style-name="P1" draw:layer="layout" svg:width="0.2cm" svg:height="0.2cm" svg:x="4.9cm" svg:y="5.839cm" svg:viewBox="0 0 201 201" svg:d="M201 102c0-56-46-102-102-102-55 0-99 46-99 102 0 55 44 99 99 99 56 0 102-44 102-99z">
          <text:p/>
        </draw:path>
        <draw:path draw:style-name="gr2" draw:text-style-name="P2" draw:layer="layout" svg:width="0.2cm" svg:height="0.2cm" svg:x="4.9cm" svg:y="5.839cm" svg:viewBox="0 0 201 201" svg:d="M201 102c0-56-46-102-102-102-55 0-99 46-99 102 0 55 44 99 99 99 56 0 102-44 102-99z">
          <text:p/>
        </draw:path>
        <draw:path draw:style-name="gr1" draw:text-style-name="P1" draw:layer="layout" svg:width="0.2cm" svg:height="0.2cm" svg:x="5.899cm" svg:y="5.839cm" svg:viewBox="0 0 201 201" svg:d="M201 102c0-56-45-102-100-102-56 0-101 46-101 102 0 55 45 99 101 99 55 0 100-44 100-99z">
          <text:p/>
        </draw:path>
        <draw:path draw:style-name="gr2" draw:text-style-name="P2" draw:layer="layout" svg:width="0.2cm" svg:height="0.2cm" svg:x="5.899cm" svg:y="5.839cm" svg:viewBox="0 0 201 201" svg:d="M201 102c0-56-45-102-100-102-56 0-101 46-101 102 0 55 45 99 101 99 55 0 100-44 100-99z">
          <text:p/>
        </draw:path>
        <draw:path draw:style-name="gr1" draw:text-style-name="P1" draw:layer="layout" svg:width="0.2cm" svg:height="0.2cm" svg:x="6.9cm" svg:y="5.839cm" svg:viewBox="0 0 201 201" svg:d="M201 102c0-56-46-102-102-102-55 0-99 46-99 102 0 55 44 99 99 99 56 0 102-44 102-99z">
          <text:p/>
        </draw:path>
        <draw:path draw:style-name="gr2" draw:text-style-name="P2" draw:layer="layout" svg:width="0.2cm" svg:height="0.2cm" svg:x="6.9cm" svg:y="5.839cm" svg:viewBox="0 0 201 201" svg:d="M201 102c0-56-46-102-102-102-55 0-99 46-99 102 0 55 44 99 99 99 56 0 102-44 102-99z">
          <text:p/>
        </draw:path>
        <draw:path draw:style-name="gr1" draw:text-style-name="P1" draw:layer="layout" svg:width="0.2cm" svg:height="0.2cm" svg:x="7.899cm" svg:y="5.839cm" svg:viewBox="0 0 201 201" svg:d="M201 102c0-56-45-102-100-102-56 0-101 46-101 102 0 55 45 99 101 99 55 0 100-44 100-99z">
          <text:p/>
        </draw:path>
        <draw:path draw:style-name="gr2" draw:text-style-name="P2" draw:layer="layout" svg:width="0.2cm" svg:height="0.2cm" svg:x="7.899cm" svg:y="5.839cm" svg:viewBox="0 0 201 201" svg:d="M201 102c0-56-45-102-100-102-56 0-101 46-101 102 0 55 45 99 101 99 55 0 100-44 100-99z">
          <text:p/>
        </draw:path>
        <draw:path draw:style-name="gr1" draw:text-style-name="P1" draw:layer="layout" svg:width="0.2cm" svg:height="0.2cm" svg:x="8.9cm" svg:y="5.839cm" svg:viewBox="0 0 201 201" svg:d="M201 102c0-56-45-102-102-102-55 0-99 46-99 102 0 55 44 99 99 99 57 0 102-44 102-99z">
          <text:p/>
        </draw:path>
        <draw:path draw:style-name="gr2" draw:text-style-name="P2" draw:layer="layout" svg:width="0.2cm" svg:height="0.2cm" svg:x="8.9cm" svg:y="5.839cm" svg:viewBox="0 0 201 201" svg:d="M201 102c0-56-45-102-102-102-55 0-99 46-99 102 0 55 44 99 99 99 57 0 102-44 102-99z">
          <text:p/>
        </draw:path>
        <draw:path draw:style-name="gr1" draw:text-style-name="P1" draw:layer="layout" svg:width="0.199cm" svg:height="0.2cm" svg:x="9.9cm" svg:y="5.839cm" svg:viewBox="0 0 200 201" svg:d="M200 102c0-56-44-102-100-102s-100 46-100 102c0 55 44 99 100 99s100-44 100-99z">
          <text:p/>
        </draw:path>
        <draw:path draw:style-name="gr2" draw:text-style-name="P2" draw:layer="layout" svg:width="0.199cm" svg:height="0.2cm" svg:x="9.9cm" svg:y="5.839cm" svg:viewBox="0 0 200 201" svg:d="M200 102c0-56-44-102-100-102s-100 46-100 102c0 55 44 99 100 99s100-44 100-99z">
          <text:p/>
        </draw:path>
        <draw:path draw:style-name="gr1" draw:text-style-name="P1" draw:layer="layout" svg:width="0.201cm" svg:height="0.2cm" svg:x="10.899cm" svg:y="5.839cm" svg:viewBox="0 0 202 201" svg:d="M202 102c0-56-45-102-101-102-55 0-101 46-101 102 0 55 46 99 101 99 56 0 101-44 101-99z">
          <text:p/>
        </draw:path>
        <draw:path draw:style-name="gr2" draw:text-style-name="P2" draw:layer="layout" svg:width="0.201cm" svg:height="0.2cm" svg:x="10.899cm" svg:y="5.839cm" svg:viewBox="0 0 202 201" svg:d="M202 102c0-56-45-102-101-102-55 0-101 46-101 102 0 55 46 99 101 99 56 0 101-44 101-99z">
          <text:p/>
        </draw:path>
        <draw:path draw:style-name="gr1" draw:text-style-name="P1" draw:layer="layout" svg:width="0.199cm" svg:height="0.2cm" svg:x="11.9cm" svg:y="5.839cm" svg:viewBox="0 0 200 201" svg:d="M200 102c0-56-44-102-101-102-55 0-99 46-99 102 0 55 44 99 99 99 57 0 101-44 101-99z">
          <text:p/>
        </draw:path>
        <draw:path draw:style-name="gr2" draw:text-style-name="P2" draw:layer="layout" svg:width="0.199cm" svg:height="0.2cm" svg:x="11.9cm" svg:y="5.839cm" svg:viewBox="0 0 200 201" svg:d="M200 102c0-56-44-102-101-102-55 0-99 46-99 102 0 55 44 99 99 99 57 0 101-44 101-99z">
          <text:p/>
        </draw:path>
        <draw:path draw:style-name="gr1" draw:text-style-name="P1" draw:layer="layout" svg:width="0.201cm" svg:height="0.2cm" svg:x="12.899cm" svg:y="5.839cm" svg:viewBox="0 0 202 201" svg:d="M202 102c0-56-45-102-100-102-56 0-102 46-102 102 0 55 46 99 102 99 55 0 100-44 100-99z">
          <text:p/>
        </draw:path>
        <draw:path draw:style-name="gr2" draw:text-style-name="P2" draw:layer="layout" svg:width="0.201cm" svg:height="0.2cm" svg:x="12.899cm" svg:y="5.839cm" svg:viewBox="0 0 202 201" svg:d="M202 102c0-56-45-102-100-102-56 0-102 46-102 102 0 55 46 99 102 99 55 0 100-44 100-99z">
          <text:p/>
        </draw:path>
        <draw:path draw:style-name="gr1" draw:text-style-name="P1" draw:layer="layout" svg:width="0.199cm" svg:height="0.2cm" svg:x="13.9cm" svg:y="5.839cm" svg:viewBox="0 0 200 201" svg:d="M200 102c0-56-44-102-101-102-55 0-99 46-99 102 0 55 44 99 99 99 57 0 101-44 101-99z">
          <text:p/>
        </draw:path>
        <draw:path draw:style-name="gr2" draw:text-style-name="P2" draw:layer="layout" svg:width="0.199cm" svg:height="0.2cm" svg:x="13.9cm" svg:y="5.839cm" svg:viewBox="0 0 200 201" svg:d="M200 102c0-56-44-102-101-102-55 0-99 46-99 102 0 55 44 99 99 99 57 0 101-44 101-99z">
          <text:p/>
        </draw:path>
        <draw:path draw:style-name="gr1" draw:text-style-name="P1" draw:layer="layout" svg:width="0.201cm" svg:height="0.2cm" svg:x="14.899cm" svg:y="5.839cm" svg:viewBox="0 0 202 201" svg:d="M202 102c0-56-45-102-100-102-56 0-102 46-102 102 0 55 46 99 102 99 55 0 100-44 100-99z">
          <text:p/>
        </draw:path>
        <draw:path draw:style-name="gr2" draw:text-style-name="P2" draw:layer="layout" svg:width="0.201cm" svg:height="0.2cm" svg:x="14.899cm" svg:y="5.839cm" svg:viewBox="0 0 202 201" svg:d="M202 102c0-56-45-102-100-102-56 0-102 46-102 102 0 55 46 99 102 99 55 0 100-44 100-99z">
          <text:p/>
        </draw:path>
        <draw:path draw:style-name="gr1" draw:text-style-name="P1" draw:layer="layout" svg:width="0.2cm" svg:height="0.2cm" svg:x="15.9cm" svg:y="5.839cm" svg:viewBox="0 0 201 201" svg:d="M201 102c0-56-45-102-102-102-55 0-99 46-99 102 0 55 44 99 99 99 57 0 102-44 102-99z">
          <text:p/>
        </draw:path>
        <draw:path draw:style-name="gr2" draw:text-style-name="P2" draw:layer="layout" svg:width="0.2cm" svg:height="0.2cm" svg:x="15.9cm" svg:y="5.839cm" svg:viewBox="0 0 201 201" svg:d="M201 102c0-56-45-102-102-102-55 0-99 46-99 102 0 55 44 99 99 99 57 0 102-44 102-99z">
          <text:p/>
        </draw:path>
        <draw:path draw:style-name="gr1" draw:text-style-name="P1" draw:layer="layout" svg:width="0.2cm" svg:height="0.2cm" svg:x="16.899cm" svg:y="5.839cm" svg:viewBox="0 0 201 201" svg:d="M201 102c0-56-44-102-100-102s-101 46-101 102c0 55 45 99 101 99s100-44 100-99z">
          <text:p/>
        </draw:path>
        <draw:path draw:style-name="gr2" draw:text-style-name="P2" draw:layer="layout" svg:width="0.2cm" svg:height="0.2cm" svg:x="16.899cm" svg:y="5.839cm" svg:viewBox="0 0 201 201" svg:d="M201 102c0-56-44-102-100-102s-101 46-101 102c0 55 45 99 101 99s100-44 100-99z">
          <text:p/>
        </draw:path>
        <draw:path draw:style-name="gr1" draw:text-style-name="P1" draw:layer="layout" svg:width="0.2cm" svg:height="0.2cm" svg:x="18.899cm" svg:y="5.839cm" svg:viewBox="0 0 201 201" svg:d="M201 102c0-56-44-102-100-102s-101 46-101 102c0 55 45 99 101 99s100-44 100-99z">
          <text:p/>
        </draw:path>
        <draw:path draw:style-name="gr2" draw:text-style-name="P2" draw:layer="layout" svg:width="0.2cm" svg:height="0.2cm" svg:x="18.899cm" svg:y="5.839cm" svg:viewBox="0 0 201 201" svg:d="M201 102c0-56-44-102-100-102s-101 46-101 102c0 55 45 99 101 99s100-44 100-99z">
          <text:p/>
        </draw:path>
        <draw:path draw:style-name="gr1" draw:text-style-name="P1" draw:layer="layout" svg:width="0.2cm" svg:height="0.2cm" svg:x="19.9cm" svg:y="5.839cm" svg:viewBox="0 0 201 201" svg:d="M201 102c0-56-45-102-102-102-55 0-99 46-99 102 0 55 44 99 99 99 57 0 102-44 102-99z">
          <text:p/>
        </draw:path>
        <draw:path draw:style-name="gr2" draw:text-style-name="P2" draw:layer="layout" svg:width="0.2cm" svg:height="0.2cm" svg:x="19.9cm" svg:y="5.839cm" svg:viewBox="0 0 201 201" svg:d="M201 102c0-56-45-102-102-102-55 0-99 46-99 102 0 55 44 99 99 99 57 0 102-44 102-99z">
          <text:p/>
        </draw:path>
        <draw:path draw:style-name="gr1" draw:text-style-name="P1" draw:layer="layout" svg:width="0.2cm" svg:height="0.199cm" svg:x="0.899cm" svg:y="4.84cm" svg:viewBox="0 0 201 200" svg:d="M201 100c0-55-44-100-99-100-56 0-102 45-102 100 0 56 46 100 102 100 55 0 99-44 99-100z">
          <text:p/>
        </draw:path>
        <draw:path draw:style-name="gr2" draw:text-style-name="P2" draw:layer="layout" svg:width="0.2cm" svg:height="0.199cm" svg:x="0.899cm" svg:y="4.84cm" svg:viewBox="0 0 201 200" svg:d="M201 100c0-55-44-100-99-100-56 0-102 45-102 100 0 56 46 100 102 100 55 0 99-44 99-100z">
          <text:p/>
        </draw:path>
        <draw:path draw:style-name="gr1" draw:text-style-name="P1" draw:layer="layout" svg:width="0.201cm" svg:height="0.199cm" svg:x="1.9cm" svg:y="4.84cm" svg:viewBox="0 0 202 200" svg:d="M202 100c0-55-46-100-102-100-55 0-100 45-100 100 0 56 45 100 100 100 56 0 102-44 102-100z">
          <text:p/>
        </draw:path>
        <draw:path draw:style-name="gr2" draw:text-style-name="P2" draw:layer="layout" svg:width="0.201cm" svg:height="0.199cm" svg:x="1.9cm" svg:y="4.84cm" svg:viewBox="0 0 202 200" svg:d="M202 100c0-55-46-100-102-100-55 0-100 45-100 100 0 56 45 100 100 100 56 0 102-44 102-100z">
          <text:p/>
        </draw:path>
        <draw:path draw:style-name="gr1" draw:text-style-name="P1" draw:layer="layout" svg:width="0.202cm" svg:height="0.199cm" svg:x="3.899cm" svg:y="4.84cm" svg:viewBox="0 0 203 200" svg:d="M203 100c0-55-46-100-101-100-56 0-102 45-102 100 0 56 46 100 102 100 55 0 101-44 101-100z">
          <text:p/>
        </draw:path>
        <draw:path draw:style-name="gr2" draw:text-style-name="P2" draw:layer="layout" svg:width="0.202cm" svg:height="0.199cm" svg:x="3.899cm" svg:y="4.84cm" svg:viewBox="0 0 203 200" svg:d="M203 100c0-55-46-100-101-100-56 0-102 45-102 100 0 56 46 100 102 100 55 0 101-44 101-100z">
          <text:p/>
        </draw:path>
        <draw:path draw:style-name="gr1" draw:text-style-name="P1" draw:layer="layout" svg:width="0.2cm" svg:height="0.199cm" svg:x="4.9cm" svg:y="4.84cm" svg:viewBox="0 0 201 200" svg:d="M201 100c0-55-46-100-102-100-55 0-99 45-99 100 0 56 44 100 99 100 56 0 102-44 102-100z">
          <text:p/>
        </draw:path>
        <draw:path draw:style-name="gr2" draw:text-style-name="P2" draw:layer="layout" svg:width="0.2cm" svg:height="0.199cm" svg:x="4.9cm" svg:y="4.84cm" svg:viewBox="0 0 201 200" svg:d="M201 100c0-55-46-100-102-100-55 0-99 45-99 100 0 56 44 100 99 100 56 0 102-44 102-100z">
          <text:p/>
        </draw:path>
        <draw:path draw:style-name="gr1" draw:text-style-name="P1" draw:layer="layout" svg:width="0.2cm" svg:height="0.199cm" svg:x="5.899cm" svg:y="4.84cm" svg:viewBox="0 0 201 200" svg:d="M201 100c0-55-45-100-100-100-56 0-101 45-101 100 0 56 45 100 101 100 55 0 100-44 100-100z">
          <text:p/>
        </draw:path>
        <draw:path draw:style-name="gr2" draw:text-style-name="P2" draw:layer="layout" svg:width="0.2cm" svg:height="0.199cm" svg:x="5.899cm" svg:y="4.84cm" svg:viewBox="0 0 201 200" svg:d="M201 100c0-55-45-100-100-100-56 0-101 45-101 100 0 56 45 100 101 100 55 0 100-44 100-100z">
          <text:p/>
        </draw:path>
        <draw:path draw:style-name="gr1" draw:text-style-name="P1" draw:layer="layout" svg:width="0.2cm" svg:height="0.199cm" svg:x="6.9cm" svg:y="4.84cm" svg:viewBox="0 0 201 200" svg:d="M201 100c0-55-46-100-102-100-55 0-99 45-99 100 0 56 44 100 99 100 56 0 102-44 102-100z">
          <text:p/>
        </draw:path>
        <draw:path draw:style-name="gr2" draw:text-style-name="P2" draw:layer="layout" svg:width="0.2cm" svg:height="0.199cm" svg:x="6.9cm" svg:y="4.84cm" svg:viewBox="0 0 201 200" svg:d="M201 100c0-55-46-100-102-100-55 0-99 45-99 100 0 56 44 100 99 100 56 0 102-44 102-100z">
          <text:p/>
        </draw:path>
        <draw:path draw:style-name="gr1" draw:text-style-name="P1" draw:layer="layout" svg:width="0.2cm" svg:height="0.199cm" svg:x="7.899cm" svg:y="4.84cm" svg:viewBox="0 0 201 200" svg:d="M201 100c0-55-45-100-100-100-56 0-101 45-101 100 0 56 45 100 101 100 55 0 100-44 100-100z">
          <text:p/>
        </draw:path>
        <draw:path draw:style-name="gr2" draw:text-style-name="P2" draw:layer="layout" svg:width="0.2cm" svg:height="0.199cm" svg:x="7.899cm" svg:y="4.84cm" svg:viewBox="0 0 201 200" svg:d="M201 100c0-55-45-100-100-100-56 0-101 45-101 100 0 56 45 100 101 100 55 0 100-44 100-100z">
          <text:p/>
        </draw:path>
        <draw:path draw:style-name="gr1" draw:text-style-name="P1" draw:layer="layout" svg:width="0.2cm" svg:height="0.199cm" svg:x="8.9cm" svg:y="4.84cm" svg:viewBox="0 0 201 200" svg:d="M201 100c0-55-45-100-102-100-55 0-99 45-99 100 0 56 44 100 99 100 57 0 102-44 102-100z">
          <text:p/>
        </draw:path>
        <draw:path draw:style-name="gr2" draw:text-style-name="P2" draw:layer="layout" svg:width="0.2cm" svg:height="0.199cm" svg:x="8.9cm" svg:y="4.84cm" svg:viewBox="0 0 201 200" svg:d="M201 100c0-55-45-100-102-100-55 0-99 45-99 100 0 56 44 100 99 100 57 0 102-44 102-100z">
          <text:p/>
        </draw:path>
        <draw:path draw:style-name="gr1" draw:text-style-name="P1" draw:layer="layout" svg:width="0.199cm" svg:height="0.199cm" svg:x="9.9cm" svg:y="4.84cm" svg:viewBox="0 0 200 200" svg:d="M200 100c0-55-44-100-100-100s-100 45-100 100c0 56 44 100 100 100s100-44 100-100z">
          <text:p/>
        </draw:path>
        <draw:path draw:style-name="gr2" draw:text-style-name="P2" draw:layer="layout" svg:width="0.199cm" svg:height="0.199cm" svg:x="9.9cm" svg:y="4.84cm" svg:viewBox="0 0 200 200" svg:d="M200 100c0-55-44-100-100-100s-100 45-100 100c0 56 44 100 100 100s100-44 100-100z">
          <text:p/>
        </draw:path>
        <draw:path draw:style-name="gr1" draw:text-style-name="P1" draw:layer="layout" svg:width="0.201cm" svg:height="0.199cm" svg:x="10.899cm" svg:y="4.84cm" svg:viewBox="0 0 202 200" svg:d="M202 100c0-55-45-100-101-100-55 0-101 45-101 100 0 56 46 100 101 100 56 0 101-44 101-100z">
          <text:p/>
        </draw:path>
        <draw:path draw:style-name="gr2" draw:text-style-name="P2" draw:layer="layout" svg:width="0.201cm" svg:height="0.199cm" svg:x="10.899cm" svg:y="4.84cm" svg:viewBox="0 0 202 200" svg:d="M202 100c0-55-45-100-101-100-55 0-101 45-101 100 0 56 46 100 101 100 56 0 101-44 101-100z">
          <text:p/>
        </draw:path>
        <draw:path draw:style-name="gr1" draw:text-style-name="P1" draw:layer="layout" svg:width="0.199cm" svg:height="0.199cm" svg:x="11.9cm" svg:y="4.84cm" svg:viewBox="0 0 200 200" svg:d="M200 100c0-55-44-100-101-100-55 0-99 45-99 100 0 56 44 100 99 100 57 0 101-44 101-100z">
          <text:p/>
        </draw:path>
        <draw:path draw:style-name="gr2" draw:text-style-name="P2" draw:layer="layout" svg:width="0.199cm" svg:height="0.199cm" svg:x="11.9cm" svg:y="4.84cm" svg:viewBox="0 0 200 200" svg:d="M200 100c0-55-44-100-101-100-55 0-99 45-99 100 0 56 44 100 99 100 57 0 101-44 101-100z">
          <text:p/>
        </draw:path>
        <draw:path draw:style-name="gr1" draw:text-style-name="P1" draw:layer="layout" svg:width="0.201cm" svg:height="0.199cm" svg:x="12.899cm" svg:y="4.84cm" svg:viewBox="0 0 202 200" svg:d="M202 100c0-55-45-100-100-100-56 0-102 45-102 100 0 56 46 100 102 100 55 0 100-44 100-100z">
          <text:p/>
        </draw:path>
        <draw:path draw:style-name="gr2" draw:text-style-name="P2" draw:layer="layout" svg:width="0.201cm" svg:height="0.199cm" svg:x="12.899cm" svg:y="4.84cm" svg:viewBox="0 0 202 200" svg:d="M202 100c0-55-45-100-100-100-56 0-102 45-102 100 0 56 46 100 102 100 55 0 100-44 100-100z">
          <text:p/>
        </draw:path>
        <draw:path draw:style-name="gr1" draw:text-style-name="P1" draw:layer="layout" svg:width="0.199cm" svg:height="0.199cm" svg:x="13.9cm" svg:y="4.84cm" svg:viewBox="0 0 200 200" svg:d="M200 100c0-55-44-100-101-100-55 0-99 45-99 100 0 56 44 100 99 100 57 0 101-44 101-100z">
          <text:p/>
        </draw:path>
        <draw:path draw:style-name="gr2" draw:text-style-name="P2" draw:layer="layout" svg:width="0.199cm" svg:height="0.199cm" svg:x="13.9cm" svg:y="4.84cm" svg:viewBox="0 0 200 200" svg:d="M200 100c0-55-44-100-101-100-55 0-99 45-99 100 0 56 44 100 99 100 57 0 101-44 101-100z">
          <text:p/>
        </draw:path>
        <draw:path draw:style-name="gr1" draw:text-style-name="P1" draw:layer="layout" svg:width="0.201cm" svg:height="0.199cm" svg:x="14.899cm" svg:y="4.84cm" svg:viewBox="0 0 202 200" svg:d="M202 100c0-55-45-100-100-100-56 0-102 45-102 100 0 56 46 100 102 100 55 0 100-44 100-100z">
          <text:p/>
        </draw:path>
        <draw:path draw:style-name="gr2" draw:text-style-name="P2" draw:layer="layout" svg:width="0.201cm" svg:height="0.199cm" svg:x="14.899cm" svg:y="4.84cm" svg:viewBox="0 0 202 200" svg:d="M202 100c0-55-45-100-100-100-56 0-102 45-102 100 0 56 46 100 102 100 55 0 100-44 100-100z">
          <text:p/>
        </draw:path>
        <draw:path draw:style-name="gr1" draw:text-style-name="P1" draw:layer="layout" svg:width="0.2cm" svg:height="0.199cm" svg:x="15.9cm" svg:y="4.84cm" svg:viewBox="0 0 201 200" svg:d="M201 100c0-55-45-100-102-100-55 0-99 45-99 100 0 56 44 100 99 100 57 0 102-44 102-100z">
          <text:p/>
        </draw:path>
        <draw:path draw:style-name="gr2" draw:text-style-name="P2" draw:layer="layout" svg:width="0.2cm" svg:height="0.199cm" svg:x="15.9cm" svg:y="4.84cm" svg:viewBox="0 0 201 200" svg:d="M201 100c0-55-45-100-102-100-55 0-99 45-99 100 0 56 44 100 99 100 57 0 102-44 102-100z">
          <text:p/>
        </draw:path>
        <draw:path draw:style-name="gr1" draw:text-style-name="P1" draw:layer="layout" svg:width="0.2cm" svg:height="0.199cm" svg:x="16.899cm" svg:y="4.84cm" svg:viewBox="0 0 201 200" svg:d="M201 100c0-55-44-100-100-100s-101 45-101 100c0 56 45 100 101 100s100-44 100-100z">
          <text:p/>
        </draw:path>
        <draw:path draw:style-name="gr2" draw:text-style-name="P2" draw:layer="layout" svg:width="0.2cm" svg:height="0.199cm" svg:x="16.899cm" svg:y="4.84cm" svg:viewBox="0 0 201 200" svg:d="M201 100c0-55-44-100-100-100s-101 45-101 100c0 56 45 100 101 100s100-44 100-100z">
          <text:p/>
        </draw:path>
        <draw:path draw:style-name="gr1" draw:text-style-name="P1" draw:layer="layout" svg:width="0.2cm" svg:height="0.199cm" svg:x="18.899cm" svg:y="4.84cm" svg:viewBox="0 0 201 200" svg:d="M201 100c0-55-44-100-100-100s-101 45-101 100c0 56 45 100 101 100s100-44 100-100z">
          <text:p/>
        </draw:path>
        <draw:path draw:style-name="gr2" draw:text-style-name="P2" draw:layer="layout" svg:width="0.2cm" svg:height="0.199cm" svg:x="18.899cm" svg:y="4.84cm" svg:viewBox="0 0 201 200" svg:d="M201 100c0-55-44-100-100-100s-101 45-101 100c0 56 45 100 101 100s100-44 100-100z">
          <text:p/>
        </draw:path>
        <draw:path draw:style-name="gr1" draw:text-style-name="P1" draw:layer="layout" svg:width="0.2cm" svg:height="0.199cm" svg:x="19.9cm" svg:y="4.84cm" svg:viewBox="0 0 201 200" svg:d="M201 100c0-55-45-100-102-100-55 0-99 45-99 100 0 56 44 100 99 100 57 0 102-44 102-100z">
          <text:p/>
        </draw:path>
        <draw:path draw:style-name="gr2" draw:text-style-name="P2" draw:layer="layout" svg:width="0.2cm" svg:height="0.199cm" svg:x="19.9cm" svg:y="4.84cm" svg:viewBox="0 0 201 200" svg:d="M201 100c0-55-45-100-102-100-55 0-99 45-99 100 0 56 44 100 99 100 57 0 102-44 102-100z">
          <text:p/>
        </draw:path>
        <draw:path draw:style-name="gr1" draw:text-style-name="P1" draw:layer="layout" svg:width="0.2cm" svg:height="0.201cm" svg:x="0.899cm" svg:y="3.839cm" svg:viewBox="0 0 201 202" svg:d="M201 101c0-56-44-101-99-101-56 0-102 45-102 101s46 101 102 101c55 0 99-45 99-101z">
          <text:p/>
        </draw:path>
        <draw:path draw:style-name="gr2" draw:text-style-name="P2" draw:layer="layout" svg:width="0.2cm" svg:height="0.201cm" svg:x="0.899cm" svg:y="3.839cm" svg:viewBox="0 0 201 202" svg:d="M201 101c0-56-44-101-99-101-56 0-102 45-102 101s46 101 102 101c55 0 99-45 99-101z">
          <text:p/>
        </draw:path>
        <draw:path draw:style-name="gr1" draw:text-style-name="P1" draw:layer="layout" svg:width="0.201cm" svg:height="0.201cm" svg:x="1.9cm" svg:y="3.839cm" svg:viewBox="0 0 202 202" svg:d="M202 101c0-56-46-101-102-101-55 0-100 45-100 101s45 101 100 101c56 0 102-45 102-101z">
          <text:p/>
        </draw:path>
        <draw:path draw:style-name="gr2" draw:text-style-name="P2" draw:layer="layout" svg:width="0.201cm" svg:height="0.201cm" svg:x="1.9cm" svg:y="3.839cm" svg:viewBox="0 0 202 202" svg:d="M202 101c0-56-46-101-102-101-55 0-100 45-100 101s45 101 100 101c56 0 102-45 102-101z">
          <text:p/>
        </draw:path>
        <draw:path draw:style-name="gr1" draw:text-style-name="P1" draw:layer="layout" svg:width="0.202cm" svg:height="0.201cm" svg:x="3.899cm" svg:y="3.839cm" svg:viewBox="0 0 203 202" svg:d="M203 101c0-56-46-101-101-101-56 0-102 45-102 101s46 101 102 101c55 0 101-45 101-101z">
          <text:p/>
        </draw:path>
        <draw:path draw:style-name="gr2" draw:text-style-name="P2" draw:layer="layout" svg:width="0.202cm" svg:height="0.201cm" svg:x="3.899cm" svg:y="3.839cm" svg:viewBox="0 0 203 202" svg:d="M203 101c0-56-46-101-101-101-56 0-102 45-102 101s46 101 102 101c55 0 101-45 101-101z">
          <text:p/>
        </draw:path>
        <draw:path draw:style-name="gr1" draw:text-style-name="P1" draw:layer="layout" svg:width="0.2cm" svg:height="0.201cm" svg:x="4.9cm" svg:y="3.839cm" svg:viewBox="0 0 201 202" svg:d="M201 101c0-56-46-101-102-101-55 0-99 45-99 101s44 101 99 101c56 0 102-45 102-101z">
          <text:p/>
        </draw:path>
        <draw:path draw:style-name="gr2" draw:text-style-name="P2" draw:layer="layout" svg:width="0.2cm" svg:height="0.201cm" svg:x="4.9cm" svg:y="3.839cm" svg:viewBox="0 0 201 202" svg:d="M201 101c0-56-46-101-102-101-55 0-99 45-99 101s44 101 99 101c56 0 102-45 102-101z">
          <text:p/>
        </draw:path>
        <draw:path draw:style-name="gr1" draw:text-style-name="P1" draw:layer="layout" svg:width="0.2cm" svg:height="0.201cm" svg:x="5.899cm" svg:y="3.839cm" svg:viewBox="0 0 201 202" svg:d="M201 101c0-56-45-101-100-101-56 0-101 45-101 101s45 101 101 101c55 0 100-45 100-101z">
          <text:p/>
        </draw:path>
        <draw:path draw:style-name="gr2" draw:text-style-name="P2" draw:layer="layout" svg:width="0.2cm" svg:height="0.201cm" svg:x="5.899cm" svg:y="3.839cm" svg:viewBox="0 0 201 202" svg:d="M201 101c0-56-45-101-100-101-56 0-101 45-101 101s45 101 101 101c55 0 100-45 100-101z">
          <text:p/>
        </draw:path>
        <draw:path draw:style-name="gr1" draw:text-style-name="P1" draw:layer="layout" svg:width="0.2cm" svg:height="0.201cm" svg:x="6.9cm" svg:y="3.839cm" svg:viewBox="0 0 201 202" svg:d="M201 101c0-56-46-101-102-101-55 0-99 45-99 101s44 101 99 101c56 0 102-45 102-101z">
          <text:p/>
        </draw:path>
        <draw:path draw:style-name="gr2" draw:text-style-name="P2" draw:layer="layout" svg:width="0.2cm" svg:height="0.201cm" svg:x="6.9cm" svg:y="3.839cm" svg:viewBox="0 0 201 202" svg:d="M201 101c0-56-46-101-102-101-55 0-99 45-99 101s44 101 99 101c56 0 102-45 102-101z">
          <text:p/>
        </draw:path>
        <draw:path draw:style-name="gr1" draw:text-style-name="P1" draw:layer="layout" svg:width="0.2cm" svg:height="0.201cm" svg:x="7.899cm" svg:y="3.839cm" svg:viewBox="0 0 201 202" svg:d="M201 101c0-56-45-101-100-101-56 0-101 45-101 101s45 101 101 101c55 0 100-45 100-101z">
          <text:p/>
        </draw:path>
        <draw:path draw:style-name="gr2" draw:text-style-name="P2" draw:layer="layout" svg:width="0.2cm" svg:height="0.201cm" svg:x="7.899cm" svg:y="3.839cm" svg:viewBox="0 0 201 202" svg:d="M201 101c0-56-45-101-100-101-56 0-101 45-101 101s45 101 101 101c55 0 100-45 100-101z">
          <text:p/>
        </draw:path>
        <draw:path draw:style-name="gr1" draw:text-style-name="P1" draw:layer="layout" svg:width="0.2cm" svg:height="0.201cm" svg:x="8.9cm" svg:y="3.839cm" svg:viewBox="0 0 201 202" svg:d="M201 101c0-56-45-101-102-101-55 0-99 45-99 101s44 101 99 101c57 0 102-45 102-101z">
          <text:p/>
        </draw:path>
        <draw:path draw:style-name="gr2" draw:text-style-name="P2" draw:layer="layout" svg:width="0.2cm" svg:height="0.201cm" svg:x="8.9cm" svg:y="3.839cm" svg:viewBox="0 0 201 202" svg:d="M201 101c0-56-45-101-102-101-55 0-99 45-99 101s44 101 99 101c57 0 102-45 102-101z">
          <text:p/>
        </draw:path>
        <draw:path draw:style-name="gr1" draw:text-style-name="P1" draw:layer="layout" svg:width="0.199cm" svg:height="0.201cm" svg:x="9.9cm" svg:y="3.839cm" svg:viewBox="0 0 200 202" svg:d="M200 101c0-56-44-101-100-101s-100 45-100 101 44 101 100 101 100-45 100-101z">
          <text:p/>
        </draw:path>
        <draw:path draw:style-name="gr2" draw:text-style-name="P2" draw:layer="layout" svg:width="0.199cm" svg:height="0.201cm" svg:x="9.9cm" svg:y="3.839cm" svg:viewBox="0 0 200 202" svg:d="M200 101c0-56-44-101-100-101s-100 45-100 101 44 101 100 101 100-45 100-101z">
          <text:p/>
        </draw:path>
        <draw:path draw:style-name="gr1" draw:text-style-name="P1" draw:layer="layout" svg:width="0.201cm" svg:height="0.201cm" svg:x="10.899cm" svg:y="3.839cm" svg:viewBox="0 0 202 202" svg:d="M202 101c0-56-45-101-101-101-55 0-101 45-101 101s46 101 101 101c56 0 101-45 101-101z">
          <text:p/>
        </draw:path>
        <draw:path draw:style-name="gr2" draw:text-style-name="P2" draw:layer="layout" svg:width="0.201cm" svg:height="0.201cm" svg:x="10.899cm" svg:y="3.839cm" svg:viewBox="0 0 202 202" svg:d="M202 101c0-56-45-101-101-101-55 0-101 45-101 101s46 101 101 101c56 0 101-45 101-101z">
          <text:p/>
        </draw:path>
        <draw:path draw:style-name="gr1" draw:text-style-name="P1" draw:layer="layout" svg:width="0.199cm" svg:height="0.201cm" svg:x="11.9cm" svg:y="3.839cm" svg:viewBox="0 0 200 202" svg:d="M200 101c0-56-44-101-101-101-55 0-99 45-99 101s44 101 99 101c57 0 101-45 101-101z">
          <text:p/>
        </draw:path>
        <draw:path draw:style-name="gr2" draw:text-style-name="P2" draw:layer="layout" svg:width="0.199cm" svg:height="0.201cm" svg:x="11.9cm" svg:y="3.839cm" svg:viewBox="0 0 200 202" svg:d="M200 101c0-56-44-101-101-101-55 0-99 45-99 101s44 101 99 101c57 0 101-45 101-101z">
          <text:p/>
        </draw:path>
        <draw:path draw:style-name="gr1" draw:text-style-name="P1" draw:layer="layout" svg:width="0.201cm" svg:height="0.201cm" svg:x="12.899cm" svg:y="3.839cm" svg:viewBox="0 0 202 202" svg:d="M202 101c0-56-45-101-100-101-56 0-102 45-102 101s46 101 102 101c55 0 100-45 100-101z">
          <text:p/>
        </draw:path>
        <draw:path draw:style-name="gr2" draw:text-style-name="P2" draw:layer="layout" svg:width="0.201cm" svg:height="0.201cm" svg:x="12.899cm" svg:y="3.839cm" svg:viewBox="0 0 202 202" svg:d="M202 101c0-56-45-101-100-101-56 0-102 45-102 101s46 101 102 101c55 0 100-45 100-101z">
          <text:p/>
        </draw:path>
        <draw:path draw:style-name="gr1" draw:text-style-name="P1" draw:layer="layout" svg:width="0.199cm" svg:height="0.201cm" svg:x="13.9cm" svg:y="3.839cm" svg:viewBox="0 0 200 202" svg:d="M200 101c0-56-44-101-101-101-55 0-99 45-99 101s44 101 99 101c57 0 101-45 101-101z">
          <text:p/>
        </draw:path>
        <draw:path draw:style-name="gr2" draw:text-style-name="P2" draw:layer="layout" svg:width="0.199cm" svg:height="0.201cm" svg:x="13.9cm" svg:y="3.839cm" svg:viewBox="0 0 200 202" svg:d="M200 101c0-56-44-101-101-101-55 0-99 45-99 101s44 101 99 101c57 0 101-45 101-101z">
          <text:p/>
        </draw:path>
        <draw:path draw:style-name="gr1" draw:text-style-name="P1" draw:layer="layout" svg:width="0.201cm" svg:height="0.201cm" svg:x="14.899cm" svg:y="3.839cm" svg:viewBox="0 0 202 202" svg:d="M202 101c0-56-45-101-100-101-56 0-102 45-102 101s46 101 102 101c55 0 100-45 100-101z">
          <text:p/>
        </draw:path>
        <draw:path draw:style-name="gr2" draw:text-style-name="P2" draw:layer="layout" svg:width="0.201cm" svg:height="0.201cm" svg:x="14.899cm" svg:y="3.839cm" svg:viewBox="0 0 202 202" svg:d="M202 101c0-56-45-101-100-101-56 0-102 45-102 101s46 101 102 101c55 0 100-45 100-101z">
          <text:p/>
        </draw:path>
        <draw:path draw:style-name="gr1" draw:text-style-name="P1" draw:layer="layout" svg:width="0.2cm" svg:height="0.201cm" svg:x="15.9cm" svg:y="3.839cm" svg:viewBox="0 0 201 202" svg:d="M201 101c0-56-45-101-102-101-55 0-99 45-99 101s44 101 99 101c57 0 102-45 102-101z">
          <text:p/>
        </draw:path>
        <draw:path draw:style-name="gr2" draw:text-style-name="P2" draw:layer="layout" svg:width="0.2cm" svg:height="0.201cm" svg:x="15.9cm" svg:y="3.839cm" svg:viewBox="0 0 201 202" svg:d="M201 101c0-56-45-101-102-101-55 0-99 45-99 101s44 101 99 101c57 0 102-45 102-101z">
          <text:p/>
        </draw:path>
        <draw:path draw:style-name="gr1" draw:text-style-name="P1" draw:layer="layout" svg:width="0.2cm" svg:height="0.201cm" svg:x="16.899cm" svg:y="3.839cm" svg:viewBox="0 0 201 202" svg:d="M201 101c0-56-44-101-100-101s-101 45-101 101 45 101 101 101 100-45 100-101z">
          <text:p/>
        </draw:path>
        <draw:path draw:style-name="gr2" draw:text-style-name="P2" draw:layer="layout" svg:width="0.2cm" svg:height="0.201cm" svg:x="16.899cm" svg:y="3.839cm" svg:viewBox="0 0 201 202" svg:d="M201 101c0-56-44-101-100-101s-101 45-101 101 45 101 101 101 100-45 100-101z">
          <text:p/>
        </draw:path>
        <draw:path draw:style-name="gr1" draw:text-style-name="P1" draw:layer="layout" svg:width="0.2cm" svg:height="0.201cm" svg:x="18.899cm" svg:y="3.839cm" svg:viewBox="0 0 201 202" svg:d="M201 101c0-56-44-101-100-101s-101 45-101 101 45 101 101 101 100-45 100-101z">
          <text:p/>
        </draw:path>
        <draw:path draw:style-name="gr2" draw:text-style-name="P2" draw:layer="layout" svg:width="0.2cm" svg:height="0.201cm" svg:x="18.899cm" svg:y="3.839cm" svg:viewBox="0 0 201 202" svg:d="M201 101c0-56-44-101-100-101s-101 45-101 101 45 101 101 101 100-45 100-101z">
          <text:p/>
        </draw:path>
        <draw:path draw:style-name="gr1" draw:text-style-name="P1" draw:layer="layout" svg:width="0.2cm" svg:height="0.201cm" svg:x="19.9cm" svg:y="3.839cm" svg:viewBox="0 0 201 202" svg:d="M201 101c0-56-45-101-102-101-55 0-99 45-99 101s44 101 99 101c57 0 102-45 102-101z">
          <text:p/>
        </draw:path>
        <draw:path draw:style-name="gr2" draw:text-style-name="P2" draw:layer="layout" svg:width="0.2cm" svg:height="0.201cm" svg:x="19.9cm" svg:y="3.839cm" svg:viewBox="0 0 201 202" svg:d="M201 101c0-56-45-101-102-101-55 0-99 45-99 101s44 101 99 101c57 0 102-45 102-101z">
          <text:p/>
        </draw:path>
        <draw:path draw:style-name="gr1" draw:text-style-name="P1" draw:layer="layout" svg:width="0.2cm" svg:height="0.199cm" svg:x="0.899cm" svg:y="2.84cm" svg:viewBox="0 0 201 200" svg:d="M201 101c0-57-44-101-99-101-56 0-102 44-102 101 0 55 46 99 102 99 55 0 99-44 99-99z">
          <text:p/>
        </draw:path>
        <draw:path draw:style-name="gr2" draw:text-style-name="P2" draw:layer="layout" svg:width="0.2cm" svg:height="0.199cm" svg:x="0.899cm" svg:y="2.84cm" svg:viewBox="0 0 201 200" svg:d="M201 101c0-57-44-101-99-101-56 0-102 44-102 101 0 55 46 99 102 99 55 0 99-44 99-99z">
          <text:p/>
        </draw:path>
        <draw:path draw:style-name="gr1" draw:text-style-name="P1" draw:layer="layout" svg:width="0.201cm" svg:height="0.199cm" svg:x="1.9cm" svg:y="2.84cm" svg:viewBox="0 0 202 200" svg:d="M202 101c0-57-46-101-102-101-55 0-100 44-100 101 0 55 45 99 100 99 56 0 102-44 102-99z">
          <text:p/>
        </draw:path>
        <draw:path draw:style-name="gr2" draw:text-style-name="P2" draw:layer="layout" svg:width="0.201cm" svg:height="0.199cm" svg:x="1.9cm" svg:y="2.84cm" svg:viewBox="0 0 202 200" svg:d="M202 101c0-57-46-101-102-101-55 0-100 44-100 101 0 55 45 99 100 99 56 0 102-44 102-99z">
          <text:p/>
        </draw:path>
        <draw:path draw:style-name="gr1" draw:text-style-name="P1" draw:layer="layout" svg:width="0.202cm" svg:height="0.199cm" svg:x="3.899cm" svg:y="2.84cm" svg:viewBox="0 0 203 200" svg:d="M203 101c0-57-46-101-101-101-56 0-102 44-102 101 0 55 46 99 102 99 55 0 101-44 101-99z">
          <text:p/>
        </draw:path>
        <draw:path draw:style-name="gr2" draw:text-style-name="P2" draw:layer="layout" svg:width="0.202cm" svg:height="0.199cm" svg:x="3.899cm" svg:y="2.84cm" svg:viewBox="0 0 203 200" svg:d="M203 101c0-57-46-101-101-101-56 0-102 44-102 101 0 55 46 99 102 99 55 0 101-44 101-99z">
          <text:p/>
        </draw:path>
        <draw:path draw:style-name="gr1" draw:text-style-name="P1" draw:layer="layout" svg:width="0.2cm" svg:height="0.199cm" svg:x="4.9cm" svg:y="2.84cm" svg:viewBox="0 0 201 200" svg:d="M201 101c0-57-46-101-102-101-55 0-99 44-99 101 0 55 44 99 99 99 56 0 102-44 102-99z">
          <text:p/>
        </draw:path>
        <draw:path draw:style-name="gr2" draw:text-style-name="P2" draw:layer="layout" svg:width="0.2cm" svg:height="0.199cm" svg:x="4.9cm" svg:y="2.84cm" svg:viewBox="0 0 201 200" svg:d="M201 101c0-57-46-101-102-101-55 0-99 44-99 101 0 55 44 99 99 99 56 0 102-44 102-99z">
          <text:p/>
        </draw:path>
        <draw:path draw:style-name="gr1" draw:text-style-name="P1" draw:layer="layout" svg:width="0.2cm" svg:height="0.199cm" svg:x="5.899cm" svg:y="2.84cm" svg:viewBox="0 0 201 200" svg:d="M201 101c0-57-45-101-100-101-56 0-101 44-101 101 0 55 45 99 101 99 55 0 100-44 100-99z">
          <text:p/>
        </draw:path>
        <draw:path draw:style-name="gr2" draw:text-style-name="P2" draw:layer="layout" svg:width="0.2cm" svg:height="0.199cm" svg:x="5.899cm" svg:y="2.84cm" svg:viewBox="0 0 201 200" svg:d="M201 101c0-57-45-101-100-101-56 0-101 44-101 101 0 55 45 99 101 99 55 0 100-44 100-99z">
          <text:p/>
        </draw:path>
        <draw:path draw:style-name="gr1" draw:text-style-name="P1" draw:layer="layout" svg:width="0.2cm" svg:height="0.199cm" svg:x="6.9cm" svg:y="2.84cm" svg:viewBox="0 0 201 200" svg:d="M201 101c0-57-46-101-102-101-55 0-99 44-99 101 0 55 44 99 99 99 56 0 102-44 102-99z">
          <text:p/>
        </draw:path>
        <draw:path draw:style-name="gr2" draw:text-style-name="P2" draw:layer="layout" svg:width="0.2cm" svg:height="0.199cm" svg:x="6.9cm" svg:y="2.84cm" svg:viewBox="0 0 201 200" svg:d="M201 101c0-57-46-101-102-101-55 0-99 44-99 101 0 55 44 99 99 99 56 0 102-44 102-99z">
          <text:p/>
        </draw:path>
        <draw:path draw:style-name="gr1" draw:text-style-name="P1" draw:layer="layout" svg:width="0.2cm" svg:height="0.199cm" svg:x="7.899cm" svg:y="2.84cm" svg:viewBox="0 0 201 200" svg:d="M201 101c0-57-45-101-100-101-56 0-101 44-101 101 0 55 45 99 101 99 55 0 100-44 100-99z">
          <text:p/>
        </draw:path>
        <draw:path draw:style-name="gr2" draw:text-style-name="P2" draw:layer="layout" svg:width="0.2cm" svg:height="0.199cm" svg:x="7.899cm" svg:y="2.84cm" svg:viewBox="0 0 201 200" svg:d="M201 101c0-57-45-101-100-101-56 0-101 44-101 101 0 55 45 99 101 99 55 0 100-44 100-99z">
          <text:p/>
        </draw:path>
        <draw:path draw:style-name="gr1" draw:text-style-name="P1" draw:layer="layout" svg:width="0.2cm" svg:height="0.199cm" svg:x="8.9cm" svg:y="2.84cm" svg:viewBox="0 0 201 200" svg:d="M201 101c0-57-45-101-102-101-55 0-99 44-99 101 0 55 44 99 99 99 57 0 102-44 102-99z">
          <text:p/>
        </draw:path>
        <draw:path draw:style-name="gr2" draw:text-style-name="P2" draw:layer="layout" svg:width="0.2cm" svg:height="0.199cm" svg:x="8.9cm" svg:y="2.84cm" svg:viewBox="0 0 201 200" svg:d="M201 101c0-57-45-101-102-101-55 0-99 44-99 101 0 55 44 99 99 99 57 0 102-44 102-99z">
          <text:p/>
        </draw:path>
        <draw:path draw:style-name="gr1" draw:text-style-name="P1" draw:layer="layout" svg:width="0.199cm" svg:height="0.199cm" svg:x="9.9cm" svg:y="2.84cm" svg:viewBox="0 0 200 200" svg:d="M200 101c0-57-44-101-100-101s-100 44-100 101c0 55 44 99 100 99s100-44 100-99z">
          <text:p/>
        </draw:path>
        <draw:path draw:style-name="gr2" draw:text-style-name="P2" draw:layer="layout" svg:width="0.199cm" svg:height="0.199cm" svg:x="9.9cm" svg:y="2.84cm" svg:viewBox="0 0 200 200" svg:d="M200 101c0-57-44-101-100-101s-100 44-100 101c0 55 44 99 100 99s100-44 100-99z">
          <text:p/>
        </draw:path>
        <draw:path draw:style-name="gr1" draw:text-style-name="P1" draw:layer="layout" svg:width="0.201cm" svg:height="0.199cm" svg:x="10.899cm" svg:y="2.84cm" svg:viewBox="0 0 202 200" svg:d="M202 101c0-57-45-101-101-101-55 0-101 44-101 101 0 55 46 99 101 99 56 0 101-44 101-99z">
          <text:p/>
        </draw:path>
        <draw:path draw:style-name="gr2" draw:text-style-name="P2" draw:layer="layout" svg:width="0.201cm" svg:height="0.199cm" svg:x="10.899cm" svg:y="2.84cm" svg:viewBox="0 0 202 200" svg:d="M202 101c0-57-45-101-101-101-55 0-101 44-101 101 0 55 46 99 101 99 56 0 101-44 101-99z">
          <text:p/>
        </draw:path>
        <draw:path draw:style-name="gr1" draw:text-style-name="P1" draw:layer="layout" svg:width="0.199cm" svg:height="0.199cm" svg:x="11.9cm" svg:y="2.84cm" svg:viewBox="0 0 200 200" svg:d="M200 101c0-57-44-101-101-101-55 0-99 44-99 101 0 55 44 99 99 99 57 0 101-44 101-99z">
          <text:p/>
        </draw:path>
        <draw:path draw:style-name="gr2" draw:text-style-name="P2" draw:layer="layout" svg:width="0.199cm" svg:height="0.199cm" svg:x="11.9cm" svg:y="2.84cm" svg:viewBox="0 0 200 200" svg:d="M200 101c0-57-44-101-101-101-55 0-99 44-99 101 0 55 44 99 99 99 57 0 101-44 101-99z">
          <text:p/>
        </draw:path>
        <draw:path draw:style-name="gr1" draw:text-style-name="P1" draw:layer="layout" svg:width="0.201cm" svg:height="0.199cm" svg:x="12.899cm" svg:y="2.84cm" svg:viewBox="0 0 202 200" svg:d="M202 101c0-57-45-101-100-101-56 0-102 44-102 101 0 55 46 99 102 99 55 0 100-44 100-99z">
          <text:p/>
        </draw:path>
        <draw:path draw:style-name="gr2" draw:text-style-name="P2" draw:layer="layout" svg:width="0.201cm" svg:height="0.199cm" svg:x="12.899cm" svg:y="2.84cm" svg:viewBox="0 0 202 200" svg:d="M202 101c0-57-45-101-100-101-56 0-102 44-102 101 0 55 46 99 102 99 55 0 100-44 100-99z">
          <text:p/>
        </draw:path>
        <draw:path draw:style-name="gr1" draw:text-style-name="P1" draw:layer="layout" svg:width="0.199cm" svg:height="0.199cm" svg:x="13.9cm" svg:y="2.84cm" svg:viewBox="0 0 200 200" svg:d="M200 101c0-57-44-101-101-101-55 0-99 44-99 101 0 55 44 99 99 99 57 0 101-44 101-99z">
          <text:p/>
        </draw:path>
        <draw:path draw:style-name="gr2" draw:text-style-name="P2" draw:layer="layout" svg:width="0.199cm" svg:height="0.199cm" svg:x="13.9cm" svg:y="2.84cm" svg:viewBox="0 0 200 200" svg:d="M200 101c0-57-44-101-101-101-55 0-99 44-99 101 0 55 44 99 99 99 57 0 101-44 101-99z">
          <text:p/>
        </draw:path>
        <draw:path draw:style-name="gr1" draw:text-style-name="P1" draw:layer="layout" svg:width="0.201cm" svg:height="0.199cm" svg:x="14.899cm" svg:y="2.84cm" svg:viewBox="0 0 202 200" svg:d="M202 101c0-57-45-101-100-101-56 0-102 44-102 101 0 55 46 99 102 99 55 0 100-44 100-99z">
          <text:p/>
        </draw:path>
        <draw:path draw:style-name="gr2" draw:text-style-name="P2" draw:layer="layout" svg:width="0.201cm" svg:height="0.199cm" svg:x="14.899cm" svg:y="2.84cm" svg:viewBox="0 0 202 200" svg:d="M202 101c0-57-45-101-100-101-56 0-102 44-102 101 0 55 46 99 102 99 55 0 100-44 100-99z">
          <text:p/>
        </draw:path>
        <draw:path draw:style-name="gr1" draw:text-style-name="P1" draw:layer="layout" svg:width="0.2cm" svg:height="0.199cm" svg:x="15.9cm" svg:y="2.84cm" svg:viewBox="0 0 201 200" svg:d="M201 101c0-57-45-101-102-101-55 0-99 44-99 101 0 55 44 99 99 99 57 0 102-44 102-99z">
          <text:p/>
        </draw:path>
        <draw:path draw:style-name="gr2" draw:text-style-name="P2" draw:layer="layout" svg:width="0.2cm" svg:height="0.199cm" svg:x="15.9cm" svg:y="2.84cm" svg:viewBox="0 0 201 200" svg:d="M201 101c0-57-45-101-102-101-55 0-99 44-99 101 0 55 44 99 99 99 57 0 102-44 102-99z">
          <text:p/>
        </draw:path>
        <draw:path draw:style-name="gr1" draw:text-style-name="P1" draw:layer="layout" svg:width="0.2cm" svg:height="0.199cm" svg:x="18.899cm" svg:y="2.84cm" svg:viewBox="0 0 201 200" svg:d="M201 101c0-57-44-101-100-101s-101 44-101 101c0 55 45 99 101 99s100-44 100-99z">
          <text:p/>
        </draw:path>
        <draw:path draw:style-name="gr2" draw:text-style-name="P2" draw:layer="layout" svg:width="0.2cm" svg:height="0.199cm" svg:x="18.899cm" svg:y="2.84cm" svg:viewBox="0 0 201 200" svg:d="M201 101c0-57-44-101-100-101s-101 44-101 101c0 55 45 99 101 99s100-44 100-99z">
          <text:p/>
        </draw:path>
        <draw:path draw:style-name="gr1" draw:text-style-name="P1" draw:layer="layout" svg:width="0.2cm" svg:height="0.199cm" svg:x="19.9cm" svg:y="2.84cm" svg:viewBox="0 0 201 200" svg:d="M201 101c0-57-45-101-102-101-55 0-99 44-99 101 0 55 44 99 99 99 57 0 102-44 102-99z">
          <text:p/>
        </draw:path>
        <draw:path draw:style-name="gr2" draw:text-style-name="P2" draw:layer="layout" svg:width="0.2cm" svg:height="0.199cm" svg:x="19.9cm" svg:y="2.84cm" svg:viewBox="0 0 201 200" svg:d="M201 101c0-57-45-101-102-101-55 0-99 44-99 101 0 55 44 99 99 99 57 0 102-44 102-99z">
          <text:p/>
        </draw:path>
        <draw:path draw:style-name="gr1" draw:text-style-name="P1" draw:layer="layout" svg:width="0.2cm" svg:height="0.2cm" svg:x="8.9cm" svg:y="1.84cm" svg:viewBox="0 0 201 201" svg:d="M201 100c0-56-45-100-102-100-55 0-99 44-99 100s44 101 99 101c57 0 102-45 102-101z">
          <text:p/>
        </draw:path>
        <draw:path draw:style-name="gr2" draw:text-style-name="P2" draw:layer="layout" svg:width="0.2cm" svg:height="0.2cm" svg:x="8.9cm" svg:y="1.84cm" svg:viewBox="0 0 201 201" svg:d="M201 100c0-56-45-100-102-100-55 0-99 44-99 100s44 101 99 101c57 0 102-45 102-101z">
          <text:p/>
        </draw:path>
        <draw:path draw:style-name="gr1" draw:text-style-name="P1" draw:layer="layout" svg:width="0.199cm" svg:height="0.2cm" svg:x="9.9cm" svg:y="1.84cm" svg:viewBox="0 0 200 201" svg:d="M200 100c0-56-44-100-100-100s-100 44-100 100 44 101 100 101 100-45 100-101z">
          <text:p/>
        </draw:path>
        <draw:path draw:style-name="gr2" draw:text-style-name="P2" draw:layer="layout" svg:width="0.199cm" svg:height="0.2cm" svg:x="9.9cm" svg:y="1.84cm" svg:viewBox="0 0 200 201" svg:d="M200 100c0-56-44-100-100-100s-100 44-100 100 44 101 100 101 100-45 100-101z">
          <text:p/>
        </draw:path>
        <draw:path draw:style-name="gr1" draw:text-style-name="P1" draw:layer="layout" svg:width="0.201cm" svg:height="0.2cm" svg:x="10.899cm" svg:y="1.84cm" svg:viewBox="0 0 202 201" svg:d="M202 100c0-56-45-100-101-100-55 0-101 44-101 100s46 101 101 101c56 0 101-45 101-101z">
          <text:p/>
        </draw:path>
        <draw:path draw:style-name="gr2" draw:text-style-name="P2" draw:layer="layout" svg:width="0.201cm" svg:height="0.2cm" svg:x="10.899cm" svg:y="1.84cm" svg:viewBox="0 0 202 201" svg:d="M202 100c0-56-45-100-101-100-55 0-101 44-101 100s46 101 101 101c56 0 101-45 101-101z">
          <text:p/>
        </draw:path>
        <draw:polygon draw:style-name="gr3" draw:text-style-name="P3" draw:layer="layout" svg:width="1.587cm" svg:height="7.567cm" svg:x="9.816cm" svg:y="7.699cm" svg:viewBox="0 0 1588 7568" draw:points="0,0 1588,0 1588,7568 0,7568">
          <text:p/>
        </draw:polygon>
        <draw:polygon draw:style-name="gr3" draw:text-style-name="P3" draw:layer="layout" svg:width="0.026cm" svg:height="0.026cm" svg:x="0cm" svg:y="0cm" svg:viewBox="0 0 27 27" draw:points="27,27 0,27 0,0 27,0">
          <text:p/>
        </draw:polygon>
        <draw:path draw:style-name="gr1" draw:text-style-name="P1" draw:layer="layout" svg:width="0.2cm" svg:height="0.2cm" svg:x="2.899cm" svg:y="26.369cm" svg:viewBox="0 0 201 201" svg:d="M201 100c0-56-44-100-99-100-56 0-102 44-102 100s46 101 102 101c55 0 99-45 99-101z">
          <text:p/>
        </draw:path>
        <draw:path draw:style-name="gr2" draw:text-style-name="P2" draw:layer="layout" svg:width="0.2cm" svg:height="0.2cm" svg:x="2.899cm" svg:y="26.369cm" svg:viewBox="0 0 201 201" svg:d="M201 100c0-56-44-100-99-100-56 0-102 44-102 100s46 101 102 101c55 0 99-45 99-101z">
          <text:p/>
        </draw:path>
        <draw:path draw:style-name="gr1" draw:text-style-name="P1" draw:layer="layout" svg:width="0.2cm" svg:height="0.2cm" svg:x="2.899cm" svg:y="24.448cm" svg:viewBox="0 0 201 201" svg:d="M201 101c0-56-44-101-99-101-56 0-102 45-102 101 0 55 46 100 102 100 55 0 99-45 99-100z">
          <text:p/>
        </draw:path>
        <draw:path draw:style-name="gr2" draw:text-style-name="P2" draw:layer="layout" svg:width="0.2cm" svg:height="0.2cm" svg:x="2.899cm" svg:y="24.448cm" svg:viewBox="0 0 201 201" svg:d="M201 101c0-56-44-101-99-101-56 0-102 45-102 101 0 55 46 100 102 100 55 0 99-45 99-100z">
          <text:p/>
        </draw:path>
        <draw:path draw:style-name="gr1" draw:text-style-name="P1" draw:layer="layout" svg:width="0.2cm" svg:height="0.2cm" svg:x="2.899cm" svg:y="23.395cm" svg:viewBox="0 0 201 201" svg:d="M201 100c0-55-44-100-99-100-56 0-102 45-102 100s46 101 102 101c55 0 99-46 99-101z">
          <text:p/>
        </draw:path>
        <draw:path draw:style-name="gr2" draw:text-style-name="P2" draw:layer="layout" svg:width="0.2cm" svg:height="0.2cm" svg:x="2.899cm" svg:y="23.395cm" svg:viewBox="0 0 201 201" svg:d="M201 100c0-55-44-100-99-100-56 0-102 45-102 100s46 101 102 101c55 0 99-46 99-101z">
          <text:p/>
        </draw:path>
        <draw:path draw:style-name="gr1" draw:text-style-name="P1" draw:layer="layout" svg:width="0.2cm" svg:height="0.2cm" svg:x="2.899cm" svg:y="22.475cm" svg:viewBox="0 0 201 201" svg:d="M201 99c0-55-44-99-99-99-56 0-102 44-102 99 0 57 46 102 102 102 55 0 99-45 99-102z">
          <text:p/>
        </draw:path>
        <draw:path draw:style-name="gr2" draw:text-style-name="P2" draw:layer="layout" svg:width="0.2cm" svg:height="0.2cm" svg:x="2.899cm" svg:y="22.475cm" svg:viewBox="0 0 201 201" svg:d="M201 99c0-55-44-99-99-99-56 0-102 44-102 99 0 57 46 102 102 102 55 0 99-45 99-102z">
          <text:p/>
        </draw:path>
        <draw:path draw:style-name="gr1" draw:text-style-name="P1" draw:layer="layout" svg:width="0.2cm" svg:height="0.2cm" svg:x="2.899cm" svg:y="21.474cm" svg:viewBox="0 0 201 201" svg:d="M201 101c0-56-44-101-99-101-56 0-102 45-102 101s46 100 102 100c55 0 99-44 99-100z">
          <text:p/>
        </draw:path>
        <draw:path draw:style-name="gr2" draw:text-style-name="P2" draw:layer="layout" svg:width="0.2cm" svg:height="0.2cm" svg:x="2.899cm" svg:y="21.474cm" svg:viewBox="0 0 201 201" svg:d="M201 101c0-56-44-101-99-101-56 0-102 45-102 101s46 100 102 100c55 0 99-44 99-100z">
          <text:p/>
        </draw:path>
        <draw:path draw:style-name="gr1" draw:text-style-name="P1" draw:layer="layout" svg:width="0.207cm" svg:height="0.194cm" svg:x="2.899cm" svg:y="20.545cm" svg:viewBox="0 0 208 195" svg:d="M208 98c0-54-46-98-103-98-58 0-105 44-105 98 0 53 47 97 105 97 57 0 103-44 103-97z">
          <text:p/>
        </draw:path>
        <draw:path draw:style-name="gr2" draw:text-style-name="P2" draw:layer="layout" svg:width="0.207cm" svg:height="0.194cm" svg:x="2.899cm" svg:y="20.545cm" svg:viewBox="0 0 208 195" svg:d="M208 98c0-54-46-98-103-98-58 0-105 44-105 98 0 53 47 97 105 97 57 0 103-44 103-97z">
          <text:p/>
        </draw:path>
        <draw:path draw:style-name="gr1" draw:text-style-name="P1" draw:layer="layout" svg:width="0.2cm" svg:height="0.2cm" svg:x="9.249cm" svg:y="26.369cm" svg:viewBox="0 0 201 201" svg:d="M201 100c0-56-44-100-99-100-57 0-102 44-102 100s45 101 102 101c55 0 99-45 99-101z">
          <text:p/>
        </draw:path>
        <draw:path draw:style-name="gr2" draw:text-style-name="P2" draw:layer="layout" svg:width="0.2cm" svg:height="0.2cm" svg:x="9.249cm" svg:y="26.369cm" svg:viewBox="0 0 201 201" svg:d="M201 100c0-56-44-100-99-100-57 0-102 44-102 100s45 101 102 101c55 0 99-45 99-101z">
          <text:p/>
        </draw:path>
        <draw:path draw:style-name="gr1" draw:text-style-name="P1" draw:layer="layout" svg:width="0.2cm" svg:height="0.2cm" svg:x="9.249cm" svg:y="25.369cm" svg:viewBox="0 0 201 201" svg:d="M201 100c0-56-44-100-99-100-57 0-102 44-102 100s45 101 102 101c55 0 99-45 99-101z">
          <text:p/>
        </draw:path>
        <draw:path draw:style-name="gr2" draw:text-style-name="P2" draw:layer="layout" svg:width="0.2cm" svg:height="0.2cm" svg:x="9.249cm" svg:y="25.369cm" svg:viewBox="0 0 201 201" svg:d="M201 100c0-56-44-100-99-100-57 0-102 44-102 100s45 101 102 101c55 0 99-45 99-101z">
          <text:p/>
        </draw:path>
        <draw:path draw:style-name="gr1" draw:text-style-name="P1" draw:layer="layout" svg:width="0.2cm" svg:height="0.2cm" svg:x="9.249cm" svg:y="24.413cm" svg:viewBox="0 0 201 201" svg:d="M201 101c0-56-44-101-99-101-57 0-102 45-102 101 0 55 45 100 102 100 55 0 99-45 99-100z">
          <text:p/>
        </draw:path>
        <draw:path draw:style-name="gr2" draw:text-style-name="P2" draw:layer="layout" svg:width="0.2cm" svg:height="0.2cm" svg:x="9.249cm" svg:y="24.413cm" svg:viewBox="0 0 201 201" svg:d="M201 101c0-56-44-101-99-101-57 0-102 45-102 101 0 55 45 100 102 100 55 0 99-45 99-100z">
          <text:p/>
        </draw:path>
        <draw:path draw:style-name="gr1" draw:text-style-name="P1" draw:layer="layout" svg:width="0.2cm" svg:height="0.2cm" svg:x="9.249cm" svg:y="23.395cm" svg:viewBox="0 0 201 201" svg:d="M201 100c0-55-44-100-99-100-57 0-102 45-102 100s45 101 102 101c55 0 99-46 99-101z">
          <text:p/>
        </draw:path>
        <draw:path draw:style-name="gr2" draw:text-style-name="P2" draw:layer="layout" svg:width="0.2cm" svg:height="0.2cm" svg:x="9.249cm" svg:y="23.395cm" svg:viewBox="0 0 201 201" svg:d="M201 100c0-55-44-100-99-100-57 0-102 45-102 100s45 101 102 101c55 0 99-46 99-101z">
          <text:p/>
        </draw:path>
        <draw:path draw:style-name="gr1" draw:text-style-name="P1" draw:layer="layout" svg:width="0.2cm" svg:height="0.2cm" svg:x="9.249cm" svg:y="22.475cm" svg:viewBox="0 0 201 201" svg:d="M201 99c0-55-44-99-99-99-57 0-102 44-102 99 0 57 45 102 102 102 55 0 99-45 99-102z">
          <text:p/>
        </draw:path>
        <draw:path draw:style-name="gr2" draw:text-style-name="P2" draw:layer="layout" svg:width="0.2cm" svg:height="0.2cm" svg:x="9.249cm" svg:y="22.475cm" svg:viewBox="0 0 201 201" svg:d="M201 99c0-55-44-99-99-99-57 0-102 44-102 99 0 57 45 102 102 102 55 0 99-45 99-102z">
          <text:p/>
        </draw:path>
        <draw:path draw:style-name="gr1" draw:text-style-name="P1" draw:layer="layout" svg:width="0.2cm" svg:height="0.2cm" svg:x="9.249cm" svg:y="21.474cm" svg:viewBox="0 0 201 201" svg:d="M201 101c0-56-44-101-99-101-57 0-102 45-102 101s45 100 102 100c55 0 99-44 99-100z">
          <text:p/>
        </draw:path>
        <draw:path draw:style-name="gr2" draw:text-style-name="P2" draw:layer="layout" svg:width="0.2cm" svg:height="0.2cm" svg:x="9.249cm" svg:y="21.474cm" svg:viewBox="0 0 201 201" svg:d="M201 101c0-56-44-101-99-101-57 0-102 45-102 101s45 100 102 100c55 0 99-44 99-100z">
          <text:p/>
        </draw:path>
        <draw:path draw:style-name="gr1" draw:text-style-name="P1" draw:layer="layout" svg:width="0.2cm" svg:height="0.2cm" svg:x="9.249cm" svg:y="20.545cm" svg:viewBox="0 0 201 201" svg:d="M201 101c0-56-44-101-99-101-57 0-102 45-102 101 0 55 45 100 102 100 55 0 99-45 99-100z">
          <text:p/>
        </draw:path>
        <draw:path draw:style-name="gr2" draw:text-style-name="P2" draw:layer="layout" svg:width="0.2cm" svg:height="0.2cm" svg:x="9.249cm" svg:y="20.545cm" svg:viewBox="0 0 201 201" svg:d="M201 101c0-56-44-101-99-101-57 0-102 45-102 101 0 55 45 100 102 100 55 0 99-45 99-100z">
          <text:p/>
        </draw:path>
        <draw:polygon draw:style-name="gr4" draw:text-style-name="P4" draw:layer="layout" svg:width="10.318cm" svg:height="0.211cm" svg:x="10.01cm" svg:y="21.828cm" svg:viewBox="0 0 10319 212" draw:points="0,0 10319,0 10319,212 0,212">
          <text:p/>
        </draw:polygon>
        <draw:polygon draw:style-name="gr4" draw:text-style-name="P4" draw:layer="layout" svg:width="0.212cm" svg:height="2.329cm" svg:x="10.9cm" svg:y="18.811cm" svg:viewBox="0 0 213 2330" draw:points="0,0 213,0 213,2330 0,2330">
          <text:p/>
        </draw:polygon>
        <draw:polygon draw:style-name="gr4" draw:text-style-name="P4" draw:layer="layout" svg:width="0.211cm" svg:height="2.329cm" svg:x="11.906cm" svg:y="18.811cm" svg:viewBox="0 0 212 2330" draw:points="0,0 212,0 212,2330 0,2330">
          <text:p/>
        </draw:polygon>
        <draw:polygon draw:style-name="gr4" draw:text-style-name="P4" draw:layer="layout" svg:width="0.026cm" svg:height="0.026cm" svg:x="0cm" svg:y="0cm" svg:viewBox="0 0 27 27" draw:points="27,27 0,27 0,0 27,0">
          <text:p/>
        </draw:polygon>
        <draw:polygon draw:style-name="gr4" draw:text-style-name="P4" draw:layer="layout" svg:width="0.212cm" svg:height="2.328cm" svg:x="12.911cm" svg:y="18.785cm" svg:viewBox="0 0 213 2329" draw:points="0,0 213,0 213,2329 0,2329">
          <text:p/>
        </draw:polygon>
        <draw:polygon draw:style-name="gr4" draw:text-style-name="P4" draw:layer="layout" svg:width="0.212cm" svg:height="2.329cm" svg:x="13.899cm" svg:y="18.811cm" svg:viewBox="0 0 213 2330" draw:points="0,0 213,0 213,2330 0,2330">
          <text:p/>
        </draw:polygon>
        <draw:polygon draw:style-name="gr4" draw:text-style-name="P4" draw:layer="layout" svg:width="0.211cm" svg:height="2.329cm" svg:x="14.887cm" svg:y="18.811cm" svg:viewBox="0 0 212 2330" draw:points="0,0 212,0 212,2330 0,2330">
          <text:p/>
        </draw:polygon>
        <draw:polygon draw:style-name="gr4" draw:text-style-name="P4" draw:layer="layout" svg:width="0.211cm" svg:height="2.329cm" svg:x="15.91cm" svg:y="18.811cm" svg:viewBox="0 0 212 2330" draw:points="0,0 212,0 212,2330 0,2330">
          <text:p/>
        </draw:polygon>
        <draw:polygon draw:style-name="gr4" draw:text-style-name="P4" draw:layer="layout" svg:width="0.211cm" svg:height="2.329cm" svg:x="16.898cm" svg:y="18.811cm" svg:viewBox="0 0 212 2330" draw:points="0,0 212,0 212,2330 0,2330">
          <text:p/>
        </draw:polygon>
        <draw:polygon draw:style-name="gr4" draw:text-style-name="P4" draw:layer="layout" svg:width="0.212cm" svg:height="2.329cm" svg:x="17.885cm" svg:y="18.811cm" svg:viewBox="0 0 213 2330" draw:points="0,0 213,0 213,2330 0,2330">
          <text:p/>
        </draw:polygon>
        <draw:polygon draw:style-name="gr4" draw:text-style-name="P4" draw:layer="layout" svg:width="0.212cm" svg:height="2.329cm" svg:x="18.908cm" svg:y="18.811cm" svg:viewBox="0 0 213 2330" draw:points="0,0 213,0 213,2330 0,2330">
          <text:p/>
        </draw:polygon>
        <draw:polygon draw:style-name="gr4" draw:text-style-name="P4" draw:layer="layout" svg:width="0.212cm" svg:height="2.329cm" svg:x="19.896cm" svg:y="18.811cm" svg:viewBox="0 0 213 2330" draw:points="0,0 213,0 213,2330 0,2330">
          <text:p/>
        </draw:polygon>
        <draw:polygon draw:style-name="gr4" draw:text-style-name="P4" draw:layer="layout" svg:width="1.358cm" svg:height="0.158cm" svg:x="4.074cm" svg:y="22.022cm" svg:viewBox="0 0 1359 159" draw:points="0,0 1359,0 1359,159 0,159">
          <text:p/>
        </draw:polygon>
        <draw:polygon draw:style-name="gr4" draw:text-style-name="P4" draw:layer="layout" svg:width="1.358cm" svg:height="0.158cm" svg:x="4.074cm" svg:y="22.41cm" svg:viewBox="0 0 1359 159" draw:points="0,0 1359,0 1359,159 0,159">
          <text:p/>
        </draw:polygon>
        <draw:polygon draw:style-name="gr4" draw:text-style-name="P4" draw:layer="layout" svg:width="1.358cm" svg:height="0.159cm" svg:x="4.074cm" svg:y="22.868cm" svg:viewBox="0 0 1359 160" draw:points="0,0 1359,0 1359,160 0,160">
          <text:p/>
        </draw:polygon>
        <draw:polygon draw:style-name="gr4" draw:text-style-name="P4" draw:layer="layout" svg:width="1.358cm" svg:height="0.159cm" svg:x="4.074cm" svg:y="23.327cm" svg:viewBox="0 0 1359 160" draw:points="0,0 1359,0 1359,160 0,160">
          <text:p/>
        </draw:polygon>
        <draw:polygon draw:style-name="gr4" draw:text-style-name="P4" draw:layer="layout" svg:width="1.358cm" svg:height="0.158cm" svg:x="4.074cm" svg:y="23.786cm" svg:viewBox="0 0 1359 159" draw:points="0,0 1359,0 1359,159 0,159">
          <text:p/>
        </draw:polygon>
        <draw:polygon draw:style-name="gr4" draw:text-style-name="P4" draw:layer="layout" svg:width="1.358cm" svg:height="0.159cm" svg:x="4.074cm" svg:y="24.279cm" svg:viewBox="0 0 1359 160" draw:points="0,0 1359,0 1359,160 0,160">
          <text:p/>
        </draw:polygon>
        <draw:polygon draw:style-name="gr4" draw:text-style-name="P4" draw:layer="layout" svg:width="1.358cm" svg:height="0.158cm" svg:x="4.074cm" svg:y="24.809cm" svg:viewBox="0 0 1359 159" draw:points="0,0 1359,0 1359,159 0,159">
          <text:p/>
        </draw:polygon>
        <draw:polygon draw:style-name="gr4" draw:text-style-name="P4" draw:layer="layout" svg:width="1.358cm" svg:height="0.158cm" svg:x="6.896cm" svg:y="22.022cm" svg:viewBox="0 0 1359 159" draw:points="0,0 1359,0 1359,159 0,159">
          <text:p/>
        </draw:polygon>
        <draw:polygon draw:style-name="gr4" draw:text-style-name="P4" draw:layer="layout" svg:width="1.358cm" svg:height="0.158cm" svg:x="6.896cm" svg:y="22.41cm" svg:viewBox="0 0 1359 159" draw:points="0,0 1359,0 1359,159 0,159">
          <text:p/>
        </draw:polygon>
        <draw:polygon draw:style-name="gr4" draw:text-style-name="P4" draw:layer="layout" svg:width="1.358cm" svg:height="0.159cm" svg:x="6.896cm" svg:y="22.868cm" svg:viewBox="0 0 1359 160" draw:points="0,0 1359,0 1359,160 0,160">
          <text:p/>
        </draw:polygon>
        <draw:polygon draw:style-name="gr4" draw:text-style-name="P4" draw:layer="layout" svg:width="1.358cm" svg:height="0.159cm" svg:x="6.896cm" svg:y="23.327cm" svg:viewBox="0 0 1359 160" draw:points="0,0 1359,0 1359,160 0,160">
          <text:p/>
        </draw:polygon>
        <draw:polygon draw:style-name="gr4" draw:text-style-name="P4" draw:layer="layout" svg:width="1.358cm" svg:height="0.158cm" svg:x="6.896cm" svg:y="23.786cm" svg:viewBox="0 0 1359 159" draw:points="0,0 1359,0 1359,159 0,159">
          <text:p/>
        </draw:polygon>
        <draw:polygon draw:style-name="gr4" draw:text-style-name="P4" draw:layer="layout" svg:width="1.358cm" svg:height="0.159cm" svg:x="6.896cm" svg:y="24.279cm" svg:viewBox="0 0 1359 160" draw:points="0,0 1359,0 1359,160 0,160">
          <text:p/>
        </draw:polygon>
        <draw:polygon draw:style-name="gr4" draw:text-style-name="P4" draw:layer="layout" svg:width="1.358cm" svg:height="0.158cm" svg:x="6.896cm" svg:y="24.809cm" svg:viewBox="0 0 1359 159" draw:points="0,0 1359,0 1359,159 0,159">
          <text:p/>
        </draw:polygon>
        <draw:path draw:style-name="gr1" draw:text-style-name="P1" draw:layer="layout" svg:width="0.2cm" svg:height="0.2cm" svg:x="19.97cm" svg:y="20.896cm" svg:viewBox="0 0 201 201" svg:d="M201 101c0-55-45-101-100-101s-101 46-101 101c0 56 46 100 101 100s100-44 100-100z">
          <text:p/>
        </draw:path>
        <draw:path draw:style-name="gr2" draw:text-style-name="P2" draw:layer="layout" svg:width="0.2cm" svg:height="0.2cm" svg:x="19.97cm" svg:y="20.896cm" svg:viewBox="0 0 201 201" svg:d="M201 101c0-55-45-101-100-101s-101 46-101 101c0 56 46 100 101 100s100-44 100-100z">
          <text:p/>
        </draw:path>
        <draw:path draw:style-name="gr1" draw:text-style-name="P1" draw:layer="layout" svg:width="0.2cm" svg:height="0.2cm" svg:x="19.97cm" svg:y="19.896cm" svg:viewBox="0 0 201 201" svg:d="M201 100c0-55-45-100-100-100s-101 45-101 100c0 57 46 101 101 101s100-44 100-101z">
          <text:p/>
        </draw:path>
        <draw:path draw:style-name="gr2" draw:text-style-name="P2" draw:layer="layout" svg:width="0.2cm" svg:height="0.2cm" svg:x="19.97cm" svg:y="19.896cm" svg:viewBox="0 0 201 201" svg:d="M201 100c0-55-45-100-100-100s-101 45-101 100c0 57 46 101 101 101s100-44 100-101z">
          <text:p/>
        </draw:path>
        <draw:path draw:style-name="gr1" draw:text-style-name="P1" draw:layer="layout" svg:width="0.2cm" svg:height="0.2cm" svg:x="19.97cm" svg:y="18.896cm" svg:viewBox="0 0 201 201" svg:d="M201 101c0-55-45-101-100-101s-101 46-101 101c0 56 46 100 101 100s100-44 100-100z">
          <text:p/>
        </draw:path>
        <draw:path draw:style-name="gr2" draw:text-style-name="P2" draw:layer="layout" svg:width="0.2cm" svg:height="0.2cm" svg:x="19.97cm" svg:y="18.896cm" svg:viewBox="0 0 201 201" svg:d="M201 101c0-55-45-101-100-101s-101 46-101 101c0 56 46 100 101 100s100-44 100-100z">
          <text:p/>
        </draw:path>
        <draw:path draw:style-name="gr1" draw:text-style-name="P1" draw:layer="layout" svg:width="0.2cm" svg:height="0.2cm" svg:x="18.982cm" svg:y="20.896cm" svg:viewBox="0 0 201 201" svg:d="M201 101c0-55-44-101-100-101-55 0-101 46-101 101 0 56 46 100 101 100 56 0 100-44 100-100z">
          <text:p/>
        </draw:path>
        <draw:path draw:style-name="gr2" draw:text-style-name="P2" draw:layer="layout" svg:width="0.2cm" svg:height="0.2cm" svg:x="18.982cm" svg:y="20.896cm" svg:viewBox="0 0 201 201" svg:d="M201 101c0-55-44-101-100-101-55 0-101 46-101 101 0 56 46 100 101 100 56 0 100-44 100-100z">
          <text:p/>
        </draw:path>
        <draw:path draw:style-name="gr1" draw:text-style-name="P1" draw:layer="layout" svg:width="0.2cm" svg:height="0.2cm" svg:x="18.982cm" svg:y="19.896cm" svg:viewBox="0 0 201 201" svg:d="M201 100c0-55-44-100-100-100-55 0-101 45-101 100 0 57 46 101 101 101 56 0 100-44 100-101z">
          <text:p/>
        </draw:path>
        <draw:path draw:style-name="gr2" draw:text-style-name="P2" draw:layer="layout" svg:width="0.2cm" svg:height="0.2cm" svg:x="18.982cm" svg:y="19.896cm" svg:viewBox="0 0 201 201" svg:d="M201 100c0-55-44-100-100-100-55 0-101 45-101 100 0 57 46 101 101 101 56 0 100-44 100-101z">
          <text:p/>
        </draw:path>
        <draw:path draw:style-name="gr1" draw:text-style-name="P1" draw:layer="layout" svg:width="0.2cm" svg:height="0.2cm" svg:x="18.982cm" svg:y="18.896cm" svg:viewBox="0 0 201 201" svg:d="M201 101c0-55-44-101-100-101-55 0-101 46-101 101 0 56 46 100 101 100 56 0 100-44 100-100z">
          <text:p/>
        </draw:path>
        <draw:path draw:style-name="gr2" draw:text-style-name="P2" draw:layer="layout" svg:width="0.2cm" svg:height="0.2cm" svg:x="18.982cm" svg:y="18.896cm" svg:viewBox="0 0 201 201" svg:d="M201 101c0-55-44-101-100-101-55 0-101 46-101 101 0 56 46 100 101 100 56 0 100-44 100-100z">
          <text:p/>
        </draw:path>
        <draw:path draw:style-name="gr1" draw:text-style-name="P1" draw:layer="layout" svg:width="0.2cm" svg:height="0.2cm" svg:x="17.959cm" svg:y="20.896cm" svg:viewBox="0 0 201 201" svg:d="M201 101c0-55-45-101-100-101-56 0-101 46-101 101 0 56 45 100 101 100 55 0 100-44 100-100z">
          <text:p/>
        </draw:path>
        <draw:path draw:style-name="gr2" draw:text-style-name="P2" draw:layer="layout" svg:width="0.2cm" svg:height="0.2cm" svg:x="17.959cm" svg:y="20.896cm" svg:viewBox="0 0 201 201" svg:d="M201 101c0-55-45-101-100-101-56 0-101 46-101 101 0 56 45 100 101 100 55 0 100-44 100-100z">
          <text:p/>
        </draw:path>
        <draw:path draw:style-name="gr1" draw:text-style-name="P1" draw:layer="layout" svg:width="0.2cm" svg:height="0.2cm" svg:x="17.959cm" svg:y="19.896cm" svg:viewBox="0 0 201 201" svg:d="M201 100c0-55-45-100-100-100-56 0-101 45-101 100 0 57 45 101 101 101 55 0 100-44 100-101z">
          <text:p/>
        </draw:path>
        <draw:path draw:style-name="gr2" draw:text-style-name="P2" draw:layer="layout" svg:width="0.2cm" svg:height="0.2cm" svg:x="17.959cm" svg:y="19.896cm" svg:viewBox="0 0 201 201" svg:d="M201 100c0-55-45-100-100-100-56 0-101 45-101 100 0 57 45 101 101 101 55 0 100-44 100-101z">
          <text:p/>
        </draw:path>
        <draw:path draw:style-name="gr1" draw:text-style-name="P1" draw:layer="layout" svg:width="0.2cm" svg:height="0.2cm" svg:x="17.959cm" svg:y="18.896cm" svg:viewBox="0 0 201 201" svg:d="M201 101c0-55-45-101-100-101-56 0-101 46-101 101 0 56 45 100 101 100 55 0 100-44 100-100z">
          <text:p/>
        </draw:path>
        <draw:path draw:style-name="gr2" draw:text-style-name="P2" draw:layer="layout" svg:width="0.2cm" svg:height="0.2cm" svg:x="17.959cm" svg:y="18.896cm" svg:viewBox="0 0 201 201" svg:d="M201 101c0-55-45-101-100-101-56 0-101 46-101 101 0 56 45 100 101 100 55 0 100-44 100-100z">
          <text:p/>
        </draw:path>
        <draw:path draw:style-name="gr1" draw:text-style-name="P1" draw:layer="layout" svg:width="0.2cm" svg:height="0.2cm" svg:x="16.936cm" svg:y="20.896cm" svg:viewBox="0 0 201 201" svg:d="M201 101c0-55-45-101-100-101-56 0-101 46-101 101 0 56 45 100 101 100 55 0 100-44 100-100z">
          <text:p/>
        </draw:path>
        <draw:path draw:style-name="gr2" draw:text-style-name="P2" draw:layer="layout" svg:width="0.2cm" svg:height="0.2cm" svg:x="16.936cm" svg:y="20.896cm" svg:viewBox="0 0 201 201" svg:d="M201 101c0-55-45-101-100-101-56 0-101 46-101 101 0 56 45 100 101 100 55 0 100-44 100-100z">
          <text:p/>
        </draw:path>
        <draw:path draw:style-name="gr1" draw:text-style-name="P1" draw:layer="layout" svg:width="0.2cm" svg:height="0.2cm" svg:x="16.936cm" svg:y="19.896cm" svg:viewBox="0 0 201 201" svg:d="M201 100c0-55-45-100-100-100-56 0-101 45-101 100 0 57 45 101 101 101 55 0 100-44 100-101z">
          <text:p/>
        </draw:path>
        <draw:path draw:style-name="gr2" draw:text-style-name="P2" draw:layer="layout" svg:width="0.2cm" svg:height="0.2cm" svg:x="16.936cm" svg:y="19.896cm" svg:viewBox="0 0 201 201" svg:d="M201 100c0-55-45-100-100-100-56 0-101 45-101 100 0 57 45 101 101 101 55 0 100-44 100-101z">
          <text:p/>
        </draw:path>
        <draw:path draw:style-name="gr1" draw:text-style-name="P1" draw:layer="layout" svg:width="0.2cm" svg:height="0.2cm" svg:x="16.936cm" svg:y="18.896cm" svg:viewBox="0 0 201 201" svg:d="M201 101c0-55-45-101-100-101-56 0-101 46-101 101 0 56 45 100 101 100 55 0 100-44 100-100z">
          <text:p/>
        </draw:path>
        <draw:path draw:style-name="gr2" draw:text-style-name="P2" draw:layer="layout" svg:width="0.2cm" svg:height="0.2cm" svg:x="16.936cm" svg:y="18.896cm" svg:viewBox="0 0 201 201" svg:d="M201 101c0-55-45-101-100-101-56 0-101 46-101 101 0 56 45 100 101 100 55 0 100-44 100-100z">
          <text:p/>
        </draw:path>
        <draw:path draw:style-name="gr1" draw:text-style-name="P1" draw:layer="layout" svg:width="0.2cm" svg:height="0.2cm" svg:x="15.984cm" svg:y="20.896cm" svg:viewBox="0 0 201 201" svg:d="M201 101c0-55-45-101-100-101-56 0-101 46-101 101 0 56 45 100 101 100 55 0 100-44 100-100z">
          <text:p/>
        </draw:path>
        <draw:path draw:style-name="gr2" draw:text-style-name="P2" draw:layer="layout" svg:width="0.2cm" svg:height="0.2cm" svg:x="15.984cm" svg:y="20.896cm" svg:viewBox="0 0 201 201" svg:d="M201 101c0-55-45-101-100-101-56 0-101 46-101 101 0 56 45 100 101 100 55 0 100-44 100-100z">
          <text:p/>
        </draw:path>
        <draw:path draw:style-name="gr1" draw:text-style-name="P1" draw:layer="layout" svg:width="0.2cm" svg:height="0.2cm" svg:x="15.984cm" svg:y="19.896cm" svg:viewBox="0 0 201 201" svg:d="M201 100c0-55-45-100-100-100-56 0-101 45-101 100 0 57 45 101 101 101 55 0 100-44 100-101z">
          <text:p/>
        </draw:path>
        <draw:path draw:style-name="gr2" draw:text-style-name="P2" draw:layer="layout" svg:width="0.2cm" svg:height="0.2cm" svg:x="15.984cm" svg:y="19.896cm" svg:viewBox="0 0 201 201" svg:d="M201 100c0-55-45-100-100-100-56 0-101 45-101 100 0 57 45 101 101 101 55 0 100-44 100-101z">
          <text:p/>
        </draw:path>
        <draw:path draw:style-name="gr1" draw:text-style-name="P1" draw:layer="layout" svg:width="0.2cm" svg:height="0.2cm" svg:x="15.984cm" svg:y="18.896cm" svg:viewBox="0 0 201 201" svg:d="M201 101c0-55-45-101-100-101-56 0-101 46-101 101 0 56 45 100 101 100 55 0 100-44 100-100z">
          <text:p/>
        </draw:path>
        <draw:path draw:style-name="gr2" draw:text-style-name="P2" draw:layer="layout" svg:width="0.2cm" svg:height="0.2cm" svg:x="15.984cm" svg:y="18.896cm" svg:viewBox="0 0 201 201" svg:d="M201 101c0-55-45-101-100-101-56 0-101 46-101 101 0 56 45 100 101 100 55 0 100-44 100-100z">
          <text:p/>
        </draw:path>
        <draw:path draw:style-name="gr1" draw:text-style-name="P1" draw:layer="layout" svg:width="0.2cm" svg:height="0.2cm" svg:x="14.961cm" svg:y="20.896cm" svg:viewBox="0 0 201 201" svg:d="M201 101c0-55-45-101-100-101-57 0-101 46-101 101 0 56 44 100 101 100 55 0 100-44 100-100z">
          <text:p/>
        </draw:path>
        <draw:path draw:style-name="gr2" draw:text-style-name="P2" draw:layer="layout" svg:width="0.2cm" svg:height="0.2cm" svg:x="14.961cm" svg:y="20.896cm" svg:viewBox="0 0 201 201" svg:d="M201 101c0-55-45-101-100-101-57 0-101 46-101 101 0 56 44 100 101 100 55 0 100-44 100-100z">
          <text:p/>
        </draw:path>
        <draw:path draw:style-name="gr1" draw:text-style-name="P1" draw:layer="layout" svg:width="0.2cm" svg:height="0.2cm" svg:x="14.961cm" svg:y="19.896cm" svg:viewBox="0 0 201 201" svg:d="M201 100c0-55-45-100-100-100-57 0-101 45-101 100 0 57 44 101 101 101 55 0 100-44 100-101z">
          <text:p/>
        </draw:path>
        <draw:path draw:style-name="gr2" draw:text-style-name="P2" draw:layer="layout" svg:width="0.2cm" svg:height="0.2cm" svg:x="14.961cm" svg:y="19.896cm" svg:viewBox="0 0 201 201" svg:d="M201 100c0-55-45-100-100-100-57 0-101 45-101 100 0 57 44 101 101 101 55 0 100-44 100-101z">
          <text:p/>
        </draw:path>
        <draw:path draw:style-name="gr1" draw:text-style-name="P1" draw:layer="layout" svg:width="0.2cm" svg:height="0.2cm" svg:x="14.961cm" svg:y="18.896cm" svg:viewBox="0 0 201 201" svg:d="M201 101c0-55-45-101-100-101-57 0-101 46-101 101 0 56 44 100 101 100 55 0 100-44 100-100z">
          <text:p/>
        </draw:path>
        <draw:path draw:style-name="gr2" draw:text-style-name="P2" draw:layer="layout" svg:width="0.2cm" svg:height="0.2cm" svg:x="14.961cm" svg:y="18.896cm" svg:viewBox="0 0 201 201" svg:d="M201 101c0-55-45-101-100-101-57 0-101 46-101 101 0 56 44 100 101 100 55 0 100-44 100-100z">
          <text:p/>
        </draw:path>
        <draw:path draw:style-name="gr1" draw:text-style-name="P1" draw:layer="layout" svg:width="0.2cm" svg:height="0.2cm" svg:x="13.973cm" svg:y="20.896cm" svg:viewBox="0 0 201 201" svg:d="M201 101c0-55-45-101-100-101-56 0-101 46-101 101 0 56 45 100 101 100 55 0 100-44 100-100z">
          <text:p/>
        </draw:path>
        <draw:path draw:style-name="gr2" draw:text-style-name="P2" draw:layer="layout" svg:width="0.2cm" svg:height="0.2cm" svg:x="13.973cm" svg:y="20.896cm" svg:viewBox="0 0 201 201" svg:d="M201 101c0-55-45-101-100-101-56 0-101 46-101 101 0 56 45 100 101 100 55 0 100-44 100-100z">
          <text:p/>
        </draw:path>
        <draw:path draw:style-name="gr1" draw:text-style-name="P1" draw:layer="layout" svg:width="0.2cm" svg:height="0.2cm" svg:x="13.973cm" svg:y="19.896cm" svg:viewBox="0 0 201 201" svg:d="M201 100c0-55-45-100-100-100-56 0-101 45-101 100 0 57 45 101 101 101 55 0 100-44 100-101z">
          <text:p/>
        </draw:path>
        <draw:path draw:style-name="gr2" draw:text-style-name="P2" draw:layer="layout" svg:width="0.2cm" svg:height="0.2cm" svg:x="13.973cm" svg:y="19.896cm" svg:viewBox="0 0 201 201" svg:d="M201 100c0-55-45-100-100-100-56 0-101 45-101 100 0 57 45 101 101 101 55 0 100-44 100-101z">
          <text:p/>
        </draw:path>
        <draw:path draw:style-name="gr1" draw:text-style-name="P1" draw:layer="layout" svg:width="0.2cm" svg:height="0.2cm" svg:x="13.973cm" svg:y="18.896cm" svg:viewBox="0 0 201 201" svg:d="M201 101c0-55-45-101-100-101-56 0-101 46-101 101 0 56 45 100 101 100 55 0 100-44 100-100z">
          <text:p/>
        </draw:path>
        <draw:path draw:style-name="gr2" draw:text-style-name="P2" draw:layer="layout" svg:width="0.2cm" svg:height="0.2cm" svg:x="13.973cm" svg:y="18.896cm" svg:viewBox="0 0 201 201" svg:d="M201 101c0-55-45-101-100-101-56 0-101 46-101 101 0 56 45 100 101 100 55 0 100-44 100-100z">
          <text:p/>
        </draw:path>
        <draw:path draw:style-name="gr1" draw:text-style-name="P1" draw:layer="layout" svg:width="0.2cm" svg:height="0.2cm" svg:x="12.985cm" svg:y="20.896cm" svg:viewBox="0 0 201 201" svg:d="M201 101c0-55-45-101-100-101-56 0-101 46-101 101 0 56 45 100 101 100 55 0 100-44 100-100z">
          <text:p/>
        </draw:path>
        <draw:path draw:style-name="gr2" draw:text-style-name="P2" draw:layer="layout" svg:width="0.2cm" svg:height="0.2cm" svg:x="12.985cm" svg:y="20.896cm" svg:viewBox="0 0 201 201" svg:d="M201 101c0-55-45-101-100-101-56 0-101 46-101 101 0 56 45 100 101 100 55 0 100-44 100-100z">
          <text:p/>
        </draw:path>
        <draw:path draw:style-name="gr1" draw:text-style-name="P1" draw:layer="layout" svg:width="0.2cm" svg:height="0.2cm" svg:x="12.985cm" svg:y="19.896cm" svg:viewBox="0 0 201 201" svg:d="M201 100c0-55-45-100-100-100-56 0-101 45-101 100 0 57 45 101 101 101 55 0 100-44 100-101z">
          <text:p/>
        </draw:path>
        <draw:path draw:style-name="gr2" draw:text-style-name="P2" draw:layer="layout" svg:width="0.2cm" svg:height="0.2cm" svg:x="12.985cm" svg:y="19.896cm" svg:viewBox="0 0 201 201" svg:d="M201 100c0-55-45-100-100-100-56 0-101 45-101 100 0 57 45 101 101 101 55 0 100-44 100-101z">
          <text:p/>
        </draw:path>
        <draw:path draw:style-name="gr1" draw:text-style-name="P1" draw:layer="layout" svg:width="0.2cm" svg:height="0.2cm" svg:x="12.985cm" svg:y="18.896cm" svg:viewBox="0 0 201 201" svg:d="M201 101c0-55-45-101-100-101-56 0-101 46-101 101 0 56 45 100 101 100 55 0 100-44 100-100z">
          <text:p/>
        </draw:path>
        <draw:path draw:style-name="gr2" draw:text-style-name="P2" draw:layer="layout" svg:width="0.2cm" svg:height="0.2cm" svg:x="12.985cm" svg:y="18.896cm" svg:viewBox="0 0 201 201" svg:d="M201 101c0-55-45-101-100-101-56 0-101 46-101 101 0 56 45 100 101 100 55 0 100-44 100-100z">
          <text:p/>
        </draw:path>
        <draw:path draw:style-name="gr1" draw:text-style-name="P1" draw:layer="layout" svg:width="0.2cm" svg:height="0.2cm" svg:x="11.962cm" svg:y="20.896cm" svg:viewBox="0 0 201 201" svg:d="M201 101c0-55-45-101-100-101-56 0-101 46-101 101 0 56 45 100 101 100 55 0 100-44 100-100z">
          <text:p/>
        </draw:path>
        <draw:path draw:style-name="gr2" draw:text-style-name="P2" draw:layer="layout" svg:width="0.2cm" svg:height="0.2cm" svg:x="11.962cm" svg:y="20.896cm" svg:viewBox="0 0 201 201" svg:d="M201 101c0-55-45-101-100-101-56 0-101 46-101 101 0 56 45 100 101 100 55 0 100-44 100-100z">
          <text:p/>
        </draw:path>
        <draw:path draw:style-name="gr1" draw:text-style-name="P1" draw:layer="layout" svg:width="0.2cm" svg:height="0.2cm" svg:x="11.962cm" svg:y="19.896cm" svg:viewBox="0 0 201 201" svg:d="M201 100c0-55-45-100-100-100-56 0-101 45-101 100 0 57 45 101 101 101 55 0 100-44 100-101z">
          <text:p/>
        </draw:path>
        <draw:path draw:style-name="gr2" draw:text-style-name="P2" draw:layer="layout" svg:width="0.2cm" svg:height="0.2cm" svg:x="11.962cm" svg:y="19.896cm" svg:viewBox="0 0 201 201" svg:d="M201 100c0-55-45-100-100-100-56 0-101 45-101 100 0 57 45 101 101 101 55 0 100-44 100-101z">
          <text:p/>
        </draw:path>
        <draw:path draw:style-name="gr1" draw:text-style-name="P1" draw:layer="layout" svg:width="0.2cm" svg:height="0.2cm" svg:x="11.962cm" svg:y="18.896cm" svg:viewBox="0 0 201 201" svg:d="M201 101c0-55-45-101-100-101-56 0-101 46-101 101 0 56 45 100 101 100 55 0 100-44 100-100z">
          <text:p/>
        </draw:path>
        <draw:path draw:style-name="gr2" draw:text-style-name="P2" draw:layer="layout" svg:width="0.2cm" svg:height="0.2cm" svg:x="11.962cm" svg:y="18.896cm" svg:viewBox="0 0 201 201" svg:d="M201 101c0-55-45-101-100-101-56 0-101 46-101 101 0 56 45 100 101 100 55 0 100-44 100-100z">
          <text:p/>
        </draw:path>
        <draw:path draw:style-name="gr1" draw:text-style-name="P1" draw:layer="layout" svg:width="0.2cm" svg:height="0.2cm" svg:x="10.974cm" svg:y="20.896cm" svg:viewBox="0 0 201 201" svg:d="M201 101c0-55-45-101-100-101-56 0-101 46-101 101 0 56 45 100 101 100 55 0 100-44 100-100z">
          <text:p/>
        </draw:path>
        <draw:path draw:style-name="gr2" draw:text-style-name="P2" draw:layer="layout" svg:width="0.2cm" svg:height="0.2cm" svg:x="10.974cm" svg:y="20.896cm" svg:viewBox="0 0 201 201" svg:d="M201 101c0-55-45-101-100-101-56 0-101 46-101 101 0 56 45 100 101 100 55 0 100-44 100-100z">
          <text:p/>
        </draw:path>
        <draw:path draw:style-name="gr1" draw:text-style-name="P1" draw:layer="layout" svg:width="0.2cm" svg:height="0.2cm" svg:x="10.974cm" svg:y="19.896cm" svg:viewBox="0 0 201 201" svg:d="M201 100c0-55-45-100-100-100-56 0-101 45-101 100 0 57 45 101 101 101 55 0 100-44 100-101z">
          <text:p/>
        </draw:path>
        <draw:path draw:style-name="gr2" draw:text-style-name="P2" draw:layer="layout" svg:width="0.2cm" svg:height="0.2cm" svg:x="10.974cm" svg:y="19.896cm" svg:viewBox="0 0 201 201" svg:d="M201 100c0-55-45-100-100-100-56 0-101 45-101 100 0 57 45 101 101 101 55 0 100-44 100-101z">
          <text:p/>
        </draw:path>
        <draw:path draw:style-name="gr1" draw:text-style-name="P1" draw:layer="layout" svg:width="0.2cm" svg:height="0.2cm" svg:x="10.974cm" svg:y="18.896cm" svg:viewBox="0 0 201 201" svg:d="M201 101c0-55-45-101-100-101-56 0-101 46-101 101 0 56 45 100 101 100 55 0 100-44 100-100z">
          <text:p/>
        </draw:path>
        <draw:path draw:style-name="gr2" draw:text-style-name="P2" draw:layer="layout" svg:width="0.2cm" svg:height="0.2cm" svg:x="10.974cm" svg:y="18.896cm" svg:viewBox="0 0 201 201" svg:d="M201 101c0-55-45-101-100-101-56 0-101 46-101 101 0 56 45 100 101 100 55 0 100-44 100-100z">
          <text:p/>
        </draw:path>
        <draw:path draw:style-name="gr1" draw:text-style-name="P1" draw:layer="layout" svg:width="0.201cm" svg:height="0.2cm" svg:x="10.899cm" svg:y="25.778cm" svg:viewBox="0 0 202 201" svg:d="M202 100c0-55-45-100-101-100-55 0-101 45-101 100 0 56 46 101 101 101 56 0 101-45 101-101z">
          <text:p/>
        </draw:path>
        <draw:path draw:style-name="gr2" draw:text-style-name="P2" draw:layer="layout" svg:width="0.201cm" svg:height="0.2cm" svg:x="10.899cm" svg:y="25.778cm" svg:viewBox="0 0 202 201" svg:d="M202 100c0-55-45-100-101-100-55 0-101 45-101 100 0 56 46 101 101 101 56 0 101-45 101-101z">
          <text:p/>
        </draw:path>
        <draw:path draw:style-name="gr1" draw:text-style-name="P1" draw:layer="layout" svg:width="0.199cm" svg:height="0.2cm" svg:x="11.9cm" svg:y="25.778cm" svg:viewBox="0 0 200 201" svg:d="M200 100c0-55-44-100-101-100-55 0-99 45-99 100 0 56 44 101 99 101 57 0 101-45 101-101z">
          <text:p/>
        </draw:path>
        <draw:path draw:style-name="gr2" draw:text-style-name="P2" draw:layer="layout" svg:width="0.199cm" svg:height="0.2cm" svg:x="11.9cm" svg:y="25.778cm" svg:viewBox="0 0 200 201" svg:d="M200 100c0-55-44-100-101-100-55 0-99 45-99 100 0 56 44 101 99 101 57 0 101-45 101-101z">
          <text:p/>
        </draw:path>
        <draw:path draw:style-name="gr1" draw:text-style-name="P1" draw:layer="layout" svg:width="0.201cm" svg:height="0.2cm" svg:x="12.899cm" svg:y="25.778cm" svg:viewBox="0 0 202 201" svg:d="M202 100c0-55-45-100-100-100-56 0-102 45-102 100 0 56 46 101 102 101 55 0 100-45 100-101z">
          <text:p/>
        </draw:path>
        <draw:path draw:style-name="gr2" draw:text-style-name="P2" draw:layer="layout" svg:width="0.201cm" svg:height="0.2cm" svg:x="12.899cm" svg:y="25.778cm" svg:viewBox="0 0 202 201" svg:d="M202 100c0-55-45-100-100-100-56 0-102 45-102 100 0 56 46 101 102 101 55 0 100-45 100-101z">
          <text:p/>
        </draw:path>
        <draw:path draw:style-name="gr1" draw:text-style-name="P1" draw:layer="layout" svg:width="0.199cm" svg:height="0.2cm" svg:x="13.9cm" svg:y="25.778cm" svg:viewBox="0 0 200 201" svg:d="M200 100c0-55-44-100-101-100-55 0-99 45-99 100 0 56 44 101 99 101 57 0 101-45 101-101z">
          <text:p/>
        </draw:path>
        <draw:path draw:style-name="gr2" draw:text-style-name="P2" draw:layer="layout" svg:width="0.199cm" svg:height="0.2cm" svg:x="13.9cm" svg:y="25.778cm" svg:viewBox="0 0 200 201" svg:d="M200 100c0-55-44-100-101-100-55 0-99 45-99 100 0 56 44 101 99 101 57 0 101-45 101-101z">
          <text:p/>
        </draw:path>
        <draw:path draw:style-name="gr1" draw:text-style-name="P1" draw:layer="layout" svg:width="0.201cm" svg:height="0.2cm" svg:x="14.899cm" svg:y="25.778cm" svg:viewBox="0 0 202 201" svg:d="M202 100c0-55-45-100-100-100-56 0-102 45-102 100 0 56 46 101 102 101 55 0 100-45 100-101z">
          <text:p/>
        </draw:path>
        <draw:path draw:style-name="gr2" draw:text-style-name="P2" draw:layer="layout" svg:width="0.201cm" svg:height="0.2cm" svg:x="14.899cm" svg:y="25.778cm" svg:viewBox="0 0 202 201" svg:d="M202 100c0-55-45-100-100-100-56 0-102 45-102 100 0 56 46 101 102 101 55 0 100-45 100-101z">
          <text:p/>
        </draw:path>
        <draw:path draw:style-name="gr1" draw:text-style-name="P1" draw:layer="layout" svg:width="0.2cm" svg:height="0.2cm" svg:x="15.9cm" svg:y="25.778cm" svg:viewBox="0 0 201 201" svg:d="M201 100c0-55-45-100-102-100-55 0-99 45-99 100 0 56 44 101 99 101 57 0 102-45 102-101z">
          <text:p/>
        </draw:path>
        <draw:path draw:style-name="gr2" draw:text-style-name="P2" draw:layer="layout" svg:width="0.2cm" svg:height="0.2cm" svg:x="15.9cm" svg:y="25.778cm" svg:viewBox="0 0 201 201" svg:d="M201 100c0-55-45-100-102-100-55 0-99 45-99 100 0 56 44 101 99 101 57 0 102-45 102-101z">
          <text:p/>
        </draw:path>
        <draw:path draw:style-name="gr1" draw:text-style-name="P1" draw:layer="layout" svg:width="0.2cm" svg:height="0.2cm" svg:x="16.899cm" svg:y="25.778cm" svg:viewBox="0 0 201 201" svg:d="M201 100c0-55-44-100-100-100s-101 45-101 100c0 56 45 101 101 101s100-45 100-101z">
          <text:p/>
        </draw:path>
        <draw:path draw:style-name="gr2" draw:text-style-name="P2" draw:layer="layout" svg:width="0.2cm" svg:height="0.2cm" svg:x="16.899cm" svg:y="25.778cm" svg:viewBox="0 0 201 201" svg:d="M201 100c0-55-44-100-100-100s-101 45-101 100c0 56 45 101 101 101s100-45 100-101z">
          <text:p/>
        </draw:path>
        <draw:path draw:style-name="gr1" draw:text-style-name="P1" draw:layer="layout" svg:width="0.2cm" svg:height="0.2cm" svg:x="17.9cm" svg:y="25.778cm" svg:viewBox="0 0 201 201" svg:d="M201 100c0-55-45-100-102-100-55 0-99 45-99 100 0 56 44 101 99 101 57 0 102-45 102-101z">
          <text:p/>
        </draw:path>
        <draw:path draw:style-name="gr2" draw:text-style-name="P2" draw:layer="layout" svg:width="0.2cm" svg:height="0.2cm" svg:x="17.9cm" svg:y="25.778cm" svg:viewBox="0 0 201 201" svg:d="M201 100c0-55-45-100-102-100-55 0-99 45-99 100 0 56 44 101 99 101 57 0 102-45 102-101z">
          <text:p/>
        </draw:path>
        <draw:path draw:style-name="gr1" draw:text-style-name="P1" draw:layer="layout" svg:width="0.2cm" svg:height="0.2cm" svg:x="18.899cm" svg:y="25.778cm" svg:viewBox="0 0 201 201" svg:d="M201 100c0-55-44-100-100-100s-101 45-101 100c0 56 45 101 101 101s100-45 100-101z">
          <text:p/>
        </draw:path>
        <draw:path draw:style-name="gr2" draw:text-style-name="P2" draw:layer="layout" svg:width="0.2cm" svg:height="0.2cm" svg:x="18.899cm" svg:y="25.778cm" svg:viewBox="0 0 201 201" svg:d="M201 100c0-55-44-100-100-100s-101 45-101 100c0 56 45 101 101 101s100-45 100-101z">
          <text:p/>
        </draw:path>
        <draw:path draw:style-name="gr1" draw:text-style-name="P1" draw:layer="layout" svg:width="0.2cm" svg:height="0.2cm" svg:x="19.9cm" svg:y="25.778cm" svg:viewBox="0 0 201 201" svg:d="M201 100c0-55-45-100-102-100-55 0-99 45-99 100 0 56 44 101 99 101 57 0 102-45 102-101z">
          <text:p/>
        </draw:path>
        <draw:path draw:style-name="gr2" draw:text-style-name="P2" draw:layer="layout" svg:width="0.2cm" svg:height="0.2cm" svg:x="19.9cm" svg:y="25.778cm" svg:viewBox="0 0 201 201" svg:d="M201 100c0-55-45-100-102-100-55 0-99 45-99 100 0 56 44 101 99 101 57 0 102-45 102-101z">
          <text:p/>
        </draw:path>
        <draw:path draw:style-name="gr1" draw:text-style-name="P1" draw:layer="layout" svg:width="0.199cm" svg:height="0.2cm" svg:x="11.9cm" svg:y="24.778cm" svg:viewBox="0 0 200 201" svg:d="M200 100c0-55-44-100-101-100-55 0-99 45-99 100 0 56 44 101 99 101 57 0 101-45 101-101z">
          <text:p/>
        </draw:path>
        <draw:path draw:style-name="gr2" draw:text-style-name="P2" draw:layer="layout" svg:width="0.199cm" svg:height="0.2cm" svg:x="11.9cm" svg:y="24.778cm" svg:viewBox="0 0 200 201" svg:d="M200 100c0-55-44-100-101-100-55 0-99 45-99 100 0 56 44 101 99 101 57 0 101-45 101-101z">
          <text:p/>
        </draw:path>
        <draw:path draw:style-name="gr1" draw:text-style-name="P1" draw:layer="layout" svg:width="0.201cm" svg:height="0.2cm" svg:x="12.899cm" svg:y="24.778cm" svg:viewBox="0 0 202 201" svg:d="M202 100c0-55-45-100-100-100-56 0-102 45-102 100 0 56 46 101 102 101 55 0 100-45 100-101z">
          <text:p/>
        </draw:path>
        <draw:path draw:style-name="gr2" draw:text-style-name="P2" draw:layer="layout" svg:width="0.201cm" svg:height="0.2cm" svg:x="12.899cm" svg:y="24.778cm" svg:viewBox="0 0 202 201" svg:d="M202 100c0-55-45-100-100-100-56 0-102 45-102 100 0 56 46 101 102 101 55 0 100-45 100-101z">
          <text:p/>
        </draw:path>
        <draw:path draw:style-name="gr1" draw:text-style-name="P1" draw:layer="layout" svg:width="0.199cm" svg:height="0.2cm" svg:x="13.9cm" svg:y="24.778cm" svg:viewBox="0 0 200 201" svg:d="M200 100c0-55-44-100-101-100-55 0-99 45-99 100 0 56 44 101 99 101 57 0 101-45 101-101z">
          <text:p/>
        </draw:path>
        <draw:path draw:style-name="gr2" draw:text-style-name="P2" draw:layer="layout" svg:width="0.199cm" svg:height="0.2cm" svg:x="13.9cm" svg:y="24.778cm" svg:viewBox="0 0 200 201" svg:d="M200 100c0-55-44-100-101-100-55 0-99 45-99 100 0 56 44 101 99 101 57 0 101-45 101-101z">
          <text:p/>
        </draw:path>
        <draw:path draw:style-name="gr1" draw:text-style-name="P1" draw:layer="layout" svg:width="0.201cm" svg:height="0.2cm" svg:x="14.899cm" svg:y="24.778cm" svg:viewBox="0 0 202 201" svg:d="M202 100c0-55-45-100-100-100-56 0-102 45-102 100 0 56 46 101 102 101 55 0 100-45 100-101z">
          <text:p/>
        </draw:path>
        <draw:path draw:style-name="gr2" draw:text-style-name="P2" draw:layer="layout" svg:width="0.201cm" svg:height="0.2cm" svg:x="14.899cm" svg:y="24.778cm" svg:viewBox="0 0 202 201" svg:d="M202 100c0-55-45-100-100-100-56 0-102 45-102 100 0 56 46 101 102 101 55 0 100-45 100-101z">
          <text:p/>
        </draw:path>
        <draw:path draw:style-name="gr1" draw:text-style-name="P1" draw:layer="layout" svg:width="0.2cm" svg:height="0.2cm" svg:x="15.9cm" svg:y="24.778cm" svg:viewBox="0 0 201 201" svg:d="M201 100c0-55-45-100-102-100-55 0-99 45-99 100 0 56 44 101 99 101 57 0 102-45 102-101z">
          <text:p/>
        </draw:path>
        <draw:path draw:style-name="gr2" draw:text-style-name="P2" draw:layer="layout" svg:width="0.2cm" svg:height="0.2cm" svg:x="15.9cm" svg:y="24.778cm" svg:viewBox="0 0 201 201" svg:d="M201 100c0-55-45-100-102-100-55 0-99 45-99 100 0 56 44 101 99 101 57 0 102-45 102-101z">
          <text:p/>
        </draw:path>
        <draw:path draw:style-name="gr1" draw:text-style-name="P1" draw:layer="layout" svg:width="0.2cm" svg:height="0.2cm" svg:x="16.899cm" svg:y="24.778cm" svg:viewBox="0 0 201 201" svg:d="M201 100c0-55-44-100-100-100s-101 45-101 100c0 56 45 101 101 101s100-45 100-101z">
          <text:p/>
        </draw:path>
        <draw:path draw:style-name="gr2" draw:text-style-name="P2" draw:layer="layout" svg:width="0.2cm" svg:height="0.2cm" svg:x="16.899cm" svg:y="24.778cm" svg:viewBox="0 0 201 201" svg:d="M201 100c0-55-44-100-100-100s-101 45-101 100c0 56 45 101 101 101s100-45 100-101z">
          <text:p/>
        </draw:path>
        <draw:path draw:style-name="gr1" draw:text-style-name="P1" draw:layer="layout" svg:width="0.2cm" svg:height="0.2cm" svg:x="17.9cm" svg:y="24.778cm" svg:viewBox="0 0 201 201" svg:d="M201 100c0-55-45-100-102-100-55 0-99 45-99 100 0 56 44 101 99 101 57 0 102-45 102-101z">
          <text:p/>
        </draw:path>
        <draw:path draw:style-name="gr2" draw:text-style-name="P2" draw:layer="layout" svg:width="0.2cm" svg:height="0.2cm" svg:x="17.9cm" svg:y="24.778cm" svg:viewBox="0 0 201 201" svg:d="M201 100c0-55-45-100-102-100-55 0-99 45-99 100 0 56 44 101 99 101 57 0 102-45 102-101z">
          <text:p/>
        </draw:path>
        <draw:path draw:style-name="gr1" draw:text-style-name="P1" draw:layer="layout" svg:width="0.2cm" svg:height="0.2cm" svg:x="18.899cm" svg:y="24.778cm" svg:viewBox="0 0 201 201" svg:d="M201 100c0-55-44-100-100-100s-101 45-101 100c0 56 45 101 101 101s100-45 100-101z">
          <text:p/>
        </draw:path>
        <draw:path draw:style-name="gr2" draw:text-style-name="P2" draw:layer="layout" svg:width="0.2cm" svg:height="0.2cm" svg:x="18.899cm" svg:y="24.778cm" svg:viewBox="0 0 201 201" svg:d="M201 100c0-55-44-100-100-100s-101 45-101 100c0 56 45 101 101 101s100-45 100-101z">
          <text:p/>
        </draw:path>
        <draw:path draw:style-name="gr1" draw:text-style-name="P1" draw:layer="layout" svg:width="0.2cm" svg:height="0.2cm" svg:x="19.9cm" svg:y="24.778cm" svg:viewBox="0 0 201 201" svg:d="M201 100c0-55-45-100-102-100-55 0-99 45-99 100 0 56 44 101 99 101 57 0 102-45 102-101z">
          <text:p/>
        </draw:path>
        <draw:path draw:style-name="gr2" draw:text-style-name="P2" draw:layer="layout" svg:width="0.2cm" svg:height="0.2cm" svg:x="19.9cm" svg:y="24.778cm" svg:viewBox="0 0 201 201" svg:d="M201 100c0-55-45-100-102-100-55 0-99 45-99 100 0 56 44 101 99 101 57 0 102-45 102-101z">
          <text:p/>
        </draw:path>
        <draw:path draw:style-name="gr1" draw:text-style-name="P1" draw:layer="layout" svg:width="0.201cm" svg:height="0.2cm" svg:x="10.899cm" svg:y="23.778cm" svg:viewBox="0 0 202 201" svg:d="M202 101c0-55-45-101-101-101-55 0-101 46-101 101 0 56 46 100 101 100 56 0 101-44 101-100z">
          <text:p/>
        </draw:path>
        <draw:path draw:style-name="gr2" draw:text-style-name="P2" draw:layer="layout" svg:width="0.201cm" svg:height="0.2cm" svg:x="10.899cm" svg:y="23.778cm" svg:viewBox="0 0 202 201" svg:d="M202 101c0-55-45-101-101-101-55 0-101 46-101 101 0 56 46 100 101 100 56 0 101-44 101-100z">
          <text:p/>
        </draw:path>
        <draw:path draw:style-name="gr1" draw:text-style-name="P1" draw:layer="layout" svg:width="0.199cm" svg:height="0.2cm" svg:x="11.9cm" svg:y="23.778cm" svg:viewBox="0 0 200 201" svg:d="M200 101c0-55-44-101-101-101-55 0-99 46-99 101 0 56 44 100 99 100 57 0 101-44 101-100z">
          <text:p/>
        </draw:path>
        <draw:path draw:style-name="gr2" draw:text-style-name="P2" draw:layer="layout" svg:width="0.199cm" svg:height="0.2cm" svg:x="11.9cm" svg:y="23.778cm" svg:viewBox="0 0 200 201" svg:d="M200 101c0-55-44-101-101-101-55 0-99 46-99 101 0 56 44 100 99 100 57 0 101-44 101-100z">
          <text:p/>
        </draw:path>
        <draw:path draw:style-name="gr1" draw:text-style-name="P1" draw:layer="layout" svg:width="0.201cm" svg:height="0.2cm" svg:x="12.899cm" svg:y="23.778cm" svg:viewBox="0 0 202 201" svg:d="M202 101c0-55-45-101-100-101-56 0-102 46-102 101 0 56 46 100 102 100 55 0 100-44 100-100z">
          <text:p/>
        </draw:path>
        <draw:path draw:style-name="gr2" draw:text-style-name="P2" draw:layer="layout" svg:width="0.201cm" svg:height="0.2cm" svg:x="12.899cm" svg:y="23.778cm" svg:viewBox="0 0 202 201" svg:d="M202 101c0-55-45-101-100-101-56 0-102 46-102 101 0 56 46 100 102 100 55 0 100-44 100-100z">
          <text:p/>
        </draw:path>
        <draw:path draw:style-name="gr1" draw:text-style-name="P1" draw:layer="layout" svg:width="0.199cm" svg:height="0.2cm" svg:x="13.9cm" svg:y="23.778cm" svg:viewBox="0 0 200 201" svg:d="M200 101c0-55-44-101-101-101-55 0-99 46-99 101 0 56 44 100 99 100 57 0 101-44 101-100z">
          <text:p/>
        </draw:path>
        <draw:path draw:style-name="gr2" draw:text-style-name="P2" draw:layer="layout" svg:width="0.199cm" svg:height="0.2cm" svg:x="13.9cm" svg:y="23.778cm" svg:viewBox="0 0 200 201" svg:d="M200 101c0-55-44-101-101-101-55 0-99 46-99 101 0 56 44 100 99 100 57 0 101-44 101-100z">
          <text:p/>
        </draw:path>
        <draw:path draw:style-name="gr1" draw:text-style-name="P1" draw:layer="layout" svg:width="0.201cm" svg:height="0.2cm" svg:x="14.899cm" svg:y="23.778cm" svg:viewBox="0 0 202 201" svg:d="M202 101c0-55-45-101-100-101-56 0-102 46-102 101 0 56 46 100 102 100 55 0 100-44 100-100z">
          <text:p/>
        </draw:path>
        <draw:path draw:style-name="gr2" draw:text-style-name="P2" draw:layer="layout" svg:width="0.201cm" svg:height="0.2cm" svg:x="14.899cm" svg:y="23.778cm" svg:viewBox="0 0 202 201" svg:d="M202 101c0-55-45-101-100-101-56 0-102 46-102 101 0 56 46 100 102 100 55 0 100-44 100-100z">
          <text:p/>
        </draw:path>
        <draw:path draw:style-name="gr1" draw:text-style-name="P1" draw:layer="layout" svg:width="0.2cm" svg:height="0.2cm" svg:x="15.9cm" svg:y="23.778cm" svg:viewBox="0 0 201 201" svg:d="M201 101c0-55-45-101-102-101-55 0-99 46-99 101 0 56 44 100 99 100 57 0 102-44 102-100z">
          <text:p/>
        </draw:path>
        <draw:path draw:style-name="gr2" draw:text-style-name="P2" draw:layer="layout" svg:width="0.2cm" svg:height="0.2cm" svg:x="15.9cm" svg:y="23.778cm" svg:viewBox="0 0 201 201" svg:d="M201 101c0-55-45-101-102-101-55 0-99 46-99 101 0 56 44 100 99 100 57 0 102-44 102-100z">
          <text:p/>
        </draw:path>
        <draw:path draw:style-name="gr1" draw:text-style-name="P1" draw:layer="layout" svg:width="0.2cm" svg:height="0.2cm" svg:x="16.899cm" svg:y="23.778cm" svg:viewBox="0 0 201 201" svg:d="M201 101c0-55-44-101-100-101s-101 46-101 101c0 56 45 100 101 100s100-44 100-100z">
          <text:p/>
        </draw:path>
        <draw:path draw:style-name="gr2" draw:text-style-name="P2" draw:layer="layout" svg:width="0.2cm" svg:height="0.2cm" svg:x="16.899cm" svg:y="23.778cm" svg:viewBox="0 0 201 201" svg:d="M201 101c0-55-44-101-100-101s-101 46-101 101c0 56 45 100 101 100s100-44 100-100z">
          <text:p/>
        </draw:path>
        <draw:path draw:style-name="gr1" draw:text-style-name="P1" draw:layer="layout" svg:width="0.2cm" svg:height="0.2cm" svg:x="17.9cm" svg:y="23.778cm" svg:viewBox="0 0 201 201" svg:d="M201 101c0-55-45-101-102-101-55 0-99 46-99 101 0 56 44 100 99 100 57 0 102-44 102-100z">
          <text:p/>
        </draw:path>
        <draw:path draw:style-name="gr2" draw:text-style-name="P2" draw:layer="layout" svg:width="0.2cm" svg:height="0.2cm" svg:x="17.9cm" svg:y="23.778cm" svg:viewBox="0 0 201 201" svg:d="M201 101c0-55-45-101-102-101-55 0-99 46-99 101 0 56 44 100 99 100 57 0 102-44 102-100z">
          <text:p/>
        </draw:path>
        <draw:path draw:style-name="gr1" draw:text-style-name="P1" draw:layer="layout" svg:width="0.2cm" svg:height="0.2cm" svg:x="18.899cm" svg:y="23.778cm" svg:viewBox="0 0 201 201" svg:d="M201 101c0-55-44-101-100-101s-101 46-101 101c0 56 45 100 101 100s100-44 100-100z">
          <text:p/>
        </draw:path>
        <draw:path draw:style-name="gr2" draw:text-style-name="P2" draw:layer="layout" svg:width="0.2cm" svg:height="0.2cm" svg:x="18.899cm" svg:y="23.778cm" svg:viewBox="0 0 201 201" svg:d="M201 101c0-55-44-101-100-101s-101 46-101 101c0 56 45 100 101 100s100-44 100-100z">
          <text:p/>
        </draw:path>
        <draw:path draw:style-name="gr1" draw:text-style-name="P1" draw:layer="layout" svg:width="0.2cm" svg:height="0.2cm" svg:x="19.9cm" svg:y="23.778cm" svg:viewBox="0 0 201 201" svg:d="M201 101c0-55-45-101-102-101-55 0-99 46-99 101 0 56 44 100 99 100 57 0 102-44 102-100z">
          <text:p/>
        </draw:path>
        <draw:path draw:style-name="gr2" draw:text-style-name="P2" draw:layer="layout" svg:width="0.2cm" svg:height="0.2cm" svg:x="19.9cm" svg:y="23.778cm" svg:viewBox="0 0 201 201" svg:d="M201 101c0-55-45-101-102-101-55 0-99 46-99 101 0 56 44 100 99 100 57 0 102-44 102-100z">
          <text:p/>
        </draw:path>
        <draw:polygon draw:style-name="gr4" draw:text-style-name="P4" draw:layer="layout" svg:width="0.212cm" svg:height="2.329cm" svg:x="10.9cm" svg:y="23.75cm" svg:viewBox="0 0 213 2330" draw:points="0,0 213,0 213,2330 0,2330">
          <text:p/>
        </draw:polygon>
        <draw:polygon draw:style-name="gr4" draw:text-style-name="P4" draw:layer="layout" svg:width="0.211cm" svg:height="2.329cm" svg:x="11.906cm" svg:y="23.75cm" svg:viewBox="0 0 212 2330" draw:points="0,0 212,0 212,2330 0,2330">
          <text:p/>
        </draw:polygon>
        <draw:polygon draw:style-name="gr4" draw:text-style-name="P4" draw:layer="layout" svg:width="0.212cm" svg:height="2.328cm" svg:x="12.911cm" svg:y="23.724cm" svg:viewBox="0 0 213 2329" draw:points="0,0 213,0 213,2329 0,2329">
          <text:p/>
        </draw:polygon>
        <draw:polygon draw:style-name="gr4" draw:text-style-name="P4" draw:layer="layout" svg:width="0.212cm" svg:height="2.329cm" svg:x="13.899cm" svg:y="23.75cm" svg:viewBox="0 0 213 2330" draw:points="0,0 213,0 213,2330 0,2330">
          <text:p/>
        </draw:polygon>
        <draw:polygon draw:style-name="gr4" draw:text-style-name="P4" draw:layer="layout" svg:width="0.211cm" svg:height="2.329cm" svg:x="14.887cm" svg:y="23.75cm" svg:viewBox="0 0 212 2330" draw:points="0,0 212,0 212,2330 0,2330">
          <text:p/>
        </draw:polygon>
        <draw:polygon draw:style-name="gr4" draw:text-style-name="P4" draw:layer="layout" svg:width="0.211cm" svg:height="2.329cm" svg:x="15.91cm" svg:y="23.75cm" svg:viewBox="0 0 212 2330" draw:points="0,0 212,0 212,2330 0,2330">
          <text:p/>
        </draw:polygon>
        <draw:polygon draw:style-name="gr4" draw:text-style-name="P4" draw:layer="layout" svg:width="0.211cm" svg:height="2.329cm" svg:x="16.898cm" svg:y="23.75cm" svg:viewBox="0 0 212 2330" draw:points="0,0 212,0 212,2330 0,2330">
          <text:p/>
        </draw:polygon>
        <draw:polygon draw:style-name="gr4" draw:text-style-name="P4" draw:layer="layout" svg:width="0.212cm" svg:height="2.329cm" svg:x="17.885cm" svg:y="23.75cm" svg:viewBox="0 0 213 2330" draw:points="0,0 213,0 213,2330 0,2330">
          <text:p/>
        </draw:polygon>
        <draw:polygon draw:style-name="gr4" draw:text-style-name="P4" draw:layer="layout" svg:width="0.212cm" svg:height="2.329cm" svg:x="18.908cm" svg:y="23.75cm" svg:viewBox="0 0 213 2330" draw:points="0,0 213,0 213,2330 0,2330">
          <text:p/>
        </draw:polygon>
        <draw:polygon draw:style-name="gr4" draw:text-style-name="P4" draw:layer="layout" svg:width="0.212cm" svg:height="2.329cm" svg:x="19.896cm" svg:y="23.75cm" svg:viewBox="0 0 213 2330" draw:points="0,0 213,0 213,2330 0,2330">
          <text:p/>
        </draw:polygon>
        <draw:path draw:style-name="gr1" draw:text-style-name="P1" draw:layer="layout" svg:width="0.2cm" svg:height="0.2cm" svg:x="19.97cm" svg:y="25.835cm" svg:viewBox="0 0 201 201" svg:d="M201 101c0-56-45-101-100-101s-101 45-101 101 46 100 101 100 100-44 100-100z">
          <text:p/>
        </draw:path>
        <draw:path draw:style-name="gr2" draw:text-style-name="P2" draw:layer="layout" svg:width="0.2cm" svg:height="0.2cm" svg:x="19.97cm" svg:y="25.835cm" svg:viewBox="0 0 201 201" svg:d="M201 101c0-56-45-101-100-101s-101 45-101 101 46 100 101 100 100-44 100-100z">
          <text:p/>
        </draw:path>
        <draw:path draw:style-name="gr1" draw:text-style-name="P1" draw:layer="layout" svg:width="0.2cm" svg:height="0.2cm" svg:x="19.97cm" svg:y="24.835cm" svg:viewBox="0 0 201 201" svg:d="M201 100c0-55-45-100-100-100s-101 45-101 100c0 57 46 101 101 101s100-44 100-101z">
          <text:p/>
        </draw:path>
        <draw:path draw:style-name="gr2" draw:text-style-name="P2" draw:layer="layout" svg:width="0.2cm" svg:height="0.2cm" svg:x="19.97cm" svg:y="24.835cm" svg:viewBox="0 0 201 201" svg:d="M201 100c0-55-45-100-100-100s-101 45-101 100c0 57 46 101 101 101s100-44 100-101z">
          <text:p/>
        </draw:path>
        <draw:path draw:style-name="gr1" draw:text-style-name="P1" draw:layer="layout" svg:width="0.2cm" svg:height="0.2cm" svg:x="19.97cm" svg:y="23.835cm" svg:viewBox="0 0 201 201" svg:d="M201 101c0-56-45-101-100-101s-101 45-101 101 46 100 101 100 100-44 100-100z">
          <text:p/>
        </draw:path>
        <draw:path draw:style-name="gr2" draw:text-style-name="P2" draw:layer="layout" svg:width="0.2cm" svg:height="0.2cm" svg:x="19.97cm" svg:y="23.835cm" svg:viewBox="0 0 201 201" svg:d="M201 101c0-56-45-101-100-101s-101 45-101 101 46 100 101 100 100-44 100-100z">
          <text:p/>
        </draw:path>
        <draw:path draw:style-name="gr1" draw:text-style-name="P1" draw:layer="layout" svg:width="0.2cm" svg:height="0.2cm" svg:x="18.982cm" svg:y="25.835cm" svg:viewBox="0 0 201 201" svg:d="M201 101c0-56-44-101-100-101-55 0-101 45-101 101s46 100 101 100c56 0 100-44 100-100z">
          <text:p/>
        </draw:path>
        <draw:path draw:style-name="gr2" draw:text-style-name="P2" draw:layer="layout" svg:width="0.2cm" svg:height="0.2cm" svg:x="18.982cm" svg:y="25.835cm" svg:viewBox="0 0 201 201" svg:d="M201 101c0-56-44-101-100-101-55 0-101 45-101 101s46 100 101 100c56 0 100-44 100-100z">
          <text:p/>
        </draw:path>
        <draw:path draw:style-name="gr1" draw:text-style-name="P1" draw:layer="layout" svg:width="0.2cm" svg:height="0.2cm" svg:x="18.982cm" svg:y="24.835cm" svg:viewBox="0 0 201 201" svg:d="M201 100c0-55-44-100-100-100-55 0-101 45-101 100 0 57 46 101 101 101 56 0 100-44 100-101z">
          <text:p/>
        </draw:path>
        <draw:path draw:style-name="gr2" draw:text-style-name="P2" draw:layer="layout" svg:width="0.2cm" svg:height="0.2cm" svg:x="18.982cm" svg:y="24.835cm" svg:viewBox="0 0 201 201" svg:d="M201 100c0-55-44-100-100-100-55 0-101 45-101 100 0 57 46 101 101 101 56 0 100-44 100-101z">
          <text:p/>
        </draw:path>
        <draw:path draw:style-name="gr1" draw:text-style-name="P1" draw:layer="layout" svg:width="0.2cm" svg:height="0.2cm" svg:x="18.982cm" svg:y="23.835cm" svg:viewBox="0 0 201 201" svg:d="M201 101c0-56-44-101-100-101-55 0-101 45-101 101s46 100 101 100c56 0 100-44 100-100z">
          <text:p/>
        </draw:path>
        <draw:path draw:style-name="gr2" draw:text-style-name="P2" draw:layer="layout" svg:width="0.2cm" svg:height="0.2cm" svg:x="18.982cm" svg:y="23.835cm" svg:viewBox="0 0 201 201" svg:d="M201 101c0-56-44-101-100-101-55 0-101 45-101 101s46 100 101 100c56 0 100-44 100-100z">
          <text:p/>
        </draw:path>
        <draw:path draw:style-name="gr1" draw:text-style-name="P1" draw:layer="layout" svg:width="0.2cm" svg:height="0.2cm" svg:x="17.959cm" svg:y="25.835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7.959cm" svg:y="25.835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7.959cm" svg:y="24.835cm" svg:viewBox="0 0 201 201" svg:d="M201 100c0-55-45-100-100-100-56 0-101 45-101 100 0 57 45 101 101 101 55 0 100-44 100-101z">
          <text:p/>
        </draw:path>
        <draw:path draw:style-name="gr2" draw:text-style-name="P2" draw:layer="layout" svg:width="0.2cm" svg:height="0.2cm" svg:x="17.959cm" svg:y="24.835cm" svg:viewBox="0 0 201 201" svg:d="M201 100c0-55-45-100-100-100-56 0-101 45-101 100 0 57 45 101 101 101 55 0 100-44 100-101z">
          <text:p/>
        </draw:path>
        <draw:path draw:style-name="gr1" draw:text-style-name="P1" draw:layer="layout" svg:width="0.2cm" svg:height="0.2cm" svg:x="17.959cm" svg:y="23.835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7.959cm" svg:y="23.835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6.936cm" svg:y="25.835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6.936cm" svg:y="25.835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6.936cm" svg:y="24.835cm" svg:viewBox="0 0 201 201" svg:d="M201 100c0-55-45-100-100-100-56 0-101 45-101 100 0 57 45 101 101 101 55 0 100-44 100-101z">
          <text:p/>
        </draw:path>
        <draw:path draw:style-name="gr2" draw:text-style-name="P2" draw:layer="layout" svg:width="0.2cm" svg:height="0.2cm" svg:x="16.936cm" svg:y="24.835cm" svg:viewBox="0 0 201 201" svg:d="M201 100c0-55-45-100-100-100-56 0-101 45-101 100 0 57 45 101 101 101 55 0 100-44 100-101z">
          <text:p/>
        </draw:path>
        <draw:path draw:style-name="gr1" draw:text-style-name="P1" draw:layer="layout" svg:width="0.2cm" svg:height="0.2cm" svg:x="16.936cm" svg:y="23.835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6.936cm" svg:y="23.835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5.984cm" svg:y="25.835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5.984cm" svg:y="25.835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5.984cm" svg:y="24.835cm" svg:viewBox="0 0 201 201" svg:d="M201 100c0-55-45-100-100-100-56 0-101 45-101 100 0 57 45 101 101 101 55 0 100-44 100-101z">
          <text:p/>
        </draw:path>
        <draw:path draw:style-name="gr2" draw:text-style-name="P2" draw:layer="layout" svg:width="0.2cm" svg:height="0.2cm" svg:x="15.984cm" svg:y="24.835cm" svg:viewBox="0 0 201 201" svg:d="M201 100c0-55-45-100-100-100-56 0-101 45-101 100 0 57 45 101 101 101 55 0 100-44 100-101z">
          <text:p/>
        </draw:path>
        <draw:path draw:style-name="gr1" draw:text-style-name="P1" draw:layer="layout" svg:width="0.2cm" svg:height="0.2cm" svg:x="15.984cm" svg:y="23.835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5.984cm" svg:y="23.835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4.961cm" svg:y="25.835cm" svg:viewBox="0 0 201 201" svg:d="M201 101c0-56-45-101-100-101-57 0-101 45-101 101s44 100 101 100c55 0 100-44 100-100z">
          <text:p/>
        </draw:path>
        <draw:path draw:style-name="gr2" draw:text-style-name="P2" draw:layer="layout" svg:width="0.2cm" svg:height="0.2cm" svg:x="14.961cm" svg:y="25.835cm" svg:viewBox="0 0 201 201" svg:d="M201 101c0-56-45-101-100-101-57 0-101 45-101 101s44 100 101 100c55 0 100-44 100-100z">
          <text:p/>
        </draw:path>
        <draw:path draw:style-name="gr1" draw:text-style-name="P1" draw:layer="layout" svg:width="0.2cm" svg:height="0.2cm" svg:x="14.961cm" svg:y="24.835cm" svg:viewBox="0 0 201 201" svg:d="M201 100c0-55-45-100-100-100-57 0-101 45-101 100 0 57 44 101 101 101 55 0 100-44 100-101z">
          <text:p/>
        </draw:path>
        <draw:path draw:style-name="gr2" draw:text-style-name="P2" draw:layer="layout" svg:width="0.2cm" svg:height="0.2cm" svg:x="14.961cm" svg:y="24.835cm" svg:viewBox="0 0 201 201" svg:d="M201 100c0-55-45-100-100-100-57 0-101 45-101 100 0 57 44 101 101 101 55 0 100-44 100-101z">
          <text:p/>
        </draw:path>
        <draw:path draw:style-name="gr1" draw:text-style-name="P1" draw:layer="layout" svg:width="0.2cm" svg:height="0.2cm" svg:x="14.961cm" svg:y="23.835cm" svg:viewBox="0 0 201 201" svg:d="M201 101c0-56-45-101-100-101-57 0-101 45-101 101s44 100 101 100c55 0 100-44 100-100z">
          <text:p/>
        </draw:path>
        <draw:path draw:style-name="gr2" draw:text-style-name="P2" draw:layer="layout" svg:width="0.2cm" svg:height="0.2cm" svg:x="14.961cm" svg:y="23.835cm" svg:viewBox="0 0 201 201" svg:d="M201 101c0-56-45-101-100-101-57 0-101 45-101 101s44 100 101 100c55 0 100-44 100-100z">
          <text:p/>
        </draw:path>
        <draw:path draw:style-name="gr1" draw:text-style-name="P1" draw:layer="layout" svg:width="0.2cm" svg:height="0.2cm" svg:x="13.973cm" svg:y="25.835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3.973cm" svg:y="25.835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3.973cm" svg:y="24.835cm" svg:viewBox="0 0 201 201" svg:d="M201 100c0-55-45-100-100-100-56 0-101 45-101 100 0 57 45 101 101 101 55 0 100-44 100-101z">
          <text:p/>
        </draw:path>
        <draw:path draw:style-name="gr2" draw:text-style-name="P2" draw:layer="layout" svg:width="0.2cm" svg:height="0.2cm" svg:x="13.973cm" svg:y="24.835cm" svg:viewBox="0 0 201 201" svg:d="M201 100c0-55-45-100-100-100-56 0-101 45-101 100 0 57 45 101 101 101 55 0 100-44 100-101z">
          <text:p/>
        </draw:path>
        <draw:path draw:style-name="gr1" draw:text-style-name="P1" draw:layer="layout" svg:width="0.2cm" svg:height="0.2cm" svg:x="13.973cm" svg:y="23.835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3.973cm" svg:y="23.835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2.985cm" svg:y="25.835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2.985cm" svg:y="25.835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2.985cm" svg:y="24.835cm" svg:viewBox="0 0 201 201" svg:d="M201 100c0-55-45-100-100-100-56 0-101 45-101 100 0 57 45 101 101 101 55 0 100-44 100-101z">
          <text:p/>
        </draw:path>
        <draw:path draw:style-name="gr2" draw:text-style-name="P2" draw:layer="layout" svg:width="0.2cm" svg:height="0.2cm" svg:x="12.985cm" svg:y="24.835cm" svg:viewBox="0 0 201 201" svg:d="M201 100c0-55-45-100-100-100-56 0-101 45-101 100 0 57 45 101 101 101 55 0 100-44 100-101z">
          <text:p/>
        </draw:path>
        <draw:path draw:style-name="gr1" draw:text-style-name="P1" draw:layer="layout" svg:width="0.2cm" svg:height="0.2cm" svg:x="12.985cm" svg:y="23.835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2.985cm" svg:y="23.835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1.962cm" svg:y="25.835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1.962cm" svg:y="25.835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1.962cm" svg:y="24.835cm" svg:viewBox="0 0 201 201" svg:d="M201 100c0-55-45-100-100-100-56 0-101 45-101 100 0 57 45 101 101 101 55 0 100-44 100-101z">
          <text:p/>
        </draw:path>
        <draw:path draw:style-name="gr2" draw:text-style-name="P2" draw:layer="layout" svg:width="0.2cm" svg:height="0.2cm" svg:x="11.962cm" svg:y="24.835cm" svg:viewBox="0 0 201 201" svg:d="M201 100c0-55-45-100-100-100-56 0-101 45-101 100 0 57 45 101 101 101 55 0 100-44 100-101z">
          <text:p/>
        </draw:path>
        <draw:path draw:style-name="gr1" draw:text-style-name="P1" draw:layer="layout" svg:width="0.2cm" svg:height="0.2cm" svg:x="11.962cm" svg:y="23.835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1.962cm" svg:y="23.835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0.974cm" svg:y="25.835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0.974cm" svg:y="25.835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0.974cm" svg:y="24.835cm" svg:viewBox="0 0 201 201" svg:d="M201 100c0-55-45-100-100-100-56 0-101 45-101 100 0 57 45 101 101 101 55 0 100-44 100-101z">
          <text:p/>
        </draw:path>
        <draw:path draw:style-name="gr2" draw:text-style-name="P2" draw:layer="layout" svg:width="0.2cm" svg:height="0.2cm" svg:x="10.974cm" svg:y="24.835cm" svg:viewBox="0 0 201 201" svg:d="M201 100c0-55-45-100-100-100-56 0-101 45-101 100 0 57 45 101 101 101 55 0 100-44 100-101z">
          <text:p/>
        </draw:path>
        <draw:path draw:style-name="gr1" draw:text-style-name="P1" draw:layer="layout" svg:width="0.2cm" svg:height="0.2cm" svg:x="10.974cm" svg:y="23.835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0.974cm" svg:y="23.835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0.016cm" svg:y="21.896cm" svg:viewBox="0 0 201 201" svg:d="M201 101c0-56-45-101-100-101s-101 45-101 101 46 100 101 100 100-44 100-100z">
          <text:p/>
        </draw:path>
        <draw:path draw:style-name="gr2" draw:text-style-name="P2" draw:layer="layout" svg:width="0.2cm" svg:height="0.2cm" svg:x="10.016cm" svg:y="21.896cm" svg:viewBox="0 0 201 201" svg:d="M201 101c0-56-45-101-100-101s-101 45-101 101 46 100 101 100 100-44 100-100z">
          <text:p/>
        </draw:path>
        <draw:path draw:style-name="gr1" draw:text-style-name="P1" draw:layer="layout" svg:width="0.2cm" svg:height="0.2cm" svg:x="11.016cm" svg:y="21.896cm" svg:viewBox="0 0 201 201" svg:d="M201 101c0-56-45-101-100-101s-101 45-101 101 46 100 101 100 100-44 100-100z">
          <text:p/>
        </draw:path>
        <draw:path draw:style-name="gr2" draw:text-style-name="P2" draw:layer="layout" svg:width="0.2cm" svg:height="0.2cm" svg:x="11.016cm" svg:y="21.896cm" svg:viewBox="0 0 201 201" svg:d="M201 101c0-56-45-101-100-101s-101 45-101 101 46 100 101 100 100-44 100-100z">
          <text:p/>
        </draw:path>
        <draw:path draw:style-name="gr1" draw:text-style-name="P1" draw:layer="layout" svg:width="0.2cm" svg:height="0.2cm" svg:x="12.016cm" svg:y="21.896cm" svg:viewBox="0 0 201 201" svg:d="M201 101c0-56-45-101-100-101s-101 45-101 101 46 100 101 100 100-44 100-100z">
          <text:p/>
        </draw:path>
        <draw:path draw:style-name="gr2" draw:text-style-name="P2" draw:layer="layout" svg:width="0.2cm" svg:height="0.2cm" svg:x="12.016cm" svg:y="21.896cm" svg:viewBox="0 0 201 201" svg:d="M201 101c0-56-45-101-100-101s-101 45-101 101 46 100 101 100 100-44 100-100z">
          <text:p/>
        </draw:path>
        <draw:path draw:style-name="gr1" draw:text-style-name="P1" draw:layer="layout" svg:width="0.2cm" svg:height="0.2cm" svg:x="13.016cm" svg:y="21.896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3.016cm" svg:y="21.896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4.016cm" svg:y="21.896cm" svg:viewBox="0 0 201 201" svg:d="M201 101c0-56-45-101-100-101s-101 45-101 101 46 100 101 100 100-44 100-100z">
          <text:p/>
        </draw:path>
        <draw:path draw:style-name="gr2" draw:text-style-name="P2" draw:layer="layout" svg:width="0.2cm" svg:height="0.2cm" svg:x="14.016cm" svg:y="21.896cm" svg:viewBox="0 0 201 201" svg:d="M201 101c0-56-45-101-100-101s-101 45-101 101 46 100 101 100 100-44 100-100z">
          <text:p/>
        </draw:path>
        <draw:path draw:style-name="gr1" draw:text-style-name="P1" draw:layer="layout" svg:width="0.2cm" svg:height="0.2cm" svg:x="15.016cm" svg:y="21.896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5.016cm" svg:y="21.896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6.016cm" svg:y="21.896cm" svg:viewBox="0 0 201 201" svg:d="M201 101c0-56-45-101-100-101s-101 45-101 101 46 100 101 100 100-44 100-100z">
          <text:p/>
        </draw:path>
        <draw:path draw:style-name="gr2" draw:text-style-name="P2" draw:layer="layout" svg:width="0.2cm" svg:height="0.2cm" svg:x="16.016cm" svg:y="21.896cm" svg:viewBox="0 0 201 201" svg:d="M201 101c0-56-45-101-100-101s-101 45-101 101 46 100 101 100 100-44 100-100z">
          <text:p/>
        </draw:path>
        <draw:path draw:style-name="gr1" draw:text-style-name="P1" draw:layer="layout" svg:width="0.2cm" svg:height="0.2cm" svg:x="17.016cm" svg:y="21.896cm" svg:viewBox="0 0 201 201" svg:d="M201 101c0-56-45-101-100-101-56 0-101 45-101 101s45 100 101 100c55 0 100-44 100-100z">
          <text:p/>
        </draw:path>
        <draw:path draw:style-name="gr2" draw:text-style-name="P2" draw:layer="layout" svg:width="0.2cm" svg:height="0.2cm" svg:x="17.016cm" svg:y="21.896cm" svg:viewBox="0 0 201 201" svg:d="M201 101c0-56-45-101-100-101-56 0-101 45-101 101s45 100 101 100c55 0 100-44 100-100z">
          <text:p/>
        </draw:path>
        <draw:path draw:style-name="gr1" draw:text-style-name="P1" draw:layer="layout" svg:width="0.2cm" svg:height="0.2cm" svg:x="18.016cm" svg:y="21.896cm" svg:viewBox="0 0 201 201" svg:d="M201 101c0-56-46-101-101-101s-100 45-100 101 45 100 100 100 101-44 101-100z">
          <text:p/>
        </draw:path>
        <draw:path draw:style-name="gr2" draw:text-style-name="P2" draw:layer="layout" svg:width="0.2cm" svg:height="0.2cm" svg:x="18.016cm" svg:y="21.896cm" svg:viewBox="0 0 201 201" svg:d="M201 101c0-56-46-101-101-101s-100 45-100 101 45 100 100 100 101-44 101-100z">
          <text:p/>
        </draw:path>
        <draw:path draw:style-name="gr1" draw:text-style-name="P1" draw:layer="layout" svg:width="0.2cm" svg:height="0.2cm" svg:x="19.016cm" svg:y="21.896cm" svg:viewBox="0 0 201 201" svg:d="M201 101c0-56-46-101-101-101s-100 45-100 101 45 100 100 100 101-44 101-100z">
          <text:p/>
        </draw:path>
        <draw:path draw:style-name="gr2" draw:text-style-name="P2" draw:layer="layout" svg:width="0.2cm" svg:height="0.2cm" svg:x="19.016cm" svg:y="21.896cm" svg:viewBox="0 0 201 201" svg:d="M201 101c0-56-46-101-101-101s-100 45-100 101 45 100 100 100 101-44 101-100z">
          <text:p/>
        </draw:path>
        <draw:path draw:style-name="gr1" draw:text-style-name="P1" draw:layer="layout" svg:width="0.2cm" svg:height="0.2cm" svg:x="20.016cm" svg:y="21.896cm" svg:viewBox="0 0 201 201" svg:d="M201 101c0-56-46-101-101-101s-100 45-100 101 45 100 100 100 101-44 101-100z">
          <text:p/>
        </draw:path>
        <draw:path draw:style-name="gr2" draw:text-style-name="P2" draw:layer="layout" svg:width="0.2cm" svg:height="0.2cm" svg:x="20.016cm" svg:y="21.896cm" svg:viewBox="0 0 201 201" svg:d="M201 101c0-56-46-101-101-101s-100 45-100 101 45 100 100 100 101-44 101-100z">
          <text:p/>
        </draw:path>
        <draw:path draw:style-name="gr1" draw:text-style-name="P1" draw:layer="layout" svg:width="0.201cm" svg:height="0.2cm" svg:x="10.899cm" svg:y="22.898cm" svg:viewBox="0 0 202 201" svg:d="M202 101c0-56-45-101-101-101-55 0-101 45-101 101 0 55 46 100 101 100 56 0 101-45 101-100z">
          <text:p/>
        </draw:path>
        <draw:path draw:style-name="gr2" draw:text-style-name="P2" draw:layer="layout" svg:width="0.201cm" svg:height="0.2cm" svg:x="10.899cm" svg:y="22.898cm" svg:viewBox="0 0 202 201" svg:d="M202 101c0-56-45-101-101-101-55 0-101 45-101 101 0 55 46 100 101 100 56 0 101-45 101-100z">
          <text:p/>
        </draw:path>
        <draw:path draw:style-name="gr1" draw:text-style-name="P1" draw:layer="layout" svg:width="0.199cm" svg:height="0.2cm" svg:x="11.9cm" svg:y="22.898cm" svg:viewBox="0 0 200 201" svg:d="M200 101c0-56-44-101-101-101-55 0-99 45-99 101 0 55 44 100 99 100 57 0 101-45 101-100z">
          <text:p/>
        </draw:path>
        <draw:path draw:style-name="gr2" draw:text-style-name="P2" draw:layer="layout" svg:width="0.199cm" svg:height="0.2cm" svg:x="11.9cm" svg:y="22.898cm" svg:viewBox="0 0 200 201" svg:d="M200 101c0-56-44-101-101-101-55 0-99 45-99 101 0 55 44 100 99 100 57 0 101-45 101-100z">
          <text:p/>
        </draw:path>
        <draw:path draw:style-name="gr1" draw:text-style-name="P1" draw:layer="layout" svg:width="0.201cm" svg:height="0.2cm" svg:x="12.899cm" svg:y="22.898cm" svg:viewBox="0 0 202 201" svg:d="M202 101c0-56-45-101-100-101-56 0-102 45-102 101 0 55 46 100 102 100 55 0 100-45 100-100z">
          <text:p/>
        </draw:path>
        <draw:path draw:style-name="gr2" draw:text-style-name="P2" draw:layer="layout" svg:width="0.201cm" svg:height="0.2cm" svg:x="12.899cm" svg:y="22.898cm" svg:viewBox="0 0 202 201" svg:d="M202 101c0-56-45-101-100-101-56 0-102 45-102 101 0 55 46 100 102 100 55 0 100-45 100-100z">
          <text:p/>
        </draw:path>
        <draw:path draw:style-name="gr1" draw:text-style-name="P1" draw:layer="layout" svg:width="0.199cm" svg:height="0.2cm" svg:x="13.9cm" svg:y="22.898cm" svg:viewBox="0 0 200 201" svg:d="M200 101c0-56-44-101-101-101-55 0-99 45-99 101 0 55 44 100 99 100 57 0 101-45 101-100z">
          <text:p/>
        </draw:path>
        <draw:path draw:style-name="gr2" draw:text-style-name="P2" draw:layer="layout" svg:width="0.199cm" svg:height="0.2cm" svg:x="13.9cm" svg:y="22.898cm" svg:viewBox="0 0 200 201" svg:d="M200 101c0-56-44-101-101-101-55 0-99 45-99 101 0 55 44 100 99 100 57 0 101-45 101-100z">
          <text:p/>
        </draw:path>
        <draw:path draw:style-name="gr1" draw:text-style-name="P1" draw:layer="layout" svg:width="0.201cm" svg:height="0.2cm" svg:x="14.899cm" svg:y="22.898cm" svg:viewBox="0 0 202 201" svg:d="M202 101c0-56-45-101-100-101-56 0-102 45-102 101 0 55 46 100 102 100 55 0 100-45 100-100z">
          <text:p/>
        </draw:path>
        <draw:path draw:style-name="gr2" draw:text-style-name="P2" draw:layer="layout" svg:width="0.201cm" svg:height="0.2cm" svg:x="14.899cm" svg:y="22.898cm" svg:viewBox="0 0 202 201" svg:d="M202 101c0-56-45-101-100-101-56 0-102 45-102 101 0 55 46 100 102 100 55 0 100-45 100-100z">
          <text:p/>
        </draw:path>
        <draw:path draw:style-name="gr1" draw:text-style-name="P1" draw:layer="layout" svg:width="0.2cm" svg:height="0.2cm" svg:x="15.9cm" svg:y="22.898cm" svg:viewBox="0 0 201 201" svg:d="M201 101c0-56-45-101-102-101-55 0-99 45-99 101 0 55 44 100 99 100 57 0 102-45 102-100z">
          <text:p/>
        </draw:path>
        <draw:path draw:style-name="gr2" draw:text-style-name="P2" draw:layer="layout" svg:width="0.2cm" svg:height="0.2cm" svg:x="15.9cm" svg:y="22.898cm" svg:viewBox="0 0 201 201" svg:d="M201 101c0-56-45-101-102-101-55 0-99 45-99 101 0 55 44 100 99 100 57 0 102-45 102-100z">
          <text:p/>
        </draw:path>
        <draw:path draw:style-name="gr1" draw:text-style-name="P1" draw:layer="layout" svg:width="0.2cm" svg:height="0.2cm" svg:x="16.899cm" svg:y="22.898cm" svg:viewBox="0 0 201 201" svg:d="M201 101c0-56-44-101-100-101s-101 45-101 101c0 55 45 100 101 100s100-45 100-100z">
          <text:p/>
        </draw:path>
        <draw:path draw:style-name="gr2" draw:text-style-name="P2" draw:layer="layout" svg:width="0.2cm" svg:height="0.2cm" svg:x="16.899cm" svg:y="22.898cm" svg:viewBox="0 0 201 201" svg:d="M201 101c0-56-44-101-100-101s-101 45-101 101c0 55 45 100 101 100s100-45 100-100z">
          <text:p/>
        </draw:path>
        <draw:path draw:style-name="gr1" draw:text-style-name="P1" draw:layer="layout" svg:width="0.2cm" svg:height="0.2cm" svg:x="17.9cm" svg:y="22.898cm" svg:viewBox="0 0 201 201" svg:d="M201 101c0-56-45-101-102-101-55 0-99 45-99 101 0 55 44 100 99 100 57 0 102-45 102-100z">
          <text:p/>
        </draw:path>
        <draw:path draw:style-name="gr2" draw:text-style-name="P2" draw:layer="layout" svg:width="0.2cm" svg:height="0.2cm" svg:x="17.9cm" svg:y="22.898cm" svg:viewBox="0 0 201 201" svg:d="M201 101c0-56-45-101-102-101-55 0-99 45-99 101 0 55 44 100 99 100 57 0 102-45 102-100z">
          <text:p/>
        </draw:path>
        <draw:path draw:style-name="gr1" draw:text-style-name="P1" draw:layer="layout" svg:width="0.2cm" svg:height="0.2cm" svg:x="18.899cm" svg:y="22.898cm" svg:viewBox="0 0 201 201" svg:d="M201 101c0-56-44-101-100-101s-101 45-101 101c0 55 45 100 101 100s100-45 100-100z">
          <text:p/>
        </draw:path>
        <draw:path draw:style-name="gr2" draw:text-style-name="P2" draw:layer="layout" svg:width="0.2cm" svg:height="0.2cm" svg:x="18.899cm" svg:y="22.898cm" svg:viewBox="0 0 201 201" svg:d="M201 101c0-56-44-101-100-101s-101 45-101 101c0 55 45 100 101 100s100-45 100-100z">
          <text:p/>
        </draw:path>
        <draw:path draw:style-name="gr1" draw:text-style-name="P1" draw:layer="layout" svg:width="0.2cm" svg:height="0.2cm" svg:x="19.9cm" svg:y="22.898cm" svg:viewBox="0 0 201 201" svg:d="M201 101c0-56-45-101-102-101-55 0-99 45-99 101 0 55 44 100 99 100 57 0 102-45 102-100z">
          <text:p/>
        </draw:path>
        <draw:path draw:style-name="gr2" draw:text-style-name="P2" draw:layer="layout" svg:width="0.2cm" svg:height="0.2cm" svg:x="19.9cm" svg:y="22.898cm" svg:viewBox="0 0 201 201" svg:d="M201 101c0-56-45-101-102-101-55 0-99 45-99 101 0 55 44 100 99 100 57 0 102-45 102-100z">
          <text:p/>
        </draw:path>
        <draw:polygon draw:style-name="gr4" draw:text-style-name="P4" draw:layer="layout" svg:width="10.318cm" svg:height="0.212cm" svg:x="10.01cm" svg:y="22.886cm" svg:viewBox="0 0 10319 213" draw:points="0,0 10319,0 10319,213 0,213">
          <text:p/>
        </draw:polygon>
        <draw:path draw:style-name="gr1" draw:text-style-name="P1" draw:layer="layout" svg:width="0.2cm" svg:height="0.2cm" svg:x="10.016cm" svg:y="22.955cm" svg:viewBox="0 0 201 201" svg:d="M201 101c0-55-45-101-100-101s-101 46-101 101 46 100 101 100 100-45 100-100z">
          <text:p/>
        </draw:path>
        <draw:path draw:style-name="gr2" draw:text-style-name="P2" draw:layer="layout" svg:width="0.2cm" svg:height="0.2cm" svg:x="10.016cm" svg:y="22.955cm" svg:viewBox="0 0 201 201" svg:d="M201 101c0-55-45-101-100-101s-101 46-101 101 46 100 101 100 100-45 100-100z">
          <text:p/>
        </draw:path>
        <draw:path draw:style-name="gr1" draw:text-style-name="P1" draw:layer="layout" svg:width="0.2cm" svg:height="0.2cm" svg:x="11.016cm" svg:y="22.955cm" svg:viewBox="0 0 201 201" svg:d="M201 101c0-55-45-101-100-101s-101 46-101 101 46 100 101 100 100-45 100-100z">
          <text:p/>
        </draw:path>
        <draw:path draw:style-name="gr2" draw:text-style-name="P2" draw:layer="layout" svg:width="0.2cm" svg:height="0.2cm" svg:x="11.016cm" svg:y="22.955cm" svg:viewBox="0 0 201 201" svg:d="M201 101c0-55-45-101-100-101s-101 46-101 101 46 100 101 100 100-45 100-100z">
          <text:p/>
        </draw:path>
        <draw:path draw:style-name="gr1" draw:text-style-name="P1" draw:layer="layout" svg:width="0.2cm" svg:height="0.2cm" svg:x="12.016cm" svg:y="22.955cm" svg:viewBox="0 0 201 201" svg:d="M201 101c0-55-45-101-100-101s-101 46-101 101 46 100 101 100 100-45 100-100z">
          <text:p/>
        </draw:path>
        <draw:path draw:style-name="gr2" draw:text-style-name="P2" draw:layer="layout" svg:width="0.2cm" svg:height="0.2cm" svg:x="12.016cm" svg:y="22.955cm" svg:viewBox="0 0 201 201" svg:d="M201 101c0-55-45-101-100-101s-101 46-101 101 46 100 101 100 100-45 100-100z">
          <text:p/>
        </draw:path>
        <draw:path draw:style-name="gr1" draw:text-style-name="P1" draw:layer="layout" svg:width="0.2cm" svg:height="0.2cm" svg:x="13.016cm" svg:y="22.955cm" svg:viewBox="0 0 201 201" svg:d="M201 101c0-55-45-101-100-101-56 0-101 46-101 101s45 100 101 100c55 0 100-45 100-100z">
          <text:p/>
        </draw:path>
        <draw:path draw:style-name="gr2" draw:text-style-name="P2" draw:layer="layout" svg:width="0.2cm" svg:height="0.2cm" svg:x="13.016cm" svg:y="22.955cm" svg:viewBox="0 0 201 201" svg:d="M201 101c0-55-45-101-100-101-56 0-101 46-101 101s45 100 101 100c55 0 100-45 100-100z">
          <text:p/>
        </draw:path>
        <draw:path draw:style-name="gr1" draw:text-style-name="P1" draw:layer="layout" svg:width="0.2cm" svg:height="0.2cm" svg:x="14.016cm" svg:y="22.955cm" svg:viewBox="0 0 201 201" svg:d="M201 101c0-55-45-101-100-101s-101 46-101 101 46 100 101 100 100-45 100-100z">
          <text:p/>
        </draw:path>
        <draw:path draw:style-name="gr2" draw:text-style-name="P2" draw:layer="layout" svg:width="0.2cm" svg:height="0.2cm" svg:x="14.016cm" svg:y="22.955cm" svg:viewBox="0 0 201 201" svg:d="M201 101c0-55-45-101-100-101s-101 46-101 101 46 100 101 100 100-45 100-100z">
          <text:p/>
        </draw:path>
        <draw:path draw:style-name="gr1" draw:text-style-name="P1" draw:layer="layout" svg:width="0.2cm" svg:height="0.2cm" svg:x="15.016cm" svg:y="22.955cm" svg:viewBox="0 0 201 201" svg:d="M201 101c0-55-45-101-100-101-56 0-101 46-101 101s45 100 101 100c55 0 100-45 100-100z">
          <text:p/>
        </draw:path>
        <draw:path draw:style-name="gr2" draw:text-style-name="P2" draw:layer="layout" svg:width="0.2cm" svg:height="0.2cm" svg:x="15.016cm" svg:y="22.955cm" svg:viewBox="0 0 201 201" svg:d="M201 101c0-55-45-101-100-101-56 0-101 46-101 101s45 100 101 100c55 0 100-45 100-100z">
          <text:p/>
        </draw:path>
        <draw:path draw:style-name="gr1" draw:text-style-name="P1" draw:layer="layout" svg:width="0.2cm" svg:height="0.2cm" svg:x="16.016cm" svg:y="22.955cm" svg:viewBox="0 0 201 201" svg:d="M201 101c0-55-45-101-100-101s-101 46-101 101 46 100 101 100 100-45 100-100z">
          <text:p/>
        </draw:path>
        <draw:path draw:style-name="gr2" draw:text-style-name="P2" draw:layer="layout" svg:width="0.2cm" svg:height="0.2cm" svg:x="16.016cm" svg:y="22.955cm" svg:viewBox="0 0 201 201" svg:d="M201 101c0-55-45-101-100-101s-101 46-101 101 46 100 101 100 100-45 100-100z">
          <text:p/>
        </draw:path>
        <draw:path draw:style-name="gr1" draw:text-style-name="P1" draw:layer="layout" svg:width="0.2cm" svg:height="0.2cm" svg:x="17.016cm" svg:y="22.955cm" svg:viewBox="0 0 201 201" svg:d="M201 101c0-55-45-101-100-101-56 0-101 46-101 101s45 100 101 100c55 0 100-45 100-100z">
          <text:p/>
        </draw:path>
        <draw:path draw:style-name="gr2" draw:text-style-name="P2" draw:layer="layout" svg:width="0.2cm" svg:height="0.2cm" svg:x="17.016cm" svg:y="22.955cm" svg:viewBox="0 0 201 201" svg:d="M201 101c0-55-45-101-100-101-56 0-101 46-101 101s45 100 101 100c55 0 100-45 100-100z">
          <text:p/>
        </draw:path>
        <draw:path draw:style-name="gr1" draw:text-style-name="P1" draw:layer="layout" svg:width="0.2cm" svg:height="0.2cm" svg:x="18.016cm" svg:y="22.955cm" svg:viewBox="0 0 201 201" svg:d="M201 101c0-55-46-101-101-101s-100 46-100 101 45 100 100 100 101-45 101-100z">
          <text:p/>
        </draw:path>
        <draw:path draw:style-name="gr2" draw:text-style-name="P2" draw:layer="layout" svg:width="0.2cm" svg:height="0.2cm" svg:x="18.016cm" svg:y="22.955cm" svg:viewBox="0 0 201 201" svg:d="M201 101c0-55-46-101-101-101s-100 46-100 101 45 100 100 100 101-45 101-100z">
          <text:p/>
        </draw:path>
        <draw:path draw:style-name="gr1" draw:text-style-name="P1" draw:layer="layout" svg:width="0.2cm" svg:height="0.2cm" svg:x="19.016cm" svg:y="22.955cm" svg:viewBox="0 0 201 201" svg:d="M201 101c0-55-46-101-101-101s-100 46-100 101 45 100 100 100 101-45 101-100z">
          <text:p/>
        </draw:path>
        <draw:path draw:style-name="gr2" draw:text-style-name="P2" draw:layer="layout" svg:width="0.2cm" svg:height="0.2cm" svg:x="19.016cm" svg:y="22.955cm" svg:viewBox="0 0 201 201" svg:d="M201 101c0-55-46-101-101-101s-100 46-100 101 45 100 100 100 101-45 101-100z">
          <text:p/>
        </draw:path>
        <draw:path draw:style-name="gr1" draw:text-style-name="P1" draw:layer="layout" svg:width="0.2cm" svg:height="0.2cm" svg:x="20.016cm" svg:y="22.955cm" svg:viewBox="0 0 201 201" svg:d="M201 101c0-55-46-101-101-101s-100 46-100 101 45 100 100 100 101-45 101-100z">
          <text:p/>
        </draw:path>
        <draw:path draw:style-name="gr2" draw:text-style-name="P2" draw:layer="layout" svg:width="0.2cm" svg:height="0.2cm" svg:x="20.016cm" svg:y="22.955cm" svg:viewBox="0 0 201 201" svg:d="M201 101c0-55-46-101-101-101s-100 46-100 101 45 100 100 100 101-45 101-100z">
          <text:p/>
        </draw:path>
        <draw:path draw:style-name="gr1" draw:text-style-name="P1" draw:layer="layout" svg:width="0.199cm" svg:height="0.2cm" svg:x="9.9cm" svg:y="18.827cm" svg:viewBox="0 0 200 201" svg:d="M200 100c0-55-44-100-100-100s-100 45-100 100c0 56 44 101 100 101s100-45 100-101z">
          <text:p/>
        </draw:path>
        <draw:path draw:style-name="gr2" draw:text-style-name="P2" draw:layer="layout" svg:width="0.199cm" svg:height="0.2cm" svg:x="9.9cm" svg:y="18.827cm" svg:viewBox="0 0 200 201" svg:d="M200 100c0-55-44-100-100-100s-100 45-100 100c0 56 44 101 100 101s100-45 100-101z">
          <text:p/>
        </draw:path>
        <draw:polygon draw:style-name="gr5" draw:text-style-name="P5" draw:layer="layout" svg:width="0.158cm" svg:height="1.3cm" svg:x="1.411cm" svg:y="25.202cm" svg:viewBox="0 0 159 1301" draw:points="0,0 159,0 159,1301 0,1301">
          <text:p/>
        </draw:polygon>
        <draw:polygon draw:style-name="gr5" draw:text-style-name="P5" draw:layer="layout" svg:width="0.926cm" svg:height="0.132cm" svg:x="1.014cm" svg:y="26.326cm" svg:viewBox="0 0 927 133" draw:points="0,0 927,0 927,133 0,133">
          <text:p/>
        </draw:polygon>
        <draw:frame draw:style-name="gr6" draw:text-style-name="P7" draw:layer="layout" svg:width="0.391cm" svg:height="0.357cm" svg:x="18.327cm" svg:y="2.755cm">
          <draw:text-box>
            <text:p text:style-name="P6"><text:span text:style-name="T1">A5</text:span></text:p>
          </draw:text-box>
        </draw:frame>
        <draw:frame draw:style-name="gr6" draw:text-style-name="P7" draw:layer="layout" svg:width="0.391cm" svg:height="0.357cm" svg:x="18.327cm" svg:y="7.765cm">
          <draw:text-box>
            <text:p text:style-name="P6"><text:span text:style-name="T1">A0</text:span></text:p>
          </draw:text-box>
        </draw:frame>
        <draw:frame draw:style-name="gr6" draw:text-style-name="P7" draw:layer="layout" svg:width="0.391cm" svg:height="0.357cm" svg:x="18.327cm" svg:y="6.777cm">
          <draw:text-box>
            <text:p text:style-name="P6"><text:span text:style-name="T1">A1</text:span></text:p>
          </draw:text-box>
        </draw:frame>
        <draw:frame draw:style-name="gr6" draw:text-style-name="P7" draw:layer="layout" svg:width="0.391cm" svg:height="0.357cm" svg:x="18.327cm" svg:y="5.754cm">
          <draw:text-box>
            <text:p text:style-name="P6"><text:span text:style-name="T1">A2</text:span></text:p>
          </draw:text-box>
        </draw:frame>
        <draw:frame draw:style-name="gr6" draw:text-style-name="P7" draw:layer="layout" svg:width="0.391cm" svg:height="0.357cm" svg:x="18.327cm" svg:y="4.766cm">
          <draw:text-box>
            <text:p text:style-name="P6"><text:span text:style-name="T1">A3</text:span></text:p>
          </draw:text-box>
        </draw:frame>
        <draw:frame draw:style-name="gr6" draw:text-style-name="P7" draw:layer="layout" svg:width="0.391cm" svg:height="0.357cm" svg:x="18.327cm" svg:y="3.743cm">
          <draw:text-box>
            <text:p text:style-name="P6"><text:span text:style-name="T1">A4</text:span></text:p>
          </draw:text-box>
        </draw:frame>
        <draw:frame draw:style-name="gr6" draw:text-style-name="P7" draw:layer="layout" svg:width="0.317cm" svg:height="0.357cm" svg:x="2.381cm" svg:y="11.751cm">
          <draw:text-box>
            <text:p text:style-name="P6"><text:span text:style-name="T1">8</text:span></text:p>
          </draw:text-box>
        </draw:frame>
        <draw:frame draw:style-name="gr6" draw:text-style-name="P7" draw:layer="layout" svg:width="0.849cm" svg:height="0.357cm" svg:x="2.249cm" svg:y="18.763cm">
          <draw:text-box>
            <text:p text:style-name="P6"><text:span text:style-name="T1">AREF</text:span></text:p>
          </draw:text-box>
        </draw:frame>
        <draw:frame draw:style-name="gr6" draw:text-style-name="P7" draw:layer="layout" svg:width="0.705cm" svg:height="0.357cm" svg:x="2.205cm" svg:y="17.748cm">
          <draw:text-box>
            <text:p text:style-name="P6"><text:span text:style-name="T1">GRD</text:span></text:p>
          </draw:text-box>
        </draw:frame>
        <draw:frame draw:style-name="gr6" draw:text-style-name="P7" draw:layer="layout" svg:width="0.358cm" svg:height="0.357cm" svg:x="2.381cm" svg:y="16.761cm">
          <draw:text-box>
            <text:p text:style-name="P6"><text:span text:style-name="T1">13</text:span></text:p>
          </draw:text-box>
        </draw:frame>
        <draw:frame draw:style-name="gr6" draw:text-style-name="P7" draw:layer="layout" svg:width="0.358cm" svg:height="0.357cm" svg:x="2.381cm" svg:y="15.738cm">
          <draw:text-box>
            <text:p text:style-name="P6"><text:span text:style-name="T1">12</text:span></text:p>
          </draw:text-box>
        </draw:frame>
        <draw:frame draw:style-name="gr6" draw:text-style-name="P7" draw:layer="layout" svg:width="0.544cm" svg:height="0.357cm" svg:x="2.311cm" svg:y="14.75cm">
          <draw:text-box>
            <text:p text:style-name="P6"><text:span text:style-name="T1">~11</text:span></text:p>
          </draw:text-box>
        </draw:frame>
        <draw:frame draw:style-name="gr6" draw:text-style-name="P7" draw:layer="layout" svg:width="0.544cm" svg:height="0.357cm" svg:x="2.275cm" svg:y="13.727cm">
          <draw:text-box>
            <text:p text:style-name="P6"><text:span text:style-name="T1">~10</text:span></text:p>
          </draw:text-box>
        </draw:frame>
        <draw:frame draw:style-name="gr6" draw:text-style-name="P7" draw:layer="layout" svg:width="0.366cm" svg:height="0.357cm" svg:x="2.381cm" svg:y="12.774cm">
          <draw:text-box>
            <text:p text:style-name="P6"><text:span text:style-name="T1">~9</text:span></text:p>
          </draw:text-box>
        </draw:frame>
        <draw:frame draw:style-name="gr6" draw:text-style-name="P7" draw:layer="layout" svg:width="0.654cm" svg:height="0.357cm" svg:x="2.249cm" svg:y="19.75cm">
          <draw:text-box>
            <text:p text:style-name="P6"><text:span text:style-name="T1">SDA</text:span></text:p>
          </draw:text-box>
        </draw:frame>
        <draw:frame draw:style-name="gr6" draw:text-style-name="P7" draw:layer="layout" svg:width="0.705cm" svg:height="0.357cm" svg:x="18.009cm" svg:y="11.751cm">
          <draw:text-box>
            <text:p text:style-name="P6"><text:span text:style-name="T1">GRD</text:span></text:p>
          </draw:text-box>
        </draw:frame>
        <draw:frame draw:style-name="gr6" draw:text-style-name="P7" draw:layer="layout" svg:width="0.832cm" svg:height="0.357cm" svg:x="17.903cm" svg:y="16.761cm">
          <draw:text-box>
            <text:p text:style-name="P6"><text:span text:style-name="T1">IORef</text:span></text:p>
          </draw:text-box>
        </draw:frame>
        <draw:frame draw:style-name="gr6" draw:text-style-name="P7" draw:layer="layout" svg:width="0.832cm" svg:height="0.357cm" svg:x="17.903cm" svg:y="15.738cm">
          <draw:text-box>
            <text:p text:style-name="P6"><text:span text:style-name="T1">IORef</text:span></text:p>
          </draw:text-box>
        </draw:frame>
        <draw:frame draw:style-name="gr6" draw:text-style-name="P7" draw:layer="layout" svg:width="0.637cm" svg:height="0.357cm" svg:x="18.009cm" svg:y="14.75cm">
          <draw:text-box>
            <text:p text:style-name="P6"><text:span text:style-name="T1">RST</text:span></text:p>
          </draw:text-box>
        </draw:frame>
        <draw:frame draw:style-name="gr6" draw:text-style-name="P7" draw:layer="layout" svg:width="0.658cm" svg:height="0.357cm" svg:x="17.974cm" svg:y="13.727cm">
          <draw:text-box>
            <text:p text:style-name="P6"><text:span text:style-name="T1">3.3V</text:span></text:p>
          </draw:text-box>
        </draw:frame>
        <draw:frame draw:style-name="gr6" draw:text-style-name="P7" draw:layer="layout" svg:width="0.391cm" svg:height="0.357cm" svg:x="18.256cm" svg:y="12.774cm">
          <draw:text-box>
            <text:p text:style-name="P6"><text:span text:style-name="T1">5V</text:span></text:p>
          </draw:text-box>
        </draw:frame>
        <draw:frame draw:style-name="gr6" draw:text-style-name="P7" draw:layer="layout" svg:width="0.705cm" svg:height="0.357cm" svg:x="18.045cm" svg:y="10.799cm">
          <draw:text-box>
            <text:p text:style-name="P6"><text:span text:style-name="T1">GRD</text:span></text:p>
          </draw:text-box>
        </draw:frame>
        <draw:frame draw:style-name="gr6" draw:text-style-name="P7" draw:layer="layout" svg:width="0.463cm" svg:height="0.357cm" svg:x="18.221cm" svg:y="9.776cm">
          <draw:text-box>
            <text:p text:style-name="P6"><text:span text:style-name="T1">Vin</text:span></text:p>
          </draw:text-box>
        </draw:frame>
        <draw:frame draw:style-name="gr6" draw:text-style-name="P7" draw:layer="layout" svg:width="0.317cm" svg:height="0.357cm" svg:x="2.311cm" svg:y="4.766cm">
          <draw:text-box>
            <text:p text:style-name="P6"><text:span text:style-name="T1">2</text:span></text:p>
          </draw:text-box>
        </draw:frame>
        <draw:frame draw:style-name="gr6" draw:text-style-name="P7" draw:layer="layout" svg:width="0.317cm" svg:height="0.357cm" svg:x="2.346cm" svg:y="9.776cm">
          <draw:text-box>
            <text:p text:style-name="P6"><text:span text:style-name="T1">7</text:span></text:p>
          </draw:text-box>
        </draw:frame>
        <draw:frame draw:style-name="gr6" draw:text-style-name="P7" draw:layer="layout" svg:width="0.366cm" svg:height="0.357cm" svg:x="2.205cm" svg:y="8.753cm">
          <draw:text-box>
            <text:p text:style-name="P6"><text:span text:style-name="T1">~6</text:span></text:p>
          </draw:text-box>
        </draw:frame>
        <draw:frame draw:style-name="gr6" draw:text-style-name="P7" draw:layer="layout" svg:width="0.366cm" svg:height="0.357cm" svg:x="2.311cm" svg:y="7.765cm">
          <draw:text-box>
            <text:p text:style-name="P6"><text:span text:style-name="T1">~5</text:span></text:p>
          </draw:text-box>
        </draw:frame>
        <draw:frame draw:style-name="gr6" draw:text-style-name="P7" draw:layer="layout" svg:width="0.317cm" svg:height="0.357cm" svg:x="2.346cm" svg:y="6.742cm">
          <draw:text-box>
            <text:p text:style-name="P6"><text:span text:style-name="T1">4</text:span></text:p>
          </draw:text-box>
        </draw:frame>
        <draw:frame draw:style-name="gr7" draw:text-style-name="P7" draw:layer="layout" svg:width="0.349cm" svg:height="0.357cm" svg:x="2.276cm" svg:y="5.789cm">
          <draw:text-box>
            <text:p text:style-name="P6"><text:span text:style-name="T2">~3</text:span></text:p>
          </draw:text-box>
        </draw:frame>
        <draw:frame draw:style-name="gr6" draw:text-style-name="P7" draw:layer="layout" svg:width="0.675cm" svg:height="0.357cm" svg:x="2.275cm" svg:y="3.814cm">
          <draw:text-box>
            <text:p text:style-name="P6"><text:span text:style-name="T1">TX 1</text:span></text:p>
          </draw:text-box>
        </draw:frame>
        <draw:frame draw:style-name="gr6" draw:text-style-name="P7" draw:layer="layout" svg:width="0.709cm" svg:height="0.357cm" svg:x="2.275cm" svg:y="2.791cm">
          <draw:text-box>
            <text:p text:style-name="P6"><text:span text:style-name="T1">RX 0</text:span></text:p>
          </draw:text-box>
        </draw:frame>
        <draw:frame draw:style-name="gr6" draw:text-style-name="P7" draw:layer="layout" svg:width="0.62cm" svg:height="0.357cm" svg:x="1.72cm" svg:y="21.162cm">
          <draw:text-box>
            <text:p text:style-name="P6"><text:span text:style-name="T1">SCL</text:span></text:p>
          </draw:text-box>
        </draw:frame>
        <draw:frame draw:style-name="gr6" draw:text-style-name="P7" draw:layer="layout" svg:width="0.317cm" svg:height="0.357cm" svg:x="3.263cm" svg:y="20.465cm">
          <draw:text-box>
            <text:p text:style-name="P6"><text:span text:style-name="T1">8</text:span></text:p>
          </draw:text-box>
        </draw:frame>
        <draw:frame draw:style-name="gr6" draw:text-style-name="P7" draw:layer="layout" svg:width="0.358cm" svg:height="0.357cm" svg:x="3.263cm" svg:y="26.286cm">
          <draw:text-box>
            <text:p text:style-name="P6"><text:span text:style-name="T1">14</text:span></text:p>
          </draw:text-box>
        </draw:frame>
        <draw:frame draw:style-name="gr6" draw:text-style-name="P7" draw:layer="layout" svg:width="0.317cm" svg:height="0.357cm" svg:x="8.872cm" svg:y="26.286cm">
          <draw:text-box>
            <text:p text:style-name="P6"><text:span text:style-name="T1">1</text:span></text:p>
          </draw:text-box>
        </draw:frame>
        <draw:frame draw:style-name="gr6" draw:text-style-name="P7" draw:layer="layout" svg:width="0.317cm" svg:height="0.357cm" svg:x="8.872cm" svg:y="20.465cm">
          <draw:text-box>
            <text:p text:style-name="P6"><text:span text:style-name="T1">7</text:span></text:p>
          </draw:text-box>
        </draw:frame>
        <draw:frame draw:style-name="gr6" draw:text-style-name="P7" draw:layer="layout" svg:width="0.705cm" svg:height="0.357cm" draw:transform="rotate (1.5707963267949) translate (20.397cm 22.381cm)">
          <draw:text-box>
            <text:p text:style-name="P6"><text:span text:style-name="T1">GRD</text:span></text:p>
          </draw:text-box>
        </draw:frame>
        <draw:frame draw:style-name="gr6" draw:text-style-name="P7" draw:layer="layout" svg:width="0.391cm" svg:height="0.357cm" draw:transform="rotate (1.5707963267949) translate (20.397cm 23.263cm)">
          <draw:text-box>
            <text:p text:style-name="P6"><text:span text:style-name="T1">5V</text:span></text:p>
          </draw:text-box>
        </draw:frame>
        <draw:frame draw:style-name="gr6" draw:text-style-name="P7" draw:layer="layout" svg:width="0.743cm" svg:height="0.357cm" draw:transform="rotate (1.5707963267949) translate (8.402cm 2.45cm)">
          <draw:text-box>
            <text:p text:style-name="P6"><text:span text:style-name="T1">ICSP</text:span></text:p>
          </draw:text-box>
        </draw:frame>
        <draw:frame draw:style-name="gr6" draw:text-style-name="P7" draw:layer="layout" svg:width="0.705cm" svg:height="0.357cm" draw:transform="rotate (1.5707963267949) translate (1.841cm 26.086cm)">
          <draw:text-box>
            <text:p text:style-name="P6"><text:span text:style-name="T1">GRD</text:span></text:p>
          </draw:text-box>
        </draw:frame>
        <draw:frame draw:style-name="gr6" draw:text-style-name="P7" draw:layer="layout" svg:width="1.06cm" svg:height="0.357cm" draw:transform="rotate (1.5707963267949) translate (0.782cm 26.191cm)">
          <draw:text-box>
            <text:p text:style-name="P6"><text:span text:style-name="T1">RE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03T17:28:29.560182619</dc:date>
    <meta:editing-duration>PT39S</meta:editing-duration>
    <meta:editing-cycles>1</meta:editing-cycles>
    <meta:document-statistic meta:object-count="1066"/>
    <meta:generator>LibreOffice/6.0.7.3$Linux_X86_64 LibreOffice_project/00m0$Build-3</meta:generator>
  </office:meta>
</office:document-meta>
</file>